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1RXS J125847.1+242740</text:p>
          </table:table-cell>
          <table:table-cell table:style-name="ce1" office:value-type="float" office:value="194.69625">
            <text:p>194.69625</text:p>
          </table:table-cell>
          <table:table-cell table:style-name="ce1" office:value-type="float" office:value="24.46139">
            <text:p>24.46139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7.8">
            <text:p>17.8</text:p>
          </table:table-cell>
          <table:table-cell table:style-name="ce1" office:value-type="float" office:value="0.105">
            <text:p>0.105</text:p>
          </table:table-cell>
          <table:table-cell table:style-name="ce1" table:formula="of:=ROUND([.J1])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SDSS J125846.50+242746.5</text:p>
          </table:table-cell>
          <table:table-cell table:style-name="ce1" office:value-type="float" office:value="194.69376">
            <text:p>194.69376</text:p>
          </table:table-cell>
          <table:table-cell table:style-name="ce1" office:value-type="float" office:value="24.46293">
            <text:p>24.46293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21.5g</text:p>
          </table:table-cell>
          <table:table-cell table:style-name="ce1" office:value-type="float" office:value="0.128">
            <text:p>0.128</text:p>
          </table:table-cell>
          <table:table-cell table:style-name="ce1" table:formula="of:=ROUND([.J2])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0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DSS J125845.45+242718.9</text:p>
          </table:table-cell>
          <table:table-cell office:value-type="float" office:value="194.68941">
            <text:p>194.68941</text:p>
          </table:table-cell>
          <table:table-cell office:value-type="float" office:value="24.45527">
            <text:p>24.45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0.434">
            <text:p>0.434</text:p>
          </table:table-cell>
          <table:table-cell table:formula="of:=ROUND([.J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SDSS J125845.71+242840.8</text:p>
          </table:table-cell>
          <table:table-cell table:style-name="ce1" office:value-type="float" office:value="194.69048">
            <text:p>194.69048</text:p>
          </table:table-cell>
          <table:table-cell table:style-name="ce1" office:value-type="float" office:value="24.47802">
            <text:p>24.4780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8g</text:p>
          </table:table-cell>
          <table:table-cell table:style-name="ce1" office:value-type="float" office:value="1.05">
            <text:p>1.05</text:p>
          </table:table-cell>
          <table:table-cell table:style-name="ce1" table:formula="of:=ROUND([.J4])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DSS J125847.27+242620.4</text:p>
          </table:table-cell>
          <table:table-cell office:value-type="float" office:value="194.69698">
            <text:p>194.69698</text:p>
          </table:table-cell>
          <table:table-cell office:value-type="float" office:value="24.43902">
            <text:p>24.439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1.319">
            <text:p>1.319</text:p>
          </table:table-cell>
          <table:table-cell table:formula="of:=ROUND([.J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DSS J125849.77+242714.3</text:p>
          </table:table-cell>
          <table:table-cell office:value-type="float" office:value="194.70741">
            <text:p>194.70741</text:p>
          </table:table-cell>
          <table:table-cell office:value-type="float" office:value="24.45398">
            <text:p>24.453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0.822">
            <text:p>0.822</text:p>
          </table:table-cell>
          <table:table-cell table:formula="of:=ROUND([.J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DSS J125843.62+242707.1</text:p>
          </table:table-cell>
          <table:table-cell office:value-type="float" office:value="194.68177">
            <text:p>194.68177</text:p>
          </table:table-cell>
          <table:table-cell office:value-type="float" office:value="24.45198">
            <text:p>24.451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0.873">
            <text:p>0.873</text:p>
          </table:table-cell>
          <table:table-cell table:formula="of:=ROUND([.J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DSS J125850.52+242843.1</text:p>
          </table:table-cell>
          <table:table-cell office:value-type="float" office:value="194.7105">
            <text:p>194.7105</text:p>
          </table:table-cell>
          <table:table-cell office:value-type="float" office:value="24.47865">
            <text:p>24.47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1.381">
            <text:p>1.381</text:p>
          </table:table-cell>
          <table:table-cell table:formula="of:=ROUND([.J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DSS J125848.54+242900.7</text:p>
          </table:table-cell>
          <table:table-cell office:value-type="float" office:value="194.70229">
            <text:p>194.70229</text:p>
          </table:table-cell>
          <table:table-cell office:value-type="float" office:value="24.48355">
            <text:p>24.483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1.426">
            <text:p>1.426</text:p>
          </table:table-cell>
          <table:table-cell table:formula="of:=ROUND([.J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DSS J125846.12+242704.6</text:p>
          </table:table-cell>
          <table:table-cell office:value-type="float" office:value="194.69217">
            <text:p>194.69217</text:p>
          </table:table-cell>
          <table:table-cell office:value-type="float" office:value="24.4513">
            <text:p>24.45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0.588">
            <text:p>0.588</text:p>
          </table:table-cell>
          <table:table-cell table:formula="of:=ROUND([.J1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DSS J125848.30+242846.6</text:p>
          </table:table-cell>
          <table:table-cell office:value-type="float" office:value="194.70126">
            <text:p>194.70126</text:p>
          </table:table-cell>
          <table:table-cell office:value-type="float" office:value="24.47963">
            <text:p>24.479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1.185">
            <text:p>1.185</text:p>
          </table:table-cell>
          <table:table-cell table:formula="of:=ROUND([.J1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DSS J125852.11+242801.7</text:p>
          </table:table-cell>
          <table:table-cell office:value-type="float" office:value="194.71714">
            <text:p>194.71714</text:p>
          </table:table-cell>
          <table:table-cell office:value-type="float" office:value="24.46714">
            <text:p>24.467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1.296">
            <text:p>1.296</text:p>
          </table:table-cell>
          <table:table-cell table:formula="of:=ROUND([.J1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DSS J125845.25+242830.8</text:p>
          </table:table-cell>
          <table:table-cell office:value-type="float" office:value="194.68856">
            <text:p>194.68856</text:p>
          </table:table-cell>
          <table:table-cell office:value-type="float" office:value="24.47523">
            <text:p>24.47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0.918">
            <text:p>0.918</text:p>
          </table:table-cell>
          <table:table-cell table:formula="of:=ROUND([.J1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DSS J125845.98+242639.6</text:p>
          </table:table-cell>
          <table:table-cell office:value-type="float" office:value="194.69162">
            <text:p>194.69162</text:p>
          </table:table-cell>
          <table:table-cell office:value-type="float" office:value="24.44434">
            <text:p>24.44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004">
            <text:p>1.004</text:p>
          </table:table-cell>
          <table:table-cell table:formula="of:=ROUND([.J1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DSS J125848.27+242625.4</text:p>
          </table:table-cell>
          <table:table-cell office:value-type="float" office:value="194.70114">
            <text:p>194.70114</text:p>
          </table:table-cell>
          <table:table-cell office:value-type="float" office:value="24.44039">
            <text:p>24.440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283">
            <text:p>1.283</text:p>
          </table:table-cell>
          <table:table-cell table:formula="of:=ROUND([.J1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DSS J125844.96+242656.2</text:p>
          </table:table-cell>
          <table:table-cell office:value-type="float" office:value="194.68737">
            <text:p>194.68737</text:p>
          </table:table-cell>
          <table:table-cell office:value-type="float" office:value="24.44896">
            <text:p>24.44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0.812">
            <text:p>0.812</text:p>
          </table:table-cell>
          <table:table-cell table:formula="of:=ROUND([.J1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DSS J125851.08+242744.1</text:p>
          </table:table-cell>
          <table:table-cell office:value-type="float" office:value="194.71284">
            <text:p>194.71284</text:p>
          </table:table-cell>
          <table:table-cell office:value-type="float" office:value="24.46226">
            <text:p>24.462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01">
            <text:p>1.01</text:p>
          </table:table-cell>
          <table:table-cell table:formula="of:=ROUND([.J1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DSS J125843.97+242752.3</text:p>
          </table:table-cell>
          <table:table-cell office:value-type="float" office:value="194.68324">
            <text:p>194.68324</text:p>
          </table:table-cell>
          <table:table-cell office:value-type="float" office:value="24.46455">
            <text:p>24.464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0.649">
            <text:p>0.649</text:p>
          </table:table-cell>
          <table:table-cell table:formula="of:=ROUND([.J1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DSS J125848.36+242715.9</text:p>
          </table:table-cell>
          <table:table-cell office:value-type="float" office:value="194.70152">
            <text:p>194.70152</text:p>
          </table:table-cell>
          <table:table-cell office:value-type="float" office:value="24.45442">
            <text:p>24.454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0.548">
            <text:p>0.548</text:p>
          </table:table-cell>
          <table:table-cell table:formula="of:=ROUND([.J1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DSS J125841.61+242746.1</text:p>
          </table:table-cell>
          <table:table-cell office:value-type="float" office:value="194.67339">
            <text:p>194.67339</text:p>
          </table:table-cell>
          <table:table-cell office:value-type="float" office:value="24.46281">
            <text:p>24.462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154">
            <text:p>1.154</text:p>
          </table:table-cell>
          <table:table-cell table:formula="of:=ROUND([.J2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DSS J125841.50+242834.0</text:p>
          </table:table-cell>
          <table:table-cell office:value-type="float" office:value="194.67293">
            <text:p>194.67293</text:p>
          </table:table-cell>
          <table:table-cell office:value-type="float" office:value="24.47613">
            <text:p>24.47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488">
            <text:p>1.488</text:p>
          </table:table-cell>
          <table:table-cell table:formula="of:=ROUND([.J2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DSS J125850.21+242735.2</text:p>
          </table:table-cell>
          <table:table-cell office:value-type="float" office:value="194.70923">
            <text:p>194.70923</text:p>
          </table:table-cell>
          <table:table-cell office:value-type="float" office:value="24.45979">
            <text:p>24.45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0.811">
            <text:p>0.811</text:p>
          </table:table-cell>
          <table:table-cell table:formula="of:=ROUND([.J2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DSS J125848.24+242805.2</text:p>
          </table:table-cell>
          <table:table-cell office:value-type="float" office:value="194.70103">
            <text:p>194.70103</text:p>
          </table:table-cell>
          <table:table-cell office:value-type="float" office:value="24.46812">
            <text:p>24.46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0.565">
            <text:p>0.565</text:p>
          </table:table-cell>
          <table:table-cell table:formula="of:=ROUND([.J2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DSS J125843.99+242806.3</text:p>
          </table:table-cell>
          <table:table-cell office:value-type="float" office:value="194.6833">
            <text:p>194.6833</text:p>
          </table:table-cell>
          <table:table-cell office:value-type="float" office:value="24.46843">
            <text:p>24.46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0.758">
            <text:p>0.758</text:p>
          </table:table-cell>
          <table:table-cell table:formula="of:=ROUND([.J2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DSS J125843.23+242737.3</text:p>
          </table:table-cell>
          <table:table-cell office:value-type="float" office:value="194.68015">
            <text:p>194.68015</text:p>
          </table:table-cell>
          <table:table-cell office:value-type="float" office:value="24.46038">
            <text:p>24.46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0.78">
            <text:p>0.78</text:p>
          </table:table-cell>
          <table:table-cell table:formula="of:=ROUND([.J2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DSS J125846.96+242829.3</text:p>
          </table:table-cell>
          <table:table-cell office:value-type="float" office:value="194.69569">
            <text:p>194.69569</text:p>
          </table:table-cell>
          <table:table-cell office:value-type="float" office:value="24.47482">
            <text:p>24.47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0.839">
            <text:p>0.839</text:p>
          </table:table-cell>
          <table:table-cell table:formula="of:=ROUND([.J2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SDSS J125850.75+242808.5</text:p>
          </table:table-cell>
          <table:table-cell office:value-type="float" office:value="194.7115">
            <text:p>194.7115</text:p>
          </table:table-cell>
          <table:table-cell office:value-type="float" office:value="24.46903">
            <text:p>24.46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1.053">
            <text:p>1.053</text:p>
          </table:table-cell>
          <table:table-cell table:formula="of:=ROUND([.J2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DSS J125843.51+242622.7</text:p>
          </table:table-cell>
          <table:table-cell office:value-type="float" office:value="194.68129">
            <text:p>194.68129</text:p>
          </table:table-cell>
          <table:table-cell office:value-type="float" office:value="24.43965">
            <text:p>24.439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1.462">
            <text:p>1.462</text:p>
          </table:table-cell>
          <table:table-cell table:formula="of:=ROUND([.J2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DSS J125841.86+242829.2</text:p>
          </table:table-cell>
          <table:table-cell office:value-type="float" office:value="194.67444">
            <text:p>194.67444</text:p>
          </table:table-cell>
          <table:table-cell office:value-type="float" office:value="24.4748">
            <text:p>24.4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g</text:p>
          </table:table-cell>
          <table:table-cell office:value-type="float" office:value="1.374">
            <text:p>1.374</text:p>
          </table:table-cell>
          <table:table-cell table:formula="of:=ROUND([.J2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 office:value-type="string">
            <text:p>SDSS J125840.10+242821.3</text:p>
          </table:table-cell>
          <table:table-cell table:style-name="ce1" office:value-type="float" office:value="194.66709">
            <text:p>194.66709</text:p>
          </table:table-cell>
          <table:table-cell table:style-name="ce1" office:value-type="float" office:value="24.47259">
            <text:p>24.47259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9g</text:p>
          </table:table-cell>
          <table:table-cell table:style-name="ce1" office:value-type="float" office:value="1.649">
            <text:p>1.649</text:p>
          </table:table-cell>
          <table:table-cell table:style-name="ce1" table:formula="of:=ROUND([.J30])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DSS J125838.92+242708.6</text:p>
          </table:table-cell>
          <table:table-cell office:value-type="float" office:value="194.6622">
            <text:p>194.6622</text:p>
          </table:table-cell>
          <table:table-cell office:value-type="float" office:value="24.45239">
            <text:p>24.45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1.832">
            <text:p>1.832</text:p>
          </table:table-cell>
          <table:table-cell table:formula="of:=ROUND([.J3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SDSS J125854.12+242850.3</text:p>
          </table:table-cell>
          <table:table-cell office:value-type="float" office:value="194.7255">
            <text:p>194.7255</text:p>
          </table:table-cell>
          <table:table-cell office:value-type="float" office:value="24.48064">
            <text:p>24.480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2.071">
            <text:p>2.071</text:p>
          </table:table-cell>
          <table:table-cell table:formula="of:=ROUND([.J3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DSS J125847.95+243004.2</text:p>
          </table:table-cell>
          <table:table-cell office:value-type="float" office:value="194.69983">
            <text:p>194.69983</text:p>
          </table:table-cell>
          <table:table-cell office:value-type="float" office:value="24.50119">
            <text:p>24.50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2.437">
            <text:p>2.437</text:p>
          </table:table-cell>
          <table:table-cell table:formula="of:=ROUND([.J3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DSS J125841.10+242648.5</text:p>
          </table:table-cell>
          <table:table-cell office:value-type="float" office:value="194.67127">
            <text:p>194.67127</text:p>
          </table:table-cell>
          <table:table-cell office:value-type="float" office:value="24.44683">
            <text:p>24.446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1.52">
            <text:p>1.52</text:p>
          </table:table-cell>
          <table:table-cell table:formula="of:=ROUND([.J3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DSS J125838.28+242914.6</text:p>
          </table:table-cell>
          <table:table-cell office:value-type="float" office:value="194.65951">
            <text:p>194.65951</text:p>
          </table:table-cell>
          <table:table-cell office:value-type="float" office:value="24.4874">
            <text:p>24.48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2.483">
            <text:p>2.483</text:p>
          </table:table-cell>
          <table:table-cell table:formula="of:=ROUND([.J3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SDSS J125840.58+242643.9</text:p>
          </table:table-cell>
          <table:table-cell office:value-type="float" office:value="194.66909">
            <text:p>194.66909</text:p>
          </table:table-cell>
          <table:table-cell office:value-type="float" office:value="24.44554">
            <text:p>24.445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1.661">
            <text:p>1.661</text:p>
          </table:table-cell>
          <table:table-cell table:formula="of:=ROUND([.J3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SDSS J125848.29+242929.9</text:p>
          </table:table-cell>
          <table:table-cell office:value-type="float" office:value="194.70124">
            <text:p>194.70124</text:p>
          </table:table-cell>
          <table:table-cell office:value-type="float" office:value="24.49166">
            <text:p>24.49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1.884">
            <text:p>1.884</text:p>
          </table:table-cell>
          <table:table-cell table:formula="of:=ROUND([.J3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SDSS J125855.76+242754.0</text:p>
          </table:table-cell>
          <table:table-cell office:value-type="float" office:value="194.73236">
            <text:p>194.73236</text:p>
          </table:table-cell>
          <table:table-cell office:value-type="float" office:value="24.46501">
            <text:p>24.46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087">
            <text:p>2.087</text:p>
          </table:table-cell>
          <table:table-cell table:formula="of:=ROUND([.J3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DSS J125841.84+242846.4</text:p>
          </table:table-cell>
          <table:table-cell office:value-type="float" office:value="194.67436">
            <text:p>194.67436</text:p>
          </table:table-cell>
          <table:table-cell office:value-type="float" office:value="24.47958">
            <text:p>24.47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1.568">
            <text:p>1.568</text:p>
          </table:table-cell>
          <table:table-cell table:formula="of:=ROUND([.J3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SDSS J125845.53+242940.3</text:p>
          </table:table-cell>
          <table:table-cell office:value-type="float" office:value="194.68973">
            <text:p>194.68973</text:p>
          </table:table-cell>
          <table:table-cell office:value-type="float" office:value="24.49455">
            <text:p>24.494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036">
            <text:p>2.036</text:p>
          </table:table-cell>
          <table:table-cell table:formula="of:=ROUND([.J4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DSS J125854.39+242752.6</text:p>
          </table:table-cell>
          <table:table-cell office:value-type="float" office:value="194.72665">
            <text:p>194.72665</text:p>
          </table:table-cell>
          <table:table-cell office:value-type="float" office:value="24.46461">
            <text:p>24.46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1.774">
            <text:p>1.774</text:p>
          </table:table-cell>
          <table:table-cell table:formula="of:=ROUND([.J4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SDSS J125842.90+242559.9</text:p>
          </table:table-cell>
          <table:table-cell office:value-type="float" office:value="194.67875">
            <text:p>194.67875</text:p>
          </table:table-cell>
          <table:table-cell office:value-type="float" office:value="24.43333">
            <text:p>24.433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1.861">
            <text:p>1.861</text:p>
          </table:table-cell>
          <table:table-cell table:formula="of:=ROUND([.J4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SDSS J125848.39+242532.4</text:p>
          </table:table-cell>
          <table:table-cell office:value-type="float" office:value="194.70166">
            <text:p>194.70166</text:p>
          </table:table-cell>
          <table:table-cell office:value-type="float" office:value="24.42568">
            <text:p>24.42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149">
            <text:p>2.149</text:p>
          </table:table-cell>
          <table:table-cell table:formula="of:=ROUND([.J4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DSS J125838.09+242902.4</text:p>
          </table:table-cell>
          <table:table-cell office:value-type="float" office:value="194.65873">
            <text:p>194.65873</text:p>
          </table:table-cell>
          <table:table-cell office:value-type="float" office:value="24.484">
            <text:p>24.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392">
            <text:p>2.392</text:p>
          </table:table-cell>
          <table:table-cell table:formula="of:=ROUND([.J4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DSS J125842.63+242857.7</text:p>
          </table:table-cell>
          <table:table-cell office:value-type="float" office:value="194.67765">
            <text:p>194.67765</text:p>
          </table:table-cell>
          <table:table-cell office:value-type="float" office:value="24.4827">
            <text:p>24.48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597">
            <text:p>1.597</text:p>
          </table:table-cell>
          <table:table-cell table:formula="of:=ROUND([.J4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DSS J125847.37+242925.1</text:p>
          </table:table-cell>
          <table:table-cell office:value-type="float" office:value="194.69739">
            <text:p>194.69739</text:p>
          </table:table-cell>
          <table:table-cell office:value-type="float" office:value="24.49031">
            <text:p>24.49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773">
            <text:p>1.773</text:p>
          </table:table-cell>
          <table:table-cell table:formula="of:=ROUND([.J4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SDSS J125840.15+242610.4</text:p>
          </table:table-cell>
          <table:table-cell office:value-type="float" office:value="194.66729">
            <text:p>194.66729</text:p>
          </table:table-cell>
          <table:table-cell office:value-type="float" office:value="24.43625">
            <text:p>24.43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093">
            <text:p>2.093</text:p>
          </table:table-cell>
          <table:table-cell table:formula="of:=ROUND([.J4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SDSS J125837.23+242717.0</text:p>
          </table:table-cell>
          <table:table-cell office:value-type="float" office:value="194.65513">
            <text:p>194.65513</text:p>
          </table:table-cell>
          <table:table-cell office:value-type="float" office:value="24.45475">
            <text:p>24.45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177">
            <text:p>2.177</text:p>
          </table:table-cell>
          <table:table-cell table:formula="of:=ROUND([.J4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DSS J125844.04+242614.9</text:p>
          </table:table-cell>
          <table:table-cell office:value-type="float" office:value="194.6835">
            <text:p>194.6835</text:p>
          </table:table-cell>
          <table:table-cell office:value-type="float" office:value="24.4375">
            <text:p>24.43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1.525">
            <text:p>1.525</text:p>
          </table:table-cell>
          <table:table-cell table:formula="of:=ROUND([.J4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DSS J125839.53+242815.3</text:p>
          </table:table-cell>
          <table:table-cell office:value-type="float" office:value="194.66475">
            <text:p>194.66475</text:p>
          </table:table-cell>
          <table:table-cell office:value-type="float" office:value="24.47093">
            <text:p>24.47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1.729">
            <text:p>1.729</text:p>
          </table:table-cell>
          <table:table-cell table:formula="of:=ROUND([.J5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DSS J125839.41+242728.0</text:p>
          </table:table-cell>
          <table:table-cell office:value-type="float" office:value="194.66424">
            <text:p>194.66424</text:p>
          </table:table-cell>
          <table:table-cell office:value-type="float" office:value="24.45778">
            <text:p>24.457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659">
            <text:p>1.659</text:p>
          </table:table-cell>
          <table:table-cell table:formula="of:=ROUND([.J5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DSS J125839.94+242653.4</text:p>
          </table:table-cell>
          <table:table-cell office:value-type="float" office:value="194.66644">
            <text:p>194.66644</text:p>
          </table:table-cell>
          <table:table-cell office:value-type="float" office:value="24.44818">
            <text:p>24.448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708">
            <text:p>1.708</text:p>
          </table:table-cell>
          <table:table-cell table:formula="of:=ROUND([.J5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SDSS J125838.20+242754.9</text:p>
          </table:table-cell>
          <table:table-cell office:value-type="float" office:value="194.65917">
            <text:p>194.65917</text:p>
          </table:table-cell>
          <table:table-cell office:value-type="float" office:value="24.46526">
            <text:p>24.465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943">
            <text:p>1.943</text:p>
          </table:table-cell>
          <table:table-cell table:formula="of:=ROUND([.J5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SDSS J125855.57+242708.3</text:p>
          </table:table-cell>
          <table:table-cell office:value-type="float" office:value="194.73157">
            <text:p>194.73157</text:p>
          </table:table-cell>
          <table:table-cell office:value-type="float" office:value="24.45231">
            <text:p>24.45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093">
            <text:p>2.093</text:p>
          </table:table-cell>
          <table:table-cell table:formula="of:=ROUND([.J5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DSS J125846.47+242600.8</text:p>
          </table:table-cell>
          <table:table-cell office:value-type="float" office:value="194.69363">
            <text:p>194.69363</text:p>
          </table:table-cell>
          <table:table-cell office:value-type="float" office:value="24.43356">
            <text:p>24.43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64">
            <text:p>1.64</text:p>
          </table:table-cell>
          <table:table-cell table:formula="of:=ROUND([.J5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SDSS J125841.53+242850.6</text:p>
          </table:table-cell>
          <table:table-cell office:value-type="float" office:value="194.67308">
            <text:p>194.67308</text:p>
          </table:table-cell>
          <table:table-cell office:value-type="float" office:value="24.48074">
            <text:p>24.48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667">
            <text:p>1.667</text:p>
          </table:table-cell>
          <table:table-cell table:formula="of:=ROUND([.J5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SDSS J125842.37+242902.3</text:p>
          </table:table-cell>
          <table:table-cell office:value-type="float" office:value="194.67656">
            <text:p>194.67656</text:p>
          </table:table-cell>
          <table:table-cell office:value-type="float" office:value="24.48398">
            <text:p>24.483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694">
            <text:p>1.694</text:p>
          </table:table-cell>
          <table:table-cell table:formula="of:=ROUND([.J5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SDSS J125837.96+242735.8</text:p>
          </table:table-cell>
          <table:table-cell office:value-type="float" office:value="194.65819">
            <text:p>194.65819</text:p>
          </table:table-cell>
          <table:table-cell office:value-type="float" office:value="24.45997">
            <text:p>24.459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98">
            <text:p>1.98</text:p>
          </table:table-cell>
          <table:table-cell table:formula="of:=ROUND([.J5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SDSS J125837.81+242758.9</text:p>
          </table:table-cell>
          <table:table-cell office:value-type="float" office:value="194.65758">
            <text:p>194.65758</text:p>
          </table:table-cell>
          <table:table-cell office:value-type="float" office:value="24.46637">
            <text:p>24.466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039">
            <text:p>2.039</text:p>
          </table:table-cell>
          <table:table-cell table:formula="of:=ROUND([.J5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SDSS J125854.92+242637.0</text:p>
          </table:table-cell>
          <table:table-cell office:value-type="float" office:value="194.72887">
            <text:p>194.72887</text:p>
          </table:table-cell>
          <table:table-cell office:value-type="float" office:value="24.44364">
            <text:p>24.443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148">
            <text:p>2.148</text:p>
          </table:table-cell>
          <table:table-cell table:formula="of:=ROUND([.J6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SDSS J125838.91+242820.9</text:p>
          </table:table-cell>
          <table:table-cell office:value-type="float" office:value="194.66216">
            <text:p>194.66216</text:p>
          </table:table-cell>
          <table:table-cell office:value-type="float" office:value="24.47248">
            <text:p>24.47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894">
            <text:p>1.894</text:p>
          </table:table-cell>
          <table:table-cell table:formula="of:=ROUND([.J6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DSS J125838.07+242730.4</text:p>
          </table:table-cell>
          <table:table-cell office:value-type="float" office:value="194.65865">
            <text:p>194.65865</text:p>
          </table:table-cell>
          <table:table-cell office:value-type="float" office:value="24.45845">
            <text:p>24.45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959">
            <text:p>1.959</text:p>
          </table:table-cell>
          <table:table-cell table:formula="of:=ROUND([.J6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DSS J125855.77+242859.3</text:p>
          </table:table-cell>
          <table:table-cell office:value-type="float" office:value="194.73239">
            <text:p>194.73239</text:p>
          </table:table-cell>
          <table:table-cell office:value-type="float" office:value="24.48315">
            <text:p>24.483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467">
            <text:p>2.467</text:p>
          </table:table-cell>
          <table:table-cell table:formula="of:=ROUND([.J6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SDSS J125853.22+242549.3</text:p>
          </table:table-cell>
          <table:table-cell office:value-type="float" office:value="194.72177">
            <text:p>194.72177</text:p>
          </table:table-cell>
          <table:table-cell office:value-type="float" office:value="24.43037">
            <text:p>24.43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363">
            <text:p>2.363</text:p>
          </table:table-cell>
          <table:table-cell table:formula="of:=ROUND([.J6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SDSS J125837.76+242859.1</text:p>
          </table:table-cell>
          <table:table-cell office:value-type="float" office:value="194.65735">
            <text:p>194.65735</text:p>
          </table:table-cell>
          <table:table-cell office:value-type="float" office:value="24.48311">
            <text:p>24.48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424">
            <text:p>2.424</text:p>
          </table:table-cell>
          <table:table-cell table:formula="of:=ROUND([.J6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SDSS J125853.51+242615.2</text:p>
          </table:table-cell>
          <table:table-cell office:value-type="float" office:value="194.72299">
            <text:p>194.72299</text:p>
          </table:table-cell>
          <table:table-cell office:value-type="float" office:value="24.43758">
            <text:p>24.43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095">
            <text:p>2.095</text:p>
          </table:table-cell>
          <table:table-cell table:formula="of:=ROUND([.J6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SDSS J125853.31+242907.4</text:p>
          </table:table-cell>
          <table:table-cell office:value-type="float" office:value="194.72214">
            <text:p>194.72214</text:p>
          </table:table-cell>
          <table:table-cell office:value-type="float" office:value="24.4854">
            <text:p>24.4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111">
            <text:p>2.111</text:p>
          </table:table-cell>
          <table:table-cell table:formula="of:=ROUND([.J6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SDSS J125854.18+242813.6</text:p>
          </table:table-cell>
          <table:table-cell office:value-type="float" office:value="194.72577">
            <text:p>194.72577</text:p>
          </table:table-cell>
          <table:table-cell office:value-type="float" office:value="24.47046">
            <text:p>24.470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806">
            <text:p>1.806</text:p>
          </table:table-cell>
          <table:table-cell table:formula="of:=ROUND([.J6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DSS J125855.32+242627.2</text:p>
          </table:table-cell>
          <table:table-cell office:value-type="float" office:value="194.73051">
            <text:p>194.73051</text:p>
          </table:table-cell>
          <table:table-cell office:value-type="float" office:value="24.4409">
            <text:p>24.4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2.307">
            <text:p>2.307</text:p>
          </table:table-cell>
          <table:table-cell table:formula="of:=ROUND([.J6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DSS J125841.80+242620.2</text:p>
          </table:table-cell>
          <table:table-cell office:value-type="float" office:value="194.6742">
            <text:p>194.6742</text:p>
          </table:table-cell>
          <table:table-cell office:value-type="float" office:value="24.43895">
            <text:p>24.438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718">
            <text:p>1.718</text:p>
          </table:table-cell>
          <table:table-cell table:formula="of:=ROUND([.J7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SDSS J125847.43+242556.4</text:p>
          </table:table-cell>
          <table:table-cell office:value-type="float" office:value="194.69765">
            <text:p>194.69765</text:p>
          </table:table-cell>
          <table:table-cell office:value-type="float" office:value="24.43235">
            <text:p>24.43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721">
            <text:p>1.721</text:p>
          </table:table-cell>
          <table:table-cell table:formula="of:=ROUND([.J7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SDSS J125841.88+242925.2</text:p>
          </table:table-cell>
          <table:table-cell office:value-type="float" office:value="194.6745">
            <text:p>194.6745</text:p>
          </table:table-cell>
          <table:table-cell office:value-type="float" office:value="24.49034">
            <text:p>24.49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075">
            <text:p>2.075</text:p>
          </table:table-cell>
          <table:table-cell table:formula="of:=ROUND([.J7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DSS J125850.17+242553.7</text:p>
          </table:table-cell>
          <table:table-cell office:value-type="float" office:value="194.70907">
            <text:p>194.70907</text:p>
          </table:table-cell>
          <table:table-cell office:value-type="float" office:value="24.4316">
            <text:p>24.43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1.931">
            <text:p>1.931</text:p>
          </table:table-cell>
          <table:table-cell table:formula="of:=ROUND([.J7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DSS J125850.95+242627.6</text:p>
          </table:table-cell>
          <table:table-cell office:value-type="float" office:value="194.71231">
            <text:p>194.71231</text:p>
          </table:table-cell>
          <table:table-cell office:value-type="float" office:value="24.44102">
            <text:p>24.441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1.541">
            <text:p>1.541</text:p>
          </table:table-cell>
          <table:table-cell table:formula="of:=ROUND([.J7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DSS J125840.37+242659.8</text:p>
          </table:table-cell>
          <table:table-cell office:value-type="float" office:value="194.66824">
            <text:p>194.66824</text:p>
          </table:table-cell>
          <table:table-cell office:value-type="float" office:value="24.44996">
            <text:p>24.449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1.573">
            <text:p>1.573</text:p>
          </table:table-cell>
          <table:table-cell table:formula="of:=ROUND([.J7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DSS J125854.59+242847.5</text:p>
          </table:table-cell>
          <table:table-cell office:value-type="float" office:value="194.72747">
            <text:p>194.72747</text:p>
          </table:table-cell>
          <table:table-cell office:value-type="float" office:value="24.47989">
            <text:p>24.47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2.135">
            <text:p>2.135</text:p>
          </table:table-cell>
          <table:table-cell table:formula="of:=ROUND([.J7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DSS J125855.81+242625.2</text:p>
          </table:table-cell>
          <table:table-cell office:value-type="float" office:value="194.73258">
            <text:p>194.73258</text:p>
          </table:table-cell>
          <table:table-cell office:value-type="float" office:value="24.44033">
            <text:p>24.44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2.422">
            <text:p>2.422</text:p>
          </table:table-cell>
          <table:table-cell table:formula="of:=ROUND([.J7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SDSS J125836.59+242801.5</text:p>
          </table:table-cell>
          <table:table-cell office:value-type="float" office:value="194.65246">
            <text:p>194.65246</text:p>
          </table:table-cell>
          <table:table-cell office:value-type="float" office:value="24.46709">
            <text:p>24.467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2.321">
            <text:p>2.321</text:p>
          </table:table-cell>
          <table:table-cell table:formula="of:=ROUND([.J7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DSS J125836.90+242636.1</text:p>
          </table:table-cell>
          <table:table-cell office:value-type="float" office:value="194.65375">
            <text:p>194.65375</text:p>
          </table:table-cell>
          <table:table-cell office:value-type="float" office:value="24.44337">
            <text:p>24.443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0g</text:p>
          </table:table-cell>
          <table:table-cell office:value-type="float" office:value="2.457">
            <text:p>2.457</text:p>
          </table:table-cell>
          <table:table-cell table:formula="of:=ROUND([.J7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SDSS J125834.97+242622.0</text:p>
          </table:table-cell>
          <table:table-cell office:value-type="float" office:value="194.64574">
            <text:p>194.64574</text:p>
          </table:table-cell>
          <table:table-cell office:value-type="float" office:value="24.43946">
            <text:p>24.43946</text:p>
          </table:table-cell>
          <table:table-cell office:value-type="string">
            <text:p>!*</text:p>
          </table:table-cell>
          <table:table-cell table:number-columns-repeated="3"/>
          <table:table-cell office:value-type="string">
            <text:p>13.7g</text:p>
          </table:table-cell>
          <table:table-cell office:value-type="float" office:value="2.953">
            <text:p>2.953</text:p>
          </table:table-cell>
          <table:table-cell table:formula="of:=ROUND([.J8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2MASX J12583906+2430056</text:p>
          </table:table-cell>
          <table:table-cell office:value-type="float" office:value="194.66276">
            <text:p>194.66276</text:p>
          </table:table-cell>
          <table:table-cell office:value-type="float" office:value="24.5015">
            <text:p>24.5015</text:p>
          </table:table-cell>
          <table:table-cell office:value-type="string">
            <text:p>G</text:p>
          </table:table-cell>
          <table:table-cell office:value-type="float" office:value="67719">
            <text:p>67719</text:p>
          </table:table-cell>
          <table:table-cell office:value-type="float" office:value="0.225885">
            <text:p>0.225885</text:p>
          </table:table-cell>
          <table:table-cell office:value-type="string">
            <text:p><text:s text:c="4"/></text:p>
          </table:table-cell>
          <table:table-cell office:value-type="string">
            <text:p>18.8g</text:p>
          </table:table-cell>
          <table:table-cell office:value-type="float" office:value="2.987">
            <text:p>2.987</text:p>
          </table:table-cell>
          <table:table-cell table:formula="of:=ROUND([.J81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DSS J125835.19+242939.3</text:p>
          </table:table-cell>
          <table:table-cell office:value-type="float" office:value="194.64666">
            <text:p>194.64666</text:p>
          </table:table-cell>
          <table:table-cell office:value-type="float" office:value="24.49426">
            <text:p>24.49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3.288">
            <text:p>3.288</text:p>
          </table:table-cell>
          <table:table-cell table:formula="of:=ROUND([.J8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SDSS J125858.12+242810.0</text:p>
          </table:table-cell>
          <table:table-cell office:value-type="float" office:value="194.7422">
            <text:p>194.7422</text:p>
          </table:table-cell>
          <table:table-cell office:value-type="float" office:value="24.46945">
            <text:p>24.469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2.66">
            <text:p>2.66</text:p>
          </table:table-cell>
          <table:table-cell table:formula="of:=ROUND([.J8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SDSS J125853.75+242528.4</text:p>
          </table:table-cell>
          <table:table-cell office:value-type="float" office:value="194.72398">
            <text:p>194.72398</text:p>
          </table:table-cell>
          <table:table-cell office:value-type="float" office:value="24.42456">
            <text:p>24.424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2.712">
            <text:p>2.712</text:p>
          </table:table-cell>
          <table:table-cell table:formula="of:=ROUND([.J8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SDSS J125853.52+242527.8</text:p>
          </table:table-cell>
          <table:table-cell office:value-type="float" office:value="194.72302">
            <text:p>194.72302</text:p>
          </table:table-cell>
          <table:table-cell office:value-type="float" office:value="24.42442">
            <text:p>24.424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2.688">
            <text:p>2.688</text:p>
          </table:table-cell>
          <table:table-cell table:formula="of:=ROUND([.J8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DSS J125834.80+242728.5</text:p>
          </table:table-cell>
          <table:table-cell office:value-type="float" office:value="194.64501">
            <text:p>194.64501</text:p>
          </table:table-cell>
          <table:table-cell office:value-type="float" office:value="24.45793">
            <text:p>24.45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2.704">
            <text:p>2.704</text:p>
          </table:table-cell>
          <table:table-cell table:formula="of:=ROUND([.J8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DSS J125836.36+243001.8</text:p>
          </table:table-cell>
          <table:table-cell office:value-type="float" office:value="194.65153">
            <text:p>194.65153</text:p>
          </table:table-cell>
          <table:table-cell office:value-type="float" office:value="24.50051">
            <text:p>24.50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338">
            <text:p>3.338</text:p>
          </table:table-cell>
          <table:table-cell table:formula="of:=ROUND([.J8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SDSS J125833.45+242629.3</text:p>
          </table:table-cell>
          <table:table-cell office:value-type="float" office:value="194.6394">
            <text:p>194.6394</text:p>
          </table:table-cell>
          <table:table-cell office:value-type="float" office:value="24.4415">
            <text:p>24.4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3.222">
            <text:p>3.222</text:p>
          </table:table-cell>
          <table:table-cell table:formula="of:=ROUND([.J8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SDSS J125857.83+242752.3</text:p>
          </table:table-cell>
          <table:table-cell office:value-type="float" office:value="194.74096">
            <text:p>194.74096</text:p>
          </table:table-cell>
          <table:table-cell office:value-type="float" office:value="24.46454">
            <text:p>24.464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551">
            <text:p>2.551</text:p>
          </table:table-cell>
          <table:table-cell table:formula="of:=ROUND([.J8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SDSS J125841.62+243051.1</text:p>
          </table:table-cell>
          <table:table-cell office:value-type="float" office:value="194.67344">
            <text:p>194.67344</text:p>
          </table:table-cell>
          <table:table-cell office:value-type="float" office:value="24.5142">
            <text:p>24.51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398">
            <text:p>3.398</text:p>
          </table:table-cell>
          <table:table-cell table:formula="of:=ROUND([.J9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SDSS J125837.11+242500.9</text:p>
          </table:table-cell>
          <table:table-cell office:value-type="float" office:value="194.65465">
            <text:p>194.65465</text:p>
          </table:table-cell>
          <table:table-cell office:value-type="float" office:value="24.41692">
            <text:p>24.41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417">
            <text:p>3.417</text:p>
          </table:table-cell>
          <table:table-cell table:formula="of:=ROUND([.J9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SDSS J125850.60+243003.4</text:p>
          </table:table-cell>
          <table:table-cell office:value-type="float" office:value="194.71083">
            <text:p>194.71083</text:p>
          </table:table-cell>
          <table:table-cell office:value-type="float" office:value="24.50095">
            <text:p>24.50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566">
            <text:p>2.566</text:p>
          </table:table-cell>
          <table:table-cell table:formula="of:=ROUND([.J9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SDSS J125836.95+242604.0</text:p>
          </table:table-cell>
          <table:table-cell office:value-type="float" office:value="194.65399">
            <text:p>194.65399</text:p>
          </table:table-cell>
          <table:table-cell office:value-type="float" office:value="24.43446">
            <text:p>24.43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719">
            <text:p>2.719</text:p>
          </table:table-cell>
          <table:table-cell table:formula="of:=ROUND([.J9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SDSS J125857.18+242621.1</text:p>
          </table:table-cell>
          <table:table-cell office:value-type="float" office:value="194.73827">
            <text:p>194.73827</text:p>
          </table:table-cell>
          <table:table-cell office:value-type="float" office:value="24.43921">
            <text:p>24.439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726">
            <text:p>2.726</text:p>
          </table:table-cell>
          <table:table-cell table:formula="of:=ROUND([.J9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SDSS J125839.36+242954.3</text:p>
          </table:table-cell>
          <table:table-cell office:value-type="float" office:value="194.66402">
            <text:p>194.66402</text:p>
          </table:table-cell>
          <table:table-cell office:value-type="float" office:value="24.49843">
            <text:p>24.49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2.798">
            <text:p>2.798</text:p>
          </table:table-cell>
          <table:table-cell table:formula="of:=ROUND([.J9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SDSS J125853.75+242503.2</text:p>
          </table:table-cell>
          <table:table-cell office:value-type="float" office:value="194.72397">
            <text:p>194.72397</text:p>
          </table:table-cell>
          <table:table-cell office:value-type="float" office:value="24.41758">
            <text:p>24.41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059">
            <text:p>3.059</text:p>
          </table:table-cell>
          <table:table-cell table:formula="of:=ROUND([.J9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SDSS J125831.47+242733.1</text:p>
          </table:table-cell>
          <table:table-cell office:value-type="float" office:value="194.63114">
            <text:p>194.63114</text:p>
          </table:table-cell>
          <table:table-cell office:value-type="float" office:value="24.45922">
            <text:p>24.45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457">
            <text:p>3.457</text:p>
          </table:table-cell>
          <table:table-cell table:formula="of:=ROUND([.J9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SDSS J125850.05+242438.7</text:p>
          </table:table-cell>
          <table:table-cell office:value-type="float" office:value="194.70857">
            <text:p>194.70857</text:p>
          </table:table-cell>
          <table:table-cell office:value-type="float" office:value="24.41075">
            <text:p>24.410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106">
            <text:p>3.106</text:p>
          </table:table-cell>
          <table:table-cell table:formula="of:=ROUND([.J9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DSS J125859.86+242725.3</text:p>
          </table:table-cell>
          <table:table-cell office:value-type="float" office:value="194.74944">
            <text:p>194.74944</text:p>
          </table:table-cell>
          <table:table-cell office:value-type="float" office:value="24.45704">
            <text:p>24.45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014">
            <text:p>3.014</text:p>
          </table:table-cell>
          <table:table-cell table:formula="of:=ROUND([.J9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SDSS J125832.75+242847.3</text:p>
          </table:table-cell>
          <table:table-cell office:value-type="float" office:value="194.63649">
            <text:p>194.63649</text:p>
          </table:table-cell>
          <table:table-cell office:value-type="float" office:value="24.47983">
            <text:p>24.47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361">
            <text:p>3.361</text:p>
          </table:table-cell>
          <table:table-cell table:formula="of:=ROUND([.J10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SDSS J125839.75+242520.4</text:p>
          </table:table-cell>
          <table:table-cell office:value-type="float" office:value="194.66566">
            <text:p>194.66566</text:p>
          </table:table-cell>
          <table:table-cell office:value-type="float" office:value="24.42233">
            <text:p>24.42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796">
            <text:p>2.796</text:p>
          </table:table-cell>
          <table:table-cell table:formula="of:=ROUND([.J10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SDSS J125855.81+242455.7</text:p>
          </table:table-cell>
          <table:table-cell office:value-type="float" office:value="194.73256">
            <text:p>194.73256</text:p>
          </table:table-cell>
          <table:table-cell office:value-type="float" office:value="24.4155">
            <text:p>24.41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429">
            <text:p>3.429</text:p>
          </table:table-cell>
          <table:table-cell table:formula="of:=ROUND([.J10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DSS J125859.57+242658.5</text:p>
          </table:table-cell>
          <table:table-cell office:value-type="float" office:value="194.74823">
            <text:p>194.74823</text:p>
          </table:table-cell>
          <table:table-cell office:value-type="float" office:value="24.44959">
            <text:p>24.44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016">
            <text:p>3.016</text:p>
          </table:table-cell>
          <table:table-cell table:formula="of:=ROUND([.J10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SDSS J125838.68+242951.7</text:p>
          </table:table-cell>
          <table:table-cell office:value-type="float" office:value="194.66118">
            <text:p>194.66118</text:p>
          </table:table-cell>
          <table:table-cell office:value-type="float" office:value="24.49771">
            <text:p>24.497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859">
            <text:p>2.859</text:p>
          </table:table-cell>
          <table:table-cell table:formula="of:=ROUND([.J10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SDSS J125839.38+243012.8</text:p>
          </table:table-cell>
          <table:table-cell office:value-type="float" office:value="194.6641">
            <text:p>194.6641</text:p>
          </table:table-cell>
          <table:table-cell office:value-type="float" office:value="24.50356">
            <text:p>24.50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049">
            <text:p>3.049</text:p>
          </table:table-cell>
          <table:table-cell table:formula="of:=ROUND([.J10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DSS J125842.43+243030.6</text:p>
          </table:table-cell>
          <table:table-cell office:value-type="float" office:value="194.67681">
            <text:p>194.67681</text:p>
          </table:table-cell>
          <table:table-cell office:value-type="float" office:value="24.5085">
            <text:p>24.50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015">
            <text:p>3.015</text:p>
          </table:table-cell>
          <table:table-cell table:formula="of:=ROUND([.J10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SDSS J125847.28+242434.5</text:p>
          </table:table-cell>
          <table:table-cell office:value-type="float" office:value="194.69704">
            <text:p>194.69704</text:p>
          </table:table-cell>
          <table:table-cell office:value-type="float" office:value="24.4096">
            <text:p>24.4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08">
            <text:p>3.08</text:p>
          </table:table-cell>
          <table:table-cell table:formula="of:=ROUND([.J10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SDSS J125835.72+242945.1</text:p>
          </table:table-cell>
          <table:table-cell office:value-type="float" office:value="194.64886">
            <text:p>194.64886</text:p>
          </table:table-cell>
          <table:table-cell office:value-type="float" office:value="24.49588">
            <text:p>24.495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256">
            <text:p>3.256</text:p>
          </table:table-cell>
          <table:table-cell table:formula="of:=ROUND([.J10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SDSS J125859.95+242602.4</text:p>
          </table:table-cell>
          <table:table-cell office:value-type="float" office:value="194.74982">
            <text:p>194.74982</text:p>
          </table:table-cell>
          <table:table-cell office:value-type="float" office:value="24.43401">
            <text:p>24.434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429">
            <text:p>3.429</text:p>
          </table:table-cell>
          <table:table-cell table:formula="of:=ROUND([.J10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SDSS J125839.87+243005.3</text:p>
          </table:table-cell>
          <table:table-cell office:value-type="float" office:value="194.66615">
            <text:p>194.66615</text:p>
          </table:table-cell>
          <table:table-cell office:value-type="float" office:value="24.50149">
            <text:p>24.501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884">
            <text:p>2.884</text:p>
          </table:table-cell>
          <table:table-cell table:formula="of:=ROUND([.J11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SDSS J125850.82+242439.4</text:p>
          </table:table-cell>
          <table:table-cell office:value-type="float" office:value="194.71179">
            <text:p>194.71179</text:p>
          </table:table-cell>
          <table:table-cell office:value-type="float" office:value="24.41095">
            <text:p>24.41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142">
            <text:p>3.142</text:p>
          </table:table-cell>
          <table:table-cell table:formula="of:=ROUND([.J11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DSS J125841.85+243039.8</text:p>
          </table:table-cell>
          <table:table-cell office:value-type="float" office:value="194.6744">
            <text:p>194.6744</text:p>
          </table:table-cell>
          <table:table-cell office:value-type="float" office:value="24.51108">
            <text:p>24.51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">
            <text:p>1</text:p>
          </table:table-cell>
          <table:table-cell table:formula="of:=ROUND([.J11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DSS J125835.27+242646.8</text:p>
          </table:table-cell>
          <table:table-cell office:value-type="float" office:value="194.64696">
            <text:p>194.64696</text:p>
          </table:table-cell>
          <table:table-cell office:value-type="float" office:value="24.44634">
            <text:p>24.44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735">
            <text:p>2.735</text:p>
          </table:table-cell>
          <table:table-cell table:formula="of:=ROUND([.J11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SDSS J125854.05+242507.6</text:p>
          </table:table-cell>
          <table:table-cell office:value-type="float" office:value="194.72525">
            <text:p>194.72525</text:p>
          </table:table-cell>
          <table:table-cell office:value-type="float" office:value="24.4188">
            <text:p>24.4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035">
            <text:p>3.035</text:p>
          </table:table-cell>
          <table:table-cell table:formula="of:=ROUND([.J11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DSS J125835.70+242710.8</text:p>
          </table:table-cell>
          <table:table-cell office:value-type="float" office:value="194.64879">
            <text:p>194.64879</text:p>
          </table:table-cell>
          <table:table-cell office:value-type="float" office:value="24.45301">
            <text:p>24.453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536">
            <text:p>2.536</text:p>
          </table:table-cell>
          <table:table-cell table:formula="of:=ROUND([.J11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DSS J125849.92+243004.7</text:p>
          </table:table-cell>
          <table:table-cell office:value-type="float" office:value="194.70804">
            <text:p>194.70804</text:p>
          </table:table-cell>
          <table:table-cell office:value-type="float" office:value="24.50133">
            <text:p>24.501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538">
            <text:p>2.538</text:p>
          </table:table-cell>
          <table:table-cell table:formula="of:=ROUND([.J11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SDSS J125842.55+243012.0</text:p>
          </table:table-cell>
          <table:table-cell office:value-type="float" office:value="194.67729">
            <text:p>194.67729</text:p>
          </table:table-cell>
          <table:table-cell office:value-type="float" office:value="24.50335">
            <text:p>24.503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714">
            <text:p>2.714</text:p>
          </table:table-cell>
          <table:table-cell table:formula="of:=ROUND([.J11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SDSS J125847.96+243026.1</text:p>
          </table:table-cell>
          <table:table-cell office:value-type="float" office:value="194.69984">
            <text:p>194.69984</text:p>
          </table:table-cell>
          <table:table-cell office:value-type="float" office:value="24.50726">
            <text:p>24.50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799">
            <text:p>2.799</text:p>
          </table:table-cell>
          <table:table-cell table:formula="of:=ROUND([.J11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SDSS J125832.74+242827.7</text:p>
          </table:table-cell>
          <table:table-cell office:value-type="float" office:value="194.63645">
            <text:p>194.63645</text:p>
          </table:table-cell>
          <table:table-cell office:value-type="float" office:value="24.47437">
            <text:p>24.474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267">
            <text:p>3.267</text:p>
          </table:table-cell>
          <table:table-cell table:formula="of:=ROUND([.J11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SDSS J125848.14+242413.2</text:p>
          </table:table-cell>
          <table:table-cell office:value-type="float" office:value="194.7006">
            <text:p>194.7006</text:p>
          </table:table-cell>
          <table:table-cell office:value-type="float" office:value="24.40369">
            <text:p>24.40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448">
            <text:p>3.448</text:p>
          </table:table-cell>
          <table:table-cell table:formula="of:=ROUND([.J12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SDSS J125843.21+243040.4</text:p>
          </table:table-cell>
          <table:table-cell office:value-type="float" office:value="194.68008">
            <text:p>194.68008</text:p>
          </table:table-cell>
          <table:table-cell office:value-type="float" office:value="24.51123">
            <text:p>24.51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121">
            <text:p>3.121</text:p>
          </table:table-cell>
          <table:table-cell table:formula="of:=ROUND([.J12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SDSS J125854.41+242946.1</text:p>
          </table:table-cell>
          <table:table-cell office:value-type="float" office:value="194.72674">
            <text:p>194.72674</text:p>
          </table:table-cell>
          <table:table-cell office:value-type="float" office:value="24.49615">
            <text:p>24.49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755">
            <text:p>2.755</text:p>
          </table:table-cell>
          <table:table-cell table:formula="of:=ROUND([.J12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SDSS J125847.54+242420.2</text:p>
          </table:table-cell>
          <table:table-cell office:value-type="float" office:value="194.6981">
            <text:p>194.6981</text:p>
          </table:table-cell>
          <table:table-cell office:value-type="float" office:value="24.40564">
            <text:p>24.40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321">
            <text:p>3.321</text:p>
          </table:table-cell>
          <table:table-cell table:formula="of:=ROUND([.J12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SDSS J125900.59+242849.1</text:p>
          </table:table-cell>
          <table:table-cell office:value-type="float" office:value="194.7525">
            <text:p>194.7525</text:p>
          </table:table-cell>
          <table:table-cell office:value-type="float" office:value="24.48033">
            <text:p>24.48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38">
            <text:p>3.38</text:p>
          </table:table-cell>
          <table:table-cell table:formula="of:=ROUND([.J12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SDSS J125849.28+243038.7</text:p>
          </table:table-cell>
          <table:table-cell office:value-type="float" office:value="194.70537">
            <text:p>194.70537</text:p>
          </table:table-cell>
          <table:table-cell office:value-type="float" office:value="24.51075">
            <text:p>24.510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051">
            <text:p>3.051</text:p>
          </table:table-cell>
          <table:table-cell table:formula="of:=ROUND([.J12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SDSS J125856.74+242529.4</text:p>
          </table:table-cell>
          <table:table-cell office:value-type="float" office:value="194.73643">
            <text:p>194.73643</text:p>
          </table:table-cell>
          <table:table-cell office:value-type="float" office:value="24.42485">
            <text:p>24.424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153">
            <text:p>3.153</text:p>
          </table:table-cell>
          <table:table-cell table:formula="of:=ROUND([.J12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SDSS J125857.23+242535.2</text:p>
          </table:table-cell>
          <table:table-cell office:value-type="float" office:value="194.73847">
            <text:p>194.73847</text:p>
          </table:table-cell>
          <table:table-cell office:value-type="float" office:value="24.42644">
            <text:p>24.426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172">
            <text:p>3.172</text:p>
          </table:table-cell>
          <table:table-cell table:formula="of:=ROUND([.J12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SDSS J125848.19+243102.2</text:p>
          </table:table-cell>
          <table:table-cell office:value-type="float" office:value="194.7008">
            <text:p>194.7008</text:p>
          </table:table-cell>
          <table:table-cell office:value-type="float" office:value="24.5173">
            <text:p>24.5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403">
            <text:p>3.403</text:p>
          </table:table-cell>
          <table:table-cell table:formula="of:=ROUND([.J12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DSS J125857.75+242742.0</text:p>
          </table:table-cell>
          <table:table-cell office:value-type="float" office:value="194.74065">
            <text:p>194.74065</text:p>
          </table:table-cell>
          <table:table-cell office:value-type="float" office:value="24.46167">
            <text:p>24.46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525">
            <text:p>2.525</text:p>
          </table:table-cell>
          <table:table-cell table:formula="of:=ROUND([.J12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DSS J125857.76+242822.6</text:p>
          </table:table-cell>
          <table:table-cell office:value-type="float" office:value="194.74068">
            <text:p>194.74068</text:p>
          </table:table-cell>
          <table:table-cell office:value-type="float" office:value="24.47296">
            <text:p>24.47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629">
            <text:p>2.629</text:p>
          </table:table-cell>
          <table:table-cell table:formula="of:=ROUND([.J13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DSS J125855.05+242454.2</text:p>
          </table:table-cell>
          <table:table-cell office:value-type="float" office:value="194.72941">
            <text:p>194.72941</text:p>
          </table:table-cell>
          <table:table-cell office:value-type="float" office:value="24.41507">
            <text:p>24.41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3.348">
            <text:p>3.348</text:p>
          </table:table-cell>
          <table:table-cell table:formula="of:=ROUND([.J13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SDSS J125900.22+242714.7</text:p>
          </table:table-cell>
          <table:table-cell office:value-type="float" office:value="194.75092">
            <text:p>194.75092</text:p>
          </table:table-cell>
          <table:table-cell office:value-type="float" office:value="24.45409">
            <text:p>24.45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113">
            <text:p>3.113</text:p>
          </table:table-cell>
          <table:table-cell table:formula="of:=ROUND([.J13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SDSS J125832.61+242820.6</text:p>
          </table:table-cell>
          <table:table-cell office:value-type="float" office:value="194.6359">
            <text:p>194.6359</text:p>
          </table:table-cell>
          <table:table-cell office:value-type="float" office:value="24.47241">
            <text:p>24.47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3.27">
            <text:p>3.27</text:p>
          </table:table-cell>
          <table:table-cell table:formula="of:=ROUND([.J13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SDSS J125858.55+242634.0</text:p>
          </table:table-cell>
          <table:table-cell office:value-type="float" office:value="194.74399">
            <text:p>194.74399</text:p>
          </table:table-cell>
          <table:table-cell office:value-type="float" office:value="24.4428">
            <text:p>24.4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2.917">
            <text:p>2.917</text:p>
          </table:table-cell>
          <table:table-cell table:formula="of:=ROUND([.J13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SDSS J125837.82+242511.0</text:p>
          </table:table-cell>
          <table:table-cell office:value-type="float" office:value="194.6576">
            <text:p>194.6576</text:p>
          </table:table-cell>
          <table:table-cell office:value-type="float" office:value="24.41974">
            <text:p>24.41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3.184">
            <text:p>3.184</text:p>
          </table:table-cell>
          <table:table-cell table:formula="of:=ROUND([.J13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SDSS J125837.09+242618.8</text:p>
          </table:table-cell>
          <table:table-cell office:value-type="float" office:value="194.65456">
            <text:p>194.65456</text:p>
          </table:table-cell>
          <table:table-cell office:value-type="float" office:value="24.43858">
            <text:p>24.438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2.556">
            <text:p>2.556</text:p>
          </table:table-cell>
          <table:table-cell table:formula="of:=ROUND([.J13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DSS J125855.53+242557.8</text:p>
          </table:table-cell>
          <table:table-cell office:value-type="float" office:value="194.73138">
            <text:p>194.73138</text:p>
          </table:table-cell>
          <table:table-cell office:value-type="float" office:value="24.43272">
            <text:p>24.432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2g</text:p>
          </table:table-cell>
          <table:table-cell office:value-type="float" office:value="2.633">
            <text:p>2.633</text:p>
          </table:table-cell>
          <table:table-cell table:formula="of:=ROUND([.J13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office:value-type="string">
            <text:p>SDSS J125847.38+243153.8</text:p>
          </table:table-cell>
          <table:table-cell table:style-name="ce1" office:value-type="float" office:value="194.69745">
            <text:p>194.69745</text:p>
          </table:table-cell>
          <table:table-cell table:style-name="ce1" office:value-type="float" office:value="24.53164">
            <text:p>24.53164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2g</text:p>
          </table:table-cell>
          <table:table-cell table:style-name="ce1" office:value-type="float" office:value="4.248">
            <text:p>4.248</text:p>
          </table:table-cell>
          <table:table-cell table:style-name="ce1" table:formula="of:=ROUND([.J138])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SDSS J125854.29+242347.5</text:p>
          </table:table-cell>
          <table:table-cell office:value-type="float" office:value="194.72622">
            <text:p>194.72622</text:p>
          </table:table-cell>
          <table:table-cell office:value-type="float" office:value="24.39654">
            <text:p>24.396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4.233">
            <text:p>4.233</text:p>
          </table:table-cell>
          <table:table-cell table:formula="of:=ROUND([.J13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SDSS J125837.59+243035.6</text:p>
          </table:table-cell>
          <table:table-cell office:value-type="float" office:value="194.65666">
            <text:p>194.65666</text:p>
          </table:table-cell>
          <table:table-cell office:value-type="float" office:value="24.50991">
            <text:p>24.50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3.592">
            <text:p>3.592</text:p>
          </table:table-cell>
          <table:table-cell table:formula="of:=ROUND([.J14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SDSS J125850.21+243140.3</text:p>
          </table:table-cell>
          <table:table-cell office:value-type="float" office:value="194.70923">
            <text:p>194.70923</text:p>
          </table:table-cell>
          <table:table-cell office:value-type="float" office:value="24.52788">
            <text:p>24.527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4.1">
            <text:p>4.1</text:p>
          </table:table-cell>
          <table:table-cell table:formula="of:=ROUND([.J14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SDSS J125850.42+242323.2</text:p>
          </table:table-cell>
          <table:table-cell office:value-type="float" office:value="194.71011">
            <text:p>194.71011</text:p>
          </table:table-cell>
          <table:table-cell office:value-type="float" office:value="24.38979">
            <text:p>24.38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4.351">
            <text:p>4.351</text:p>
          </table:table-cell>
          <table:table-cell table:formula="of:=ROUND([.J14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SDSS J125832.49+242608.7</text:p>
          </table:table-cell>
          <table:table-cell office:value-type="float" office:value="194.63539">
            <text:p>194.63539</text:p>
          </table:table-cell>
          <table:table-cell office:value-type="float" office:value="24.43577">
            <text:p>24.43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3.559">
            <text:p>3.559</text:p>
          </table:table-cell>
          <table:table-cell table:formula="of:=ROUND([.J14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SDSS J125900.03+242530.8</text:p>
          </table:table-cell>
          <table:table-cell office:value-type="float" office:value="194.75015">
            <text:p>194.75015</text:p>
          </table:table-cell>
          <table:table-cell office:value-type="float" office:value="24.42523">
            <text:p>24.42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3.721">
            <text:p>3.721</text:p>
          </table:table-cell>
          <table:table-cell table:formula="of:=ROUND([.J14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SDSS J125846.74+243132.7</text:p>
          </table:table-cell>
          <table:table-cell office:value-type="float" office:value="194.69476">
            <text:p>194.69476</text:p>
          </table:table-cell>
          <table:table-cell office:value-type="float" office:value="24.52576">
            <text:p>24.52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893">
            <text:p>3.893</text:p>
          </table:table-cell>
          <table:table-cell table:formula="of:=ROUND([.J14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SDSS J125831.55+242657.8</text:p>
          </table:table-cell>
          <table:table-cell office:value-type="float" office:value="194.63149">
            <text:p>194.63149</text:p>
          </table:table-cell>
          <table:table-cell office:value-type="float" office:value="24.44941">
            <text:p>24.44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505">
            <text:p>3.505</text:p>
          </table:table-cell>
          <table:table-cell table:formula="of:=ROUND([.J14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SDSS J125850.90+242323.4</text:p>
          </table:table-cell>
          <table:table-cell office:value-type="float" office:value="194.71212">
            <text:p>194.71212</text:p>
          </table:table-cell>
          <table:table-cell office:value-type="float" office:value="24.38984">
            <text:p>24.389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371">
            <text:p>4.371</text:p>
          </table:table-cell>
          <table:table-cell table:formula="of:=ROUND([.J14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SDSS J125904.18+242546.4</text:p>
          </table:table-cell>
          <table:table-cell office:value-type="float" office:value="194.76742">
            <text:p>194.76742</text:p>
          </table:table-cell>
          <table:table-cell office:value-type="float" office:value="24.42956">
            <text:p>24.42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408">
            <text:p>4.408</text:p>
          </table:table-cell>
          <table:table-cell table:formula="of:=ROUND([.J14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DSS J125827.26+242823.9</text:p>
          </table:table-cell>
          <table:table-cell office:value-type="float" office:value="194.61362">
            <text:p>194.61362</text:p>
          </table:table-cell>
          <table:table-cell office:value-type="float" office:value="24.47331">
            <text:p>24.473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475">
            <text:p>4.475</text:p>
          </table:table-cell>
          <table:table-cell table:formula="of:=ROUND([.J14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SDSS J125902.06+242745.6</text:p>
          </table:table-cell>
          <table:table-cell office:value-type="float" office:value="194.75861">
            <text:p>194.75861</text:p>
          </table:table-cell>
          <table:table-cell office:value-type="float" office:value="24.46268">
            <text:p>24.46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508">
            <text:p>3.508</text:p>
          </table:table-cell>
          <table:table-cell table:formula="of:=ROUND([.J15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SDSS J125830.90+242737.8</text:p>
          </table:table-cell>
          <table:table-cell office:value-type="float" office:value="194.62879">
            <text:p>194.62879</text:p>
          </table:table-cell>
          <table:table-cell office:value-type="float" office:value="24.46051">
            <text:p>24.46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584">
            <text:p>3.584</text:p>
          </table:table-cell>
          <table:table-cell table:formula="of:=ROUND([.J15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SDSS J125901.14+242511.7</text:p>
          </table:table-cell>
          <table:table-cell office:value-type="float" office:value="194.75476">
            <text:p>194.75476</text:p>
          </table:table-cell>
          <table:table-cell office:value-type="float" office:value="24.41994">
            <text:p>24.41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111">
            <text:p>4.111</text:p>
          </table:table-cell>
          <table:table-cell table:formula="of:=ROUND([.J15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SDSS J125835.82+242402.5</text:p>
          </table:table-cell>
          <table:table-cell office:value-type="float" office:value="194.64926">
            <text:p>194.64926</text:p>
          </table:table-cell>
          <table:table-cell office:value-type="float" office:value="24.4007">
            <text:p>24.40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373">
            <text:p>4.373</text:p>
          </table:table-cell>
          <table:table-cell table:formula="of:=ROUND([.J15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SDSS J125832.03+242857.5</text:p>
          </table:table-cell>
          <table:table-cell office:value-type="float" office:value="194.63349">
            <text:p>194.63349</text:p>
          </table:table-cell>
          <table:table-cell office:value-type="float" office:value="24.48266">
            <text:p>24.482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574">
            <text:p>3.574</text:p>
          </table:table-cell>
          <table:table-cell table:formula="of:=ROUND([.J15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SDSS J125835.73+243015.2</text:p>
          </table:table-cell>
          <table:table-cell office:value-type="float" office:value="194.64891">
            <text:p>194.64891</text:p>
          </table:table-cell>
          <table:table-cell office:value-type="float" office:value="24.50424">
            <text:p>24.50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597">
            <text:p>3.597</text:p>
          </table:table-cell>
          <table:table-cell table:formula="of:=ROUND([.J15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SDSS J125831.51+242946.6</text:p>
          </table:table-cell>
          <table:table-cell office:value-type="float" office:value="194.63133">
            <text:p>194.63133</text:p>
          </table:table-cell>
          <table:table-cell office:value-type="float" office:value="24.4963">
            <text:p>24.49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048">
            <text:p>4.048</text:p>
          </table:table-cell>
          <table:table-cell table:formula="of:=ROUND([.J1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SDSS J125840.52+243131.5</text:p>
          </table:table-cell>
          <table:table-cell office:value-type="float" office:value="194.66884">
            <text:p>194.66884</text:p>
          </table:table-cell>
          <table:table-cell office:value-type="float" office:value="24.52544">
            <text:p>24.52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118">
            <text:p>4.118</text:p>
          </table:table-cell>
          <table:table-cell table:formula="of:=ROUND([.J15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SDSS J125902.06+242832.8</text:p>
          </table:table-cell>
          <table:table-cell office:value-type="float" office:value="194.75862">
            <text:p>194.75862</text:p>
          </table:table-cell>
          <table:table-cell office:value-type="float" office:value="24.47579">
            <text:p>24.475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618">
            <text:p>3.618</text:p>
          </table:table-cell>
          <table:table-cell table:formula="of:=ROUND([.J15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SDSS J125843.03+243135.5</text:p>
          </table:table-cell>
          <table:table-cell office:value-type="float" office:value="194.67932">
            <text:p>194.67932</text:p>
          </table:table-cell>
          <table:table-cell office:value-type="float" office:value="24.52655">
            <text:p>24.526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025">
            <text:p>4.025</text:p>
          </table:table-cell>
          <table:table-cell table:formula="of:=ROUND([.J15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SDSS J125837.11+243134.0</text:p>
          </table:table-cell>
          <table:table-cell office:value-type="float" office:value="194.65463">
            <text:p>194.65463</text:p>
          </table:table-cell>
          <table:table-cell office:value-type="float" office:value="24.52611">
            <text:p>24.52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476">
            <text:p>4.476</text:p>
          </table:table-cell>
          <table:table-cell table:formula="of:=ROUND([.J16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SDSS J125902.83+242906.2</text:p>
          </table:table-cell>
          <table:table-cell office:value-type="float" office:value="194.76182">
            <text:p>194.76182</text:p>
          </table:table-cell>
          <table:table-cell office:value-type="float" office:value="24.48507">
            <text:p>24.48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956">
            <text:p>3.956</text:p>
          </table:table-cell>
          <table:table-cell table:formula="of:=ROUND([.J16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SDSS J125831.43+242540.7</text:p>
          </table:table-cell>
          <table:table-cell office:value-type="float" office:value="194.63097">
            <text:p>194.63097</text:p>
          </table:table-cell>
          <table:table-cell office:value-type="float" office:value="24.42798">
            <text:p>24.427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989">
            <text:p>3.989</text:p>
          </table:table-cell>
          <table:table-cell table:formula="of:=ROUND([.J16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DSS J125833.80+243033.0</text:p>
          </table:table-cell>
          <table:table-cell office:value-type="float" office:value="194.64084">
            <text:p>194.64084</text:p>
          </table:table-cell>
          <table:table-cell office:value-type="float" office:value="24.50917">
            <text:p>24.50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117">
            <text:p>4.117</text:p>
          </table:table-cell>
          <table:table-cell table:formula="of:=ROUND([.J16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SDSS J125852.87+242340.8</text:p>
          </table:table-cell>
          <table:table-cell office:value-type="float" office:value="194.72029">
            <text:p>194.72029</text:p>
          </table:table-cell>
          <table:table-cell office:value-type="float" office:value="24.39468">
            <text:p>24.394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216">
            <text:p>4.216</text:p>
          </table:table-cell>
          <table:table-cell table:formula="of:=ROUND([.J16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SDSS J125831.78+242559.7</text:p>
          </table:table-cell>
          <table:table-cell office:value-type="float" office:value="194.63244">
            <text:p>194.63244</text:p>
          </table:table-cell>
          <table:table-cell office:value-type="float" office:value="24.43326">
            <text:p>24.43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769">
            <text:p>3.769</text:p>
          </table:table-cell>
          <table:table-cell table:formula="of:=ROUND([.J16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SDSS J125846.94+242339.4</text:p>
          </table:table-cell>
          <table:table-cell office:value-type="float" office:value="194.69559">
            <text:p>194.69559</text:p>
          </table:table-cell>
          <table:table-cell office:value-type="float" office:value="24.39428">
            <text:p>24.39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997">
            <text:p>3.997</text:p>
          </table:table-cell>
          <table:table-cell table:formula="of:=ROUND([.J16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SDSS J125903.65+242608.1</text:p>
          </table:table-cell>
          <table:table-cell office:value-type="float" office:value="194.76521">
            <text:p>194.76521</text:p>
          </table:table-cell>
          <table:table-cell office:value-type="float" office:value="24.43559">
            <text:p>24.435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154">
            <text:p>4.154</text:p>
          </table:table-cell>
          <table:table-cell table:formula="of:=ROUND([.J16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DSS J125829.47+242938.9</text:p>
          </table:table-cell>
          <table:table-cell office:value-type="float" office:value="194.62281">
            <text:p>194.62281</text:p>
          </table:table-cell>
          <table:table-cell office:value-type="float" office:value="24.49417">
            <text:p>24.49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391">
            <text:p>4.391</text:p>
          </table:table-cell>
          <table:table-cell table:formula="of:=ROUND([.J16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SDSS J125849.87+242313.1</text:p>
          </table:table-cell>
          <table:table-cell office:value-type="float" office:value="194.70779">
            <text:p>194.70779</text:p>
          </table:table-cell>
          <table:table-cell office:value-type="float" office:value="24.38698">
            <text:p>24.386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494">
            <text:p>4.494</text:p>
          </table:table-cell>
          <table:table-cell table:formula="of:=ROUND([.J16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SDSS J125833.82+242420.5</text:p>
          </table:table-cell>
          <table:table-cell office:value-type="float" office:value="194.64096">
            <text:p>194.64096</text:p>
          </table:table-cell>
          <table:table-cell office:value-type="float" office:value="24.40572">
            <text:p>24.40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414">
            <text:p>4.414</text:p>
          </table:table-cell>
          <table:table-cell table:formula="of:=ROUND([.J17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SDSS J125902.10+242501.3</text:p>
          </table:table-cell>
          <table:table-cell office:value-type="float" office:value="194.75875">
            <text:p>194.75875</text:p>
          </table:table-cell>
          <table:table-cell office:value-type="float" office:value="24.41704">
            <text:p>24.41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39">
            <text:p>4.39</text:p>
          </table:table-cell>
          <table:table-cell table:formula="of:=ROUND([.J17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SDSS J125902.02+242644.2</text:p>
          </table:table-cell>
          <table:table-cell office:value-type="float" office:value="194.75846">
            <text:p>194.75846</text:p>
          </table:table-cell>
          <table:table-cell office:value-type="float" office:value="24.44564">
            <text:p>24.44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615">
            <text:p>3.615</text:p>
          </table:table-cell>
          <table:table-cell table:formula="of:=ROUND([.J17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SDSS J125905.64+242847.5</text:p>
          </table:table-cell>
          <table:table-cell office:value-type="float" office:value="194.77351">
            <text:p>194.77351</text:p>
          </table:table-cell>
          <table:table-cell office:value-type="float" office:value="24.47986">
            <text:p>24.47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467">
            <text:p>4.467</text:p>
          </table:table-cell>
          <table:table-cell table:formula="of:=ROUND([.J17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SDSS J125854.94+242437.8</text:p>
          </table:table-cell>
          <table:table-cell office:value-type="float" office:value="194.72892">
            <text:p>194.72892</text:p>
          </table:table-cell>
          <table:table-cell office:value-type="float" office:value="24.41051">
            <text:p>24.41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562">
            <text:p>3.562</text:p>
          </table:table-cell>
          <table:table-cell table:formula="of:=ROUND([.J17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SDSS J125901.62+242626.7</text:p>
          </table:table-cell>
          <table:table-cell office:value-type="float" office:value="194.75675">
            <text:p>194.75675</text:p>
          </table:table-cell>
          <table:table-cell office:value-type="float" office:value="24.44076">
            <text:p>24.440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612">
            <text:p>3.612</text:p>
          </table:table-cell>
          <table:table-cell table:formula="of:=ROUND([.J17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SDSS J125902.74+242852.8</text:p>
          </table:table-cell>
          <table:table-cell office:value-type="float" office:value="194.76143">
            <text:p>194.76143</text:p>
          </table:table-cell>
          <table:table-cell office:value-type="float" office:value="24.48135">
            <text:p>24.48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86">
            <text:p>3.86</text:p>
          </table:table-cell>
          <table:table-cell table:formula="of:=ROUND([.J17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SDSS J125859.32+243020.5</text:p>
          </table:table-cell>
          <table:table-cell office:value-type="float" office:value="194.74719">
            <text:p>194.74719</text:p>
          </table:table-cell>
          <table:table-cell office:value-type="float" office:value="24.50571">
            <text:p>24.50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942">
            <text:p>3.942</text:p>
          </table:table-cell>
          <table:table-cell table:formula="of:=ROUND([.J17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SDSS J125902.25+242535.1</text:p>
          </table:table-cell>
          <table:table-cell office:value-type="float" office:value="194.75941">
            <text:p>194.75941</text:p>
          </table:table-cell>
          <table:table-cell office:value-type="float" office:value="24.42643">
            <text:p>24.42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108">
            <text:p>4.108</text:p>
          </table:table-cell>
          <table:table-cell table:formula="of:=ROUND([.J17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SDSS J125858.07+242411.3</text:p>
          </table:table-cell>
          <table:table-cell office:value-type="float" office:value="194.742">
            <text:p>194.742</text:p>
          </table:table-cell>
          <table:table-cell office:value-type="float" office:value="24.40315">
            <text:p>24.403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331">
            <text:p>4.331</text:p>
          </table:table-cell>
          <table:table-cell table:formula="of:=ROUND([.J17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SDSS J125846.67+243115.6</text:p>
          </table:table-cell>
          <table:table-cell office:value-type="float" office:value="194.69447">
            <text:p>194.69447</text:p>
          </table:table-cell>
          <table:table-cell office:value-type="float" office:value="24.52101">
            <text:p>24.52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607">
            <text:p>3.607</text:p>
          </table:table-cell>
          <table:table-cell table:formula="of:=ROUND([.J18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SDSS J125903.84+242554.4</text:p>
          </table:table-cell>
          <table:table-cell office:value-type="float" office:value="194.76602">
            <text:p>194.76602</text:p>
          </table:table-cell>
          <table:table-cell office:value-type="float" office:value="24.43179">
            <text:p>24.43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283">
            <text:p>4.283</text:p>
          </table:table-cell>
          <table:table-cell table:formula="of:=ROUND([.J18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SDSS J125833.18+243054.7</text:p>
          </table:table-cell>
          <table:table-cell office:value-type="float" office:value="194.63829">
            <text:p>194.63829</text:p>
          </table:table-cell>
          <table:table-cell office:value-type="float" office:value="24.51522">
            <text:p>24.515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474">
            <text:p>4.474</text:p>
          </table:table-cell>
          <table:table-cell table:formula="of:=ROUND([.J18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SDSS J125844.05+242405.6</text:p>
          </table:table-cell>
          <table:table-cell office:value-type="float" office:value="194.68358">
            <text:p>194.68358</text:p>
          </table:table-cell>
          <table:table-cell office:value-type="float" office:value="24.40158">
            <text:p>24.40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607">
            <text:p>3.607</text:p>
          </table:table-cell>
          <table:table-cell table:formula="of:=ROUND([.J18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SDSS J125834.01+243020.0</text:p>
          </table:table-cell>
          <table:table-cell office:value-type="float" office:value="194.64174">
            <text:p>194.64174</text:p>
          </table:table-cell>
          <table:table-cell office:value-type="float" office:value="24.50556">
            <text:p>24.50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932">
            <text:p>3.932</text:p>
          </table:table-cell>
          <table:table-cell table:formula="of:=ROUND([.J18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SDSS J125903.75+242842.3</text:p>
          </table:table-cell>
          <table:table-cell office:value-type="float" office:value="194.76563">
            <text:p>194.76563</text:p>
          </table:table-cell>
          <table:table-cell office:value-type="float" office:value="24.47844">
            <text:p>24.478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029">
            <text:p>4.029</text:p>
          </table:table-cell>
          <table:table-cell table:formula="of:=ROUND([.J18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SDSS J125852.43+242340.5</text:p>
          </table:table-cell>
          <table:table-cell office:value-type="float" office:value="194.71849">
            <text:p>194.71849</text:p>
          </table:table-cell>
          <table:table-cell office:value-type="float" office:value="24.39459">
            <text:p>24.39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189">
            <text:p>4.189</text:p>
          </table:table-cell>
          <table:table-cell table:formula="of:=ROUND([.J18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SDSS J125830.23+242947.0</text:p>
          </table:table-cell>
          <table:table-cell office:value-type="float" office:value="194.62598">
            <text:p>194.62598</text:p>
          </table:table-cell>
          <table:table-cell office:value-type="float" office:value="24.49641">
            <text:p>24.496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02">
            <text:p>4.302</text:p>
          </table:table-cell>
          <table:table-cell table:formula="of:=ROUND([.J18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SDSS J125831.57+242835.4</text:p>
          </table:table-cell>
          <table:table-cell office:value-type="float" office:value="194.63158">
            <text:p>194.63158</text:p>
          </table:table-cell>
          <table:table-cell office:value-type="float" office:value="24.47652">
            <text:p>24.47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558">
            <text:p>3.558</text:p>
          </table:table-cell>
          <table:table-cell table:formula="of:=ROUND([.J18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SDSS J125858.36+242516.7</text:p>
          </table:table-cell>
          <table:table-cell office:value-type="float" office:value="194.74318">
            <text:p>194.74318</text:p>
          </table:table-cell>
          <table:table-cell office:value-type="float" office:value="24.42131">
            <text:p>24.42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568">
            <text:p>3.568</text:p>
          </table:table-cell>
          <table:table-cell table:formula="of:=ROUND([.J18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SDSS J125830.94+242908.7</text:p>
          </table:table-cell>
          <table:table-cell office:value-type="float" office:value="194.62896">
            <text:p>194.62896</text:p>
          </table:table-cell>
          <table:table-cell office:value-type="float" office:value="24.48576">
            <text:p>24.48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874">
            <text:p>3.874</text:p>
          </table:table-cell>
          <table:table-cell table:formula="of:=ROUND([.J19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SDSS J125903.88+242801.7</text:p>
          </table:table-cell>
          <table:table-cell office:value-type="float" office:value="194.7662">
            <text:p>194.7662</text:p>
          </table:table-cell>
          <table:table-cell office:value-type="float" office:value="24.46716">
            <text:p>24.46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939">
            <text:p>3.939</text:p>
          </table:table-cell>
          <table:table-cell table:formula="of:=ROUND([.J19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SDSS J125850.65+242348.7</text:p>
          </table:table-cell>
          <table:table-cell office:value-type="float" office:value="194.71107">
            <text:p>194.71107</text:p>
          </table:table-cell>
          <table:table-cell office:value-type="float" office:value="24.39686">
            <text:p>24.39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948">
            <text:p>3.948</text:p>
          </table:table-cell>
          <table:table-cell table:formula="of:=ROUND([.J19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SDSS J125834.20+242447.6</text:p>
          </table:table-cell>
          <table:table-cell office:value-type="float" office:value="194.64254">
            <text:p>194.64254</text:p>
          </table:table-cell>
          <table:table-cell office:value-type="float" office:value="24.41323">
            <text:p>24.413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026">
            <text:p>4.026</text:p>
          </table:table-cell>
          <table:table-cell table:formula="of:=ROUND([.J19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SDSS J125829.19+242820.9</text:p>
          </table:table-cell>
          <table:table-cell office:value-type="float" office:value="194.62166">
            <text:p>194.62166</text:p>
          </table:table-cell>
          <table:table-cell office:value-type="float" office:value="24.4725">
            <text:p>24.4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034">
            <text:p>4.034</text:p>
          </table:table-cell>
          <table:table-cell table:formula="of:=ROUND([.J19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SDSS J125828.71+242708.8</text:p>
          </table:table-cell>
          <table:table-cell office:value-type="float" office:value="194.61967">
            <text:p>194.61967</text:p>
          </table:table-cell>
          <table:table-cell office:value-type="float" office:value="24.45247">
            <text:p>24.452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114">
            <text:p>4.114</text:p>
          </table:table-cell>
          <table:table-cell table:formula="of:=ROUND([.J19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SDSS J125903.00+242552.1</text:p>
          </table:table-cell>
          <table:table-cell office:value-type="float" office:value="194.76251">
            <text:p>194.76251</text:p>
          </table:table-cell>
          <table:table-cell office:value-type="float" office:value="24.43116">
            <text:p>24.43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124">
            <text:p>4.124</text:p>
          </table:table-cell>
          <table:table-cell table:formula="of:=ROUND([.J19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SDSS J125859.54+243034.8</text:p>
          </table:table-cell>
          <table:table-cell office:value-type="float" office:value="194.7481">
            <text:p>194.7481</text:p>
          </table:table-cell>
          <table:table-cell office:value-type="float" office:value="24.50968">
            <text:p>24.509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143">
            <text:p>4.143</text:p>
          </table:table-cell>
          <table:table-cell table:formula="of:=ROUND([.J19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SDSS J125830.86+242816.7</text:p>
          </table:table-cell>
          <table:table-cell office:value-type="float" office:value="194.62858">
            <text:p>194.62858</text:p>
          </table:table-cell>
          <table:table-cell office:value-type="float" office:value="24.47131">
            <text:p>24.47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649">
            <text:p>3.649</text:p>
          </table:table-cell>
          <table:table-cell table:formula="of:=ROUND([.J19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SDSS J125856.36+242424.3</text:p>
          </table:table-cell>
          <table:table-cell office:value-type="float" office:value="194.73484">
            <text:p>194.73484</text:p>
          </table:table-cell>
          <table:table-cell office:value-type="float" office:value="24.40678">
            <text:p>24.40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926">
            <text:p>3.926</text:p>
          </table:table-cell>
          <table:table-cell table:formula="of:=ROUND([.J19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SDSS J125828.69+242912.7</text:p>
          </table:table-cell>
          <table:table-cell office:value-type="float" office:value="194.61958">
            <text:p>194.61958</text:p>
          </table:table-cell>
          <table:table-cell office:value-type="float" office:value="24.48687">
            <text:p>24.486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374">
            <text:p>4.374</text:p>
          </table:table-cell>
          <table:table-cell table:formula="of:=ROUND([.J20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SDSS J125837.28+243036.5</text:p>
          </table:table-cell>
          <table:table-cell office:value-type="float" office:value="194.65535">
            <text:p>194.65535</text:p>
          </table:table-cell>
          <table:table-cell office:value-type="float" office:value="24.51015">
            <text:p>24.51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645">
            <text:p>3.645</text:p>
          </table:table-cell>
          <table:table-cell table:formula="of:=ROUND([.J20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SDSS J125837.32+243046.0</text:p>
          </table:table-cell>
          <table:table-cell office:value-type="float" office:value="194.65554">
            <text:p>194.65554</text:p>
          </table:table-cell>
          <table:table-cell office:value-type="float" office:value="24.51278">
            <text:p>24.51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769">
            <text:p>3.769</text:p>
          </table:table-cell>
          <table:table-cell table:formula="of:=ROUND([.J20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SDSS J125845.05+242313.8</text:p>
          </table:table-cell>
          <table:table-cell office:value-type="float" office:value="194.68773">
            <text:p>194.68773</text:p>
          </table:table-cell>
          <table:table-cell office:value-type="float" office:value="24.38717">
            <text:p>24.387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438">
            <text:p>4.438</text:p>
          </table:table-cell>
          <table:table-cell table:formula="of:=ROUND([.J20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SDSS J125830.40+242743.2</text:p>
          </table:table-cell>
          <table:table-cell office:value-type="float" office:value="194.62668">
            <text:p>194.62668</text:p>
          </table:table-cell>
          <table:table-cell office:value-type="float" office:value="24.46202">
            <text:p>24.46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7">
            <text:p>3.7</text:p>
          </table:table-cell>
          <table:table-cell table:formula="of:=ROUND([.J20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SDSS J125857.47+243028.1</text:p>
          </table:table-cell>
          <table:table-cell office:value-type="float" office:value="194.73949">
            <text:p>194.73949</text:p>
          </table:table-cell>
          <table:table-cell office:value-type="float" office:value="24.50782">
            <text:p>24.50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74">
            <text:p>3.74</text:p>
          </table:table-cell>
          <table:table-cell table:formula="of:=ROUND([.J20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SDSS J125828.87+242655.5</text:p>
          </table:table-cell>
          <table:table-cell office:value-type="float" office:value="194.62029">
            <text:p>194.62029</text:p>
          </table:table-cell>
          <table:table-cell office:value-type="float" office:value="24.44878">
            <text:p>24.44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113">
            <text:p>4.113</text:p>
          </table:table-cell>
          <table:table-cell table:formula="of:=ROUND([.J20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SDSS J125830.70+243003.8</text:p>
          </table:table-cell>
          <table:table-cell office:value-type="float" office:value="194.62794">
            <text:p>194.62794</text:p>
          </table:table-cell>
          <table:table-cell office:value-type="float" office:value="24.50106">
            <text:p>24.50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358">
            <text:p>4.358</text:p>
          </table:table-cell>
          <table:table-cell table:formula="of:=ROUND([.J20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SDSS J125830.57+242546.4</text:p>
          </table:table-cell>
          <table:table-cell office:value-type="float" office:value="194.62739">
            <text:p>194.62739</text:p>
          </table:table-cell>
          <table:table-cell office:value-type="float" office:value="24.42956">
            <text:p>24.42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115">
            <text:p>4.115</text:p>
          </table:table-cell>
          <table:table-cell table:formula="of:=ROUND([.J20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SDSS J125829.47+242834.8</text:p>
          </table:table-cell>
          <table:table-cell office:value-type="float" office:value="194.62281">
            <text:p>194.62281</text:p>
          </table:table-cell>
          <table:table-cell office:value-type="float" office:value="24.47636">
            <text:p>24.47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019">
            <text:p>4.019</text:p>
          </table:table-cell>
          <table:table-cell table:formula="of:=ROUND([.J20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SDSS J125830.33+242642.7</text:p>
          </table:table-cell>
          <table:table-cell office:value-type="float" office:value="194.6264">
            <text:p>194.6264</text:p>
          </table:table-cell>
          <table:table-cell office:value-type="float" office:value="24.44521">
            <text:p>24.445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832">
            <text:p>3.832</text:p>
          </table:table-cell>
          <table:table-cell table:formula="of:=ROUND([.J21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SDSS J125835.88+243036.7</text:p>
          </table:table-cell>
          <table:table-cell office:value-type="float" office:value="194.64953">
            <text:p>194.64953</text:p>
          </table:table-cell>
          <table:table-cell office:value-type="float" office:value="24.51022">
            <text:p>24.51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843">
            <text:p>3.843</text:p>
          </table:table-cell>
          <table:table-cell table:formula="of:=ROUND([.J21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SDSS J125838.42+242358.3</text:p>
          </table:table-cell>
          <table:table-cell office:value-type="float" office:value="194.66012">
            <text:p>194.66012</text:p>
          </table:table-cell>
          <table:table-cell office:value-type="float" office:value="24.39954">
            <text:p>24.399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13">
            <text:p>4.13</text:p>
          </table:table-cell>
          <table:table-cell table:formula="of:=ROUND([.J21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DSS J125902.01+242855.1</text:p>
          </table:table-cell>
          <table:table-cell office:value-type="float" office:value="194.75839">
            <text:p>194.75839</text:p>
          </table:table-cell>
          <table:table-cell office:value-type="float" office:value="24.48199">
            <text:p>24.48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3.716">
            <text:p>3.716</text:p>
          </table:table-cell>
          <table:table-cell table:formula="of:=ROUND([.J21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SDSS J125834.68+243040.9</text:p>
          </table:table-cell>
          <table:table-cell office:value-type="float" office:value="194.64454">
            <text:p>194.64454</text:p>
          </table:table-cell>
          <table:table-cell office:value-type="float" office:value="24.51137">
            <text:p>24.51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074">
            <text:p>4.074</text:p>
          </table:table-cell>
          <table:table-cell table:formula="of:=ROUND([.J21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SDSS J125849.04+243155.7</text:p>
          </table:table-cell>
          <table:table-cell office:value-type="float" office:value="194.70434">
            <text:p>194.70434</text:p>
          </table:table-cell>
          <table:table-cell office:value-type="float" office:value="24.53215">
            <text:p>24.532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31">
            <text:p>4.31</text:p>
          </table:table-cell>
          <table:table-cell table:formula="of:=ROUND([.J21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SDSS J125835.73+242501.6</text:p>
          </table:table-cell>
          <table:table-cell office:value-type="float" office:value="194.64891">
            <text:p>194.64891</text:p>
          </table:table-cell>
          <table:table-cell office:value-type="float" office:value="24.41711">
            <text:p>24.41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3.616">
            <text:p>3.616</text:p>
          </table:table-cell>
          <table:table-cell table:formula="of:=ROUND([.J21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SDSS J125904.84+242742.4</text:p>
          </table:table-cell>
          <table:table-cell office:value-type="float" office:value="194.7702">
            <text:p>194.7702</text:p>
          </table:table-cell>
          <table:table-cell office:value-type="float" office:value="24.4618">
            <text:p>24.4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4.139">
            <text:p>4.139</text:p>
          </table:table-cell>
          <table:table-cell table:formula="of:=ROUND([.J21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SDSS J125852.70+242357.5</text:p>
          </table:table-cell>
          <table:table-cell office:value-type="float" office:value="194.7196">
            <text:p>194.7196</text:p>
          </table:table-cell>
          <table:table-cell office:value-type="float" office:value="24.39931">
            <text:p>24.399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3.942">
            <text:p>3.942</text:p>
          </table:table-cell>
          <table:table-cell table:formula="of:=ROUND([.J21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SDSS J125835.15+243031.0</text:p>
          </table:table-cell>
          <table:table-cell office:value-type="float" office:value="194.64649">
            <text:p>194.64649</text:p>
          </table:table-cell>
          <table:table-cell office:value-type="float" office:value="24.50864">
            <text:p>24.508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g</text:p>
          </table:table-cell>
          <table:table-cell office:value-type="float" office:value="3.881">
            <text:p>3.881</text:p>
          </table:table-cell>
          <table:table-cell table:formula="of:=ROUND([.J21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MAPS-NGP O_379_0244547</text:p>
          </table:table-cell>
          <table:table-cell office:value-type="float" office:value="194.70867">
            <text:p>194.70867</text:p>
          </table:table-cell>
          <table:table-cell office:value-type="float" office:value="24.37936">
            <text:p>24.3793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8.25">
            <text:p>18.25</text:p>
          </table:table-cell>
          <table:table-cell office:value-type="float" office:value="4.953">
            <text:p>4.953</text:p>
          </table:table-cell>
          <table:table-cell table:formula="of:=ROUND([.J22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SDSS J125850.02+242245.9</text:p>
          </table:table-cell>
          <table:table-cell office:value-type="float" office:value="194.70846">
            <text:p>194.70846</text:p>
          </table:table-cell>
          <table:table-cell office:value-type="float" office:value="24.37942">
            <text:p>24.37942</text:p>
          </table:table-cell>
          <table:table-cell office:value-type="string">
            <text:p>G</text:p>
          </table:table-cell>
          <table:table-cell office:value-type="float" office:value="22894">
            <text:p>22894</text:p>
          </table:table-cell>
          <table:table-cell office:value-type="float" office:value="0.076367">
            <text:p>0.076367</text:p>
          </table:table-cell>
          <table:table-cell office:value-type="string">
            <text:p><text:s text:c="4"/></text:p>
          </table:table-cell>
          <table:table-cell office:value-type="string">
            <text:p><text:s text:c="5"/></text:p>
          </table:table-cell>
          <table:table-cell office:value-type="float" office:value="4.948">
            <text:p>4.948</text:p>
          </table:table-cell>
          <table:table-cell table:formula="of:=ROUND([.J221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SDSS J125834.76+242336.7</text:p>
          </table:table-cell>
          <table:table-cell office:value-type="float" office:value="194.64486">
            <text:p>194.64486</text:p>
          </table:table-cell>
          <table:table-cell office:value-type="float" office:value="24.39354">
            <text:p>24.39354</text:p>
          </table:table-cell>
          <table:table-cell office:value-type="string">
            <text:p>G</text:p>
          </table:table-cell>
          <table:table-cell office:value-type="float" office:value="6769">
            <text:p>6769</text:p>
          </table:table-cell>
          <table:table-cell office:value-type="float" office:value="0.022579">
            <text:p>0.022579</text:p>
          </table:table-cell>
          <table:table-cell office:value-type="string">
            <text:p><text:s text:c="4"/></text:p>
          </table:table-cell>
          <table:table-cell office:value-type="string">
            <text:p>17.3g</text:p>
          </table:table-cell>
          <table:table-cell office:value-type="float" office:value="4.864">
            <text:p>4.864</text:p>
          </table:table-cell>
          <table:table-cell table:formula="of:=ROUND([.J222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SDSS J125851.67+242315.2</text:p>
          </table:table-cell>
          <table:table-cell office:value-type="float" office:value="194.71531">
            <text:p>194.71531</text:p>
          </table:table-cell>
          <table:table-cell office:value-type="float" office:value="24.38757">
            <text:p>24.38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g</text:p>
          </table:table-cell>
          <table:table-cell office:value-type="float" office:value="4.544">
            <text:p>4.544</text:p>
          </table:table-cell>
          <table:table-cell table:formula="of:=ROUND([.J22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SDSS J125830.27+243129.5</text:p>
          </table:table-cell>
          <table:table-cell office:value-type="float" office:value="194.62615">
            <text:p>194.62615</text:p>
          </table:table-cell>
          <table:table-cell office:value-type="float" office:value="24.52487">
            <text:p>24.524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g</text:p>
          </table:table-cell>
          <table:table-cell office:value-type="float" office:value="5.351">
            <text:p>5.351</text:p>
          </table:table-cell>
          <table:table-cell table:formula="of:=ROUND([.J22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SDSS J125826.48+242605.6</text:p>
          </table:table-cell>
          <table:table-cell office:value-type="float" office:value="194.61036">
            <text:p>194.61036</text:p>
          </table:table-cell>
          <table:table-cell office:value-type="float" office:value="24.4349">
            <text:p>24.43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4.849">
            <text:p>4.849</text:p>
          </table:table-cell>
          <table:table-cell table:formula="of:=ROUND([.J22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DSS J125826.97+242827.4</text:p>
          </table:table-cell>
          <table:table-cell office:value-type="float" office:value="194.61239">
            <text:p>194.61239</text:p>
          </table:table-cell>
          <table:table-cell office:value-type="float" office:value="24.4743">
            <text:p>24.4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4.551">
            <text:p>4.551</text:p>
          </table:table-cell>
          <table:table-cell table:formula="of:=ROUND([.J22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SDSS J125846.42+243254.7</text:p>
          </table:table-cell>
          <table:table-cell office:value-type="float" office:value="194.69342">
            <text:p>194.69342</text:p>
          </table:table-cell>
          <table:table-cell office:value-type="float" office:value="24.54854">
            <text:p>24.54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5.26">
            <text:p>5.26</text:p>
          </table:table-cell>
          <table:table-cell table:formula="of:=ROUND([.J2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DSS J125835.84+243129.1</text:p>
          </table:table-cell>
          <table:table-cell office:value-type="float" office:value="194.64934">
            <text:p>194.64934</text:p>
          </table:table-cell>
          <table:table-cell office:value-type="float" office:value="24.52476">
            <text:p>24.524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4.555">
            <text:p>4.555</text:p>
          </table:table-cell>
          <table:table-cell table:formula="of:=ROUND([.J22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SDSS J125852.04+242252.9</text:p>
          </table:table-cell>
          <table:table-cell office:value-type="float" office:value="194.71687">
            <text:p>194.71687</text:p>
          </table:table-cell>
          <table:table-cell office:value-type="float" office:value="24.38136">
            <text:p>24.381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4.926">
            <text:p>4.926</text:p>
          </table:table-cell>
          <table:table-cell table:formula="of:=ROUND([.J2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SDSS J125859.71+242414.6</text:p>
          </table:table-cell>
          <table:table-cell office:value-type="float" office:value="194.74882">
            <text:p>194.74882</text:p>
          </table:table-cell>
          <table:table-cell office:value-type="float" office:value="24.40408">
            <text:p>24.40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4.522">
            <text:p>4.522</text:p>
          </table:table-cell>
          <table:table-cell table:formula="of:=ROUND([.J2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SDSS J125853.70+242259.8</text:p>
          </table:table-cell>
          <table:table-cell office:value-type="float" office:value="194.72379">
            <text:p>194.72379</text:p>
          </table:table-cell>
          <table:table-cell office:value-type="float" office:value="24.38329">
            <text:p>24.383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4.924">
            <text:p>4.924</text:p>
          </table:table-cell>
          <table:table-cell table:formula="of:=ROUND([.J23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SDSS J125845.81+243215.1</text:p>
          </table:table-cell>
          <table:table-cell office:value-type="float" office:value="194.6909">
            <text:p>194.6909</text:p>
          </table:table-cell>
          <table:table-cell office:value-type="float" office:value="24.53754">
            <text:p>24.53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4.603">
            <text:p>4.603</text:p>
          </table:table-cell>
          <table:table-cell table:formula="of:=ROUND([.J2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SDSS J125856.90+242323.0</text:p>
          </table:table-cell>
          <table:table-cell office:value-type="float" office:value="194.73711">
            <text:p>194.73711</text:p>
          </table:table-cell>
          <table:table-cell office:value-type="float" office:value="24.38972">
            <text:p>24.38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4.865">
            <text:p>4.865</text:p>
          </table:table-cell>
          <table:table-cell table:formula="of:=ROUND([.J2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DSS J125908.18+242647.0</text:p>
          </table:table-cell>
          <table:table-cell office:value-type="float" office:value="194.78409">
            <text:p>194.78409</text:p>
          </table:table-cell>
          <table:table-cell office:value-type="float" office:value="24.44641">
            <text:p>24.446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4.974">
            <text:p>4.974</text:p>
          </table:table-cell>
          <table:table-cell table:formula="of:=ROUND([.J23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SDSS J125906.61+242724.7</text:p>
          </table:table-cell>
          <table:table-cell office:value-type="float" office:value="194.77757">
            <text:p>194.77757</text:p>
          </table:table-cell>
          <table:table-cell office:value-type="float" office:value="24.45686">
            <text:p>24.45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548">
            <text:p>4.548</text:p>
          </table:table-cell>
          <table:table-cell table:formula="of:=ROUND([.J23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SDSS J125906.86+242721.0</text:p>
          </table:table-cell>
          <table:table-cell office:value-type="float" office:value="194.7786">
            <text:p>194.7786</text:p>
          </table:table-cell>
          <table:table-cell office:value-type="float" office:value="24.45584">
            <text:p>24.455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608">
            <text:p>4.608</text:p>
          </table:table-cell>
          <table:table-cell table:formula="of:=ROUND([.J23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SDSS J125852.62+243230.6</text:p>
          </table:table-cell>
          <table:table-cell office:value-type="float" office:value="194.71925">
            <text:p>194.71925</text:p>
          </table:table-cell>
          <table:table-cell office:value-type="float" office:value="24.54184">
            <text:p>24.541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043">
            <text:p>5.043</text:p>
          </table:table-cell>
          <table:table-cell table:formula="of:=ROUND([.J23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SDSS J125835.26+242313.6</text:p>
          </table:table-cell>
          <table:table-cell office:value-type="float" office:value="194.64694">
            <text:p>194.64694</text:p>
          </table:table-cell>
          <table:table-cell office:value-type="float" office:value="24.38714">
            <text:p>24.387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129">
            <text:p>5.129</text:p>
          </table:table-cell>
          <table:table-cell table:formula="of:=ROUND([.J23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SDSS J125843.31+243253.2</text:p>
          </table:table-cell>
          <table:table-cell office:value-type="float" office:value="194.68049">
            <text:p>194.68049</text:p>
          </table:table-cell>
          <table:table-cell office:value-type="float" office:value="24.54813">
            <text:p>24.54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289">
            <text:p>5.289</text:p>
          </table:table-cell>
          <table:table-cell table:formula="of:=ROUND([.J2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SDSS J125836.60+242337.9</text:p>
          </table:table-cell>
          <table:table-cell office:value-type="float" office:value="194.65254">
            <text:p>194.65254</text:p>
          </table:table-cell>
          <table:table-cell office:value-type="float" office:value="24.39387">
            <text:p>24.39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626">
            <text:p>4.626</text:p>
          </table:table-cell>
          <table:table-cell table:formula="of:=ROUND([.J24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SDSS J125827.00+242850.1</text:p>
          </table:table-cell>
          <table:table-cell office:value-type="float" office:value="194.6125">
            <text:p>194.6125</text:p>
          </table:table-cell>
          <table:table-cell office:value-type="float" office:value="24.48059">
            <text:p>24.48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627">
            <text:p>4.627</text:p>
          </table:table-cell>
          <table:table-cell table:formula="of:=ROUND([.J24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SDSS J125829.63+242434.3</text:p>
          </table:table-cell>
          <table:table-cell office:value-type="float" office:value="194.62348">
            <text:p>194.62348</text:p>
          </table:table-cell>
          <table:table-cell office:value-type="float" office:value="24.40954">
            <text:p>24.409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95">
            <text:p>4.95</text:p>
          </table:table-cell>
          <table:table-cell table:formula="of:=ROUND([.J24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SDSS J125851.91+242222.8</text:p>
          </table:table-cell>
          <table:table-cell office:value-type="float" office:value="194.7163">
            <text:p>194.7163</text:p>
          </table:table-cell>
          <table:table-cell office:value-type="float" office:value="24.37302">
            <text:p>24.37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406">
            <text:p>5.406</text:p>
          </table:table-cell>
          <table:table-cell table:formula="of:=ROUND([.J24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SDSS J125825.31+243012.3</text:p>
          </table:table-cell>
          <table:table-cell office:value-type="float" office:value="194.60547">
            <text:p>194.60547</text:p>
          </table:table-cell>
          <table:table-cell office:value-type="float" office:value="24.50342">
            <text:p>24.50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487">
            <text:p>5.487</text:p>
          </table:table-cell>
          <table:table-cell table:formula="of:=ROUND([.J24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SDSS J125905.39+242539.5</text:p>
          </table:table-cell>
          <table:table-cell office:value-type="float" office:value="194.77247">
            <text:p>194.77247</text:p>
          </table:table-cell>
          <table:table-cell office:value-type="float" office:value="24.42765">
            <text:p>24.427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707">
            <text:p>4.707</text:p>
          </table:table-cell>
          <table:table-cell table:formula="of:=ROUND([.J24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SDSS J125843.32+242257.2</text:p>
          </table:table-cell>
          <table:table-cell office:value-type="float" office:value="194.68053">
            <text:p>194.68053</text:p>
          </table:table-cell>
          <table:table-cell office:value-type="float" office:value="24.38257">
            <text:p>24.38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76">
            <text:p>4.76</text:p>
          </table:table-cell>
          <table:table-cell table:formula="of:=ROUND([.J24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SDSS J125836.29+243150.1</text:p>
          </table:table-cell>
          <table:table-cell office:value-type="float" office:value="194.65123">
            <text:p>194.65123</text:p>
          </table:table-cell>
          <table:table-cell office:value-type="float" office:value="24.53058">
            <text:p>24.530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801">
            <text:p>4.801</text:p>
          </table:table-cell>
          <table:table-cell table:formula="of:=ROUND([.J24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SDSS J125834.95+243201.5</text:p>
          </table:table-cell>
          <table:table-cell office:value-type="float" office:value="194.64563">
            <text:p>194.64563</text:p>
          </table:table-cell>
          <table:table-cell office:value-type="float" office:value="24.53376">
            <text:p>24.533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12">
            <text:p>5.12</text:p>
          </table:table-cell>
          <table:table-cell table:formula="of:=ROUND([.J24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SDSS J125824.46+242636.8</text:p>
          </table:table-cell>
          <table:table-cell office:value-type="float" office:value="194.60195">
            <text:p>194.60195</text:p>
          </table:table-cell>
          <table:table-cell office:value-type="float" office:value="24.44358">
            <text:p>24.443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156">
            <text:p>5.156</text:p>
          </table:table-cell>
          <table:table-cell table:formula="of:=ROUND([.J24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SDSS J125827.48+243050.6</text:p>
          </table:table-cell>
          <table:table-cell office:value-type="float" office:value="194.61452">
            <text:p>194.61452</text:p>
          </table:table-cell>
          <table:table-cell office:value-type="float" office:value="24.51407">
            <text:p>24.51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405">
            <text:p>5.405</text:p>
          </table:table-cell>
          <table:table-cell table:formula="of:=ROUND([.J25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SDSS J125831.85+243058.1</text:p>
          </table:table-cell>
          <table:table-cell office:value-type="float" office:value="194.63274">
            <text:p>194.63274</text:p>
          </table:table-cell>
          <table:table-cell office:value-type="float" office:value="24.51614">
            <text:p>24.51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726">
            <text:p>4.726</text:p>
          </table:table-cell>
          <table:table-cell table:formula="of:=ROUND([.J25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SDSS J125836.16+243234.6</text:p>
          </table:table-cell>
          <table:table-cell office:value-type="float" office:value="194.65067">
            <text:p>194.65067</text:p>
          </table:table-cell>
          <table:table-cell office:value-type="float" office:value="24.54297">
            <text:p>24.54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5.474">
            <text:p>5.474</text:p>
          </table:table-cell>
          <table:table-cell table:formula="of:=ROUND([.J25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DSS J125842.69+242308.3</text:p>
          </table:table-cell>
          <table:table-cell office:value-type="float" office:value="194.6779">
            <text:p>194.6779</text:p>
          </table:table-cell>
          <table:table-cell office:value-type="float" office:value="24.38564">
            <text:p>24.38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604">
            <text:p>4.604</text:p>
          </table:table-cell>
          <table:table-cell table:formula="of:=ROUND([.J25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SDSS J125907.07+242623.0</text:p>
          </table:table-cell>
          <table:table-cell office:value-type="float" office:value="194.77949">
            <text:p>194.77949</text:p>
          </table:table-cell>
          <table:table-cell office:value-type="float" office:value="24.43975">
            <text:p>24.439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817">
            <text:p>4.817</text:p>
          </table:table-cell>
          <table:table-cell table:formula="of:=ROUND([.J25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SDSS J125825.39+242904.9</text:p>
          </table:table-cell>
          <table:table-cell office:value-type="float" office:value="194.60582">
            <text:p>194.60582</text:p>
          </table:table-cell>
          <table:table-cell office:value-type="float" office:value="24.48472">
            <text:p>24.48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045">
            <text:p>5.045</text:p>
          </table:table-cell>
          <table:table-cell table:formula="of:=ROUND([.J25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SDSS J125836.68+242307.0</text:p>
          </table:table-cell>
          <table:table-cell office:value-type="float" office:value="194.65285">
            <text:p>194.65285</text:p>
          </table:table-cell>
          <table:table-cell office:value-type="float" office:value="24.38529">
            <text:p>24.38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072">
            <text:p>5.072</text:p>
          </table:table-cell>
          <table:table-cell table:formula="of:=ROUND([.J25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SDSS J125834.71+242351.3</text:p>
          </table:table-cell>
          <table:table-cell office:value-type="float" office:value="194.64463">
            <text:p>194.64463</text:p>
          </table:table-cell>
          <table:table-cell office:value-type="float" office:value="24.39761">
            <text:p>24.397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67">
            <text:p>4.67</text:p>
          </table:table-cell>
          <table:table-cell table:formula="of:=ROUND([.J25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SDSS J125839.06+242321.2</text:p>
          </table:table-cell>
          <table:table-cell office:value-type="float" office:value="194.66278">
            <text:p>194.66278</text:p>
          </table:table-cell>
          <table:table-cell office:value-type="float" office:value="24.38923">
            <text:p>24.389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633">
            <text:p>4.633</text:p>
          </table:table-cell>
          <table:table-cell table:formula="of:=ROUND([.J25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DSS J125851.24+242304.2</text:p>
          </table:table-cell>
          <table:table-cell office:value-type="float" office:value="194.71352">
            <text:p>194.71352</text:p>
          </table:table-cell>
          <table:table-cell office:value-type="float" office:value="24.38452">
            <text:p>24.384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699">
            <text:p>4.699</text:p>
          </table:table-cell>
          <table:table-cell table:formula="of:=ROUND([.J25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SDSS J125835.83+243202.3</text:p>
          </table:table-cell>
          <table:table-cell office:value-type="float" office:value="194.64933">
            <text:p>194.64933</text:p>
          </table:table-cell>
          <table:table-cell office:value-type="float" office:value="24.534">
            <text:p>24.5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03">
            <text:p>5.03</text:p>
          </table:table-cell>
          <table:table-cell table:formula="of:=ROUND([.J26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DSS J125908.55+242649.6</text:p>
          </table:table-cell>
          <table:table-cell office:value-type="float" office:value="194.78565">
            <text:p>194.78565</text:p>
          </table:table-cell>
          <table:table-cell office:value-type="float" office:value="24.44714">
            <text:p>24.447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051">
            <text:p>5.051</text:p>
          </table:table-cell>
          <table:table-cell table:formula="of:=ROUND([.J26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SDSS J125837.22+243224.8</text:p>
          </table:table-cell>
          <table:table-cell office:value-type="float" office:value="194.65508">
            <text:p>194.65508</text:p>
          </table:table-cell>
          <table:table-cell office:value-type="float" office:value="24.54024">
            <text:p>24.540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223">
            <text:p>5.223</text:p>
          </table:table-cell>
          <table:table-cell table:formula="of:=ROUND([.J26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SDSS J125855.53+243244.3</text:p>
          </table:table-cell>
          <table:table-cell office:value-type="float" office:value="194.73141">
            <text:p>194.73141</text:p>
          </table:table-cell>
          <table:table-cell office:value-type="float" office:value="24.54564">
            <text:p>24.54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472">
            <text:p>5.472</text:p>
          </table:table-cell>
          <table:table-cell table:formula="of:=ROUND([.J26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SDSS J125854.33+243157.3</text:p>
          </table:table-cell>
          <table:table-cell office:value-type="float" office:value="194.7264">
            <text:p>194.7264</text:p>
          </table:table-cell>
          <table:table-cell office:value-type="float" office:value="24.5326">
            <text:p>24.5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644">
            <text:p>4.644</text:p>
          </table:table-cell>
          <table:table-cell table:formula="of:=ROUND([.J26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DSS J125838.17+242247.0</text:p>
          </table:table-cell>
          <table:table-cell office:value-type="float" office:value="194.65907">
            <text:p>194.65907</text:p>
          </table:table-cell>
          <table:table-cell office:value-type="float" office:value="24.37973">
            <text:p>24.37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238">
            <text:p>5.238</text:p>
          </table:table-cell>
          <table:table-cell table:formula="of:=ROUND([.J26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SDSS J125849.19+243257.9</text:p>
          </table:table-cell>
          <table:table-cell office:value-type="float" office:value="194.70497">
            <text:p>194.70497</text:p>
          </table:table-cell>
          <table:table-cell office:value-type="float" office:value="24.54944">
            <text:p>24.54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344">
            <text:p>5.344</text:p>
          </table:table-cell>
          <table:table-cell table:formula="of:=ROUND([.J26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SDSS J125853.54+242324.1</text:p>
          </table:table-cell>
          <table:table-cell office:value-type="float" office:value="194.72311">
            <text:p>194.72311</text:p>
          </table:table-cell>
          <table:table-cell office:value-type="float" office:value="24.39003">
            <text:p>24.39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531">
            <text:p>4.531</text:p>
          </table:table-cell>
          <table:table-cell table:formula="of:=ROUND([.J26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SDSS J125845.07+243231.0</text:p>
          </table:table-cell>
          <table:table-cell office:value-type="float" office:value="194.68781">
            <text:p>194.68781</text:p>
          </table:table-cell>
          <table:table-cell office:value-type="float" office:value="24.54195">
            <text:p>24.541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877">
            <text:p>4.877</text:p>
          </table:table-cell>
          <table:table-cell table:formula="of:=ROUND([.J26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SDSS J125909.60+242659.9</text:p>
          </table:table-cell>
          <table:table-cell office:value-type="float" office:value="194.79002">
            <text:p>194.79002</text:p>
          </table:table-cell>
          <table:table-cell office:value-type="float" office:value="24.44998">
            <text:p>24.449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263">
            <text:p>5.263</text:p>
          </table:table-cell>
          <table:table-cell table:formula="of:=ROUND([.J26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SDSS J125849.78+242254.0</text:p>
          </table:table-cell>
          <table:table-cell office:value-type="float" office:value="194.70746">
            <text:p>194.70746</text:p>
          </table:table-cell>
          <table:table-cell office:value-type="float" office:value="24.38167">
            <text:p>24.38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806">
            <text:p>4.806</text:p>
          </table:table-cell>
          <table:table-cell table:formula="of:=ROUND([.J27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DSS J125902.83+242429.2</text:p>
          </table:table-cell>
          <table:table-cell office:value-type="float" office:value="194.76183">
            <text:p>194.76183</text:p>
          </table:table-cell>
          <table:table-cell office:value-type="float" office:value="24.40814">
            <text:p>24.40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856">
            <text:p>4.856</text:p>
          </table:table-cell>
          <table:table-cell table:formula="of:=ROUND([.J27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SDSS J125826.36+242550.6</text:p>
          </table:table-cell>
          <table:table-cell office:value-type="float" office:value="194.60984">
            <text:p>194.60984</text:p>
          </table:table-cell>
          <table:table-cell office:value-type="float" office:value="24.43073">
            <text:p>24.43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961">
            <text:p>4.961</text:p>
          </table:table-cell>
          <table:table-cell table:formula="of:=ROUND([.J27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SDSS J125825.60+242934.8</text:p>
          </table:table-cell>
          <table:table-cell office:value-type="float" office:value="194.60669">
            <text:p>194.60669</text:p>
          </table:table-cell>
          <table:table-cell office:value-type="float" office:value="24.49302">
            <text:p>24.49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164">
            <text:p>5.164</text:p>
          </table:table-cell>
          <table:table-cell table:formula="of:=ROUND([.J27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SDSS J125826.42+242451.3</text:p>
          </table:table-cell>
          <table:table-cell office:value-type="float" office:value="194.61011">
            <text:p>194.61011</text:p>
          </table:table-cell>
          <table:table-cell office:value-type="float" office:value="24.41425">
            <text:p>24.41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388">
            <text:p>5.388</text:p>
          </table:table-cell>
          <table:table-cell table:formula="of:=ROUND([.J27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DSS J125828.58+242401.1</text:p>
          </table:table-cell>
          <table:table-cell office:value-type="float" office:value="194.6191">
            <text:p>194.6191</text:p>
          </table:table-cell>
          <table:table-cell office:value-type="float" office:value="24.40031">
            <text:p>24.40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49">
            <text:p>5.49</text:p>
          </table:table-cell>
          <table:table-cell table:formula="of:=ROUND([.J27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SDSS J125901.80+242358.4</text:p>
          </table:table-cell>
          <table:table-cell office:value-type="float" office:value="194.7575">
            <text:p>194.7575</text:p>
          </table:table-cell>
          <table:table-cell office:value-type="float" office:value="24.39958">
            <text:p>24.39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041">
            <text:p>5.041</text:p>
          </table:table-cell>
          <table:table-cell table:formula="of:=ROUND([.J27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SDSS J125857.77+242305.0</text:p>
          </table:table-cell>
          <table:table-cell office:value-type="float" office:value="194.74074">
            <text:p>194.74074</text:p>
          </table:table-cell>
          <table:table-cell office:value-type="float" office:value="24.38475">
            <text:p>24.38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222">
            <text:p>5.222</text:p>
          </table:table-cell>
          <table:table-cell table:formula="of:=ROUND([.J27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DSS J125901.07+242326.6</text:p>
          </table:table-cell>
          <table:table-cell office:value-type="float" office:value="194.75448">
            <text:p>194.75448</text:p>
          </table:table-cell>
          <table:table-cell office:value-type="float" office:value="24.39073">
            <text:p>24.39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337">
            <text:p>5.337</text:p>
          </table:table-cell>
          <table:table-cell table:formula="of:=ROUND([.J27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SDSS J125852.37+243225.2</text:p>
          </table:table-cell>
          <table:table-cell office:value-type="float" office:value="194.71822">
            <text:p>194.71822</text:p>
          </table:table-cell>
          <table:table-cell office:value-type="float" office:value="24.54034">
            <text:p>24.54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941">
            <text:p>4.941</text:p>
          </table:table-cell>
          <table:table-cell table:formula="of:=ROUND([.J27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SDSS J125829.56+243057.2</text:p>
          </table:table-cell>
          <table:table-cell office:value-type="float" office:value="194.6232">
            <text:p>194.6232</text:p>
          </table:table-cell>
          <table:table-cell office:value-type="float" office:value="24.5159">
            <text:p>24.5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101">
            <text:p>5.101</text:p>
          </table:table-cell>
          <table:table-cell table:formula="of:=ROUND([.J28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SDSS J125841.13+242232.3</text:p>
          </table:table-cell>
          <table:table-cell office:value-type="float" office:value="194.6714">
            <text:p>194.6714</text:p>
          </table:table-cell>
          <table:table-cell office:value-type="float" office:value="24.37565">
            <text:p>24.37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266">
            <text:p>5.266</text:p>
          </table:table-cell>
          <table:table-cell table:formula="of:=ROUND([.J28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DSS J125908.32+243004.0</text:p>
          </table:table-cell>
          <table:table-cell office:value-type="float" office:value="194.7847">
            <text:p>194.7847</text:p>
          </table:table-cell>
          <table:table-cell office:value-type="float" office:value="24.50112">
            <text:p>24.501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489">
            <text:p>5.489</text:p>
          </table:table-cell>
          <table:table-cell table:formula="of:=ROUND([.J28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DSS J125905.13+242527.1</text:p>
          </table:table-cell>
          <table:table-cell office:value-type="float" office:value="194.77139">
            <text:p>194.77139</text:p>
          </table:table-cell>
          <table:table-cell office:value-type="float" office:value="24.4242">
            <text:p>24.42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746">
            <text:p>4.746</text:p>
          </table:table-cell>
          <table:table-cell table:formula="of:=ROUND([.J28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SDSS J125901.32+242414.5</text:p>
          </table:table-cell>
          <table:table-cell office:value-type="float" office:value="194.75552">
            <text:p>194.75552</text:p>
          </table:table-cell>
          <table:table-cell office:value-type="float" office:value="24.40403">
            <text:p>24.40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772">
            <text:p>4.772</text:p>
          </table:table-cell>
          <table:table-cell table:formula="of:=ROUND([.J28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SDSS J125902.20+242417.2</text:p>
          </table:table-cell>
          <table:table-cell office:value-type="float" office:value="194.75918">
            <text:p>194.75918</text:p>
          </table:table-cell>
          <table:table-cell office:value-type="float" office:value="24.40478">
            <text:p>24.404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883">
            <text:p>4.883</text:p>
          </table:table-cell>
          <table:table-cell table:formula="of:=ROUND([.J28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DSS J125854.83+243215.8</text:p>
          </table:table-cell>
          <table:table-cell office:value-type="float" office:value="194.72848">
            <text:p>194.72848</text:p>
          </table:table-cell>
          <table:table-cell office:value-type="float" office:value="24.53773">
            <text:p>24.53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972">
            <text:p>4.972</text:p>
          </table:table-cell>
          <table:table-cell table:formula="of:=ROUND([.J28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SDSS J125858.38+242305.8</text:p>
          </table:table-cell>
          <table:table-cell office:value-type="float" office:value="194.74328">
            <text:p>194.74328</text:p>
          </table:table-cell>
          <table:table-cell office:value-type="float" office:value="24.38496">
            <text:p>24.384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28">
            <text:p>5.28</text:p>
          </table:table-cell>
          <table:table-cell table:formula="of:=ROUND([.J28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SDSS J125909.83+242719.4</text:p>
          </table:table-cell>
          <table:table-cell office:value-type="float" office:value="194.79096">
            <text:p>194.79096</text:p>
          </table:table-cell>
          <table:table-cell office:value-type="float" office:value="24.45541">
            <text:p>24.45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283">
            <text:p>5.283</text:p>
          </table:table-cell>
          <table:table-cell table:formula="of:=ROUND([.J28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DSS J125907.33+242854.6</text:p>
          </table:table-cell>
          <table:table-cell office:value-type="float" office:value="194.78055">
            <text:p>194.78055</text:p>
          </table:table-cell>
          <table:table-cell office:value-type="float" office:value="24.48184">
            <text:p>24.481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869">
            <text:p>4.869</text:p>
          </table:table-cell>
          <table:table-cell table:formula="of:=ROUND([.J28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DSS J125832.41+242349.5</text:p>
          </table:table-cell>
          <table:table-cell office:value-type="float" office:value="194.63508">
            <text:p>194.63508</text:p>
          </table:table-cell>
          <table:table-cell office:value-type="float" office:value="24.39711">
            <text:p>24.39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015">
            <text:p>5.015</text:p>
          </table:table-cell>
          <table:table-cell table:formula="of:=ROUND([.J29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SDSS J125834.67+243159.7</text:p>
          </table:table-cell>
          <table:table-cell office:value-type="float" office:value="194.64448">
            <text:p>194.64448</text:p>
          </table:table-cell>
          <table:table-cell office:value-type="float" office:value="24.53326">
            <text:p>24.53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128">
            <text:p>5.128</text:p>
          </table:table-cell>
          <table:table-cell table:formula="of:=ROUND([.J29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SDSS J125850.32+242215.2</text:p>
          </table:table-cell>
          <table:table-cell office:value-type="float" office:value="194.70967">
            <text:p>194.70967</text:p>
          </table:table-cell>
          <table:table-cell office:value-type="float" office:value="24.37091">
            <text:p>24.370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462">
            <text:p>5.462</text:p>
          </table:table-cell>
          <table:table-cell table:formula="of:=ROUND([.J29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SDSS J125830.43+243029.3</text:p>
          </table:table-cell>
          <table:table-cell office:value-type="float" office:value="194.62681">
            <text:p>194.62681</text:p>
          </table:table-cell>
          <table:table-cell office:value-type="float" office:value="24.50815">
            <text:p>24.508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655">
            <text:p>4.655</text:p>
          </table:table-cell>
          <table:table-cell table:formula="of:=ROUND([.J29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SDSS J125859.10+242348.3</text:p>
          </table:table-cell>
          <table:table-cell office:value-type="float" office:value="194.74629">
            <text:p>194.74629</text:p>
          </table:table-cell>
          <table:table-cell office:value-type="float" office:value="24.39676">
            <text:p>24.396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778">
            <text:p>4.778</text:p>
          </table:table-cell>
          <table:table-cell table:formula="of:=ROUND([.J29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SDSS J125850.06+242229.5</text:p>
          </table:table-cell>
          <table:table-cell office:value-type="float" office:value="194.70858">
            <text:p>194.70858</text:p>
          </table:table-cell>
          <table:table-cell office:value-type="float" office:value="24.37488">
            <text:p>24.37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218">
            <text:p>5.218</text:p>
          </table:table-cell>
          <table:table-cell table:formula="of:=ROUND([.J29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SDSS J125840.67+243243.8</text:p>
          </table:table-cell>
          <table:table-cell office:value-type="float" office:value="194.6695">
            <text:p>194.6695</text:p>
          </table:table-cell>
          <table:table-cell office:value-type="float" office:value="24.54551">
            <text:p>24.54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257">
            <text:p>5.257</text:p>
          </table:table-cell>
          <table:table-cell table:formula="of:=ROUND([.J29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SDSS J125835.71+243227.5</text:p>
          </table:table-cell>
          <table:table-cell office:value-type="float" office:value="194.64882">
            <text:p>194.64882</text:p>
          </table:table-cell>
          <table:table-cell office:value-type="float" office:value="24.54098">
            <text:p>24.54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413">
            <text:p>5.413</text:p>
          </table:table-cell>
          <table:table-cell table:formula="of:=ROUND([.J29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SDSS J125903.44+243025.4</text:p>
          </table:table-cell>
          <table:table-cell office:value-type="float" office:value="194.76435">
            <text:p>194.76435</text:p>
          </table:table-cell>
          <table:table-cell office:value-type="float" office:value="24.50708">
            <text:p>24.50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718">
            <text:p>4.718</text:p>
          </table:table-cell>
          <table:table-cell table:formula="of:=ROUND([.J29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SDSS J125853.05+243211.8</text:p>
          </table:table-cell>
          <table:table-cell office:value-type="float" office:value="194.72108">
            <text:p>194.72108</text:p>
          </table:table-cell>
          <table:table-cell office:value-type="float" office:value="24.53661">
            <text:p>24.53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771">
            <text:p>4.771</text:p>
          </table:table-cell>
          <table:table-cell table:formula="of:=ROUND([.J29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SDSS J125827.47+242538.5</text:p>
          </table:table-cell>
          <table:table-cell office:value-type="float" office:value="194.61449">
            <text:p>194.61449</text:p>
          </table:table-cell>
          <table:table-cell office:value-type="float" office:value="24.42737">
            <text:p>24.42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806">
            <text:p>4.806</text:p>
          </table:table-cell>
          <table:table-cell table:formula="of:=ROUND([.J30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SDSS J125852.74+242250.8</text:p>
          </table:table-cell>
          <table:table-cell office:value-type="float" office:value="194.71979">
            <text:p>194.71979</text:p>
          </table:table-cell>
          <table:table-cell office:value-type="float" office:value="24.38079">
            <text:p>24.38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002">
            <text:p>5.002</text:p>
          </table:table-cell>
          <table:table-cell table:formula="of:=ROUND([.J30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SDSS J125854.88+243220.5</text:p>
          </table:table-cell>
          <table:table-cell office:value-type="float" office:value="194.72867">
            <text:p>194.72867</text:p>
          </table:table-cell>
          <table:table-cell office:value-type="float" office:value="24.53903">
            <text:p>24.53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048">
            <text:p>5.048</text:p>
          </table:table-cell>
          <table:table-cell table:formula="of:=ROUND([.J30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SDSS J125903.06+242402.8</text:p>
          </table:table-cell>
          <table:table-cell office:value-type="float" office:value="194.76276">
            <text:p>194.76276</text:p>
          </table:table-cell>
          <table:table-cell office:value-type="float" office:value="24.4008">
            <text:p>24.4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19">
            <text:p>5.19</text:p>
          </table:table-cell>
          <table:table-cell table:formula="of:=ROUND([.J30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DSS J125826.31+242503.9</text:p>
          </table:table-cell>
          <table:table-cell office:value-type="float" office:value="194.60966">
            <text:p>194.60966</text:p>
          </table:table-cell>
          <table:table-cell office:value-type="float" office:value="24.41776">
            <text:p>24.41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304">
            <text:p>5.304</text:p>
          </table:table-cell>
          <table:table-cell table:formula="of:=ROUND([.J30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SDSS J125826.22+242850.5</text:p>
          </table:table-cell>
          <table:table-cell office:value-type="float" office:value="194.60926">
            <text:p>194.60926</text:p>
          </table:table-cell>
          <table:table-cell office:value-type="float" office:value="24.4807">
            <text:p>24.4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8">
            <text:p>4.8</text:p>
          </table:table-cell>
          <table:table-cell table:formula="of:=ROUND([.J30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DSS J125826.18+242936.9</text:p>
          </table:table-cell>
          <table:table-cell office:value-type="float" office:value="194.60911">
            <text:p>194.60911</text:p>
          </table:table-cell>
          <table:table-cell office:value-type="float" office:value="24.49358">
            <text:p>24.493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055">
            <text:p>5.055</text:p>
          </table:table-cell>
          <table:table-cell table:formula="of:=ROUND([.J30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SDSS J125824.73+242617.8</text:p>
          </table:table-cell>
          <table:table-cell office:value-type="float" office:value="194.60307">
            <text:p>194.60307</text:p>
          </table:table-cell>
          <table:table-cell office:value-type="float" office:value="24.43828">
            <text:p>24.438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17">
            <text:p>5.17</text:p>
          </table:table-cell>
          <table:table-cell table:formula="of:=ROUND([.J30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SDSS J125830.03+242343.7</text:p>
          </table:table-cell>
          <table:table-cell office:value-type="float" office:value="194.62513">
            <text:p>194.62513</text:p>
          </table:table-cell>
          <table:table-cell office:value-type="float" office:value="24.3955">
            <text:p>24.39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451">
            <text:p>5.451</text:p>
          </table:table-cell>
          <table:table-cell table:formula="of:=ROUND([.J30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SDSS J125909.23+242933.5</text:p>
          </table:table-cell>
          <table:table-cell office:value-type="float" office:value="194.78849">
            <text:p>194.78849</text:p>
          </table:table-cell>
          <table:table-cell office:value-type="float" office:value="24.49264">
            <text:p>24.49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479">
            <text:p>5.479</text:p>
          </table:table-cell>
          <table:table-cell table:formula="of:=ROUND([.J30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SDSS J125836.35+243130.8</text:p>
          </table:table-cell>
          <table:table-cell office:value-type="float" office:value="194.65149">
            <text:p>194.65149</text:p>
          </table:table-cell>
          <table:table-cell office:value-type="float" office:value="24.52524">
            <text:p>24.52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517">
            <text:p>4.517</text:p>
          </table:table-cell>
          <table:table-cell table:formula="of:=ROUND([.J31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DSS J125823.65+242918.9</text:p>
          </table:table-cell>
          <table:table-cell office:value-type="float" office:value="194.59855">
            <text:p>194.59855</text:p>
          </table:table-cell>
          <table:table-cell office:value-type="float" office:value="24.48861">
            <text:p>24.48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493">
            <text:p>5.493</text:p>
          </table:table-cell>
          <table:table-cell table:formula="of:=ROUND([.J31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SDSS J125905.88+242533.6</text:p>
          </table:table-cell>
          <table:table-cell office:value-type="float" office:value="194.77454">
            <text:p>194.77454</text:p>
          </table:table-cell>
          <table:table-cell office:value-type="float" office:value="24.426">
            <text:p>24.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851">
            <text:p>4.851</text:p>
          </table:table-cell>
          <table:table-cell table:formula="of:=ROUND([.J31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SDSS J125903.84+243042.7</text:p>
          </table:table-cell>
          <table:table-cell office:value-type="float" office:value="194.76603">
            <text:p>194.76603</text:p>
          </table:table-cell>
          <table:table-cell office:value-type="float" office:value="24.51187">
            <text:p>24.51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965">
            <text:p>4.965</text:p>
          </table:table-cell>
          <table:table-cell table:formula="of:=ROUND([.J31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DSS J125828.71+243034.0</text:p>
          </table:table-cell>
          <table:table-cell office:value-type="float" office:value="194.61966">
            <text:p>194.61966</text:p>
          </table:table-cell>
          <table:table-cell office:value-type="float" office:value="24.50945">
            <text:p>24.509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015">
            <text:p>5.015</text:p>
          </table:table-cell>
          <table:table-cell table:formula="of:=ROUND([.J31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SDSS J125844.13+242215.7</text:p>
          </table:table-cell>
          <table:table-cell office:value-type="float" office:value="194.68389">
            <text:p>194.68389</text:p>
          </table:table-cell>
          <table:table-cell office:value-type="float" office:value="24.37103">
            <text:p>24.371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422">
            <text:p>5.422</text:p>
          </table:table-cell>
          <table:table-cell table:formula="of:=ROUND([.J31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SDSS J125846.86+242212.3</text:p>
          </table:table-cell>
          <table:table-cell office:value-type="float" office:value="194.69526">
            <text:p>194.69526</text:p>
          </table:table-cell>
          <table:table-cell office:value-type="float" office:value="24.37009">
            <text:p>24.370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448">
            <text:p>5.448</text:p>
          </table:table-cell>
          <table:table-cell table:formula="of:=ROUND([.J31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SDSS J125826.29+242445.5</text:p>
          </table:table-cell>
          <table:table-cell office:value-type="float" office:value="194.60956">
            <text:p>194.60956</text:p>
          </table:table-cell>
          <table:table-cell office:value-type="float" office:value="24.41264">
            <text:p>24.41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465">
            <text:p>5.465</text:p>
          </table:table-cell>
          <table:table-cell table:formula="of:=ROUND([.J31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SDSS J125841.04+242318.6</text:p>
          </table:table-cell>
          <table:table-cell office:value-type="float" office:value="194.67104">
            <text:p>194.67104</text:p>
          </table:table-cell>
          <table:table-cell office:value-type="float" office:value="24.3885">
            <text:p>24.38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527">
            <text:p>4.527</text:p>
          </table:table-cell>
          <table:table-cell table:formula="of:=ROUND([.J31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SDSS J125827.41+242901.6</text:p>
          </table:table-cell>
          <table:table-cell office:value-type="float" office:value="194.61424">
            <text:p>194.61424</text:p>
          </table:table-cell>
          <table:table-cell office:value-type="float" office:value="24.48379">
            <text:p>24.483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589">
            <text:p>4.589</text:p>
          </table:table-cell>
          <table:table-cell table:formula="of:=ROUND([.J31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SDSS J125859.09+242329.1</text:p>
          </table:table-cell>
          <table:table-cell office:value-type="float" office:value="194.74624">
            <text:p>194.74624</text:p>
          </table:table-cell>
          <table:table-cell office:value-type="float" office:value="24.39143">
            <text:p>24.391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038">
            <text:p>5.038</text:p>
          </table:table-cell>
          <table:table-cell table:formula="of:=ROUND([.J32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SDSS J125907.10+242514.5</text:p>
          </table:table-cell>
          <table:table-cell office:value-type="float" office:value="194.7796">
            <text:p>194.7796</text:p>
          </table:table-cell>
          <table:table-cell office:value-type="float" office:value="24.42072">
            <text:p>24.42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24">
            <text:p>5.24</text:p>
          </table:table-cell>
          <table:table-cell table:formula="of:=ROUND([.J32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SDSS J125855.63+243221.3</text:p>
          </table:table-cell>
          <table:table-cell office:value-type="float" office:value="194.73182">
            <text:p>194.73182</text:p>
          </table:table-cell>
          <table:table-cell office:value-type="float" office:value="24.53926">
            <text:p>24.539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127">
            <text:p>5.127</text:p>
          </table:table-cell>
          <table:table-cell table:formula="of:=ROUND([.J32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SDSS J125824.07+242725.6</text:p>
          </table:table-cell>
          <table:table-cell office:value-type="float" office:value="194.60032">
            <text:p>194.60032</text:p>
          </table:table-cell>
          <table:table-cell office:value-type="float" office:value="24.45712">
            <text:p>24.457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144">
            <text:p>5.144</text:p>
          </table:table-cell>
          <table:table-cell table:formula="of:=ROUND([.J32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SDSS J125851.17+242236.1</text:p>
          </table:table-cell>
          <table:table-cell office:value-type="float" office:value="194.71325">
            <text:p>194.71325</text:p>
          </table:table-cell>
          <table:table-cell office:value-type="float" office:value="24.3767">
            <text:p>24.3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155">
            <text:p>5.155</text:p>
          </table:table-cell>
          <table:table-cell table:formula="of:=ROUND([.J32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SDSS J125847.99+243249.2</text:p>
          </table:table-cell>
          <table:table-cell office:value-type="float" office:value="194.69997">
            <text:p>194.69997</text:p>
          </table:table-cell>
          <table:table-cell office:value-type="float" office:value="24.54701">
            <text:p>24.54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176">
            <text:p>5.176</text:p>
          </table:table-cell>
          <table:table-cell table:formula="of:=ROUND([.J32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SDSS J125824.83+242533.6</text:p>
          </table:table-cell>
          <table:table-cell office:value-type="float" office:value="194.60347">
            <text:p>194.60347</text:p>
          </table:table-cell>
          <table:table-cell office:value-type="float" office:value="24.42601">
            <text:p>24.426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391">
            <text:p>5.391</text:p>
          </table:table-cell>
          <table:table-cell table:formula="of:=ROUND([.J32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SDSS J125823.37+242635.4</text:p>
          </table:table-cell>
          <table:table-cell office:value-type="float" office:value="194.59739">
            <text:p>194.59739</text:p>
          </table:table-cell>
          <table:table-cell office:value-type="float" office:value="24.44318">
            <text:p>24.443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405">
            <text:p>5.405</text:p>
          </table:table-cell>
          <table:table-cell table:formula="of:=ROUND([.J3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SDSS J125846.94+243211.6</text:p>
          </table:table-cell>
          <table:table-cell office:value-type="float" office:value="194.6956">
            <text:p>194.6956</text:p>
          </table:table-cell>
          <table:table-cell office:value-type="float" office:value="24.53656">
            <text:p>24.53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541">
            <text:p>4.541</text:p>
          </table:table-cell>
          <table:table-cell table:formula="of:=ROUND([.J32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SDSS J125833.08+243102.4</text:p>
          </table:table-cell>
          <table:table-cell office:value-type="float" office:value="194.63785">
            <text:p>194.63785</text:p>
          </table:table-cell>
          <table:table-cell office:value-type="float" office:value="24.51736">
            <text:p>24.51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4.585">
            <text:p>4.585</text:p>
          </table:table-cell>
          <table:table-cell table:formula="of:=ROUND([.J3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SDSS J125832.86+242319.2</text:p>
          </table:table-cell>
          <table:table-cell office:value-type="float" office:value="194.63694">
            <text:p>194.63694</text:p>
          </table:table-cell>
          <table:table-cell office:value-type="float" office:value="24.38868">
            <text:p>24.388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351">
            <text:p>5.351</text:p>
          </table:table-cell>
          <table:table-cell table:formula="of:=ROUND([.J3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SDSS J125836.90+243206.8</text:p>
          </table:table-cell>
          <table:table-cell office:value-type="float" office:value="194.65378">
            <text:p>194.65378</text:p>
          </table:table-cell>
          <table:table-cell office:value-type="float" office:value="24.53525">
            <text:p>24.53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983">
            <text:p>4.983</text:p>
          </table:table-cell>
          <table:table-cell table:formula="of:=ROUND([.J33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SDSS J125848.92+242235.3</text:p>
          </table:table-cell>
          <table:table-cell office:value-type="float" office:value="194.70384">
            <text:p>194.70384</text:p>
          </table:table-cell>
          <table:table-cell office:value-type="float" office:value="24.37648">
            <text:p>24.37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09">
            <text:p>5.09</text:p>
          </table:table-cell>
          <table:table-cell table:formula="of:=ROUND([.J3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SDSS J125839.79+242233.7</text:p>
          </table:table-cell>
          <table:table-cell office:value-type="float" office:value="194.66582">
            <text:p>194.66582</text:p>
          </table:table-cell>
          <table:table-cell office:value-type="float" office:value="24.37604">
            <text:p>24.376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325">
            <text:p>5.325</text:p>
          </table:table-cell>
          <table:table-cell table:formula="of:=ROUND([.J3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SDSS J125848.25+242255.5</text:p>
          </table:table-cell>
          <table:table-cell office:value-type="float" office:value="194.70107">
            <text:p>194.70107</text:p>
          </table:table-cell>
          <table:table-cell office:value-type="float" office:value="24.38209">
            <text:p>24.382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4.741">
            <text:p>4.741</text:p>
          </table:table-cell>
          <table:table-cell table:formula="of:=ROUND([.J33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SDSS J125904.77+242425.8</text:p>
          </table:table-cell>
          <table:table-cell office:value-type="float" office:value="194.76989">
            <text:p>194.76989</text:p>
          </table:table-cell>
          <table:table-cell office:value-type="float" office:value="24.40719">
            <text:p>24.40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232">
            <text:p>5.232</text:p>
          </table:table-cell>
          <table:table-cell table:formula="of:=ROUND([.J33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SDSS J125902.38+243132.2</text:p>
          </table:table-cell>
          <table:table-cell office:value-type="float" office:value="194.75995">
            <text:p>194.75995</text:p>
          </table:table-cell>
          <table:table-cell office:value-type="float" office:value="24.52563">
            <text:p>24.525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281">
            <text:p>5.281</text:p>
          </table:table-cell>
          <table:table-cell table:formula="of:=ROUND([.J33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SDSS J125905.55+242517.1</text:p>
          </table:table-cell>
          <table:table-cell office:value-type="float" office:value="194.77313">
            <text:p>194.77313</text:p>
          </table:table-cell>
          <table:table-cell office:value-type="float" office:value="24.42144">
            <text:p>24.42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908">
            <text:p>4.908</text:p>
          </table:table-cell>
          <table:table-cell table:formula="of:=ROUND([.J33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SDSS J125827.91+243046.3</text:p>
          </table:table-cell>
          <table:table-cell office:value-type="float" office:value="194.61631">
            <text:p>194.61631</text:p>
          </table:table-cell>
          <table:table-cell office:value-type="float" office:value="24.51288">
            <text:p>24.512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5.284">
            <text:p>5.284</text:p>
          </table:table-cell>
          <table:table-cell table:formula="of:=ROUND([.J33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DSS J125825.42+242940.1</text:p>
          </table:table-cell>
          <table:table-cell office:value-type="float" office:value="194.60592">
            <text:p>194.60592</text:p>
          </table:table-cell>
          <table:table-cell office:value-type="float" office:value="24.49449">
            <text:p>24.49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5.237">
            <text:p>5.237</text:p>
          </table:table-cell>
          <table:table-cell table:formula="of:=ROUND([.J3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DSS J125906.73+242725.6</text:p>
          </table:table-cell>
          <table:table-cell office:value-type="float" office:value="194.77805">
            <text:p>194.77805</text:p>
          </table:table-cell>
          <table:table-cell office:value-type="float" office:value="24.45711">
            <text:p>24.45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4.573">
            <text:p>4.573</text:p>
          </table:table-cell>
          <table:table-cell table:formula="of:=ROUND([.J34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SDSS J125847.81+243243.9</text:p>
          </table:table-cell>
          <table:table-cell office:value-type="float" office:value="194.69921">
            <text:p>194.69921</text:p>
          </table:table-cell>
          <table:table-cell office:value-type="float" office:value="24.54554">
            <text:p>24.545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3g</text:p>
          </table:table-cell>
          <table:table-cell office:value-type="float" office:value="5.086">
            <text:p>5.086</text:p>
          </table:table-cell>
          <table:table-cell table:formula="of:=ROUND([.J34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SDSS J125907.28+242910.0</text:p>
          </table:table-cell>
          <table:table-cell office:value-type="float" office:value="194.78035">
            <text:p>194.78035</text:p>
          </table:table-cell>
          <table:table-cell office:value-type="float" office:value="24.48613">
            <text:p>24.48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4g</text:p>
          </table:table-cell>
          <table:table-cell office:value-type="float" office:value="4.931">
            <text:p>4.931</text:p>
          </table:table-cell>
          <table:table-cell table:formula="of:=ROUND([.J34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GALEXASC J125824.82+242421.0 <text:s/></text:p>
          </table:table-cell>
          <table:table-cell office:value-type="float" office:value="194.60378">
            <text:p>194.60378</text:p>
          </table:table-cell>
          <table:table-cell office:value-type="float" office:value="24.40604">
            <text:p>24.4060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7.22">
            <text:p>17.22</text:p>
          </table:table-cell>
          <table:table-cell office:value-type="float" office:value="5.945">
            <text:p>5.945</text:p>
          </table:table-cell>
          <table:table-cell table:formula="of:=ROUND([.J34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SDSS J125903.09+243245.8</text:p>
          </table:table-cell>
          <table:table-cell office:value-type="float" office:value="194.7629">
            <text:p>194.7629</text:p>
          </table:table-cell>
          <table:table-cell office:value-type="float" office:value="24.54606">
            <text:p>24.54606</text:p>
          </table:table-cell>
          <table:table-cell office:value-type="string">
            <text:p>G</text:p>
          </table:table-cell>
          <table:table-cell office:value-type="float" office:value="38891">
            <text:p>38891</text:p>
          </table:table-cell>
          <table:table-cell office:value-type="float" office:value="0.129727">
            <text:p>0.129727</text:p>
          </table:table-cell>
          <table:table-cell office:value-type="string">
            <text:p><text:s text:c="4"/></text:p>
          </table:table-cell>
          <table:table-cell office:value-type="string">
            <text:p>18.6g</text:p>
          </table:table-cell>
          <table:table-cell office:value-type="float" office:value="6.332">
            <text:p>6.332</text:p>
          </table:table-cell>
          <table:table-cell table:formula="of:=ROUND([.J344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SDSSCGB 48173.01</text:p>
          </table:table-cell>
          <table:table-cell office:value-type="float" office:value="194.75167">
            <text:p>194.75167</text:p>
          </table:table-cell>
          <table:table-cell office:value-type="float" office:value="24.37475">
            <text:p>24.37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r</text:p>
          </table:table-cell>
          <table:table-cell office:value-type="float" office:value="6.041">
            <text:p>6.041</text:p>
          </table:table-cell>
          <table:table-cell table:formula="of:=ROUND([.J345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SDSS J125904.02+242251.3</text:p>
          </table:table-cell>
          <table:table-cell office:value-type="float" office:value="194.76675">
            <text:p>194.76675</text:p>
          </table:table-cell>
          <table:table-cell office:value-type="float" office:value="24.38093">
            <text:p>24.38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6.215">
            <text:p>6.215</text:p>
          </table:table-cell>
          <table:table-cell table:formula="of:=ROUND([.J34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SDSS J125902.34+243239.8</text:p>
          </table:table-cell>
          <table:table-cell office:value-type="float" office:value="194.75975">
            <text:p>194.75975</text:p>
          </table:table-cell>
          <table:table-cell office:value-type="float" office:value="24.54439">
            <text:p>24.544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6.15">
            <text:p>6.15</text:p>
          </table:table-cell>
          <table:table-cell table:formula="of:=ROUND([.J34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SDSS J125854.49+243344.1</text:p>
          </table:table-cell>
          <table:table-cell office:value-type="float" office:value="194.72705">
            <text:p>194.72705</text:p>
          </table:table-cell>
          <table:table-cell office:value-type="float" office:value="24.56225">
            <text:p>24.56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338">
            <text:p>6.338</text:p>
          </table:table-cell>
          <table:table-cell table:formula="of:=ROUND([.J3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SDSS J125850.91+242211.8</text:p>
          </table:table-cell>
          <table:table-cell office:value-type="float" office:value="194.71216">
            <text:p>194.71216</text:p>
          </table:table-cell>
          <table:table-cell office:value-type="float" office:value="24.36996">
            <text:p>24.369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5.541">
            <text:p>5.541</text:p>
          </table:table-cell>
          <table:table-cell table:formula="of:=ROUND([.J3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SDSS J125901.74+242208.5</text:p>
          </table:table-cell>
          <table:table-cell office:value-type="float" office:value="194.75726">
            <text:p>194.75726</text:p>
          </table:table-cell>
          <table:table-cell office:value-type="float" office:value="24.36906">
            <text:p>24.36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6.492">
            <text:p>6.492</text:p>
          </table:table-cell>
          <table:table-cell table:formula="of:=ROUND([.J350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SDSS J125821.32+242643.8</text:p>
          </table:table-cell>
          <table:table-cell office:value-type="float" office:value="194.58887">
            <text:p>194.58887</text:p>
          </table:table-cell>
          <table:table-cell office:value-type="float" office:value="24.44551">
            <text:p>24.44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5.838">
            <text:p>5.838</text:p>
          </table:table-cell>
          <table:table-cell table:formula="of:=ROUND([.J3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SDSS J125910.75+242702.7</text:p>
          </table:table-cell>
          <table:table-cell office:value-type="float" office:value="194.79482">
            <text:p>194.79482</text:p>
          </table:table-cell>
          <table:table-cell office:value-type="float" office:value="24.45078">
            <text:p>24.450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517">
            <text:p>5.517</text:p>
          </table:table-cell>
          <table:table-cell table:formula="of:=ROUND([.J3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SDSS J125829.96+242240.9</text:p>
          </table:table-cell>
          <table:table-cell office:value-type="float" office:value="194.62487">
            <text:p>194.62487</text:p>
          </table:table-cell>
          <table:table-cell office:value-type="float" office:value="24.37804">
            <text:p>24.378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256">
            <text:p>6.256</text:p>
          </table:table-cell>
          <table:table-cell table:formula="of:=ROUND([.J3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SDSS J125835.40+242242.1</text:p>
          </table:table-cell>
          <table:table-cell office:value-type="float" office:value="194.64751">
            <text:p>194.64751</text:p>
          </table:table-cell>
          <table:table-cell office:value-type="float" office:value="24.37838">
            <text:p>24.37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574">
            <text:p>5.574</text:p>
          </table:table-cell>
          <table:table-cell table:formula="of:=ROUND([.J3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SDSS J125826.69+242342.9</text:p>
          </table:table-cell>
          <table:table-cell office:value-type="float" office:value="194.61124">
            <text:p>194.61124</text:p>
          </table:table-cell>
          <table:table-cell office:value-type="float" office:value="24.39525">
            <text:p>24.395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013">
            <text:p>6.013</text:p>
          </table:table-cell>
          <table:table-cell table:formula="of:=ROUND([.J35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SDSS J125818.62+242641.0</text:p>
          </table:table-cell>
          <table:table-cell office:value-type="float" office:value="194.5776">
            <text:p>194.5776</text:p>
          </table:table-cell>
          <table:table-cell office:value-type="float" office:value="24.44475">
            <text:p>24.44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453">
            <text:p>6.453</text:p>
          </table:table-cell>
          <table:table-cell table:formula="of:=ROUND([.J3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SDSS J125905.37+242310.0</text:p>
          </table:table-cell>
          <table:table-cell office:value-type="float" office:value="194.77241">
            <text:p>194.77241</text:p>
          </table:table-cell>
          <table:table-cell office:value-type="float" office:value="24.38612">
            <text:p>24.386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187">
            <text:p>6.187</text:p>
          </table:table-cell>
          <table:table-cell table:formula="of:=ROUND([.J35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SDSS J125901.68+242215.3</text:p>
          </table:table-cell>
          <table:table-cell office:value-type="float" office:value="194.75701">
            <text:p>194.75701</text:p>
          </table:table-cell>
          <table:table-cell office:value-type="float" office:value="24.37094">
            <text:p>24.37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389">
            <text:p>6.389</text:p>
          </table:table-cell>
          <table:table-cell table:formula="of:=ROUND([.J358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SDSS J125818.21+242730.5</text:p>
          </table:table-cell>
          <table:table-cell office:value-type="float" office:value="194.5759">
            <text:p>194.5759</text:p>
          </table:table-cell>
          <table:table-cell office:value-type="float" office:value="24.45848">
            <text:p>24.458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474">
            <text:p>6.474</text:p>
          </table:table-cell>
          <table:table-cell table:formula="of:=ROUND([.J3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SDSS J125840.15+243306.4</text:p>
          </table:table-cell>
          <table:table-cell office:value-type="float" office:value="194.66729">
            <text:p>194.66729</text:p>
          </table:table-cell>
          <table:table-cell office:value-type="float" office:value="24.55179">
            <text:p>24.55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652">
            <text:p>5.652</text:p>
          </table:table-cell>
          <table:table-cell table:formula="of:=ROUND([.J3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SDSS J125831.97+242212.3</text:p>
          </table:table-cell>
          <table:table-cell office:value-type="float" office:value="194.63323">
            <text:p>194.63323</text:p>
          </table:table-cell>
          <table:table-cell office:value-type="float" office:value="24.3701">
            <text:p>24.3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391">
            <text:p>6.391</text:p>
          </table:table-cell>
          <table:table-cell table:formula="of:=ROUND([.J36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SDSS J125910.41+242858.3</text:p>
          </table:table-cell>
          <table:table-cell office:value-type="float" office:value="194.7934">
            <text:p>194.7934</text:p>
          </table:table-cell>
          <table:table-cell office:value-type="float" office:value="24.48287">
            <text:p>24.48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564">
            <text:p>5.564</text:p>
          </table:table-cell>
          <table:table-cell table:formula="of:=ROUND([.J36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SDSS J125818.87+242621.8</text:p>
          </table:table-cell>
          <table:table-cell office:value-type="float" office:value="194.57866">
            <text:p>194.57866</text:p>
          </table:table-cell>
          <table:table-cell office:value-type="float" office:value="24.4394">
            <text:p>24.43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453">
            <text:p>6.453</text:p>
          </table:table-cell>
          <table:table-cell table:formula="of:=ROUND([.J36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SDSS J125910.39+242611.6</text:p>
          </table:table-cell>
          <table:table-cell office:value-type="float" office:value="194.7933">
            <text:p>194.7933</text:p>
          </table:table-cell>
          <table:table-cell office:value-type="float" office:value="24.43658">
            <text:p>24.436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594">
            <text:p>5.594</text:p>
          </table:table-cell>
          <table:table-cell table:formula="of:=ROUND([.J36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SDSS J125819.20+242719.7</text:p>
          </table:table-cell>
          <table:table-cell office:value-type="float" office:value="194.58">
            <text:p>194.58</text:p>
          </table:table-cell>
          <table:table-cell office:value-type="float" office:value="24.45549">
            <text:p>24.45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257">
            <text:p>6.257</text:p>
          </table:table-cell>
          <table:table-cell table:formula="of:=ROUND([.J36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SDSS J125907.30+242315.3</text:p>
          </table:table-cell>
          <table:table-cell office:value-type="float" office:value="194.78044">
            <text:p>194.78044</text:p>
          </table:table-cell>
          <table:table-cell office:value-type="float" office:value="24.3876">
            <text:p>24.3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436">
            <text:p>6.436</text:p>
          </table:table-cell>
          <table:table-cell table:formula="of:=ROUND([.J36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SDSS J125907.90+242332.9</text:p>
          </table:table-cell>
          <table:table-cell office:value-type="float" office:value="194.78293">
            <text:p>194.78293</text:p>
          </table:table-cell>
          <table:table-cell office:value-type="float" office:value="24.39248">
            <text:p>24.39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342">
            <text:p>6.342</text:p>
          </table:table-cell>
          <table:table-cell table:formula="of:=ROUND([.J36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SDSS J125859.85+242223.6</text:p>
          </table:table-cell>
          <table:table-cell office:value-type="float" office:value="194.74938">
            <text:p>194.74938</text:p>
          </table:table-cell>
          <table:table-cell office:value-type="float" office:value="24.37325">
            <text:p>24.37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055">
            <text:p>6.055</text:p>
          </table:table-cell>
          <table:table-cell table:formula="of:=ROUND([.J368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SDSS J125853.83+242219.9</text:p>
          </table:table-cell>
          <table:table-cell office:value-type="float" office:value="194.72429">
            <text:p>194.72429</text:p>
          </table:table-cell>
          <table:table-cell office:value-type="float" office:value="24.3722">
            <text:p>24.37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566">
            <text:p>5.566</text:p>
          </table:table-cell>
          <table:table-cell table:formula="of:=ROUND([.J36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SDSS J125838.58+243309.6</text:p>
          </table:table-cell>
          <table:table-cell office:value-type="float" office:value="194.66075">
            <text:p>194.66075</text:p>
          </table:table-cell>
          <table:table-cell office:value-type="float" office:value="24.55267">
            <text:p>24.552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806">
            <text:p>5.806</text:p>
          </table:table-cell>
          <table:table-cell table:formula="of:=ROUND([.J37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SDSS J125835.46+242216.3</text:p>
          </table:table-cell>
          <table:table-cell office:value-type="float" office:value="194.64776">
            <text:p>194.64776</text:p>
          </table:table-cell>
          <table:table-cell office:value-type="float" office:value="24.37122">
            <text:p>24.37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953">
            <text:p>5.953</text:p>
          </table:table-cell>
          <table:table-cell table:formula="of:=ROUND([.J37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SDSS J125905.95+242321.4</text:p>
          </table:table-cell>
          <table:table-cell office:value-type="float" office:value="194.77483">
            <text:p>194.77483</text:p>
          </table:table-cell>
          <table:table-cell office:value-type="float" office:value="24.3893">
            <text:p>24.3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144">
            <text:p>6.144</text:p>
          </table:table-cell>
          <table:table-cell table:formula="of:=ROUND([.J37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SDSS J125850.03+242122.7</text:p>
          </table:table-cell>
          <table:table-cell office:value-type="float" office:value="194.70849">
            <text:p>194.70849</text:p>
          </table:table-cell>
          <table:table-cell office:value-type="float" office:value="24.35631">
            <text:p>24.356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321">
            <text:p>6.321</text:p>
          </table:table-cell>
          <table:table-cell table:formula="of:=ROUND([.J37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SDSS J125819.06+242915.5</text:p>
          </table:table-cell>
          <table:table-cell office:value-type="float" office:value="194.57944">
            <text:p>194.57944</text:p>
          </table:table-cell>
          <table:table-cell office:value-type="float" office:value="24.48766">
            <text:p>24.48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481">
            <text:p>6.481</text:p>
          </table:table-cell>
          <table:table-cell table:formula="of:=ROUND([.J37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SDSS J125904.76+243218.5</text:p>
          </table:table-cell>
          <table:table-cell office:value-type="float" office:value="194.76986">
            <text:p>194.76986</text:p>
          </table:table-cell>
          <table:table-cell office:value-type="float" office:value="24.53849">
            <text:p>24.53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217">
            <text:p>6.217</text:p>
          </table:table-cell>
          <table:table-cell table:formula="of:=ROUND([.J37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SDSS J125914.72+242816.8</text:p>
          </table:table-cell>
          <table:table-cell office:value-type="float" office:value="194.81134">
            <text:p>194.81134</text:p>
          </table:table-cell>
          <table:table-cell office:value-type="float" office:value="24.47136">
            <text:p>24.471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416">
            <text:p>6.416</text:p>
          </table:table-cell>
          <table:table-cell table:formula="of:=ROUND([.J37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SDSS J125821.11+242532.0</text:p>
          </table:table-cell>
          <table:table-cell office:value-type="float" office:value="194.588">
            <text:p>194.588</text:p>
          </table:table-cell>
          <table:table-cell office:value-type="float" office:value="24.42557">
            <text:p>24.42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187">
            <text:p>6.187</text:p>
          </table:table-cell>
          <table:table-cell table:formula="of:=ROUND([.J37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SDSS J125842.03+242119.7</text:p>
          </table:table-cell>
          <table:table-cell office:value-type="float" office:value="194.67514">
            <text:p>194.67514</text:p>
          </table:table-cell>
          <table:table-cell office:value-type="float" office:value="24.35548">
            <text:p>24.355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411">
            <text:p>6.411</text:p>
          </table:table-cell>
          <table:table-cell table:formula="of:=ROUND([.J37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SDSS J125818.76+242637.8</text:p>
          </table:table-cell>
          <table:table-cell office:value-type="float" office:value="194.57818">
            <text:p>194.57818</text:p>
          </table:table-cell>
          <table:table-cell office:value-type="float" office:value="24.44384">
            <text:p>24.443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43">
            <text:p>6.43</text:p>
          </table:table-cell>
          <table:table-cell table:formula="of:=ROUND([.J37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SDSS J125824.89+243150.9</text:p>
          </table:table-cell>
          <table:table-cell office:value-type="float" office:value="194.60374">
            <text:p>194.60374</text:p>
          </table:table-cell>
          <table:table-cell office:value-type="float" office:value="24.53081">
            <text:p>24.530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49">
            <text:p>6.49</text:p>
          </table:table-cell>
          <table:table-cell table:formula="of:=ROUND([.J38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SDSS J125841.84+243403.2</text:p>
          </table:table-cell>
          <table:table-cell office:value-type="float" office:value="194.67437">
            <text:p>194.67437</text:p>
          </table:table-cell>
          <table:table-cell office:value-type="float" office:value="24.56757">
            <text:p>24.56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494">
            <text:p>6.494</text:p>
          </table:table-cell>
          <table:table-cell table:formula="of:=ROUND([.J38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SDSS J125851.16+242211.7</text:p>
          </table:table-cell>
          <table:table-cell office:value-type="float" office:value="194.71319">
            <text:p>194.71319</text:p>
          </table:table-cell>
          <table:table-cell office:value-type="float" office:value="24.36994">
            <text:p>24.36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552">
            <text:p>5.552</text:p>
          </table:table-cell>
          <table:table-cell table:formula="of:=ROUND([.J38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SDSS J125822.57+242636.0</text:p>
          </table:table-cell>
          <table:table-cell office:value-type="float" office:value="194.59406">
            <text:p>194.59406</text:p>
          </table:table-cell>
          <table:table-cell office:value-type="float" office:value="24.44336">
            <text:p>24.44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581">
            <text:p>5.581</text:p>
          </table:table-cell>
          <table:table-cell table:formula="of:=ROUND([.J38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SDSS J125842.68+243334.0</text:p>
          </table:table-cell>
          <table:table-cell office:value-type="float" office:value="194.67785">
            <text:p>194.67785</text:p>
          </table:table-cell>
          <table:table-cell office:value-type="float" office:value="24.55945">
            <text:p>24.559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982">
            <text:p>5.982</text:p>
          </table:table-cell>
          <table:table-cell table:formula="of:=ROUND([.J38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SDSS J125822.16+242741.7</text:p>
          </table:table-cell>
          <table:table-cell office:value-type="float" office:value="194.59236">
            <text:p>194.59236</text:p>
          </table:table-cell>
          <table:table-cell office:value-type="float" office:value="24.4616">
            <text:p>24.46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574">
            <text:p>5.574</text:p>
          </table:table-cell>
          <table:table-cell table:formula="of:=ROUND([.J38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SDSS J125910.56+242912.1</text:p>
          </table:table-cell>
          <table:table-cell office:value-type="float" office:value="194.79403">
            <text:p>194.79403</text:p>
          </table:table-cell>
          <table:table-cell office:value-type="float" office:value="24.48671">
            <text:p>24.48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656">
            <text:p>5.656</text:p>
          </table:table-cell>
          <table:table-cell table:formula="of:=ROUND([.J38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SDSS J125822.05+243001.2</text:p>
          </table:table-cell>
          <table:table-cell office:value-type="float" office:value="194.59188">
            <text:p>194.59188</text:p>
          </table:table-cell>
          <table:table-cell office:value-type="float" office:value="24.50034">
            <text:p>24.50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079">
            <text:p>6.079</text:p>
          </table:table-cell>
          <table:table-cell table:formula="of:=ROUND([.J38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SDSS J125820.34+242623.0</text:p>
          </table:table-cell>
          <table:table-cell office:value-type="float" office:value="194.58478">
            <text:p>194.58478</text:p>
          </table:table-cell>
          <table:table-cell office:value-type="float" office:value="24.43974">
            <text:p>24.43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121">
            <text:p>6.121</text:p>
          </table:table-cell>
          <table:table-cell table:formula="of:=ROUND([.J38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SDSS J125914.10+242712.1</text:p>
          </table:table-cell>
          <table:table-cell office:value-type="float" office:value="194.80876">
            <text:p>194.80876</text:p>
          </table:table-cell>
          <table:table-cell office:value-type="float" office:value="24.45339">
            <text:p>24.453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261">
            <text:p>6.261</text:p>
          </table:table-cell>
          <table:table-cell table:formula="of:=ROUND([.J38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SDSS J125836.72+243334.8</text:p>
          </table:table-cell>
          <table:table-cell office:value-type="float" office:value="194.65303">
            <text:p>194.65303</text:p>
          </table:table-cell>
          <table:table-cell office:value-type="float" office:value="24.55968">
            <text:p>24.559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344">
            <text:p>6.344</text:p>
          </table:table-cell>
          <table:table-cell table:formula="of:=ROUND([.J39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SDSS J125906.56+243215.8</text:p>
          </table:table-cell>
          <table:table-cell office:value-type="float" office:value="194.77737">
            <text:p>194.77737</text:p>
          </table:table-cell>
          <table:table-cell office:value-type="float" office:value="24.53775">
            <text:p>24.537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464">
            <text:p>6.464</text:p>
          </table:table-cell>
          <table:table-cell table:formula="of:=ROUND([.J39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SDSS J125854.63+243325.1</text:p>
          </table:table-cell>
          <table:table-cell office:value-type="float" office:value="194.72764">
            <text:p>194.72764</text:p>
          </table:table-cell>
          <table:table-cell office:value-type="float" office:value="24.557">
            <text:p>24.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045">
            <text:p>6.045</text:p>
          </table:table-cell>
          <table:table-cell table:formula="of:=ROUND([.J39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SDSS J125852.69+243400.2</text:p>
          </table:table-cell>
          <table:table-cell office:value-type="float" office:value="194.71954">
            <text:p>194.71954</text:p>
          </table:table-cell>
          <table:table-cell office:value-type="float" office:value="24.56674">
            <text:p>24.56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498">
            <text:p>6.498</text:p>
          </table:table-cell>
          <table:table-cell table:formula="of:=ROUND([.J39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SDSS J125912.76+242651.8</text:p>
          </table:table-cell>
          <table:table-cell office:value-type="float" office:value="194.8032">
            <text:p>194.8032</text:p>
          </table:table-cell>
          <table:table-cell office:value-type="float" office:value="24.44775">
            <text:p>24.447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993">
            <text:p>5.993</text:p>
          </table:table-cell>
          <table:table-cell table:formula="of:=ROUND([.J39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DSS J125830.58+242256.6</text:p>
          </table:table-cell>
          <table:table-cell office:value-type="float" office:value="194.62745">
            <text:p>194.62745</text:p>
          </table:table-cell>
          <table:table-cell office:value-type="float" office:value="24.38241">
            <text:p>24.38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962">
            <text:p>5.962</text:p>
          </table:table-cell>
          <table:table-cell table:formula="of:=ROUND([.J39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SDSS J125907.73+242404.5</text:p>
          </table:table-cell>
          <table:table-cell office:value-type="float" office:value="194.78222">
            <text:p>194.78222</text:p>
          </table:table-cell>
          <table:table-cell office:value-type="float" office:value="24.40126">
            <text:p>24.40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984">
            <text:p>5.984</text:p>
          </table:table-cell>
          <table:table-cell table:formula="of:=ROUND([.J39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SDSS J125908.37+243102.1</text:p>
          </table:table-cell>
          <table:table-cell office:value-type="float" office:value="194.78491">
            <text:p>194.78491</text:p>
          </table:table-cell>
          <table:table-cell office:value-type="float" office:value="24.51727">
            <text:p>24.51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988">
            <text:p>5.988</text:p>
          </table:table-cell>
          <table:table-cell table:formula="of:=ROUND([.J39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SDSS J125820.67+242537.2</text:p>
          </table:table-cell>
          <table:table-cell office:value-type="float" office:value="194.58616">
            <text:p>194.58616</text:p>
          </table:table-cell>
          <table:table-cell office:value-type="float" office:value="24.42701">
            <text:p>24.42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253">
            <text:p>6.253</text:p>
          </table:table-cell>
          <table:table-cell table:formula="of:=ROUND([.J39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SDSS J125824.59+242334.2</text:p>
          </table:table-cell>
          <table:table-cell office:value-type="float" office:value="194.60249">
            <text:p>194.60249</text:p>
          </table:table-cell>
          <table:table-cell office:value-type="float" office:value="24.39284">
            <text:p>24.39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472">
            <text:p>6.472</text:p>
          </table:table-cell>
          <table:table-cell table:formula="of:=ROUND([.J39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SDSS J125858.78+243233.2</text:p>
          </table:table-cell>
          <table:table-cell office:value-type="float" office:value="194.74493">
            <text:p>194.74493</text:p>
          </table:table-cell>
          <table:table-cell office:value-type="float" office:value="24.54257">
            <text:p>24.54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624">
            <text:p>5.624</text:p>
          </table:table-cell>
          <table:table-cell table:formula="of:=ROUND([.J40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SDSS J125821.76+242700.4</text:p>
          </table:table-cell>
          <table:table-cell office:value-type="float" office:value="194.5907">
            <text:p>194.5907</text:p>
          </table:table-cell>
          <table:table-cell office:value-type="float" office:value="24.45013">
            <text:p>24.45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701">
            <text:p>5.701</text:p>
          </table:table-cell>
          <table:table-cell table:formula="of:=ROUND([.J40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SDSS J125906.32+243137.2</text:p>
          </table:table-cell>
          <table:table-cell office:value-type="float" office:value="194.77635">
            <text:p>194.77635</text:p>
          </table:table-cell>
          <table:table-cell office:value-type="float" office:value="24.52701">
            <text:p>24.52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979">
            <text:p>5.979</text:p>
          </table:table-cell>
          <table:table-cell table:formula="of:=ROUND([.J40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SDSS J125822.98+242450.2</text:p>
          </table:table-cell>
          <table:table-cell office:value-type="float" office:value="194.59578">
            <text:p>194.59578</text:p>
          </table:table-cell>
          <table:table-cell office:value-type="float" office:value="24.41395">
            <text:p>24.41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08">
            <text:p>6.08</text:p>
          </table:table-cell>
          <table:table-cell table:formula="of:=ROUND([.J40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SDSS J125855.66+242141.1</text:p>
          </table:table-cell>
          <table:table-cell office:value-type="float" office:value="194.73192">
            <text:p>194.73192</text:p>
          </table:table-cell>
          <table:table-cell office:value-type="float" office:value="24.36144">
            <text:p>24.36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09">
            <text:p>6.309</text:p>
          </table:table-cell>
          <table:table-cell table:formula="of:=ROUND([.J40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SDSS J125858.67+243328.0</text:p>
          </table:table-cell>
          <table:table-cell office:value-type="float" office:value="194.74447">
            <text:p>194.74447</text:p>
          </table:table-cell>
          <table:table-cell office:value-type="float" office:value="24.55778">
            <text:p>24.557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424">
            <text:p>6.424</text:p>
          </table:table-cell>
          <table:table-cell table:formula="of:=ROUND([.J40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SDSS J125910.84+242741.0</text:p>
          </table:table-cell>
          <table:table-cell office:value-type="float" office:value="194.79521">
            <text:p>194.79521</text:p>
          </table:table-cell>
          <table:table-cell office:value-type="float" office:value="24.4614">
            <text:p>24.4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505">
            <text:p>5.505</text:p>
          </table:table-cell>
          <table:table-cell table:formula="of:=ROUND([.J40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SDSS J125907.14+242414.9</text:p>
          </table:table-cell>
          <table:table-cell office:value-type="float" office:value="194.77979">
            <text:p>194.77979</text:p>
          </table:table-cell>
          <table:table-cell office:value-type="float" office:value="24.40416">
            <text:p>24.404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773">
            <text:p>5.773</text:p>
          </table:table-cell>
          <table:table-cell table:formula="of:=ROUND([.J40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SDSS J125838.94+242205.6</text:p>
          </table:table-cell>
          <table:table-cell office:value-type="float" office:value="194.66228">
            <text:p>194.66228</text:p>
          </table:table-cell>
          <table:table-cell office:value-type="float" office:value="24.36824">
            <text:p>24.36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83">
            <text:p>5.83</text:p>
          </table:table-cell>
          <table:table-cell table:formula="of:=ROUND([.J4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SDSS J125859.83+242211.0</text:p>
          </table:table-cell>
          <table:table-cell office:value-type="float" office:value="194.7493">
            <text:p>194.7493</text:p>
          </table:table-cell>
          <table:table-cell office:value-type="float" office:value="24.36974">
            <text:p>24.36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236">
            <text:p>6.236</text:p>
          </table:table-cell>
          <table:table-cell table:formula="of:=ROUND([.J40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SDSS J125851.99+242202.1</text:p>
          </table:table-cell>
          <table:table-cell office:value-type="float" office:value="194.71663">
            <text:p>194.71663</text:p>
          </table:table-cell>
          <table:table-cell office:value-type="float" office:value="24.36726">
            <text:p>24.36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747">
            <text:p>5.747</text:p>
          </table:table-cell>
          <table:table-cell table:formula="of:=ROUND([.J41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SDSS J125821.92+242627.1</text:p>
          </table:table-cell>
          <table:table-cell office:value-type="float" office:value="194.59134">
            <text:p>194.59134</text:p>
          </table:table-cell>
          <table:table-cell office:value-type="float" office:value="24.44089">
            <text:p>24.440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756">
            <text:p>5.756</text:p>
          </table:table-cell>
          <table:table-cell table:formula="of:=ROUND([.J41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SDSS J125912.27+242641.6</text:p>
          </table:table-cell>
          <table:table-cell office:value-type="float" office:value="194.80113">
            <text:p>194.80113</text:p>
          </table:table-cell>
          <table:table-cell office:value-type="float" office:value="24.4449">
            <text:p>24.4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907">
            <text:p>5.907</text:p>
          </table:table-cell>
          <table:table-cell table:formula="of:=ROUND([.J41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SDSS J125822.31+243043.7</text:p>
          </table:table-cell>
          <table:table-cell office:value-type="float" office:value="194.59297">
            <text:p>194.59297</text:p>
          </table:table-cell>
          <table:table-cell office:value-type="float" office:value="24.51215">
            <text:p>24.512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336">
            <text:p>6.336</text:p>
          </table:table-cell>
          <table:table-cell table:formula="of:=ROUND([.J41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SDSS J125834.22+242159.1</text:p>
          </table:table-cell>
          <table:table-cell office:value-type="float" office:value="194.64259">
            <text:p>194.64259</text:p>
          </table:table-cell>
          <table:table-cell office:value-type="float" office:value="24.36642">
            <text:p>24.36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336">
            <text:p>6.336</text:p>
          </table:table-cell>
          <table:table-cell table:formula="of:=ROUND([.J4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SDSS J125851.66+243324.6</text:p>
          </table:table-cell>
          <table:table-cell office:value-type="float" office:value="194.71528">
            <text:p>194.71528</text:p>
          </table:table-cell>
          <table:table-cell office:value-type="float" office:value="24.55685">
            <text:p>24.55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869">
            <text:p>5.869</text:p>
          </table:table-cell>
          <table:table-cell table:formula="of:=ROUND([.J41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SDSS J125820.70+242828.1</text:p>
          </table:table-cell>
          <table:table-cell office:value-type="float" office:value="194.58628">
            <text:p>194.58628</text:p>
          </table:table-cell>
          <table:table-cell office:value-type="float" office:value="24.4745">
            <text:p>24.47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962">
            <text:p>5.962</text:p>
          </table:table-cell>
          <table:table-cell table:formula="of:=ROUND([.J4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SDSS J125825.08+242347.2</text:p>
          </table:table-cell>
          <table:table-cell office:value-type="float" office:value="194.60452">
            <text:p>194.60452</text:p>
          </table:table-cell>
          <table:table-cell office:value-type="float" office:value="24.39645">
            <text:p>24.396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25">
            <text:p>6.25</text:p>
          </table:table-cell>
          <table:table-cell table:formula="of:=ROUND([.J41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SDSS J125843.94+242211.2</text:p>
          </table:table-cell>
          <table:table-cell office:value-type="float" office:value="194.68312">
            <text:p>194.68312</text:p>
          </table:table-cell>
          <table:table-cell office:value-type="float" office:value="24.36979">
            <text:p>24.36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501">
            <text:p>5.501</text:p>
          </table:table-cell>
          <table:table-cell table:formula="of:=ROUND([.J41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SDSS J125901.86+243204.7</text:p>
          </table:table-cell>
          <table:table-cell office:value-type="float" office:value="194.75776">
            <text:p>194.75776</text:p>
          </table:table-cell>
          <table:table-cell office:value-type="float" office:value="24.53466">
            <text:p>24.534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617">
            <text:p>5.617</text:p>
          </table:table-cell>
          <table:table-cell table:formula="of:=ROUND([.J41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SDSS J125853.57+242213.2</text:p>
          </table:table-cell>
          <table:table-cell office:value-type="float" office:value="194.72324">
            <text:p>194.72324</text:p>
          </table:table-cell>
          <table:table-cell office:value-type="float" office:value="24.37036">
            <text:p>24.37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655">
            <text:p>5.655</text:p>
          </table:table-cell>
          <table:table-cell table:formula="of:=ROUND([.J42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SDSS J125856.21+243301.2</text:p>
          </table:table-cell>
          <table:table-cell office:value-type="float" office:value="194.73422">
            <text:p>194.73422</text:p>
          </table:table-cell>
          <table:table-cell office:value-type="float" office:value="24.55034">
            <text:p>24.55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791">
            <text:p>5.791</text:p>
          </table:table-cell>
          <table:table-cell table:formula="of:=ROUND([.J42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SDSS J125832.54+243228.6</text:p>
          </table:table-cell>
          <table:table-cell office:value-type="float" office:value="194.63561">
            <text:p>194.63561</text:p>
          </table:table-cell>
          <table:table-cell office:value-type="float" office:value="24.5413">
            <text:p>24.54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796">
            <text:p>5.796</text:p>
          </table:table-cell>
          <table:table-cell table:formula="of:=ROUND([.J42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SDSS J125911.74+242905.9</text:p>
          </table:table-cell>
          <table:table-cell office:value-type="float" office:value="194.79894">
            <text:p>194.79894</text:p>
          </table:table-cell>
          <table:table-cell office:value-type="float" office:value="24.48498">
            <text:p>24.48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888">
            <text:p>5.888</text:p>
          </table:table-cell>
          <table:table-cell table:formula="of:=ROUND([.J42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SDSS J125912.67+242843.0</text:p>
          </table:table-cell>
          <table:table-cell office:value-type="float" office:value="194.8028">
            <text:p>194.8028</text:p>
          </table:table-cell>
          <table:table-cell office:value-type="float" office:value="24.47862">
            <text:p>24.478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014">
            <text:p>6.014</text:p>
          </table:table-cell>
          <table:table-cell table:formula="of:=ROUND([.J42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SDSS J125842.76+242135.9</text:p>
          </table:table-cell>
          <table:table-cell office:value-type="float" office:value="194.67818">
            <text:p>194.67818</text:p>
          </table:table-cell>
          <table:table-cell office:value-type="float" office:value="24.35999">
            <text:p>24.359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18">
            <text:p>6.118</text:p>
          </table:table-cell>
          <table:table-cell table:formula="of:=ROUND([.J42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SDSS J125854.07+242145.2</text:p>
          </table:table-cell>
          <table:table-cell office:value-type="float" office:value="194.72533">
            <text:p>194.72533</text:p>
          </table:table-cell>
          <table:table-cell office:value-type="float" office:value="24.36256">
            <text:p>24.362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36">
            <text:p>6.136</text:p>
          </table:table-cell>
          <table:table-cell table:formula="of:=ROUND([.J42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SDSS J125913.37+242844.4</text:p>
          </table:table-cell>
          <table:table-cell office:value-type="float" office:value="194.80572">
            <text:p>194.80572</text:p>
          </table:table-cell>
          <table:table-cell office:value-type="float" office:value="24.47902">
            <text:p>24.479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75">
            <text:p>6.175</text:p>
          </table:table-cell>
          <table:table-cell table:formula="of:=ROUND([.J42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SDSS J125858.51+242145.1</text:p>
          </table:table-cell>
          <table:table-cell office:value-type="float" office:value="194.74381">
            <text:p>194.74381</text:p>
          </table:table-cell>
          <table:table-cell office:value-type="float" office:value="24.36255">
            <text:p>24.362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488">
            <text:p>6.488</text:p>
          </table:table-cell>
          <table:table-cell table:formula="of:=ROUND([.J42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SDSS J125859.70+243225.3</text:p>
          </table:table-cell>
          <table:table-cell office:value-type="float" office:value="194.74877">
            <text:p>194.74877</text:p>
          </table:table-cell>
          <table:table-cell office:value-type="float" office:value="24.54038">
            <text:p>24.54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618">
            <text:p>5.618</text:p>
          </table:table-cell>
          <table:table-cell table:formula="of:=ROUND([.J42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SDSS J125900.87+242303.3</text:p>
          </table:table-cell>
          <table:table-cell office:value-type="float" office:value="194.75363">
            <text:p>194.75363</text:p>
          </table:table-cell>
          <table:table-cell office:value-type="float" office:value="24.38428">
            <text:p>24.38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621">
            <text:p>5.621</text:p>
          </table:table-cell>
          <table:table-cell table:formula="of:=ROUND([.J43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SDSS J125900.69+242233.7</text:p>
          </table:table-cell>
          <table:table-cell office:value-type="float" office:value="194.75291">
            <text:p>194.75291</text:p>
          </table:table-cell>
          <table:table-cell office:value-type="float" office:value="24.37603">
            <text:p>24.376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011">
            <text:p>6.011</text:p>
          </table:table-cell>
          <table:table-cell table:formula="of:=ROUND([.J43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SDSS J125840.86+242141.4</text:p>
          </table:table-cell>
          <table:table-cell office:value-type="float" office:value="194.67028">
            <text:p>194.67028</text:p>
          </table:table-cell>
          <table:table-cell office:value-type="float" office:value="24.3615">
            <text:p>24.3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107">
            <text:p>6.107</text:p>
          </table:table-cell>
          <table:table-cell table:formula="of:=ROUND([.J43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SDSS J125854.48+242137.5</text:p>
          </table:table-cell>
          <table:table-cell office:value-type="float" office:value="194.72703">
            <text:p>194.72703</text:p>
          </table:table-cell>
          <table:table-cell office:value-type="float" office:value="24.36042">
            <text:p>24.36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285">
            <text:p>6.285</text:p>
          </table:table-cell>
          <table:table-cell table:formula="of:=ROUND([.J43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SDSS J125843.63+243328.7</text:p>
          </table:table-cell>
          <table:table-cell office:value-type="float" office:value="194.6818">
            <text:p>194.6818</text:p>
          </table:table-cell>
          <table:table-cell office:value-type="float" office:value="24.55798">
            <text:p>24.557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866">
            <text:p>5.866</text:p>
          </table:table-cell>
          <table:table-cell table:formula="of:=ROUND([.J43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SDSS J125850.35+242118.4</text:p>
          </table:table-cell>
          <table:table-cell office:value-type="float" office:value="194.70982">
            <text:p>194.70982</text:p>
          </table:table-cell>
          <table:table-cell office:value-type="float" office:value="24.35511">
            <text:p>24.35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402">
            <text:p>6.402</text:p>
          </table:table-cell>
          <table:table-cell table:formula="of:=ROUND([.J43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SDSS J125833.71+242156.8</text:p>
          </table:table-cell>
          <table:table-cell office:value-type="float" office:value="194.64048">
            <text:p>194.64048</text:p>
          </table:table-cell>
          <table:table-cell office:value-type="float" office:value="24.36579">
            <text:p>24.365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421">
            <text:p>6.421</text:p>
          </table:table-cell>
          <table:table-cell table:formula="of:=ROUND([.J43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SDSS J125859.81+243238.6</text:p>
          </table:table-cell>
          <table:table-cell office:value-type="float" office:value="194.74923">
            <text:p>194.74923</text:p>
          </table:table-cell>
          <table:table-cell office:value-type="float" office:value="24.54407">
            <text:p>24.54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82">
            <text:p>5.82</text:p>
          </table:table-cell>
          <table:table-cell table:formula="of:=ROUND([.J43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SDSS J125858.18+243256.8</text:p>
          </table:table-cell>
          <table:table-cell office:value-type="float" office:value="194.74246">
            <text:p>194.74246</text:p>
          </table:table-cell>
          <table:table-cell office:value-type="float" office:value="24.54912">
            <text:p>24.549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909">
            <text:p>5.909</text:p>
          </table:table-cell>
          <table:table-cell table:formula="of:=ROUND([.J43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SDSS J125822.25+242518.8</text:p>
          </table:table-cell>
          <table:table-cell office:value-type="float" office:value="194.59271">
            <text:p>194.59271</text:p>
          </table:table-cell>
          <table:table-cell office:value-type="float" office:value="24.42191">
            <text:p>24.421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027">
            <text:p>6.027</text:p>
          </table:table-cell>
          <table:table-cell table:formula="of:=ROUND([.J43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SDSS J125851.88+242159.8</text:p>
          </table:table-cell>
          <table:table-cell office:value-type="float" office:value="194.71621">
            <text:p>194.71621</text:p>
          </table:table-cell>
          <table:table-cell office:value-type="float" office:value="24.36661">
            <text:p>24.36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78">
            <text:p>5.78</text:p>
          </table:table-cell>
          <table:table-cell table:formula="of:=ROUND([.J44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SDSS J125828.95+243146.5</text:p>
          </table:table-cell>
          <table:table-cell office:value-type="float" office:value="194.62065">
            <text:p>194.62065</text:p>
          </table:table-cell>
          <table:table-cell office:value-type="float" office:value="24.5296">
            <text:p>24.5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764">
            <text:p>5.764</text:p>
          </table:table-cell>
          <table:table-cell table:formula="of:=ROUND([.J44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SDSS J125842.10+242138.8</text:p>
          </table:table-cell>
          <table:table-cell office:value-type="float" office:value="194.67543">
            <text:p>194.67543</text:p>
          </table:table-cell>
          <table:table-cell office:value-type="float" office:value="24.3608">
            <text:p>24.36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094">
            <text:p>6.094</text:p>
          </table:table-cell>
          <table:table-cell table:formula="of:=ROUND([.J4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SDSS J125912.66+242907.1</text:p>
          </table:table-cell>
          <table:table-cell office:value-type="float" office:value="194.80277">
            <text:p>194.80277</text:p>
          </table:table-cell>
          <table:table-cell office:value-type="float" office:value="24.48533">
            <text:p>24.485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096">
            <text:p>6.096</text:p>
          </table:table-cell>
          <table:table-cell table:formula="of:=ROUND([.J44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SDSS J125819.29+242629.4</text:p>
          </table:table-cell>
          <table:table-cell office:value-type="float" office:value="194.58038">
            <text:p>194.58038</text:p>
          </table:table-cell>
          <table:table-cell office:value-type="float" office:value="24.44151">
            <text:p>24.44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336">
            <text:p>6.336</text:p>
          </table:table-cell>
          <table:table-cell table:formula="of:=ROUND([.J4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SDSS J125829.03+243233.8</text:p>
          </table:table-cell>
          <table:table-cell office:value-type="float" office:value="194.62096">
            <text:p>194.62096</text:p>
          </table:table-cell>
          <table:table-cell office:value-type="float" office:value="24.54273">
            <text:p>24.542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34">
            <text:p>6.34</text:p>
          </table:table-cell>
          <table:table-cell table:formula="of:=ROUND([.J44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SDSS J125855.12+242127.3</text:p>
          </table:table-cell>
          <table:table-cell office:value-type="float" office:value="194.72971">
            <text:p>194.72971</text:p>
          </table:table-cell>
          <table:table-cell office:value-type="float" office:value="24.3576">
            <text:p>24.3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49">
            <text:p>6.49</text:p>
          </table:table-cell>
          <table:table-cell table:formula="of:=ROUND([.J44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SDSS J125912.43+242747.6</text:p>
          </table:table-cell>
          <table:table-cell office:value-type="float" office:value="194.80181">
            <text:p>194.80181</text:p>
          </table:table-cell>
          <table:table-cell office:value-type="float" office:value="24.46323">
            <text:p>24.463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5.867">
            <text:p>5.867</text:p>
          </table:table-cell>
          <table:table-cell table:formula="of:=ROUND([.J44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SDSS J125822.88+242912.8</text:p>
          </table:table-cell>
          <table:table-cell office:value-type="float" office:value="194.59537">
            <text:p>194.59537</text:p>
          </table:table-cell>
          <table:table-cell office:value-type="float" office:value="24.48692">
            <text:p>24.48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63">
            <text:p>5.63</text:p>
          </table:table-cell>
          <table:table-cell table:formula="of:=ROUND([.J4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SDSS J125909.34+242447.8</text:p>
          </table:table-cell>
          <table:table-cell office:value-type="float" office:value="194.78894">
            <text:p>194.78894</text:p>
          </table:table-cell>
          <table:table-cell office:value-type="float" office:value="24.41329">
            <text:p>24.413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901">
            <text:p>5.901</text:p>
          </table:table-cell>
          <table:table-cell table:formula="of:=ROUND([.J4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SDSS J125911.10+242537.3</text:p>
          </table:table-cell>
          <table:table-cell office:value-type="float" office:value="194.79628">
            <text:p>194.79628</text:p>
          </table:table-cell>
          <table:table-cell office:value-type="float" office:value="24.42704">
            <text:p>24.42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923">
            <text:p>5.923</text:p>
          </table:table-cell>
          <table:table-cell table:formula="of:=ROUND([.J4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SDSS J125821.60+242809.6</text:p>
          </table:table-cell>
          <table:table-cell office:value-type="float" office:value="194.59003">
            <text:p>194.59003</text:p>
          </table:table-cell>
          <table:table-cell office:value-type="float" office:value="24.46934">
            <text:p>24.46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5.723">
            <text:p>5.723</text:p>
          </table:table-cell>
          <table:table-cell table:formula="of:=ROUND([.J4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DSS J125851.65+242214.5</text:p>
          </table:table-cell>
          <table:table-cell office:value-type="float" office:value="194.71525">
            <text:p>194.71525</text:p>
          </table:table-cell>
          <table:table-cell office:value-type="float" office:value="24.37071">
            <text:p>24.370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5.529">
            <text:p>5.529</text:p>
          </table:table-cell>
          <table:table-cell table:formula="of:=ROUND([.J4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SDSS J125912.02+242535.0</text:p>
          </table:table-cell>
          <table:table-cell office:value-type="float" office:value="194.80011">
            <text:p>194.80011</text:p>
          </table:table-cell>
          <table:table-cell office:value-type="float" office:value="24.4264">
            <text:p>24.4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6.133">
            <text:p>6.133</text:p>
          </table:table-cell>
          <table:table-cell table:formula="of:=ROUND([.J4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DSS J125854.66+242206.6</text:p>
          </table:table-cell>
          <table:table-cell office:value-type="float" office:value="194.72775">
            <text:p>194.72775</text:p>
          </table:table-cell>
          <table:table-cell office:value-type="float" office:value="24.36851">
            <text:p>24.368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5.834">
            <text:p>5.834</text:p>
          </table:table-cell>
          <table:table-cell table:formula="of:=ROUND([.J4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SDSS J125822.24+242735.3</text:p>
          </table:table-cell>
          <table:table-cell office:value-type="float" office:value="194.59267">
            <text:p>194.59267</text:p>
          </table:table-cell>
          <table:table-cell office:value-type="float" office:value="24.45981">
            <text:p>24.459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5.557">
            <text:p>5.557</text:p>
          </table:table-cell>
          <table:table-cell table:formula="of:=ROUND([.J45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SDSS J125859.46+243318.7</text:p>
          </table:table-cell>
          <table:table-cell office:value-type="float" office:value="194.74778">
            <text:p>194.74778</text:p>
          </table:table-cell>
          <table:table-cell office:value-type="float" office:value="24.5552">
            <text:p>24.55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6.365">
            <text:p>6.365</text:p>
          </table:table-cell>
          <table:table-cell table:formula="of:=ROUND([.J4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MAPS-NGP O_379_0244212</text:p>
          </table:table-cell>
          <table:table-cell office:value-type="float" office:value="194.60642">
            <text:p>194.60642</text:p>
          </table:table-cell>
          <table:table-cell office:value-type="float" office:value="24.38786">
            <text:p>24.3878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8.46">
            <text:p>18.46</text:p>
          </table:table-cell>
          <table:table-cell office:value-type="float" office:value="6.504">
            <text:p>6.504</text:p>
          </table:table-cell>
          <table:table-cell table:formula="of:=ROUND([.J457])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SDSS J125855.92+242050.2</text:p>
          </table:table-cell>
          <table:table-cell office:value-type="float" office:value="194.73301">
            <text:p>194.73301</text:p>
          </table:table-cell>
          <table:table-cell office:value-type="float" office:value="24.34729">
            <text:p>24.34729</text:p>
          </table:table-cell>
          <table:table-cell office:value-type="string">
            <text:p>G</text:p>
          </table:table-cell>
          <table:table-cell office:value-type="float" office:value="607080">
            <text:p>607080</text:p>
          </table:table-cell>
          <table:table-cell office:value-type="float" office:value="2.025">
            <text:p>2.025</text:p>
          </table:table-cell>
          <table:table-cell office:value-type="string">
            <text:p>PHOT</text:p>
          </table:table-cell>
          <table:table-cell office:value-type="float" office:value="19.68">
            <text:p>19.68</text:p>
          </table:table-cell>
          <table:table-cell office:value-type="float" office:value="7.135">
            <text:p>7.135</text:p>
          </table:table-cell>
          <table:table-cell table:formula="of:=ROUND([.J458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SDSS J125816.13+242742.5</text:p>
          </table:table-cell>
          <table:table-cell office:value-type="float" office:value="194.56724">
            <text:p>194.56724</text:p>
          </table:table-cell>
          <table:table-cell office:value-type="float" office:value="24.46183">
            <text:p>24.4618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7">
            <text:p>19.97</text:p>
          </table:table-cell>
          <table:table-cell office:value-type="float" office:value="6.946">
            <text:p>6.946</text:p>
          </table:table-cell>
          <table:table-cell table:formula="of:=ROUND([.J45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3">
            <text:p>543</text:p>
          </table:table-cell>
          <table:table-cell office:value-type="string">
            <text:p>SDSS J125816.04+242827.5</text:p>
          </table:table-cell>
          <table:table-cell office:value-type="float" office:value="194.56684">
            <text:p>194.56684</text:p>
          </table:table-cell>
          <table:table-cell office:value-type="float" office:value="24.47432">
            <text:p>24.47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7.013">
            <text:p>7.013</text:p>
          </table:table-cell>
          <table:table-cell table:formula="of:=ROUND([.J46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SDSS J125908.48+242304.6</text:p>
          </table:table-cell>
          <table:table-cell office:value-type="float" office:value="194.78537">
            <text:p>194.78537</text:p>
          </table:table-cell>
          <table:table-cell office:value-type="float" office:value="24.38462">
            <text:p>24.38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6.755">
            <text:p>6.755</text:p>
          </table:table-cell>
          <table:table-cell table:formula="of:=ROUND([.J4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1">
            <text:p>561</text:p>
          </table:table-cell>
          <table:table-cell office:value-type="string">
            <text:p>SDSS J125912.05+242328.6</text:p>
          </table:table-cell>
          <table:table-cell office:value-type="float" office:value="194.80022">
            <text:p>194.80022</text:p>
          </table:table-cell>
          <table:table-cell office:value-type="float" office:value="24.39129">
            <text:p>24.39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7.13">
            <text:p>7.13</text:p>
          </table:table-cell>
          <table:table-cell table:formula="of:=ROUND([.J4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2">
            <text:p>472</text:p>
          </table:table-cell>
          <table:table-cell office:value-type="string">
            <text:p>SDSS J125844.97+242105.2</text:p>
          </table:table-cell>
          <table:table-cell office:value-type="float" office:value="194.68741">
            <text:p>194.68741</text:p>
          </table:table-cell>
          <table:table-cell office:value-type="float" office:value="24.35146">
            <text:p>24.351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577">
            <text:p>6.577</text:p>
          </table:table-cell>
          <table:table-cell table:formula="of:=ROUND([.J4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SDSS J125823.92+242301.9</text:p>
          </table:table-cell>
          <table:table-cell office:value-type="float" office:value="194.59968">
            <text:p>194.59968</text:p>
          </table:table-cell>
          <table:table-cell office:value-type="float" office:value="24.38387">
            <text:p>24.38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938">
            <text:p>6.938</text:p>
          </table:table-cell>
          <table:table-cell table:formula="of:=ROUND([.J4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SDSS J125853.81+243437.3</text:p>
          </table:table-cell>
          <table:table-cell office:value-type="float" office:value="194.72422">
            <text:p>194.72422</text:p>
          </table:table-cell>
          <table:table-cell office:value-type="float" office:value="24.57705">
            <text:p>24.57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7.157">
            <text:p>7.157</text:p>
          </table:table-cell>
          <table:table-cell table:formula="of:=ROUND([.J4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SDSS J125844.55+243506.8</text:p>
          </table:table-cell>
          <table:table-cell office:value-type="float" office:value="194.68565">
            <text:p>194.68565</text:p>
          </table:table-cell>
          <table:table-cell office:value-type="float" office:value="24.58524">
            <text:p>24.58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7.477">
            <text:p>7.477</text:p>
          </table:table-cell>
          <table:table-cell table:formula="of:=ROUND([.J4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SDSS J125915.92+242726.1</text:p>
          </table:table-cell>
          <table:table-cell office:value-type="float" office:value="194.81635">
            <text:p>194.81635</text:p>
          </table:table-cell>
          <table:table-cell office:value-type="float" office:value="24.45727">
            <text:p>24.45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6.663">
            <text:p>6.663</text:p>
          </table:table-cell>
          <table:table-cell table:formula="of:=ROUND([.J4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SDSS J125901.55+243317.7</text:p>
          </table:table-cell>
          <table:table-cell office:value-type="float" office:value="194.75648">
            <text:p>194.75648</text:p>
          </table:table-cell>
          <table:table-cell office:value-type="float" office:value="24.55494">
            <text:p>24.55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582">
            <text:p>6.582</text:p>
          </table:table-cell>
          <table:table-cell table:formula="of:=ROUND([.J4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DSS J125907.69+242256.9</text:p>
          </table:table-cell>
          <table:table-cell office:value-type="float" office:value="194.78207">
            <text:p>194.78207</text:p>
          </table:table-cell>
          <table:table-cell office:value-type="float" office:value="24.38249">
            <text:p>24.382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712">
            <text:p>6.712</text:p>
          </table:table-cell>
          <table:table-cell table:formula="of:=ROUND([.J4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SDSS J125820.30+242427.3</text:p>
          </table:table-cell>
          <table:table-cell office:value-type="float" office:value="194.5846">
            <text:p>194.5846</text:p>
          </table:table-cell>
          <table:table-cell office:value-type="float" office:value="24.40761">
            <text:p>24.407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797">
            <text:p>6.797</text:p>
          </table:table-cell>
          <table:table-cell table:formula="of:=ROUND([.J4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SDSS J125823.68+242248.9</text:p>
          </table:table-cell>
          <table:table-cell office:value-type="float" office:value="194.59868">
            <text:p>194.59868</text:p>
          </table:table-cell>
          <table:table-cell office:value-type="float" office:value="24.38025">
            <text:p>24.38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125">
            <text:p>7.125</text:p>
          </table:table-cell>
          <table:table-cell table:formula="of:=ROUND([.J4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SDSS J125845.74+242106.9</text:p>
          </table:table-cell>
          <table:table-cell office:value-type="float" office:value="194.69062">
            <text:p>194.69062</text:p>
          </table:table-cell>
          <table:table-cell office:value-type="float" office:value="24.35192">
            <text:p>24.351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541">
            <text:p>6.541</text:p>
          </table:table-cell>
          <table:table-cell table:formula="of:=ROUND([.J4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SDSS J125900.22+242148.0</text:p>
          </table:table-cell>
          <table:table-cell office:value-type="float" office:value="194.75094">
            <text:p>194.75094</text:p>
          </table:table-cell>
          <table:table-cell office:value-type="float" office:value="24.36335">
            <text:p>24.363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617">
            <text:p>6.617</text:p>
          </table:table-cell>
          <table:table-cell table:formula="of:=ROUND([.J4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SDSS J125815.95+242748.0</text:p>
          </table:table-cell>
          <table:table-cell office:value-type="float" office:value="194.56647">
            <text:p>194.56647</text:p>
          </table:table-cell>
          <table:table-cell office:value-type="float" office:value="24.46334">
            <text:p>24.46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989">
            <text:p>6.989</text:p>
          </table:table-cell>
          <table:table-cell table:formula="of:=ROUND([.J4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SDSS J125915.68+242516.2</text:p>
          </table:table-cell>
          <table:table-cell office:value-type="float" office:value="194.81535">
            <text:p>194.81535</text:p>
          </table:table-cell>
          <table:table-cell office:value-type="float" office:value="24.42117">
            <text:p>24.42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7.022">
            <text:p>7.022</text:p>
          </table:table-cell>
          <table:table-cell table:formula="of:=ROUND([.J4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SDSS J125824.76+243216.6</text:p>
          </table:table-cell>
          <table:table-cell office:value-type="float" office:value="194.60319">
            <text:p>194.60319</text:p>
          </table:table-cell>
          <table:table-cell office:value-type="float" office:value="24.53797">
            <text:p>24.537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797">
            <text:p>6.797</text:p>
          </table:table-cell>
          <table:table-cell table:formula="of:=ROUND([.J4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SDSS J125832.21+243348.3</text:p>
          </table:table-cell>
          <table:table-cell office:value-type="float" office:value="194.63421">
            <text:p>194.63421</text:p>
          </table:table-cell>
          <table:table-cell office:value-type="float" office:value="24.56342">
            <text:p>24.56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975">
            <text:p>6.975</text:p>
          </table:table-cell>
          <table:table-cell table:formula="of:=ROUND([.J4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SDSS J125817.56+243015.9</text:p>
          </table:table-cell>
          <table:table-cell office:value-type="float" office:value="194.57318">
            <text:p>194.57318</text:p>
          </table:table-cell>
          <table:table-cell office:value-type="float" office:value="24.50443">
            <text:p>24.50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117">
            <text:p>7.117</text:p>
          </table:table-cell>
          <table:table-cell table:formula="of:=ROUND([.J4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SDSS J125859.05+243426.8</text:p>
          </table:table-cell>
          <table:table-cell office:value-type="float" office:value="194.74608">
            <text:p>194.74608</text:p>
          </table:table-cell>
          <table:table-cell office:value-type="float" office:value="24.57412">
            <text:p>24.57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356">
            <text:p>7.356</text:p>
          </table:table-cell>
          <table:table-cell table:formula="of:=ROUND([.J4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SDSS J125826.95+243237.3</text:p>
          </table:table-cell>
          <table:table-cell office:value-type="float" office:value="194.61232">
            <text:p>194.61232</text:p>
          </table:table-cell>
          <table:table-cell office:value-type="float" office:value="24.54372">
            <text:p>24.54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693">
            <text:p>6.693</text:p>
          </table:table-cell>
          <table:table-cell table:formula="of:=ROUND([.J4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SDSS J125845.45+242047.9</text:p>
          </table:table-cell>
          <table:table-cell office:value-type="float" office:value="194.6894">
            <text:p>194.6894</text:p>
          </table:table-cell>
          <table:table-cell office:value-type="float" office:value="24.34665">
            <text:p>24.34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859">
            <text:p>6.859</text:p>
          </table:table-cell>
          <table:table-cell table:formula="of:=ROUND([.J4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SDSS J125916.36+242732.1</text:p>
          </table:table-cell>
          <table:table-cell office:value-type="float" office:value="194.81819">
            <text:p>194.81819</text:p>
          </table:table-cell>
          <table:table-cell office:value-type="float" office:value="24.45892">
            <text:p>24.458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761">
            <text:p>6.761</text:p>
          </table:table-cell>
          <table:table-cell table:formula="of:=ROUND([.J4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SDSS J125850.03+243449.7</text:p>
          </table:table-cell>
          <table:table-cell office:value-type="float" office:value="194.70849">
            <text:p>194.70849</text:p>
          </table:table-cell>
          <table:table-cell office:value-type="float" office:value="24.58049">
            <text:p>24.58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217">
            <text:p>7.217</text:p>
          </table:table-cell>
          <table:table-cell table:formula="of:=ROUND([.J4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SDSS J125822.02+243231.8</text:p>
          </table:table-cell>
          <table:table-cell office:value-type="float" office:value="194.59175">
            <text:p>194.59175</text:p>
          </table:table-cell>
          <table:table-cell office:value-type="float" office:value="24.54217">
            <text:p>24.54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43">
            <text:p>7.43</text:p>
          </table:table-cell>
          <table:table-cell table:formula="of:=ROUND([.J4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SDSS J125841.24+243405.5</text:p>
          </table:table-cell>
          <table:table-cell office:value-type="float" office:value="194.67184">
            <text:p>194.67184</text:p>
          </table:table-cell>
          <table:table-cell office:value-type="float" office:value="24.56821">
            <text:p>24.568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556">
            <text:p>6.556</text:p>
          </table:table-cell>
          <table:table-cell table:formula="of:=ROUND([.J4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SDSS J125857.49+242109.5</text:p>
          </table:table-cell>
          <table:table-cell office:value-type="float" office:value="194.73957">
            <text:p>194.73957</text:p>
          </table:table-cell>
          <table:table-cell office:value-type="float" office:value="24.35265">
            <text:p>24.352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947">
            <text:p>6.947</text:p>
          </table:table-cell>
          <table:table-cell table:formula="of:=ROUND([.J4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SDSS J125837.22+243446.2</text:p>
          </table:table-cell>
          <table:table-cell office:value-type="float" office:value="194.65509">
            <text:p>194.65509</text:p>
          </table:table-cell>
          <table:table-cell office:value-type="float" office:value="24.5795">
            <text:p>24.57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434">
            <text:p>7.434</text:p>
          </table:table-cell>
          <table:table-cell table:formula="of:=ROUND([.J4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SDSS J125900.51+243323.0</text:p>
          </table:table-cell>
          <table:table-cell office:value-type="float" office:value="194.75214">
            <text:p>194.75214</text:p>
          </table:table-cell>
          <table:table-cell office:value-type="float" office:value="24.55639">
            <text:p>24.55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54">
            <text:p>6.54</text:p>
          </table:table-cell>
          <table:table-cell table:formula="of:=ROUND([.J4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5">
            <text:p>475</text:p>
          </table:table-cell>
          <table:table-cell office:value-type="string">
            <text:p>SDSS J125820.19+242459.8</text:p>
          </table:table-cell>
          <table:table-cell office:value-type="float" office:value="194.58415">
            <text:p>194.58415</text:p>
          </table:table-cell>
          <table:table-cell office:value-type="float" office:value="24.41662">
            <text:p>24.41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583">
            <text:p>6.583</text:p>
          </table:table-cell>
          <table:table-cell table:formula="of:=ROUND([.J4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SDSS J125819.91+242445.1</text:p>
          </table:table-cell>
          <table:table-cell office:value-type="float" office:value="194.58299">
            <text:p>194.58299</text:p>
          </table:table-cell>
          <table:table-cell office:value-type="float" office:value="24.41254">
            <text:p>24.412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742">
            <text:p>6.742</text:p>
          </table:table-cell>
          <table:table-cell table:formula="of:=ROUND([.J4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SDSS J125838.95+242046.5</text:p>
          </table:table-cell>
          <table:table-cell office:value-type="float" office:value="194.66231">
            <text:p>194.66231</text:p>
          </table:table-cell>
          <table:table-cell office:value-type="float" office:value="24.34626">
            <text:p>24.34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098">
            <text:p>7.098</text:p>
          </table:table-cell>
          <table:table-cell table:formula="of:=ROUND([.J4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SDSS J125912.45+242323.1</text:p>
          </table:table-cell>
          <table:table-cell office:value-type="float" office:value="194.8019">
            <text:p>194.8019</text:p>
          </table:table-cell>
          <table:table-cell office:value-type="float" office:value="24.38977">
            <text:p>24.389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258">
            <text:p>7.258</text:p>
          </table:table-cell>
          <table:table-cell table:formula="of:=ROUND([.J4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SDSS J125824.90+242254.6</text:p>
          </table:table-cell>
          <table:table-cell office:value-type="float" office:value="194.60377">
            <text:p>194.60377</text:p>
          </table:table-cell>
          <table:table-cell office:value-type="float" office:value="24.38184">
            <text:p>24.381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857">
            <text:p>6.857</text:p>
          </table:table-cell>
          <table:table-cell table:formula="of:=ROUND([.J4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SDSS J125909.88+242303.6</text:p>
          </table:table-cell>
          <table:table-cell office:value-type="float" office:value="194.7912">
            <text:p>194.7912</text:p>
          </table:table-cell>
          <table:table-cell office:value-type="float" office:value="24.38436">
            <text:p>24.38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003">
            <text:p>7.003</text:p>
          </table:table-cell>
          <table:table-cell table:formula="of:=ROUND([.J4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SDSS J125816.30+242908.4</text:p>
          </table:table-cell>
          <table:table-cell office:value-type="float" office:value="194.56795">
            <text:p>194.56795</text:p>
          </table:table-cell>
          <table:table-cell office:value-type="float" office:value="24.48567">
            <text:p>24.485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064">
            <text:p>7.064</text:p>
          </table:table-cell>
          <table:table-cell table:formula="of:=ROUND([.J49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SDSS J125817.65+242443.1</text:p>
          </table:table-cell>
          <table:table-cell office:value-type="float" office:value="194.57358">
            <text:p>194.57358</text:p>
          </table:table-cell>
          <table:table-cell office:value-type="float" office:value="24.41199">
            <text:p>24.41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223">
            <text:p>7.223</text:p>
          </table:table-cell>
          <table:table-cell table:formula="of:=ROUND([.J4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SDSS J125820.24+242314.3</text:p>
          </table:table-cell>
          <table:table-cell office:value-type="float" office:value="194.58437">
            <text:p>194.58437</text:p>
          </table:table-cell>
          <table:table-cell office:value-type="float" office:value="24.38732">
            <text:p>24.387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458">
            <text:p>7.458</text:p>
          </table:table-cell>
          <table:table-cell table:formula="of:=ROUND([.J4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SDSS J125813.98+242821.7</text:p>
          </table:table-cell>
          <table:table-cell office:value-type="float" office:value="194.55828">
            <text:p>194.55828</text:p>
          </table:table-cell>
          <table:table-cell office:value-type="float" office:value="24.4727">
            <text:p>24.4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468">
            <text:p>7.468</text:p>
          </table:table-cell>
          <table:table-cell table:formula="of:=ROUND([.J4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SDSS J125915.86+242803.4</text:p>
          </table:table-cell>
          <table:table-cell office:value-type="float" office:value="194.81609">
            <text:p>194.81609</text:p>
          </table:table-cell>
          <table:table-cell office:value-type="float" office:value="24.46763">
            <text:p>24.467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657">
            <text:p>6.657</text:p>
          </table:table-cell>
          <table:table-cell table:formula="of:=ROUND([.J49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SDSS J125854.10+242108.7</text:p>
          </table:table-cell>
          <table:table-cell office:value-type="float" office:value="194.72545">
            <text:p>194.72545</text:p>
          </table:table-cell>
          <table:table-cell office:value-type="float" office:value="24.35243">
            <text:p>24.352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725">
            <text:p>6.725</text:p>
          </table:table-cell>
          <table:table-cell table:formula="of:=ROUND([.J5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SDSS J125918.16+242809.9</text:p>
          </table:table-cell>
          <table:table-cell office:value-type="float" office:value="194.82567">
            <text:p>194.82567</text:p>
          </table:table-cell>
          <table:table-cell office:value-type="float" office:value="24.46943">
            <text:p>24.469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186">
            <text:p>7.186</text:p>
          </table:table-cell>
          <table:table-cell table:formula="of:=ROUND([.J5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SDSS J125821.21+242303.6</text:p>
          </table:table-cell>
          <table:table-cell office:value-type="float" office:value="194.5884">
            <text:p>194.5884</text:p>
          </table:table-cell>
          <table:table-cell office:value-type="float" office:value="24.38434">
            <text:p>24.38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392">
            <text:p>7.392</text:p>
          </table:table-cell>
          <table:table-cell table:formula="of:=ROUND([.J5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SDSS J125834.93+243435.2</text:p>
          </table:table-cell>
          <table:table-cell office:value-type="float" office:value="194.64557">
            <text:p>194.64557</text:p>
          </table:table-cell>
          <table:table-cell office:value-type="float" office:value="24.57646">
            <text:p>24.57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43">
            <text:p>7.43</text:p>
          </table:table-cell>
          <table:table-cell table:formula="of:=ROUND([.J50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SDSS J125915.20+242723.9</text:p>
          </table:table-cell>
          <table:table-cell office:value-type="float" office:value="194.81337">
            <text:p>194.81337</text:p>
          </table:table-cell>
          <table:table-cell office:value-type="float" office:value="24.45665">
            <text:p>24.45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502">
            <text:p>6.502</text:p>
          </table:table-cell>
          <table:table-cell table:formula="of:=ROUND([.J5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6">
            <text:p>476</text:p>
          </table:table-cell>
          <table:table-cell office:value-type="string">
            <text:p>SDSS J125822.17+242408.6</text:p>
          </table:table-cell>
          <table:table-cell office:value-type="float" office:value="194.5924">
            <text:p>194.5924</text:p>
          </table:table-cell>
          <table:table-cell office:value-type="float" office:value="24.40241">
            <text:p>24.40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585">
            <text:p>6.585</text:p>
          </table:table-cell>
          <table:table-cell table:formula="of:=ROUND([.J5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SDSS J125859.11+242113.3</text:p>
          </table:table-cell>
          <table:table-cell office:value-type="float" office:value="194.74631">
            <text:p>194.74631</text:p>
          </table:table-cell>
          <table:table-cell office:value-type="float" office:value="24.3537">
            <text:p>24.35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028">
            <text:p>7.028</text:p>
          </table:table-cell>
          <table:table-cell table:formula="of:=ROUND([.J5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SDSS J125843.89+243505.3</text:p>
          </table:table-cell>
          <table:table-cell office:value-type="float" office:value="194.6829">
            <text:p>194.6829</text:p>
          </table:table-cell>
          <table:table-cell office:value-type="float" office:value="24.58482">
            <text:p>24.58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463">
            <text:p>7.463</text:p>
          </table:table-cell>
          <table:table-cell table:formula="of:=ROUND([.J5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SDSS J125831.91+243419.7</text:p>
          </table:table-cell>
          <table:table-cell office:value-type="float" office:value="194.63299">
            <text:p>194.63299</text:p>
          </table:table-cell>
          <table:table-cell office:value-type="float" office:value="24.57215">
            <text:p>24.572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471">
            <text:p>7.471</text:p>
          </table:table-cell>
          <table:table-cell table:formula="of:=ROUND([.J5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SDSS J125827.60+242223.7</text:p>
          </table:table-cell>
          <table:table-cell office:value-type="float" office:value="194.61501">
            <text:p>194.61501</text:p>
          </table:table-cell>
          <table:table-cell office:value-type="float" office:value="24.37328">
            <text:p>24.373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815">
            <text:p>6.815</text:p>
          </table:table-cell>
          <table:table-cell table:formula="of:=ROUND([.J5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SDSS J125846.45+242031.9</text:p>
          </table:table-cell>
          <table:table-cell office:value-type="float" office:value="194.69358">
            <text:p>194.69358</text:p>
          </table:table-cell>
          <table:table-cell office:value-type="float" office:value="24.3422">
            <text:p>24.34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121">
            <text:p>7.121</text:p>
          </table:table-cell>
          <table:table-cell table:formula="of:=ROUND([.J51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SDSS J125851.57+243443.2</text:p>
          </table:table-cell>
          <table:table-cell office:value-type="float" office:value="194.71491">
            <text:p>194.71491</text:p>
          </table:table-cell>
          <table:table-cell office:value-type="float" office:value="24.57867">
            <text:p>24.57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155">
            <text:p>7.155</text:p>
          </table:table-cell>
          <table:table-cell table:formula="of:=ROUND([.J51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SDSS J125823.17+242251.4</text:p>
          </table:table-cell>
          <table:table-cell office:value-type="float" office:value="194.59655">
            <text:p>194.59655</text:p>
          </table:table-cell>
          <table:table-cell office:value-type="float" office:value="24.38097">
            <text:p>24.380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182">
            <text:p>7.182</text:p>
          </table:table-cell>
          <table:table-cell table:formula="of:=ROUND([.J51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SDSS J125859.83+243429.7</text:p>
          </table:table-cell>
          <table:table-cell office:value-type="float" office:value="194.74933">
            <text:p>194.74933</text:p>
          </table:table-cell>
          <table:table-cell office:value-type="float" office:value="24.57493">
            <text:p>24.57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471">
            <text:p>7.471</text:p>
          </table:table-cell>
          <table:table-cell table:formula="of:=ROUND([.J51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SDSS J125911.36+243128.1</text:p>
          </table:table-cell>
          <table:table-cell office:value-type="float" office:value="194.79735">
            <text:p>194.79735</text:p>
          </table:table-cell>
          <table:table-cell office:value-type="float" office:value="24.52447">
            <text:p>24.52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793">
            <text:p>6.793</text:p>
          </table:table-cell>
          <table:table-cell table:formula="of:=ROUND([.J5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9">
            <text:p>579</text:p>
          </table:table-cell>
          <table:table-cell office:value-type="string">
            <text:p>SDSS J125816.06+242936.9</text:p>
          </table:table-cell>
          <table:table-cell office:value-type="float" office:value="194.56695">
            <text:p>194.56695</text:p>
          </table:table-cell>
          <table:table-cell office:value-type="float" office:value="24.49361">
            <text:p>24.49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232">
            <text:p>7.232</text:p>
          </table:table-cell>
          <table:table-cell table:formula="of:=ROUND([.J51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SDSS J125817.01+242447.2</text:p>
          </table:table-cell>
          <table:table-cell office:value-type="float" office:value="194.57088">
            <text:p>194.57088</text:p>
          </table:table-cell>
          <table:table-cell office:value-type="float" office:value="24.41312">
            <text:p>24.413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332">
            <text:p>7.332</text:p>
          </table:table-cell>
          <table:table-cell table:formula="of:=ROUND([.J51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SDSS J125859.07+242047.9</text:p>
          </table:table-cell>
          <table:table-cell office:value-type="float" office:value="194.74614">
            <text:p>194.74614</text:p>
          </table:table-cell>
          <table:table-cell office:value-type="float" office:value="24.34664">
            <text:p>24.34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414">
            <text:p>7.414</text:p>
          </table:table-cell>
          <table:table-cell table:formula="of:=ROUND([.J51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SDSS J125900.48+242055.6</text:p>
          </table:table-cell>
          <table:table-cell office:value-type="float" office:value="194.75201">
            <text:p>194.75201</text:p>
          </table:table-cell>
          <table:table-cell office:value-type="float" office:value="24.3488">
            <text:p>24.3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425">
            <text:p>7.425</text:p>
          </table:table-cell>
          <table:table-cell table:formula="of:=ROUND([.J51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SDSS J125818.27+242633.3</text:p>
          </table:table-cell>
          <table:table-cell office:value-type="float" office:value="194.57614">
            <text:p>194.57614</text:p>
          </table:table-cell>
          <table:table-cell office:value-type="float" office:value="24.44259">
            <text:p>24.442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553">
            <text:p>6.553</text:p>
          </table:table-cell>
          <table:table-cell table:formula="of:=ROUND([.J5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SDSS J125914.93+242554.8</text:p>
          </table:table-cell>
          <table:table-cell office:value-type="float" office:value="194.81222">
            <text:p>194.81222</text:p>
          </table:table-cell>
          <table:table-cell office:value-type="float" office:value="24.43189">
            <text:p>24.43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666">
            <text:p>6.666</text:p>
          </table:table-cell>
          <table:table-cell table:formula="of:=ROUND([.J52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SDSS J125821.33+242347.3</text:p>
          </table:table-cell>
          <table:table-cell office:value-type="float" office:value="194.5889">
            <text:p>194.5889</text:p>
          </table:table-cell>
          <table:table-cell office:value-type="float" office:value="24.39649">
            <text:p>24.39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939">
            <text:p>6.939</text:p>
          </table:table-cell>
          <table:table-cell table:formula="of:=ROUND([.J5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SDSS J125916.39+242921.2</text:p>
          </table:table-cell>
          <table:table-cell office:value-type="float" office:value="194.81833">
            <text:p>194.81833</text:p>
          </table:table-cell>
          <table:table-cell office:value-type="float" office:value="24.48925">
            <text:p>24.489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977">
            <text:p>6.977</text:p>
          </table:table-cell>
          <table:table-cell table:formula="of:=ROUND([.J5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SDSS J125905.63+243311.2</text:p>
          </table:table-cell>
          <table:table-cell office:value-type="float" office:value="194.77348">
            <text:p>194.77348</text:p>
          </table:table-cell>
          <table:table-cell office:value-type="float" office:value="24.55314">
            <text:p>24.55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019">
            <text:p>7.019</text:p>
          </table:table-cell>
          <table:table-cell table:formula="of:=ROUND([.J5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7">
            <text:p>547</text:p>
          </table:table-cell>
          <table:table-cell office:value-type="string">
            <text:p>SDSS J125907.27+242224.4</text:p>
          </table:table-cell>
          <table:table-cell office:value-type="float" office:value="194.78031">
            <text:p>194.78031</text:p>
          </table:table-cell>
          <table:table-cell office:value-type="float" office:value="24.37345">
            <text:p>24.37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039">
            <text:p>7.039</text:p>
          </table:table-cell>
          <table:table-cell table:formula="of:=ROUND([.J5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SDSS J125821.58+242257.2</text:p>
          </table:table-cell>
          <table:table-cell office:value-type="float" office:value="194.58993">
            <text:p>194.58993</text:p>
          </table:table-cell>
          <table:table-cell office:value-type="float" office:value="24.38258">
            <text:p>24.382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393">
            <text:p>7.393</text:p>
          </table:table-cell>
          <table:table-cell table:formula="of:=ROUND([.J5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SDSS J125900.28+243423.8</text:p>
          </table:table-cell>
          <table:table-cell office:value-type="float" office:value="194.75119">
            <text:p>194.75119</text:p>
          </table:table-cell>
          <table:table-cell office:value-type="float" office:value="24.5733">
            <text:p>24.5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423">
            <text:p>7.423</text:p>
          </table:table-cell>
          <table:table-cell table:formula="of:=ROUND([.J5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SDSS J125826.71+243221.6</text:p>
          </table:table-cell>
          <table:table-cell office:value-type="float" office:value="194.61132">
            <text:p>194.61132</text:p>
          </table:table-cell>
          <table:table-cell office:value-type="float" office:value="24.53936">
            <text:p>24.53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539">
            <text:p>6.539</text:p>
          </table:table-cell>
          <table:table-cell table:formula="of:=ROUND([.J5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SDSS J125911.58+243101.6</text:p>
          </table:table-cell>
          <table:table-cell office:value-type="float" office:value="194.79825">
            <text:p>194.79825</text:p>
          </table:table-cell>
          <table:table-cell office:value-type="float" office:value="24.51713">
            <text:p>24.51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598">
            <text:p>6.598</text:p>
          </table:table-cell>
          <table:table-cell table:formula="of:=ROUND([.J5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SDSS J125827.41+243248.7</text:p>
          </table:table-cell>
          <table:table-cell office:value-type="float" office:value="194.61421">
            <text:p>194.61421</text:p>
          </table:table-cell>
          <table:table-cell office:value-type="float" office:value="24.54688">
            <text:p>24.54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768">
            <text:p>6.768</text:p>
          </table:table-cell>
          <table:table-cell table:formula="of:=ROUND([.J5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SDSS J125911.35+242340.0</text:p>
          </table:table-cell>
          <table:table-cell office:value-type="float" office:value="194.79732">
            <text:p>194.79732</text:p>
          </table:table-cell>
          <table:table-cell office:value-type="float" office:value="24.39446">
            <text:p>24.39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891">
            <text:p>6.891</text:p>
          </table:table-cell>
          <table:table-cell table:formula="of:=ROUND([.J5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SDSS J125819.01+242422.8</text:p>
          </table:table-cell>
          <table:table-cell office:value-type="float" office:value="194.57922">
            <text:p>194.57922</text:p>
          </table:table-cell>
          <table:table-cell office:value-type="float" office:value="24.40635">
            <text:p>24.406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093">
            <text:p>7.093</text:p>
          </table:table-cell>
          <table:table-cell table:formula="of:=ROUND([.J5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SDSS J125907.22+242213.6</text:p>
          </table:table-cell>
          <table:table-cell office:value-type="float" office:value="194.7801">
            <text:p>194.7801</text:p>
          </table:table-cell>
          <table:table-cell office:value-type="float" office:value="24.37046">
            <text:p>24.370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166">
            <text:p>7.166</text:p>
          </table:table-cell>
          <table:table-cell table:formula="of:=ROUND([.J5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SDSS J125918.66+242721.7</text:p>
          </table:table-cell>
          <table:table-cell office:value-type="float" office:value="194.82775">
            <text:p>194.82775</text:p>
          </table:table-cell>
          <table:table-cell office:value-type="float" office:value="24.45605">
            <text:p>24.45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288">
            <text:p>7.288</text:p>
          </table:table-cell>
          <table:table-cell table:formula="of:=ROUND([.J5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SDSS J125839.16+242027.2</text:p>
          </table:table-cell>
          <table:table-cell office:value-type="float" office:value="194.66318">
            <text:p>194.66318</text:p>
          </table:table-cell>
          <table:table-cell office:value-type="float" office:value="24.34091">
            <text:p>24.340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398">
            <text:p>7.398</text:p>
          </table:table-cell>
          <table:table-cell table:formula="of:=ROUND([.J53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SDSS J125834.23+242143.4</text:p>
          </table:table-cell>
          <table:table-cell office:value-type="float" office:value="194.64265">
            <text:p>194.64265</text:p>
          </table:table-cell>
          <table:table-cell office:value-type="float" office:value="24.36208">
            <text:p>24.36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568">
            <text:p>6.568</text:p>
          </table:table-cell>
          <table:table-cell table:formula="of:=ROUND([.J53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SDSS J125857.41+242132.7</text:p>
          </table:table-cell>
          <table:table-cell office:value-type="float" office:value="194.73922">
            <text:p>194.73922</text:p>
          </table:table-cell>
          <table:table-cell office:value-type="float" office:value="24.35909">
            <text:p>24.35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58">
            <text:p>6.58</text:p>
          </table:table-cell>
          <table:table-cell table:formula="of:=ROUND([.J53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SDSS J125818.03+242858.4</text:p>
          </table:table-cell>
          <table:table-cell office:value-type="float" office:value="194.57517">
            <text:p>194.57517</text:p>
          </table:table-cell>
          <table:table-cell office:value-type="float" office:value="24.48289">
            <text:p>24.482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645">
            <text:p>6.645</text:p>
          </table:table-cell>
          <table:table-cell table:formula="of:=ROUND([.J53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SDSS J125915.96+242735.3</text:p>
          </table:table-cell>
          <table:table-cell office:value-type="float" office:value="194.81652">
            <text:p>194.81652</text:p>
          </table:table-cell>
          <table:table-cell office:value-type="float" office:value="24.45981">
            <text:p>24.459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669">
            <text:p>6.669</text:p>
          </table:table-cell>
          <table:table-cell table:formula="of:=ROUND([.J53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SDSS J125916.38+242620.9</text:p>
          </table:table-cell>
          <table:table-cell office:value-type="float" office:value="194.81825">
            <text:p>194.81825</text:p>
          </table:table-cell>
          <table:table-cell office:value-type="float" office:value="24.43916">
            <text:p>24.439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888">
            <text:p>6.888</text:p>
          </table:table-cell>
          <table:table-cell table:formula="of:=ROUND([.J5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SDSS J125915.58+243004.3</text:p>
          </table:table-cell>
          <table:table-cell office:value-type="float" office:value="194.81494">
            <text:p>194.81494</text:p>
          </table:table-cell>
          <table:table-cell office:value-type="float" office:value="24.5012">
            <text:p>24.5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012">
            <text:p>7.012</text:p>
          </table:table-cell>
          <table:table-cell table:formula="of:=ROUND([.J54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SDSS J125904.87+242156.7</text:p>
          </table:table-cell>
          <table:table-cell office:value-type="float" office:value="194.77032">
            <text:p>194.77032</text:p>
          </table:table-cell>
          <table:table-cell office:value-type="float" office:value="24.36576">
            <text:p>24.36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055">
            <text:p>7.055</text:p>
          </table:table-cell>
          <table:table-cell table:formula="of:=ROUND([.J54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SDSS J125815.80+242614.8</text:p>
          </table:table-cell>
          <table:table-cell office:value-type="float" office:value="194.56583">
            <text:p>194.56583</text:p>
          </table:table-cell>
          <table:table-cell office:value-type="float" office:value="24.43746">
            <text:p>24.43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162">
            <text:p>7.162</text:p>
          </table:table-cell>
          <table:table-cell table:formula="of:=ROUND([.J5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SDSS J125827.75+242144.7</text:p>
          </table:table-cell>
          <table:table-cell office:value-type="float" office:value="194.61563">
            <text:p>194.61563</text:p>
          </table:table-cell>
          <table:table-cell office:value-type="float" office:value="24.36244">
            <text:p>24.36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309">
            <text:p>7.309</text:p>
          </table:table-cell>
          <table:table-cell table:formula="of:=ROUND([.J54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SDSS J125912.65+243040.3</text:p>
          </table:table-cell>
          <table:table-cell office:value-type="float" office:value="194.80274">
            <text:p>194.80274</text:p>
          </table:table-cell>
          <table:table-cell office:value-type="float" office:value="24.51122">
            <text:p>24.51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641">
            <text:p>6.641</text:p>
          </table:table-cell>
          <table:table-cell table:formula="of:=ROUND([.J54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SDSS J125901.78+242152.6</text:p>
          </table:table-cell>
          <table:table-cell office:value-type="float" office:value="194.75742">
            <text:p>194.75742</text:p>
          </table:table-cell>
          <table:table-cell office:value-type="float" office:value="24.36462">
            <text:p>24.36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724">
            <text:p>6.724</text:p>
          </table:table-cell>
          <table:table-cell table:formula="of:=ROUND([.J54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SDSS J125826.77+243258.5</text:p>
          </table:table-cell>
          <table:table-cell office:value-type="float" office:value="194.61156">
            <text:p>194.61156</text:p>
          </table:table-cell>
          <table:table-cell office:value-type="float" office:value="24.5496">
            <text:p>24.54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986">
            <text:p>6.986</text:p>
          </table:table-cell>
          <table:table-cell table:formula="of:=ROUND([.J54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SDSS J125912.95+242317.9</text:p>
          </table:table-cell>
          <table:table-cell office:value-type="float" office:value="194.80399">
            <text:p>194.80399</text:p>
          </table:table-cell>
          <table:table-cell office:value-type="float" office:value="24.38833">
            <text:p>24.38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402">
            <text:p>7.402</text:p>
          </table:table-cell>
          <table:table-cell table:formula="of:=ROUND([.J5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SDSS J125913.33+243023.9</text:p>
          </table:table-cell>
          <table:table-cell office:value-type="float" office:value="194.80555">
            <text:p>194.80555</text:p>
          </table:table-cell>
          <table:table-cell office:value-type="float" office:value="24.50665">
            <text:p>24.50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661">
            <text:p>6.661</text:p>
          </table:table-cell>
          <table:table-cell table:formula="of:=ROUND([.J54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SDSS J125852.15+242105.4</text:p>
          </table:table-cell>
          <table:table-cell office:value-type="float" office:value="194.7173">
            <text:p>194.7173</text:p>
          </table:table-cell>
          <table:table-cell office:value-type="float" office:value="24.35151">
            <text:p>24.35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68">
            <text:p>6.68</text:p>
          </table:table-cell>
          <table:table-cell table:formula="of:=ROUND([.J54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SDSS J125852.79+243452.7</text:p>
          </table:table-cell>
          <table:table-cell office:value-type="float" office:value="194.71997">
            <text:p>194.71997</text:p>
          </table:table-cell>
          <table:table-cell office:value-type="float" office:value="24.58131">
            <text:p>24.58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359">
            <text:p>7.359</text:p>
          </table:table-cell>
          <table:table-cell table:formula="of:=ROUND([.J55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SDSS J125916.86+242700.9</text:p>
          </table:table-cell>
          <table:table-cell office:value-type="float" office:value="194.82029">
            <text:p>194.82029</text:p>
          </table:table-cell>
          <table:table-cell office:value-type="float" office:value="24.45025">
            <text:p>24.45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904">
            <text:p>6.904</text:p>
          </table:table-cell>
          <table:table-cell table:formula="of:=ROUND([.J5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SDSS J125856.70+242058.5</text:p>
          </table:table-cell>
          <table:table-cell office:value-type="float" office:value="194.73627">
            <text:p>194.73627</text:p>
          </table:table-cell>
          <table:table-cell office:value-type="float" office:value="24.34961">
            <text:p>24.34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057">
            <text:p>7.057</text:p>
          </table:table-cell>
          <table:table-cell table:formula="of:=ROUND([.J55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SDSS J125911.19+242415.5</text:p>
          </table:table-cell>
          <table:table-cell office:value-type="float" office:value="194.79663">
            <text:p>194.79663</text:p>
          </table:table-cell>
          <table:table-cell office:value-type="float" office:value="24.40433">
            <text:p>24.40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534">
            <text:p>6.534</text:p>
          </table:table-cell>
          <table:table-cell table:formula="of:=ROUND([.J55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SDSS J125830.60+242201.6</text:p>
          </table:table-cell>
          <table:table-cell office:value-type="float" office:value="194.62754">
            <text:p>194.62754</text:p>
          </table:table-cell>
          <table:table-cell office:value-type="float" office:value="24.36712">
            <text:p>24.367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708">
            <text:p>6.708</text:p>
          </table:table-cell>
          <table:table-cell table:formula="of:=ROUND([.J55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SDSS J125854.91+243417.6</text:p>
          </table:table-cell>
          <table:table-cell office:value-type="float" office:value="194.72881">
            <text:p>194.72881</text:p>
          </table:table-cell>
          <table:table-cell office:value-type="float" office:value="24.57157">
            <text:p>24.57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901">
            <text:p>6.901</text:p>
          </table:table-cell>
          <table:table-cell table:formula="of:=ROUND([.J55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SDSS J125851.90+242027.3</text:p>
          </table:table-cell>
          <table:table-cell office:value-type="float" office:value="194.71628">
            <text:p>194.71628</text:p>
          </table:table-cell>
          <table:table-cell office:value-type="float" office:value="24.34093">
            <text:p>24.34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296">
            <text:p>7.296</text:p>
          </table:table-cell>
          <table:table-cell table:formula="of:=ROUND([.J55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SDSS J125831.78+242111.4</text:p>
          </table:table-cell>
          <table:table-cell office:value-type="float" office:value="194.63242">
            <text:p>194.63242</text:p>
          </table:table-cell>
          <table:table-cell office:value-type="float" office:value="24.35317">
            <text:p>24.35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297">
            <text:p>7.297</text:p>
          </table:table-cell>
          <table:table-cell table:formula="of:=ROUND([.J55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SDSS J125919.02+242801.6</text:p>
          </table:table-cell>
          <table:table-cell office:value-type="float" office:value="194.82928">
            <text:p>194.82928</text:p>
          </table:table-cell>
          <table:table-cell office:value-type="float" office:value="24.46711">
            <text:p>24.46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375">
            <text:p>7.375</text:p>
          </table:table-cell>
          <table:table-cell table:formula="of:=ROUND([.J55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SDSS J125828.13+243344.0</text:p>
          </table:table-cell>
          <table:table-cell office:value-type="float" office:value="194.61725">
            <text:p>194.61725</text:p>
          </table:table-cell>
          <table:table-cell office:value-type="float" office:value="24.56223">
            <text:p>24.56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397">
            <text:p>7.397</text:p>
          </table:table-cell>
          <table:table-cell table:formula="of:=ROUND([.J55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SDSS J125909.03+242213.5</text:p>
          </table:table-cell>
          <table:table-cell office:value-type="float" office:value="194.78767">
            <text:p>194.78767</text:p>
          </table:table-cell>
          <table:table-cell office:value-type="float" office:value="24.37043">
            <text:p>24.370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444">
            <text:p>7.444</text:p>
          </table:table-cell>
          <table:table-cell table:formula="of:=ROUND([.J56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SDSS J125907.06+242305.7</text:p>
          </table:table-cell>
          <table:table-cell office:value-type="float" office:value="194.77945">
            <text:p>194.77945</text:p>
          </table:table-cell>
          <table:table-cell office:value-type="float" office:value="24.38494">
            <text:p>24.38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07">
            <text:p>6.507</text:p>
          </table:table-cell>
          <table:table-cell table:formula="of:=ROUND([.J5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SDSS J125837.63+242128.4</text:p>
          </table:table-cell>
          <table:table-cell office:value-type="float" office:value="194.6568">
            <text:p>194.6568</text:p>
          </table:table-cell>
          <table:table-cell office:value-type="float" office:value="24.35791">
            <text:p>24.35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11">
            <text:p>6.511</text:p>
          </table:table-cell>
          <table:table-cell table:formula="of:=ROUND([.J5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SDSS J125818.70+242903.6</text:p>
          </table:table-cell>
          <table:table-cell office:value-type="float" office:value="194.57792">
            <text:p>194.57792</text:p>
          </table:table-cell>
          <table:table-cell office:value-type="float" office:value="24.48434">
            <text:p>24.48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516">
            <text:p>6.516</text:p>
          </table:table-cell>
          <table:table-cell table:formula="of:=ROUND([.J5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SDSS J125827.18+242237.8</text:p>
          </table:table-cell>
          <table:table-cell office:value-type="float" office:value="194.61326">
            <text:p>194.61326</text:p>
          </table:table-cell>
          <table:table-cell office:value-type="float" office:value="24.37717">
            <text:p>24.377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7">
            <text:p>6.7</text:p>
          </table:table-cell>
          <table:table-cell table:formula="of:=ROUND([.J5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SDSS J125816.86+242820.6</text:p>
          </table:table-cell>
          <table:table-cell office:value-type="float" office:value="194.57028">
            <text:p>194.57028</text:p>
          </table:table-cell>
          <table:table-cell office:value-type="float" office:value="24.47241">
            <text:p>24.472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15">
            <text:p>6.815</text:p>
          </table:table-cell>
          <table:table-cell table:formula="of:=ROUND([.J5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SDSS J125908.38+242256.4</text:p>
          </table:table-cell>
          <table:table-cell office:value-type="float" office:value="194.78492">
            <text:p>194.78492</text:p>
          </table:table-cell>
          <table:table-cell office:value-type="float" office:value="24.38234">
            <text:p>24.382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31">
            <text:p>6.831</text:p>
          </table:table-cell>
          <table:table-cell table:formula="of:=ROUND([.J5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SDSS J125816.48+242732.7</text:p>
          </table:table-cell>
          <table:table-cell office:value-type="float" office:value="194.56868">
            <text:p>194.56868</text:p>
          </table:table-cell>
          <table:table-cell office:value-type="float" office:value="24.45909">
            <text:p>24.45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68">
            <text:p>6.868</text:p>
          </table:table-cell>
          <table:table-cell table:formula="of:=ROUND([.J5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SDSS J125829.71+243323.5</text:p>
          </table:table-cell>
          <table:table-cell office:value-type="float" office:value="194.62382">
            <text:p>194.62382</text:p>
          </table:table-cell>
          <table:table-cell office:value-type="float" office:value="24.55653">
            <text:p>24.55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913">
            <text:p>6.913</text:p>
          </table:table-cell>
          <table:table-cell table:formula="of:=ROUND([.J5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SDSS J125917.99+242833.6</text:p>
          </table:table-cell>
          <table:table-cell office:value-type="float" office:value="194.825">
            <text:p>194.825</text:p>
          </table:table-cell>
          <table:table-cell office:value-type="float" office:value="24.47601">
            <text:p>24.476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189">
            <text:p>7.189</text:p>
          </table:table-cell>
          <table:table-cell table:formula="of:=ROUND([.J5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SDSS J125815.56+242901.7</text:p>
          </table:table-cell>
          <table:table-cell office:value-type="float" office:value="194.56486">
            <text:p>194.56486</text:p>
          </table:table-cell>
          <table:table-cell office:value-type="float" office:value="24.48381">
            <text:p>24.483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208">
            <text:p>7.208</text:p>
          </table:table-cell>
          <table:table-cell table:formula="of:=ROUND([.J5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SDSS J125919.09+242730.1</text:p>
          </table:table-cell>
          <table:table-cell office:value-type="float" office:value="194.82957">
            <text:p>194.82957</text:p>
          </table:table-cell>
          <table:table-cell office:value-type="float" office:value="24.45837">
            <text:p>24.45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383">
            <text:p>7.383</text:p>
          </table:table-cell>
          <table:table-cell table:formula="of:=ROUND([.J5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SDSS J125821.52+242252.2</text:p>
          </table:table-cell>
          <table:table-cell office:value-type="float" office:value="194.58968">
            <text:p>194.58968</text:p>
          </table:table-cell>
          <table:table-cell office:value-type="float" office:value="24.38117">
            <text:p>24.38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458">
            <text:p>7.458</text:p>
          </table:table-cell>
          <table:table-cell table:formula="of:=ROUND([.J5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SDSS J125852.70+242018.8</text:p>
          </table:table-cell>
          <table:table-cell office:value-type="float" office:value="194.71959">
            <text:p>194.71959</text:p>
          </table:table-cell>
          <table:table-cell office:value-type="float" office:value="24.33858">
            <text:p>24.338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466">
            <text:p>7.466</text:p>
          </table:table-cell>
          <table:table-cell table:formula="of:=ROUND([.J5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SDSS J125916.48+242431.0</text:p>
          </table:table-cell>
          <table:table-cell office:value-type="float" office:value="194.81867">
            <text:p>194.81867</text:p>
          </table:table-cell>
          <table:table-cell office:value-type="float" office:value="24.40863">
            <text:p>24.40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477">
            <text:p>7.477</text:p>
          </table:table-cell>
          <table:table-cell table:formula="of:=ROUND([.J5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SDSS J125903.42+243256.0</text:p>
          </table:table-cell>
          <table:table-cell office:value-type="float" office:value="194.76428">
            <text:p>194.76428</text:p>
          </table:table-cell>
          <table:table-cell office:value-type="float" office:value="24.54889">
            <text:p>24.548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514">
            <text:p>6.514</text:p>
          </table:table-cell>
          <table:table-cell table:formula="of:=ROUND([.J5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DSS J125820.07+243057.5</text:p>
          </table:table-cell>
          <table:table-cell office:value-type="float" office:value="194.58366">
            <text:p>194.58366</text:p>
          </table:table-cell>
          <table:table-cell office:value-type="float" office:value="24.51599">
            <text:p>24.51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893">
            <text:p>6.893</text:p>
          </table:table-cell>
          <table:table-cell table:formula="of:=ROUND([.J5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SDSS J125816.87+242606.5</text:p>
          </table:table-cell>
          <table:table-cell office:value-type="float" office:value="194.5703">
            <text:p>194.5703</text:p>
          </table:table-cell>
          <table:table-cell office:value-type="float" office:value="24.43514">
            <text:p>24.435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953">
            <text:p>6.953</text:p>
          </table:table-cell>
          <table:table-cell table:formula="of:=ROUND([.J5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SDSS J125841.31+242046.2</text:p>
          </table:table-cell>
          <table:table-cell office:value-type="float" office:value="194.67215">
            <text:p>194.67215</text:p>
          </table:table-cell>
          <table:table-cell office:value-type="float" office:value="24.34618">
            <text:p>24.34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989">
            <text:p>6.989</text:p>
          </table:table-cell>
          <table:table-cell table:formula="of:=ROUND([.J5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SDSS J125815.24+242705.7</text:p>
          </table:table-cell>
          <table:table-cell office:value-type="float" office:value="194.56353">
            <text:p>194.56353</text:p>
          </table:table-cell>
          <table:table-cell office:value-type="float" office:value="24.45159">
            <text:p>24.45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7">
            <text:p>7.17</text:p>
          </table:table-cell>
          <table:table-cell table:formula="of:=ROUND([.J5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SDSS J125909.41+243249.3</text:p>
          </table:table-cell>
          <table:table-cell office:value-type="float" office:value="194.78925">
            <text:p>194.78925</text:p>
          </table:table-cell>
          <table:table-cell office:value-type="float" office:value="24.54703">
            <text:p>24.54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316">
            <text:p>7.316</text:p>
          </table:table-cell>
          <table:table-cell table:formula="of:=ROUND([.J5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SDSS J125817.88+242629.4</text:p>
          </table:table-cell>
          <table:table-cell office:value-type="float" office:value="194.57452">
            <text:p>194.57452</text:p>
          </table:table-cell>
          <table:table-cell office:value-type="float" office:value="24.44152">
            <text:p>24.44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651">
            <text:p>6.651</text:p>
          </table:table-cell>
          <table:table-cell table:formula="of:=ROUND([.J5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SDSS J125824.09+242311.3</text:p>
          </table:table-cell>
          <table:table-cell office:value-type="float" office:value="194.60042">
            <text:p>194.60042</text:p>
          </table:table-cell>
          <table:table-cell office:value-type="float" office:value="24.38649">
            <text:p>24.38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804">
            <text:p>6.804</text:p>
          </table:table-cell>
          <table:table-cell table:formula="of:=ROUND([.J5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SDSS J125845.12+243432.2</text:p>
          </table:table-cell>
          <table:table-cell office:value-type="float" office:value="194.68804">
            <text:p>194.68804</text:p>
          </table:table-cell>
          <table:table-cell office:value-type="float" office:value="24.57561">
            <text:p>24.57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893">
            <text:p>6.893</text:p>
          </table:table-cell>
          <table:table-cell table:formula="of:=ROUND([.J5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DSS J125820.32+243107.9</text:p>
          </table:table-cell>
          <table:table-cell office:value-type="float" office:value="194.58467">
            <text:p>194.58467</text:p>
          </table:table-cell>
          <table:table-cell office:value-type="float" office:value="24.51887">
            <text:p>24.518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929">
            <text:p>6.929</text:p>
          </table:table-cell>
          <table:table-cell table:formula="of:=ROUND([.J5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SDSS J125908.69+242240.5</text:p>
          </table:table-cell>
          <table:table-cell office:value-type="float" office:value="194.78622">
            <text:p>194.78622</text:p>
          </table:table-cell>
          <table:table-cell office:value-type="float" office:value="24.37794">
            <text:p>24.37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066">
            <text:p>7.066</text:p>
          </table:table-cell>
          <table:table-cell table:formula="of:=ROUND([.J5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SDSS J125829.40+243333.5</text:p>
          </table:table-cell>
          <table:table-cell office:value-type="float" office:value="194.62253">
            <text:p>194.62253</text:p>
          </table:table-cell>
          <table:table-cell office:value-type="float" office:value="24.55933">
            <text:p>24.55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092">
            <text:p>7.092</text:p>
          </table:table-cell>
          <table:table-cell table:formula="of:=ROUND([.J5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SDSS J125816.33+242549.9</text:p>
          </table:table-cell>
          <table:table-cell office:value-type="float" office:value="194.56807">
            <text:p>194.56807</text:p>
          </table:table-cell>
          <table:table-cell office:value-type="float" office:value="24.43055">
            <text:p>24.43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137">
            <text:p>7.137</text:p>
          </table:table-cell>
          <table:table-cell table:formula="of:=ROUND([.J5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SDSS J125903.09+243348.7</text:p>
          </table:table-cell>
          <table:table-cell office:value-type="float" office:value="194.76288">
            <text:p>194.76288</text:p>
          </table:table-cell>
          <table:table-cell office:value-type="float" office:value="24.56354">
            <text:p>24.56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205">
            <text:p>7.205</text:p>
          </table:table-cell>
          <table:table-cell table:formula="of:=ROUND([.J5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1">
            <text:p>581</text:p>
          </table:table-cell>
          <table:table-cell office:value-type="string">
            <text:p>SDSS J125849.23+243452.9</text:p>
          </table:table-cell>
          <table:table-cell office:value-type="float" office:value="194.70516">
            <text:p>194.70516</text:p>
          </table:table-cell>
          <table:table-cell office:value-type="float" office:value="24.58139">
            <text:p>24.58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254">
            <text:p>7.254</text:p>
          </table:table-cell>
          <table:table-cell table:formula="of:=ROUND([.J5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SDSS J125814.73+242728.0</text:p>
          </table:table-cell>
          <table:table-cell office:value-type="float" office:value="194.56138">
            <text:p>194.56138</text:p>
          </table:table-cell>
          <table:table-cell office:value-type="float" office:value="24.45779">
            <text:p>24.45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268">
            <text:p>7.268</text:p>
          </table:table-cell>
          <table:table-cell table:formula="of:=ROUND([.J5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SDSS J125912.76+242323.0</text:p>
          </table:table-cell>
          <table:table-cell office:value-type="float" office:value="194.8032">
            <text:p>194.8032</text:p>
          </table:table-cell>
          <table:table-cell office:value-type="float" office:value="24.38973">
            <text:p>24.38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317">
            <text:p>7.317</text:p>
          </table:table-cell>
          <table:table-cell table:formula="of:=ROUND([.J5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SDSS J125819.72+242522.8</text:p>
          </table:table-cell>
          <table:table-cell office:value-type="float" office:value="194.5822">
            <text:p>194.5822</text:p>
          </table:table-cell>
          <table:table-cell office:value-type="float" office:value="24.42303">
            <text:p>24.42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537">
            <text:p>6.537</text:p>
          </table:table-cell>
          <table:table-cell table:formula="of:=ROUND([.J5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SDSS J125818.61+242933.6</text:p>
          </table:table-cell>
          <table:table-cell office:value-type="float" office:value="194.57758">
            <text:p>194.57758</text:p>
          </table:table-cell>
          <table:table-cell office:value-type="float" office:value="24.49269">
            <text:p>24.492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66">
            <text:p>6.66</text:p>
          </table:table-cell>
          <table:table-cell table:formula="of:=ROUND([.J5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SDSS J125858.92+242135.1</text:p>
          </table:table-cell>
          <table:table-cell office:value-type="float" office:value="194.74551">
            <text:p>194.74551</text:p>
          </table:table-cell>
          <table:table-cell office:value-type="float" office:value="24.35978">
            <text:p>24.35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678">
            <text:p>6.678</text:p>
          </table:table-cell>
          <table:table-cell table:formula="of:=ROUND([.J5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SDSS J125833.20+242128.9</text:p>
          </table:table-cell>
          <table:table-cell office:value-type="float" office:value="194.63835">
            <text:p>194.63835</text:p>
          </table:table-cell>
          <table:table-cell office:value-type="float" office:value="24.35805">
            <text:p>24.358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888">
            <text:p>6.888</text:p>
          </table:table-cell>
          <table:table-cell table:formula="of:=ROUND([.J59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SDSS J125901.79+242135.3</text:p>
          </table:table-cell>
          <table:table-cell office:value-type="float" office:value="194.75746">
            <text:p>194.75746</text:p>
          </table:table-cell>
          <table:table-cell office:value-type="float" office:value="24.35983">
            <text:p>24.35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973">
            <text:p>6.973</text:p>
          </table:table-cell>
          <table:table-cell table:formula="of:=ROUND([.J5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SDSS J125856.14+243422.8</text:p>
          </table:table-cell>
          <table:table-cell office:value-type="float" office:value="194.73395">
            <text:p>194.73395</text:p>
          </table:table-cell>
          <table:table-cell office:value-type="float" office:value="24.57302">
            <text:p>24.57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066">
            <text:p>7.066</text:p>
          </table:table-cell>
          <table:table-cell table:formula="of:=ROUND([.J5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SDSS J125849.40+242027.0</text:p>
          </table:table-cell>
          <table:table-cell office:value-type="float" office:value="194.70586">
            <text:p>194.70586</text:p>
          </table:table-cell>
          <table:table-cell office:value-type="float" office:value="24.34084">
            <text:p>24.34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23">
            <text:p>7.23</text:p>
          </table:table-cell>
          <table:table-cell table:formula="of:=ROUND([.J5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SDSS J125815.13+242838.6</text:p>
          </table:table-cell>
          <table:table-cell office:value-type="float" office:value="194.56307">
            <text:p>194.56307</text:p>
          </table:table-cell>
          <table:table-cell office:value-type="float" office:value="24.4774">
            <text:p>24.47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241">
            <text:p>7.241</text:p>
          </table:table-cell>
          <table:table-cell table:formula="of:=ROUND([.J59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6">
            <text:p>596</text:p>
          </table:table-cell>
          <table:table-cell office:value-type="string">
            <text:p>SDSS J125832.39+242105.1</text:p>
          </table:table-cell>
          <table:table-cell office:value-type="float" office:value="194.63496">
            <text:p>194.63496</text:p>
          </table:table-cell>
          <table:table-cell office:value-type="float" office:value="24.35143">
            <text:p>24.351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326">
            <text:p>7.326</text:p>
          </table:table-cell>
          <table:table-cell table:formula="of:=ROUND([.J6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SDSS J125814.19+242830.1</text:p>
          </table:table-cell>
          <table:table-cell office:value-type="float" office:value="194.55913">
            <text:p>194.55913</text:p>
          </table:table-cell>
          <table:table-cell office:value-type="float" office:value="24.47505">
            <text:p>24.47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437">
            <text:p>7.437</text:p>
          </table:table-cell>
          <table:table-cell table:formula="of:=ROUND([.J6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SDSS J125838.34+242124.6</text:p>
          </table:table-cell>
          <table:table-cell office:value-type="float" office:value="194.65976">
            <text:p>194.65976</text:p>
          </table:table-cell>
          <table:table-cell office:value-type="float" office:value="24.35686">
            <text:p>24.35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522">
            <text:p>6.522</text:p>
          </table:table-cell>
          <table:table-cell table:formula="of:=ROUND([.J6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SDSS J125824.29+243208.8</text:p>
          </table:table-cell>
          <table:table-cell office:value-type="float" office:value="194.60122">
            <text:p>194.60122</text:p>
          </table:table-cell>
          <table:table-cell office:value-type="float" office:value="24.53581">
            <text:p>24.53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789">
            <text:p>6.789</text:p>
          </table:table-cell>
          <table:table-cell table:formula="of:=ROUND([.J60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SDSS J125827.72+243301.4</text:p>
          </table:table-cell>
          <table:table-cell office:value-type="float" office:value="194.61553">
            <text:p>194.61553</text:p>
          </table:table-cell>
          <table:table-cell office:value-type="float" office:value="24.55039">
            <text:p>24.550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884">
            <text:p>6.884</text:p>
          </table:table-cell>
          <table:table-cell table:formula="of:=ROUND([.J6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SDSS J125852.66+242028.4</text:p>
          </table:table-cell>
          <table:table-cell office:value-type="float" office:value="194.71942">
            <text:p>194.71942</text:p>
          </table:table-cell>
          <table:table-cell office:value-type="float" office:value="24.34123">
            <text:p>24.34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308">
            <text:p>7.308</text:p>
          </table:table-cell>
          <table:table-cell table:formula="of:=ROUND([.J6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SDSS J125815.57+242946.4</text:p>
          </table:table-cell>
          <table:table-cell office:value-type="float" office:value="194.5649">
            <text:p>194.5649</text:p>
          </table:table-cell>
          <table:table-cell office:value-type="float" office:value="24.49622">
            <text:p>24.496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383">
            <text:p>7.383</text:p>
          </table:table-cell>
          <table:table-cell table:formula="of:=ROUND([.J6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SDSS J125905.50+243344.2</text:p>
          </table:table-cell>
          <table:table-cell office:value-type="float" office:value="194.77292">
            <text:p>194.77292</text:p>
          </table:table-cell>
          <table:table-cell office:value-type="float" office:value="24.56229">
            <text:p>24.56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442">
            <text:p>7.442</text:p>
          </table:table-cell>
          <table:table-cell table:formula="of:=ROUND([.J6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SDSS J125818.76+242346.0</text:p>
          </table:table-cell>
          <table:table-cell office:value-type="float" office:value="194.57818">
            <text:p>194.57818</text:p>
          </table:table-cell>
          <table:table-cell office:value-type="float" office:value="24.39613">
            <text:p>24.39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444">
            <text:p>7.444</text:p>
          </table:table-cell>
          <table:table-cell table:formula="of:=ROUND([.J6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SDSS J125816.78+242707.7</text:p>
          </table:table-cell>
          <table:table-cell office:value-type="float" office:value="194.56995">
            <text:p>194.56995</text:p>
          </table:table-cell>
          <table:table-cell office:value-type="float" office:value="24.45216">
            <text:p>24.452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818">
            <text:p>6.818</text:p>
          </table:table-cell>
          <table:table-cell table:formula="of:=ROUND([.J6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SDSS J125856.91+242108.5</text:p>
          </table:table-cell>
          <table:table-cell office:value-type="float" office:value="194.73713">
            <text:p>194.73713</text:p>
          </table:table-cell>
          <table:table-cell office:value-type="float" office:value="24.35238">
            <text:p>24.352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916">
            <text:p>6.916</text:p>
          </table:table-cell>
          <table:table-cell table:formula="of:=ROUND([.J61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SDSS J125816.60+242858.2</text:p>
          </table:table-cell>
          <table:table-cell office:value-type="float" office:value="194.56918">
            <text:p>194.56918</text:p>
          </table:table-cell>
          <table:table-cell office:value-type="float" office:value="24.48284">
            <text:p>24.48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965">
            <text:p>6.965</text:p>
          </table:table-cell>
          <table:table-cell table:formula="of:=ROUND([.J61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48">
            <text:p>548</text:p>
          </table:table-cell>
          <table:table-cell office:value-type="string">
            <text:p>SDSS J125839.46+242047.6</text:p>
          </table:table-cell>
          <table:table-cell office:value-type="float" office:value="194.66445">
            <text:p>194.66445</text:p>
          </table:table-cell>
          <table:table-cell office:value-type="float" office:value="24.34656">
            <text:p>24.34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052">
            <text:p>7.052</text:p>
          </table:table-cell>
          <table:table-cell table:formula="of:=ROUND([.J61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SDSS J125917.77+242856.6</text:p>
          </table:table-cell>
          <table:table-cell office:value-type="float" office:value="194.82405">
            <text:p>194.82405</text:p>
          </table:table-cell>
          <table:table-cell office:value-type="float" office:value="24.4824">
            <text:p>24.4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196">
            <text:p>7.196</text:p>
          </table:table-cell>
          <table:table-cell table:formula="of:=ROUND([.J61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SDSS J125845.30+242011.3</text:p>
          </table:table-cell>
          <table:table-cell office:value-type="float" office:value="194.68877">
            <text:p>194.68877</text:p>
          </table:table-cell>
          <table:table-cell office:value-type="float" office:value="24.33648">
            <text:p>24.33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47">
            <text:p>7.47</text:p>
          </table:table-cell>
          <table:table-cell table:formula="of:=ROUND([.J6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SDSS J125840.55+242018.5</text:p>
          </table:table-cell>
          <table:table-cell office:value-type="float" office:value="194.66897">
            <text:p>194.66897</text:p>
          </table:table-cell>
          <table:table-cell office:value-type="float" office:value="24.33849">
            <text:p>24.33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474">
            <text:p>7.474</text:p>
          </table:table-cell>
          <table:table-cell table:formula="of:=ROUND([.J61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SDSS J125907.15+242244.0</text:p>
          </table:table-cell>
          <table:table-cell office:value-type="float" office:value="194.77981">
            <text:p>194.77981</text:p>
          </table:table-cell>
          <table:table-cell office:value-type="float" office:value="24.37891">
            <text:p>24.37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779">
            <text:p>6.779</text:p>
          </table:table-cell>
          <table:table-cell table:formula="of:=ROUND([.J61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5">
            <text:p>585</text:p>
          </table:table-cell>
          <table:table-cell office:value-type="string">
            <text:p>SDSS J125902.59+242120.5</text:p>
          </table:table-cell>
          <table:table-cell office:value-type="float" office:value="194.7608">
            <text:p>194.7608</text:p>
          </table:table-cell>
          <table:table-cell office:value-type="float" office:value="24.35572">
            <text:p>24.35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278">
            <text:p>7.278</text:p>
          </table:table-cell>
          <table:table-cell table:formula="of:=ROUND([.J61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SDSS J125815.80+242544.8</text:p>
          </table:table-cell>
          <table:table-cell office:value-type="float" office:value="194.56585">
            <text:p>194.56585</text:p>
          </table:table-cell>
          <table:table-cell office:value-type="float" office:value="24.42913">
            <text:p>24.42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276">
            <text:p>7.276</text:p>
          </table:table-cell>
          <table:table-cell table:formula="of:=ROUND([.J61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SDSS J125851.63+243458.8</text:p>
          </table:table-cell>
          <table:table-cell office:value-type="float" office:value="194.71515">
            <text:p>194.71515</text:p>
          </table:table-cell>
          <table:table-cell office:value-type="float" office:value="24.58303">
            <text:p>24.58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415">
            <text:p>7.415</text:p>
          </table:table-cell>
          <table:table-cell table:formula="of:=ROUND([.J6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SDSS J125855.88+242113.2</text:p>
          </table:table-cell>
          <table:table-cell office:value-type="float" office:value="194.73284">
            <text:p>194.73284</text:p>
          </table:table-cell>
          <table:table-cell office:value-type="float" office:value="24.35368">
            <text:p>24.35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766">
            <text:p>6.766</text:p>
          </table:table-cell>
          <table:table-cell table:formula="of:=ROUND([.J62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SDSS J125838.08+242058.8</text:p>
          </table:table-cell>
          <table:table-cell office:value-type="float" office:value="194.6587">
            <text:p>194.6587</text:p>
          </table:table-cell>
          <table:table-cell office:value-type="float" office:value="24.34969">
            <text:p>24.34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951">
            <text:p>6.951</text:p>
          </table:table-cell>
          <table:table-cell table:formula="of:=ROUND([.J6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SDSS J125815.56+242717.2</text:p>
          </table:table-cell>
          <table:table-cell office:value-type="float" office:value="194.56485">
            <text:p>194.56485</text:p>
          </table:table-cell>
          <table:table-cell office:value-type="float" office:value="24.45481">
            <text:p>24.454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086">
            <text:p>7.086</text:p>
          </table:table-cell>
          <table:table-cell table:formula="of:=ROUND([.J6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SDSS J125906.18+242201.5</text:p>
          </table:table-cell>
          <table:table-cell office:value-type="float" office:value="194.77576">
            <text:p>194.77576</text:p>
          </table:table-cell>
          <table:table-cell office:value-type="float" office:value="24.3671">
            <text:p>24.3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17">
            <text:p>7.17</text:p>
          </table:table-cell>
          <table:table-cell table:formula="of:=ROUND([.J6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SDSS J125828.33+242219.0</text:p>
          </table:table-cell>
          <table:table-cell office:value-type="float" office:value="194.61807">
            <text:p>194.61807</text:p>
          </table:table-cell>
          <table:table-cell office:value-type="float" office:value="24.37197">
            <text:p>24.371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772">
            <text:p>6.772</text:p>
          </table:table-cell>
          <table:table-cell table:formula="of:=ROUND([.J6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SDSS J125815.84+242540.1</text:p>
          </table:table-cell>
          <table:table-cell office:value-type="float" office:value="194.56604">
            <text:p>194.56604</text:p>
          </table:table-cell>
          <table:table-cell office:value-type="float" office:value="24.42783">
            <text:p>24.427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287">
            <text:p>7.287</text:p>
          </table:table-cell>
          <table:table-cell table:formula="of:=ROUND([.J6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SDSS J125918.80+242745.9</text:p>
          </table:table-cell>
          <table:table-cell office:value-type="float" office:value="194.82836">
            <text:p>194.82836</text:p>
          </table:table-cell>
          <table:table-cell office:value-type="float" office:value="24.46276">
            <text:p>24.46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7.316">
            <text:p>7.316</text:p>
          </table:table-cell>
          <table:table-cell table:formula="of:=ROUND([.J6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SDSS J125826.80+242234.5</text:p>
          </table:table-cell>
          <table:table-cell office:value-type="float" office:value="194.61167">
            <text:p>194.61167</text:p>
          </table:table-cell>
          <table:table-cell office:value-type="float" office:value="24.37625">
            <text:p>24.37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6.799">
            <text:p>6.799</text:p>
          </table:table-cell>
          <table:table-cell table:formula="of:=ROUND([.J6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SDSS J125839.39+242032.6</text:p>
          </table:table-cell>
          <table:table-cell office:value-type="float" office:value="194.66416">
            <text:p>194.66416</text:p>
          </table:table-cell>
          <table:table-cell office:value-type="float" office:value="24.34239">
            <text:p>24.34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7.299">
            <text:p>7.299</text:p>
          </table:table-cell>
          <table:table-cell table:formula="of:=ROUND([.J6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SDSS J125912.84+243100.1</text:p>
          </table:table-cell>
          <table:table-cell office:value-type="float" office:value="194.8035">
            <text:p>194.8035</text:p>
          </table:table-cell>
          <table:table-cell office:value-type="float" office:value="24.51671">
            <text:p>24.51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4g</text:p>
          </table:table-cell>
          <table:table-cell office:value-type="float" office:value="6.834">
            <text:p>6.834</text:p>
          </table:table-cell>
          <table:table-cell table:formula="of:=ROUND([.J6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SDSS J125923.67+242739.1</text:p>
          </table:table-cell>
          <table:table-cell office:value-type="float" office:value="194.84863">
            <text:p>194.84863</text:p>
          </table:table-cell>
          <table:table-cell office:value-type="float" office:value="24.46088">
            <text:p>24.4608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46">
            <text:p>19.46</text:p>
          </table:table-cell>
          <table:table-cell office:value-type="float" office:value="8.422">
            <text:p>8.422</text:p>
          </table:table-cell>
          <table:table-cell table:formula="of:=ROUND([.J63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GALEXASC J125831.20+241956.5 <text:s/></text:p>
          </table:table-cell>
          <table:table-cell office:value-type="float" office:value="194.62979">
            <text:p>194.62979</text:p>
          </table:table-cell>
          <table:table-cell office:value-type="float" office:value="24.33204">
            <text:p>24.3320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3">
            <text:p>19.83</text:p>
          </table:table-cell>
          <table:table-cell office:value-type="float" office:value="8.499">
            <text:p>8.499</text:p>
          </table:table-cell>
          <table:table-cell table:formula="of:=ROUND([.J63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SDSS J125923.45+242645.4</text:p>
          </table:table-cell>
          <table:table-cell office:value-type="float" office:value="194.84771">
            <text:p>194.84771</text:p>
          </table:table-cell>
          <table:table-cell office:value-type="float" office:value="24.44597">
            <text:p>24.4459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4">
            <text:p>19.94</text:p>
          </table:table-cell>
          <table:table-cell office:value-type="float" office:value="8.42">
            <text:p>8.42</text:p>
          </table:table-cell>
          <table:table-cell table:formula="of:=ROUND([.J63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SDSS J125919.76+242810.4</text:p>
          </table:table-cell>
          <table:table-cell office:value-type="float" office:value="194.83236">
            <text:p>194.83236</text:p>
          </table:table-cell>
          <table:table-cell office:value-type="float" office:value="24.46958">
            <text:p>24.46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7.552">
            <text:p>7.552</text:p>
          </table:table-cell>
          <table:table-cell table:formula="of:=ROUND([.J6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7">
            <text:p>767</text:p>
          </table:table-cell>
          <table:table-cell office:value-type="string">
            <text:p>SDSS J125902.33+242012.1</text:p>
          </table:table-cell>
          <table:table-cell office:value-type="float" office:value="194.75971">
            <text:p>194.75971</text:p>
          </table:table-cell>
          <table:table-cell office:value-type="float" office:value="24.3367">
            <text:p>24.3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8.261">
            <text:p>8.261</text:p>
          </table:table-cell>
          <table:table-cell table:formula="of:=ROUND([.J63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SDSS J125905.74+242121.9</text:p>
          </table:table-cell>
          <table:table-cell office:value-type="float" office:value="194.77395">
            <text:p>194.77395</text:p>
          </table:table-cell>
          <table:table-cell office:value-type="float" office:value="24.35611">
            <text:p>24.35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7.642">
            <text:p>7.642</text:p>
          </table:table-cell>
          <table:table-cell table:formula="of:=ROUND([.J6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SDSS J125908.05+243358.8</text:p>
          </table:table-cell>
          <table:table-cell office:value-type="float" office:value="194.78355">
            <text:p>194.78355</text:p>
          </table:table-cell>
          <table:table-cell office:value-type="float" office:value="24.56634">
            <text:p>24.56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7.982">
            <text:p>7.982</text:p>
          </table:table-cell>
          <table:table-cell table:formula="of:=ROUND([.J6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SDSS J125913.03+243312.0</text:p>
          </table:table-cell>
          <table:table-cell office:value-type="float" office:value="194.80433">
            <text:p>194.80433</text:p>
          </table:table-cell>
          <table:table-cell office:value-type="float" office:value="24.55335">
            <text:p>24.553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172">
            <text:p>8.172</text:p>
          </table:table-cell>
          <table:table-cell table:formula="of:=ROUND([.J6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3">
            <text:p>803</text:p>
          </table:table-cell>
          <table:table-cell office:value-type="string">
            <text:p>SDSS J125913.14+242141.0</text:p>
          </table:table-cell>
          <table:table-cell office:value-type="float" office:value="194.80478">
            <text:p>194.80478</text:p>
          </table:table-cell>
          <table:table-cell office:value-type="float" office:value="24.36141">
            <text:p>24.361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8.484">
            <text:p>8.484</text:p>
          </table:table-cell>
          <table:table-cell table:formula="of:=ROUND([.J6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SDSS J125920.67+242500.2</text:p>
          </table:table-cell>
          <table:table-cell office:value-type="float" office:value="194.83613">
            <text:p>194.83613</text:p>
          </table:table-cell>
          <table:table-cell office:value-type="float" office:value="24.41674">
            <text:p>24.41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8.181">
            <text:p>8.181</text:p>
          </table:table-cell>
          <table:table-cell table:formula="of:=ROUND([.J6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3">
            <text:p>733</text:p>
          </table:table-cell>
          <table:table-cell office:value-type="string">
            <text:p>SDSS J125900.34+242009.2</text:p>
          </table:table-cell>
          <table:table-cell office:value-type="float" office:value="194.75143">
            <text:p>194.75143</text:p>
          </table:table-cell>
          <table:table-cell office:value-type="float" office:value="24.33591">
            <text:p>24.33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12">
            <text:p>8.12</text:p>
          </table:table-cell>
          <table:table-cell table:formula="of:=ROUND([.J6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SDSS J125813.31+243047.8</text:p>
          </table:table-cell>
          <table:table-cell office:value-type="float" office:value="194.55547">
            <text:p>194.55547</text:p>
          </table:table-cell>
          <table:table-cell office:value-type="float" office:value="24.5133">
            <text:p>24.51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213">
            <text:p>8.213</text:p>
          </table:table-cell>
          <table:table-cell table:formula="of:=ROUND([.J6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SDSS J125914.99+242254.2</text:p>
          </table:table-cell>
          <table:table-cell office:value-type="float" office:value="194.81249">
            <text:p>194.81249</text:p>
          </table:table-cell>
          <table:table-cell office:value-type="float" office:value="24.38175">
            <text:p>24.38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01">
            <text:p>8.01</text:p>
          </table:table-cell>
          <table:table-cell table:formula="of:=ROUND([.J6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2">
            <text:p>802</text:p>
          </table:table-cell>
          <table:table-cell office:value-type="string">
            <text:p>SDSS J125921.92+243023.9</text:p>
          </table:table-cell>
          <table:table-cell office:value-type="float" office:value="194.84134">
            <text:p>194.84134</text:p>
          </table:table-cell>
          <table:table-cell office:value-type="float" office:value="24.50664">
            <text:p>24.50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48">
            <text:p>8.48</text:p>
          </table:table-cell>
          <table:table-cell table:formula="of:=ROUND([.J6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SDSS J125858.33+243511.6</text:p>
          </table:table-cell>
          <table:table-cell office:value-type="float" office:value="194.74307">
            <text:p>194.74307</text:p>
          </table:table-cell>
          <table:table-cell office:value-type="float" office:value="24.58658">
            <text:p>24.586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996">
            <text:p>7.996</text:p>
          </table:table-cell>
          <table:table-cell table:formula="of:=ROUND([.J6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SDSS J125812.61+242508.4</text:p>
          </table:table-cell>
          <table:table-cell office:value-type="float" office:value="194.55257">
            <text:p>194.55257</text:p>
          </table:table-cell>
          <table:table-cell office:value-type="float" office:value="24.41902">
            <text:p>24.419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8.145">
            <text:p>8.145</text:p>
          </table:table-cell>
          <table:table-cell table:formula="of:=ROUND([.J6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SDSS J125858.24+242018.1</text:p>
          </table:table-cell>
          <table:table-cell office:value-type="float" office:value="194.74271">
            <text:p>194.74271</text:p>
          </table:table-cell>
          <table:table-cell office:value-type="float" office:value="24.33839">
            <text:p>24.33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809">
            <text:p>7.809</text:p>
          </table:table-cell>
          <table:table-cell table:formula="of:=ROUND([.J6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7">
            <text:p>717</text:p>
          </table:table-cell>
          <table:table-cell office:value-type="string">
            <text:p>SDSS J125919.97+242458.2</text:p>
          </table:table-cell>
          <table:table-cell office:value-type="float" office:value="194.83324">
            <text:p>194.83324</text:p>
          </table:table-cell>
          <table:table-cell office:value-type="float" office:value="24.41618">
            <text:p>24.41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044">
            <text:p>8.044</text:p>
          </table:table-cell>
          <table:table-cell table:formula="of:=ROUND([.J6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6">
            <text:p>656</text:p>
          </table:table-cell>
          <table:table-cell office:value-type="string">
            <text:p>SDSS J125821.19+243234.7</text:p>
          </table:table-cell>
          <table:table-cell office:value-type="float" office:value="194.58831">
            <text:p>194.58831</text:p>
          </table:table-cell>
          <table:table-cell office:value-type="float" office:value="24.54299">
            <text:p>24.54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605">
            <text:p>7.605</text:p>
          </table:table-cell>
          <table:table-cell table:formula="of:=ROUND([.J6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SDSS J125851.18+241923.7</text:p>
          </table:table-cell>
          <table:table-cell office:value-type="float" office:value="194.71327">
            <text:p>194.71327</text:p>
          </table:table-cell>
          <table:table-cell office:value-type="float" office:value="24.32327">
            <text:p>24.32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321">
            <text:p>8.321</text:p>
          </table:table-cell>
          <table:table-cell table:formula="of:=ROUND([.J6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SDSS J125838.27+243529.6</text:p>
          </table:table-cell>
          <table:table-cell office:value-type="float" office:value="194.6595">
            <text:p>194.6595</text:p>
          </table:table-cell>
          <table:table-cell office:value-type="float" office:value="24.59156">
            <text:p>24.591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069">
            <text:p>8.069</text:p>
          </table:table-cell>
          <table:table-cell table:formula="of:=ROUND([.J6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SDSS J125858.53+241956.5</text:p>
          </table:table-cell>
          <table:table-cell office:value-type="float" office:value="194.74391">
            <text:p>194.74391</text:p>
          </table:table-cell>
          <table:table-cell office:value-type="float" office:value="24.33238">
            <text:p>24.332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171">
            <text:p>8.171</text:p>
          </table:table-cell>
          <table:table-cell table:formula="of:=ROUND([.J6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SDSS J125912.60+242148.4</text:p>
          </table:table-cell>
          <table:table-cell office:value-type="float" office:value="194.80251">
            <text:p>194.80251</text:p>
          </table:table-cell>
          <table:table-cell office:value-type="float" office:value="24.36346">
            <text:p>24.36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309">
            <text:p>8.309</text:p>
          </table:table-cell>
          <table:table-cell table:formula="of:=ROUND([.J6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SDSS J125858.96+243534.2</text:p>
          </table:table-cell>
          <table:table-cell office:value-type="float" office:value="194.74569">
            <text:p>194.74569</text:p>
          </table:table-cell>
          <table:table-cell office:value-type="float" office:value="24.59284">
            <text:p>24.59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398">
            <text:p>8.398</text:p>
          </table:table-cell>
          <table:table-cell table:formula="of:=ROUND([.J6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SDSS J125901.10+243428.6</text:p>
          </table:table-cell>
          <table:table-cell office:value-type="float" office:value="194.7546">
            <text:p>194.7546</text:p>
          </table:table-cell>
          <table:table-cell office:value-type="float" office:value="24.57462">
            <text:p>24.57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574">
            <text:p>7.574</text:p>
          </table:table-cell>
          <table:table-cell table:formula="of:=ROUND([.J6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SDSS J125811.94+242906.0</text:p>
          </table:table-cell>
          <table:table-cell office:value-type="float" office:value="194.54976">
            <text:p>194.54976</text:p>
          </table:table-cell>
          <table:table-cell office:value-type="float" office:value="24.48501">
            <text:p>24.48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031">
            <text:p>8.031</text:p>
          </table:table-cell>
          <table:table-cell table:formula="of:=ROUND([.J6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SDSS J125922.30+242626.9</text:p>
          </table:table-cell>
          <table:table-cell office:value-type="float" office:value="194.84293">
            <text:p>194.84293</text:p>
          </table:table-cell>
          <table:table-cell office:value-type="float" office:value="24.44081">
            <text:p>24.440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2">
            <text:p>8.2</text:p>
          </table:table-cell>
          <table:table-cell table:formula="of:=ROUND([.J6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SDSS J125811.97+242459.7</text:p>
          </table:table-cell>
          <table:table-cell office:value-type="float" office:value="194.54989">
            <text:p>194.54989</text:p>
          </table:table-cell>
          <table:table-cell office:value-type="float" office:value="24.4166">
            <text:p>24.4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33">
            <text:p>8.33</text:p>
          </table:table-cell>
          <table:table-cell table:formula="of:=ROUND([.J6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SDSS J125810.84+242532.3</text:p>
          </table:table-cell>
          <table:table-cell office:value-type="float" office:value="194.54518">
            <text:p>194.54518</text:p>
          </table:table-cell>
          <table:table-cell office:value-type="float" office:value="24.42565">
            <text:p>24.42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421">
            <text:p>8.421</text:p>
          </table:table-cell>
          <table:table-cell table:formula="of:=ROUND([.J6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SDSS J125817.30+242345.4</text:p>
          </table:table-cell>
          <table:table-cell office:value-type="float" office:value="194.5721">
            <text:p>194.5721</text:p>
          </table:table-cell>
          <table:table-cell office:value-type="float" office:value="24.39596">
            <text:p>24.395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735">
            <text:p>7.735</text:p>
          </table:table-cell>
          <table:table-cell table:formula="of:=ROUND([.J6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SDSS J125853.41+241938.7</text:p>
          </table:table-cell>
          <table:table-cell office:value-type="float" office:value="194.72257">
            <text:p>194.72257</text:p>
          </table:table-cell>
          <table:table-cell office:value-type="float" office:value="24.32742">
            <text:p>24.32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154">
            <text:p>8.154</text:p>
          </table:table-cell>
          <table:table-cell table:formula="of:=ROUND([.J6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SDSS J125858.81+243520.4</text:p>
          </table:table-cell>
          <table:table-cell office:value-type="float" office:value="194.74506">
            <text:p>194.74506</text:p>
          </table:table-cell>
          <table:table-cell office:value-type="float" office:value="24.589">
            <text:p>24.5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169">
            <text:p>8.169</text:p>
          </table:table-cell>
          <table:table-cell table:formula="of:=ROUND([.J6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SDSS J125851.77+243519.2</text:p>
          </table:table-cell>
          <table:table-cell office:value-type="float" office:value="194.71573">
            <text:p>194.71573</text:p>
          </table:table-cell>
          <table:table-cell office:value-type="float" office:value="24.58869">
            <text:p>24.588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756">
            <text:p>7.756</text:p>
          </table:table-cell>
          <table:table-cell table:formula="of:=ROUND([.J6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SDSS J125815.96+242252.9</text:p>
          </table:table-cell>
          <table:table-cell office:value-type="float" office:value="194.56654">
            <text:p>194.56654</text:p>
          </table:table-cell>
          <table:table-cell office:value-type="float" office:value="24.38137">
            <text:p>24.38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46">
            <text:p>8.46</text:p>
          </table:table-cell>
          <table:table-cell table:formula="of:=ROUND([.J6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SDSS J125920.23+242743.8</text:p>
          </table:table-cell>
          <table:table-cell office:value-type="float" office:value="194.83433">
            <text:p>194.83433</text:p>
          </table:table-cell>
          <table:table-cell office:value-type="float" office:value="24.46219">
            <text:p>24.462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641">
            <text:p>7.641</text:p>
          </table:table-cell>
          <table:table-cell table:formula="of:=ROUND([.J6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SDSS J125856.83+242020.8</text:p>
          </table:table-cell>
          <table:table-cell office:value-type="float" office:value="194.73679">
            <text:p>194.73679</text:p>
          </table:table-cell>
          <table:table-cell office:value-type="float" office:value="24.33913">
            <text:p>24.33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663">
            <text:p>7.663</text:p>
          </table:table-cell>
          <table:table-cell table:formula="of:=ROUND([.J6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3">
            <text:p>693</text:p>
          </table:table-cell>
          <table:table-cell office:value-type="string">
            <text:p>SDSS J125846.02+241945.4</text:p>
          </table:table-cell>
          <table:table-cell office:value-type="float" office:value="194.69175">
            <text:p>194.69175</text:p>
          </table:table-cell>
          <table:table-cell office:value-type="float" office:value="24.3293">
            <text:p>24.3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897">
            <text:p>7.897</text:p>
          </table:table-cell>
          <table:table-cell table:formula="of:=ROUND([.J6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SDSS J125914.87+243231.6</text:p>
          </table:table-cell>
          <table:table-cell office:value-type="float" office:value="194.81197">
            <text:p>194.81197</text:p>
          </table:table-cell>
          <table:table-cell office:value-type="float" office:value="24.54213">
            <text:p>24.54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059">
            <text:p>8.059</text:p>
          </table:table-cell>
          <table:table-cell table:formula="of:=ROUND([.J6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4">
            <text:p>734</text:p>
          </table:table-cell>
          <table:table-cell office:value-type="string">
            <text:p>SDSS J125910.74+243338.8</text:p>
          </table:table-cell>
          <table:table-cell office:value-type="float" office:value="194.79478">
            <text:p>194.79478</text:p>
          </table:table-cell>
          <table:table-cell office:value-type="float" office:value="24.56079">
            <text:p>24.56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121">
            <text:p>8.121</text:p>
          </table:table-cell>
          <table:table-cell table:formula="of:=ROUND([.J6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SDSS J125850.00+241926.0</text:p>
          </table:table-cell>
          <table:table-cell office:value-type="float" office:value="194.70835">
            <text:p>194.70835</text:p>
          </table:table-cell>
          <table:table-cell office:value-type="float" office:value="24.32391">
            <text:p>24.323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254">
            <text:p>8.254</text:p>
          </table:table-cell>
          <table:table-cell table:formula="of:=ROUND([.J6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SDSS J125840.07+243553.9</text:p>
          </table:table-cell>
          <table:table-cell office:value-type="float" office:value="194.66698">
            <text:p>194.66698</text:p>
          </table:table-cell>
          <table:table-cell office:value-type="float" office:value="24.59833">
            <text:p>24.59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382">
            <text:p>8.382</text:p>
          </table:table-cell>
          <table:table-cell table:formula="of:=ROUND([.J6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SDSS J125814.15+243143.1</text:p>
          </table:table-cell>
          <table:table-cell office:value-type="float" office:value="194.559">
            <text:p>194.559</text:p>
          </table:table-cell>
          <table:table-cell office:value-type="float" office:value="24.52865">
            <text:p>24.52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438">
            <text:p>8.438</text:p>
          </table:table-cell>
          <table:table-cell table:formula="of:=ROUND([.J6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SDSS J125817.76+243116.8</text:p>
          </table:table-cell>
          <table:table-cell office:value-type="float" office:value="194.57403">
            <text:p>194.57403</text:p>
          </table:table-cell>
          <table:table-cell office:value-type="float" office:value="24.52135">
            <text:p>24.52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508">
            <text:p>7.508</text:p>
          </table:table-cell>
          <table:table-cell table:formula="of:=ROUND([.J6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SDSS J125826.69+243351.4</text:p>
          </table:table-cell>
          <table:table-cell office:value-type="float" office:value="194.61121">
            <text:p>194.61121</text:p>
          </table:table-cell>
          <table:table-cell office:value-type="float" office:value="24.56429">
            <text:p>24.564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69">
            <text:p>7.69</text:p>
          </table:table-cell>
          <table:table-cell table:formula="of:=ROUND([.J6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SDSS J125903.63+243455.3</text:p>
          </table:table-cell>
          <table:table-cell office:value-type="float" office:value="194.76513">
            <text:p>194.76513</text:p>
          </table:table-cell>
          <table:table-cell office:value-type="float" office:value="24.58206">
            <text:p>24.58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232">
            <text:p>8.232</text:p>
          </table:table-cell>
          <table:table-cell table:formula="of:=ROUND([.J6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8">
            <text:p>768</text:p>
          </table:table-cell>
          <table:table-cell office:value-type="string">
            <text:p>SDSS J125813.50+243102.2</text:p>
          </table:table-cell>
          <table:table-cell office:value-type="float" office:value="194.55626">
            <text:p>194.55626</text:p>
          </table:table-cell>
          <table:table-cell office:value-type="float" office:value="24.5173">
            <text:p>24.5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268">
            <text:p>8.268</text:p>
          </table:table-cell>
          <table:table-cell table:formula="of:=ROUND([.J6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SDSS J125813.82+242658.7</text:p>
          </table:table-cell>
          <table:table-cell office:value-type="float" office:value="194.55758">
            <text:p>194.55758</text:p>
          </table:table-cell>
          <table:table-cell office:value-type="float" office:value="24.44967">
            <text:p>24.449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504">
            <text:p>7.504</text:p>
          </table:table-cell>
          <table:table-cell table:formula="of:=ROUND([.J6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SDSS J125851.95+243539.8</text:p>
          </table:table-cell>
          <table:table-cell office:value-type="float" office:value="194.71646">
            <text:p>194.71646</text:p>
          </table:table-cell>
          <table:table-cell office:value-type="float" office:value="24.59441">
            <text:p>24.594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102">
            <text:p>8.102</text:p>
          </table:table-cell>
          <table:table-cell table:formula="of:=ROUND([.J6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3">
            <text:p>753</text:p>
          </table:table-cell>
          <table:table-cell office:value-type="string">
            <text:p>SDSS J125812.04+242523.1</text:p>
          </table:table-cell>
          <table:table-cell office:value-type="float" office:value="194.55019">
            <text:p>194.55019</text:p>
          </table:table-cell>
          <table:table-cell office:value-type="float" office:value="24.42309">
            <text:p>24.42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198">
            <text:p>8.198</text:p>
          </table:table-cell>
          <table:table-cell table:formula="of:=ROUND([.J6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SDSS J125916.10+243227.3</text:p>
          </table:table-cell>
          <table:table-cell office:value-type="float" office:value="194.81709">
            <text:p>194.81709</text:p>
          </table:table-cell>
          <table:table-cell office:value-type="float" office:value="24.54094">
            <text:p>24.54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242">
            <text:p>8.242</text:p>
          </table:table-cell>
          <table:table-cell table:formula="of:=ROUND([.J6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SDSS J125859.88+243439.4</text:p>
          </table:table-cell>
          <table:table-cell office:value-type="float" office:value="194.74952">
            <text:p>194.74952</text:p>
          </table:table-cell>
          <table:table-cell office:value-type="float" office:value="24.57761">
            <text:p>24.577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623">
            <text:p>7.623</text:p>
          </table:table-cell>
          <table:table-cell table:formula="of:=ROUND([.J6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7">
            <text:p>747</text:p>
          </table:table-cell>
          <table:table-cell office:value-type="string">
            <text:p>SDSS J125901.21+242010.6</text:p>
          </table:table-cell>
          <table:table-cell office:value-type="float" office:value="194.75505">
            <text:p>194.75505</text:p>
          </table:table-cell>
          <table:table-cell office:value-type="float" office:value="24.33629">
            <text:p>24.336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177">
            <text:p>8.177</text:p>
          </table:table-cell>
          <table:table-cell table:formula="of:=ROUND([.J6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9">
            <text:p>779</text:p>
          </table:table-cell>
          <table:table-cell office:value-type="string">
            <text:p>SDSS J125922.46+242920.5</text:p>
          </table:table-cell>
          <table:table-cell office:value-type="float" office:value="194.84359">
            <text:p>194.84359</text:p>
          </table:table-cell>
          <table:table-cell office:value-type="float" office:value="24.48904">
            <text:p>24.48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32">
            <text:p>8.32</text:p>
          </table:table-cell>
          <table:table-cell table:formula="of:=ROUND([.J6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SDSS J125837.96+243457.0</text:p>
          </table:table-cell>
          <table:table-cell office:value-type="float" office:value="194.65819">
            <text:p>194.65819</text:p>
          </table:table-cell>
          <table:table-cell office:value-type="float" office:value="24.5825">
            <text:p>24.5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56">
            <text:p>7.56</text:p>
          </table:table-cell>
          <table:table-cell table:formula="of:=ROUND([.J6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SDSS J125909.19+242204.9</text:p>
          </table:table-cell>
          <table:table-cell office:value-type="float" office:value="194.78831">
            <text:p>194.78831</text:p>
          </table:table-cell>
          <table:table-cell office:value-type="float" office:value="24.36805">
            <text:p>24.368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573">
            <text:p>7.573</text:p>
          </table:table-cell>
          <table:table-cell table:formula="of:=ROUND([.J6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SDSS J125813.46+242823.4</text:p>
          </table:table-cell>
          <table:table-cell office:value-type="float" office:value="194.5561">
            <text:p>194.5561</text:p>
          </table:table-cell>
          <table:table-cell office:value-type="float" office:value="24.47319">
            <text:p>24.47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59">
            <text:p>7.59</text:p>
          </table:table-cell>
          <table:table-cell table:formula="of:=ROUND([.J6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SDSS J125920.03+242636.6</text:p>
          </table:table-cell>
          <table:table-cell office:value-type="float" office:value="194.83347">
            <text:p>194.83347</text:p>
          </table:table-cell>
          <table:table-cell office:value-type="float" office:value="24.4435">
            <text:p>24.4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666">
            <text:p>7.666</text:p>
          </table:table-cell>
          <table:table-cell table:formula="of:=ROUND([.J6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SDSS J125920.82+242749.8</text:p>
          </table:table-cell>
          <table:table-cell office:value-type="float" office:value="194.83677">
            <text:p>194.83677</text:p>
          </table:table-cell>
          <table:table-cell office:value-type="float" office:value="24.46384">
            <text:p>24.463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777">
            <text:p>7.777</text:p>
          </table:table-cell>
          <table:table-cell table:formula="of:=ROUND([.J6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SDSS J125842.07+241944.1</text:p>
          </table:table-cell>
          <table:table-cell office:value-type="float" office:value="194.67529">
            <text:p>194.67529</text:p>
          </table:table-cell>
          <table:table-cell office:value-type="float" office:value="24.32894">
            <text:p>24.328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985">
            <text:p>7.985</text:p>
          </table:table-cell>
          <table:table-cell table:formula="of:=ROUND([.J6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SDSS J125843.21+241939.5</text:p>
          </table:table-cell>
          <table:table-cell office:value-type="float" office:value="194.68006">
            <text:p>194.68006</text:p>
          </table:table-cell>
          <table:table-cell office:value-type="float" office:value="24.32766">
            <text:p>24.32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32">
            <text:p>8.032</text:p>
          </table:table-cell>
          <table:table-cell table:formula="of:=ROUND([.J6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SDSS J125906.67+242058.9</text:p>
          </table:table-cell>
          <table:table-cell office:value-type="float" office:value="194.77782">
            <text:p>194.77782</text:p>
          </table:table-cell>
          <table:table-cell office:value-type="float" office:value="24.34971">
            <text:p>24.34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78">
            <text:p>8.078</text:p>
          </table:table-cell>
          <table:table-cell table:formula="of:=ROUND([.J6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SDSS J125830.56+242027.0</text:p>
          </table:table-cell>
          <table:table-cell office:value-type="float" office:value="194.62736">
            <text:p>194.62736</text:p>
          </table:table-cell>
          <table:table-cell office:value-type="float" office:value="24.34083">
            <text:p>24.34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81">
            <text:p>8.081</text:p>
          </table:table-cell>
          <table:table-cell table:formula="of:=ROUND([.J6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SDSS J125851.08+243541.9</text:p>
          </table:table-cell>
          <table:table-cell office:value-type="float" office:value="194.71287">
            <text:p>194.71287</text:p>
          </table:table-cell>
          <table:table-cell office:value-type="float" office:value="24.59499">
            <text:p>24.594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109">
            <text:p>8.109</text:p>
          </table:table-cell>
          <table:table-cell table:formula="of:=ROUND([.J6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SDSS J125917.18+243228.4</text:p>
          </table:table-cell>
          <table:table-cell office:value-type="float" office:value="194.82159">
            <text:p>194.82159</text:p>
          </table:table-cell>
          <table:table-cell office:value-type="float" office:value="24.54125">
            <text:p>24.541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453">
            <text:p>8.453</text:p>
          </table:table-cell>
          <table:table-cell table:formula="of:=ROUND([.J6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SDSS J125815.05+242529.5</text:p>
          </table:table-cell>
          <table:table-cell office:value-type="float" office:value="194.56272">
            <text:p>194.56272</text:p>
          </table:table-cell>
          <table:table-cell office:value-type="float" office:value="24.42488">
            <text:p>24.42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511">
            <text:p>7.511</text:p>
          </table:table-cell>
          <table:table-cell table:formula="of:=ROUND([.J6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SDSS J125851.98+241952.1</text:p>
          </table:table-cell>
          <table:table-cell office:value-type="float" office:value="194.71662">
            <text:p>194.71662</text:p>
          </table:table-cell>
          <table:table-cell office:value-type="float" office:value="24.33115">
            <text:p>24.331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878">
            <text:p>7.878</text:p>
          </table:table-cell>
          <table:table-cell table:formula="of:=ROUND([.J6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SDSS J125921.91+242619.5</text:p>
          </table:table-cell>
          <table:table-cell office:value-type="float" office:value="194.84132">
            <text:p>194.84132</text:p>
          </table:table-cell>
          <table:table-cell office:value-type="float" office:value="24.43877">
            <text:p>24.43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132">
            <text:p>8.132</text:p>
          </table:table-cell>
          <table:table-cell table:formula="of:=ROUND([.J6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SDSS J125921.33+243034.9</text:p>
          </table:table-cell>
          <table:table-cell office:value-type="float" office:value="194.83889">
            <text:p>194.83889</text:p>
          </table:table-cell>
          <table:table-cell office:value-type="float" office:value="24.50972">
            <text:p>24.50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416">
            <text:p>8.416</text:p>
          </table:table-cell>
          <table:table-cell table:formula="of:=ROUND([.J6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SDSS J125812.80+242807.0</text:p>
          </table:table-cell>
          <table:table-cell office:value-type="float" office:value="194.55337">
            <text:p>194.55337</text:p>
          </table:table-cell>
          <table:table-cell office:value-type="float" office:value="24.46862">
            <text:p>24.468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717">
            <text:p>7.717</text:p>
          </table:table-cell>
          <table:table-cell table:formula="of:=ROUND([.J6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SDSS J125812.80+242856.7</text:p>
          </table:table-cell>
          <table:table-cell office:value-type="float" office:value="194.55335">
            <text:p>194.55335</text:p>
          </table:table-cell>
          <table:table-cell office:value-type="float" office:value="24.48242">
            <text:p>24.482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811">
            <text:p>7.811</text:p>
          </table:table-cell>
          <table:table-cell table:formula="of:=ROUND([.J6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SDSS J125834.15+243458.4</text:p>
          </table:table-cell>
          <table:table-cell office:value-type="float" office:value="194.64233">
            <text:p>194.64233</text:p>
          </table:table-cell>
          <table:table-cell office:value-type="float" office:value="24.58291">
            <text:p>24.58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854">
            <text:p>7.854</text:p>
          </table:table-cell>
          <table:table-cell table:formula="of:=ROUND([.J7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4">
            <text:p>694</text:p>
          </table:table-cell>
          <table:table-cell office:value-type="string">
            <text:p>SDSS J125844.57+241945.0</text:p>
          </table:table-cell>
          <table:table-cell office:value-type="float" office:value="194.68574">
            <text:p>194.68574</text:p>
          </table:table-cell>
          <table:table-cell office:value-type="float" office:value="24.32919">
            <text:p>24.32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916">
            <text:p>7.916</text:p>
          </table:table-cell>
          <table:table-cell table:formula="of:=ROUND([.J7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SDSS J125842.41+241928.6</text:p>
          </table:table-cell>
          <table:table-cell office:value-type="float" office:value="194.67671">
            <text:p>194.67671</text:p>
          </table:table-cell>
          <table:table-cell office:value-type="float" office:value="24.32461">
            <text:p>24.32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233">
            <text:p>8.233</text:p>
          </table:table-cell>
          <table:table-cell table:formula="of:=ROUND([.J7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9">
            <text:p>769</text:p>
          </table:table-cell>
          <table:table-cell office:value-type="string">
            <text:p>SDSS J125819.92+243316.0</text:p>
          </table:table-cell>
          <table:table-cell office:value-type="float" office:value="194.58302">
            <text:p>194.58302</text:p>
          </table:table-cell>
          <table:table-cell office:value-type="float" office:value="24.55446">
            <text:p>24.55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277">
            <text:p>8.277</text:p>
          </table:table-cell>
          <table:table-cell table:formula="of:=ROUND([.J7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SDSS J125923.17+242638.7</text:p>
          </table:table-cell>
          <table:table-cell office:value-type="float" office:value="194.84656">
            <text:p>194.84656</text:p>
          </table:table-cell>
          <table:table-cell office:value-type="float" office:value="24.44411">
            <text:p>24.444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37">
            <text:p>8.37</text:p>
          </table:table-cell>
          <table:table-cell table:formula="of:=ROUND([.J7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9">
            <text:p>689</text:p>
          </table:table-cell>
          <table:table-cell office:value-type="string">
            <text:p>SDSS J125813.07+242549.4</text:p>
          </table:table-cell>
          <table:table-cell office:value-type="float" office:value="194.55447">
            <text:p>194.55447</text:p>
          </table:table-cell>
          <table:table-cell office:value-type="float" office:value="24.4304">
            <text:p>24.43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86">
            <text:p>7.86</text:p>
          </table:table-cell>
          <table:table-cell table:formula="of:=ROUND([.J7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SDSS J125837.19+241957.2</text:p>
          </table:table-cell>
          <table:table-cell office:value-type="float" office:value="194.655">
            <text:p>194.655</text:p>
          </table:table-cell>
          <table:table-cell office:value-type="float" office:value="24.33258">
            <text:p>24.332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994">
            <text:p>7.994</text:p>
          </table:table-cell>
          <table:table-cell table:formula="of:=ROUND([.J7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SDSS J125921.97+242650.6</text:p>
          </table:table-cell>
          <table:table-cell office:value-type="float" office:value="194.84156">
            <text:p>194.84156</text:p>
          </table:table-cell>
          <table:table-cell office:value-type="float" office:value="24.44742">
            <text:p>24.44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077">
            <text:p>8.077</text:p>
          </table:table-cell>
          <table:table-cell table:formula="of:=ROUND([.J7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SDSS J125811.37+242606.2</text:p>
          </table:table-cell>
          <table:table-cell office:value-type="float" office:value="194.5474">
            <text:p>194.5474</text:p>
          </table:table-cell>
          <table:table-cell office:value-type="float" office:value="24.43506">
            <text:p>24.43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178">
            <text:p>8.178</text:p>
          </table:table-cell>
          <table:table-cell table:formula="of:=ROUND([.J7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SDSS J125920.14+242912.4</text:p>
          </table:table-cell>
          <table:table-cell office:value-type="float" office:value="194.83392">
            <text:p>194.83392</text:p>
          </table:table-cell>
          <table:table-cell office:value-type="float" office:value="24.48678">
            <text:p>24.48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75">
            <text:p>7.775</text:p>
          </table:table-cell>
          <table:table-cell table:formula="of:=ROUND([.J7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SDSS J125904.61+242046.8</text:p>
          </table:table-cell>
          <table:table-cell office:value-type="float" office:value="194.76923">
            <text:p>194.76923</text:p>
          </table:table-cell>
          <table:table-cell office:value-type="float" office:value="24.34633">
            <text:p>24.34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997">
            <text:p>7.997</text:p>
          </table:table-cell>
          <table:table-cell table:formula="of:=ROUND([.J71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9">
            <text:p>729</text:p>
          </table:table-cell>
          <table:table-cell office:value-type="string">
            <text:p>SDSS J125811.21+242654.2</text:p>
          </table:table-cell>
          <table:table-cell office:value-type="float" office:value="194.54675">
            <text:p>194.54675</text:p>
          </table:table-cell>
          <table:table-cell office:value-type="float" office:value="24.44841">
            <text:p>24.448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">
            <text:p>8.1</text:p>
          </table:table-cell>
          <table:table-cell table:formula="of:=ROUND([.J7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2">
            <text:p>752</text:p>
          </table:table-cell>
          <table:table-cell office:value-type="string">
            <text:p>SDSS J125824.77+242109.2</text:p>
          </table:table-cell>
          <table:table-cell office:value-type="float" office:value="194.60322">
            <text:p>194.60322</text:p>
          </table:table-cell>
          <table:table-cell office:value-type="float" office:value="24.35256">
            <text:p>24.352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89">
            <text:p>8.189</text:p>
          </table:table-cell>
          <table:table-cell table:formula="of:=ROUND([.J71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SDSS J125851.67+241930.0</text:p>
          </table:table-cell>
          <table:table-cell office:value-type="float" office:value="194.71532">
            <text:p>194.71532</text:p>
          </table:table-cell>
          <table:table-cell office:value-type="float" office:value="24.32501">
            <text:p>24.32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232">
            <text:p>8.232</text:p>
          </table:table-cell>
          <table:table-cell table:formula="of:=ROUND([.J71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SDSS J125851.46+243549.2</text:p>
          </table:table-cell>
          <table:table-cell office:value-type="float" office:value="194.71446">
            <text:p>194.71446</text:p>
          </table:table-cell>
          <table:table-cell office:value-type="float" office:value="24.59701">
            <text:p>24.59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241">
            <text:p>8.241</text:p>
          </table:table-cell>
          <table:table-cell table:formula="of:=ROUND([.J7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1">
            <text:p>771</text:p>
          </table:table-cell>
          <table:table-cell office:value-type="string">
            <text:p>SDSS J125923.03+242757.4</text:p>
          </table:table-cell>
          <table:table-cell office:value-type="float" office:value="194.84596">
            <text:p>194.84596</text:p>
          </table:table-cell>
          <table:table-cell office:value-type="float" office:value="24.46597">
            <text:p>24.46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282">
            <text:p>8.282</text:p>
          </table:table-cell>
          <table:table-cell table:formula="of:=ROUND([.J7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SDSS J125857.69+241940.5</text:p>
          </table:table-cell>
          <table:table-cell office:value-type="float" office:value="194.74042">
            <text:p>194.74042</text:p>
          </table:table-cell>
          <table:table-cell office:value-type="float" office:value="24.32794">
            <text:p>24.32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63">
            <text:p>8.363</text:p>
          </table:table-cell>
          <table:table-cell table:formula="of:=ROUND([.J7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SDSS J125850.09+243559.9</text:p>
          </table:table-cell>
          <table:table-cell office:value-type="float" office:value="194.70873">
            <text:p>194.70873</text:p>
          </table:table-cell>
          <table:table-cell office:value-type="float" office:value="24.59998">
            <text:p>24.599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82">
            <text:p>8.382</text:p>
          </table:table-cell>
          <table:table-cell table:formula="of:=ROUND([.J7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5">
            <text:p>805</text:p>
          </table:table-cell>
          <table:table-cell office:value-type="string">
            <text:p>SDSS J125849.89+241911.7</text:p>
          </table:table-cell>
          <table:table-cell office:value-type="float" office:value="194.70789">
            <text:p>194.70789</text:p>
          </table:table-cell>
          <table:table-cell office:value-type="float" office:value="24.31994">
            <text:p>24.31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489">
            <text:p>8.489</text:p>
          </table:table-cell>
          <table:table-cell table:formula="of:=ROUND([.J7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8">
            <text:p>808</text:p>
          </table:table-cell>
          <table:table-cell office:value-type="string">
            <text:p>SDSS J125827.85+243459.9</text:p>
          </table:table-cell>
          <table:table-cell office:value-type="float" office:value="194.61608">
            <text:p>194.61608</text:p>
          </table:table-cell>
          <table:table-cell office:value-type="float" office:value="24.58331">
            <text:p>24.583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499">
            <text:p>8.499</text:p>
          </table:table-cell>
          <table:table-cell table:formula="of:=ROUND([.J7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SDSS J125842.75+242008.0</text:p>
          </table:table-cell>
          <table:table-cell office:value-type="float" office:value="194.67814">
            <text:p>194.67814</text:p>
          </table:table-cell>
          <table:table-cell office:value-type="float" office:value="24.33557">
            <text:p>24.33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571">
            <text:p>7.571</text:p>
          </table:table-cell>
          <table:table-cell table:formula="of:=ROUND([.J7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4">
            <text:p>664</text:p>
          </table:table-cell>
          <table:table-cell office:value-type="string">
            <text:p>SDSS J125903.05+243420.6</text:p>
          </table:table-cell>
          <table:table-cell office:value-type="float" office:value="194.76271">
            <text:p>194.76271</text:p>
          </table:table-cell>
          <table:table-cell office:value-type="float" office:value="24.5724">
            <text:p>24.5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66">
            <text:p>7.66</text:p>
          </table:table-cell>
          <table:table-cell table:formula="of:=ROUND([.J7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9">
            <text:p>699</text:p>
          </table:table-cell>
          <table:table-cell office:value-type="string">
            <text:p>SDSS J125841.03+243530.7</text:p>
          </table:table-cell>
          <table:table-cell office:value-type="float" office:value="194.67097">
            <text:p>194.67097</text:p>
          </table:table-cell>
          <table:table-cell office:value-type="float" office:value="24.59188">
            <text:p>24.59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63">
            <text:p>7.963</text:p>
          </table:table-cell>
          <table:table-cell table:formula="of:=ROUND([.J7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SDSS J125853.46+241950.0</text:p>
          </table:table-cell>
          <table:table-cell office:value-type="float" office:value="194.72278">
            <text:p>194.72278</text:p>
          </table:table-cell>
          <table:table-cell office:value-type="float" office:value="24.33057">
            <text:p>24.330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71">
            <text:p>7.971</text:p>
          </table:table-cell>
          <table:table-cell table:formula="of:=ROUND([.J7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SDSS J125912.32+242210.3</text:p>
          </table:table-cell>
          <table:table-cell office:value-type="float" office:value="194.80133">
            <text:p>194.80133</text:p>
          </table:table-cell>
          <table:table-cell office:value-type="float" office:value="24.36955">
            <text:p>24.369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01">
            <text:p>8.01</text:p>
          </table:table-cell>
          <table:table-cell table:formula="of:=ROUND([.J72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SDSS J125828.92+242042.9</text:p>
          </table:table-cell>
          <table:table-cell office:value-type="float" office:value="194.62051">
            <text:p>194.62051</text:p>
          </table:table-cell>
          <table:table-cell office:value-type="float" office:value="24.34527">
            <text:p>24.34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027">
            <text:p>8.027</text:p>
          </table:table-cell>
          <table:table-cell table:formula="of:=ROUND([.J7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8">
            <text:p>718</text:p>
          </table:table-cell>
          <table:table-cell office:value-type="string">
            <text:p>SDSS J125829.50+243442.1</text:p>
          </table:table-cell>
          <table:table-cell office:value-type="float" office:value="194.62296">
            <text:p>194.62296</text:p>
          </table:table-cell>
          <table:table-cell office:value-type="float" office:value="24.57837">
            <text:p>24.57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056">
            <text:p>8.056</text:p>
          </table:table-cell>
          <table:table-cell table:formula="of:=ROUND([.J72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SDSS J125920.22+242408.7</text:p>
          </table:table-cell>
          <table:table-cell office:value-type="float" office:value="194.83427">
            <text:p>194.83427</text:p>
          </table:table-cell>
          <table:table-cell office:value-type="float" office:value="24.40244">
            <text:p>24.40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406">
            <text:p>8.406</text:p>
          </table:table-cell>
          <table:table-cell table:formula="of:=ROUND([.J7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SDSS J125908.80+243313.9</text:p>
          </table:table-cell>
          <table:table-cell office:value-type="float" office:value="194.78668">
            <text:p>194.78668</text:p>
          </table:table-cell>
          <table:table-cell office:value-type="float" office:value="24.55387">
            <text:p>24.55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516">
            <text:p>7.516</text:p>
          </table:table-cell>
          <table:table-cell table:formula="of:=ROUND([.J7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SDSS J125855.38+242023.8</text:p>
          </table:table-cell>
          <table:table-cell office:value-type="float" office:value="194.73077">
            <text:p>194.73077</text:p>
          </table:table-cell>
          <table:table-cell office:value-type="float" office:value="24.33996">
            <text:p>24.339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522">
            <text:p>7.522</text:p>
          </table:table-cell>
          <table:table-cell table:formula="of:=ROUND([.J7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SDSS J125841.76+242009.3</text:p>
          </table:table-cell>
          <table:table-cell office:value-type="float" office:value="194.67401">
            <text:p>194.67401</text:p>
          </table:table-cell>
          <table:table-cell office:value-type="float" office:value="24.33593">
            <text:p>24.33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58">
            <text:p>7.58</text:p>
          </table:table-cell>
          <table:table-cell table:formula="of:=ROUND([.J73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SDSS J125901.58+242050.8</text:p>
          </table:table-cell>
          <table:table-cell office:value-type="float" office:value="194.75659">
            <text:p>194.75659</text:p>
          </table:table-cell>
          <table:table-cell office:value-type="float" office:value="24.34746">
            <text:p>24.34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06">
            <text:p>7.606</text:p>
          </table:table-cell>
          <table:table-cell table:formula="of:=ROUND([.J73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SDSS J125908.02+243335.7</text:p>
          </table:table-cell>
          <table:table-cell office:value-type="float" office:value="194.78345">
            <text:p>194.78345</text:p>
          </table:table-cell>
          <table:table-cell office:value-type="float" office:value="24.55994">
            <text:p>24.55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78">
            <text:p>7.678</text:p>
          </table:table-cell>
          <table:table-cell table:formula="of:=ROUND([.J73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2">
            <text:p>692</text:p>
          </table:table-cell>
          <table:table-cell office:value-type="string">
            <text:p>SDSS J125836.73+243512.7</text:p>
          </table:table-cell>
          <table:table-cell office:value-type="float" office:value="194.65306">
            <text:p>194.65306</text:p>
          </table:table-cell>
          <table:table-cell office:value-type="float" office:value="24.58687">
            <text:p>24.586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889">
            <text:p>7.889</text:p>
          </table:table-cell>
          <table:table-cell table:formula="of:=ROUND([.J7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SDSS J125852.03+243529.9</text:p>
          </table:table-cell>
          <table:table-cell office:value-type="float" office:value="194.7168">
            <text:p>194.7168</text:p>
          </table:table-cell>
          <table:table-cell office:value-type="float" office:value="24.59166">
            <text:p>24.59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941">
            <text:p>7.941</text:p>
          </table:table-cell>
          <table:table-cell table:formula="of:=ROUND([.J73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SDSS J125816.79+243149.7</text:p>
          </table:table-cell>
          <table:table-cell office:value-type="float" office:value="194.56998">
            <text:p>194.56998</text:p>
          </table:table-cell>
          <table:table-cell office:value-type="float" office:value="24.53049">
            <text:p>24.53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975">
            <text:p>7.975</text:p>
          </table:table-cell>
          <table:table-cell table:formula="of:=ROUND([.J7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6">
            <text:p>756</text:p>
          </table:table-cell>
          <table:table-cell office:value-type="string">
            <text:p>SDSS J125811.05+242620.4</text:p>
          </table:table-cell>
          <table:table-cell office:value-type="float" office:value="194.54607">
            <text:p>194.54607</text:p>
          </table:table-cell>
          <table:table-cell office:value-type="float" office:value="24.43902">
            <text:p>24.439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208">
            <text:p>8.208</text:p>
          </table:table-cell>
          <table:table-cell table:formula="of:=ROUND([.J7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SDSS J125907.50+242043.3</text:p>
          </table:table-cell>
          <table:table-cell office:value-type="float" office:value="194.78126">
            <text:p>194.78126</text:p>
          </table:table-cell>
          <table:table-cell office:value-type="float" office:value="24.34536">
            <text:p>24.34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4">
            <text:p>8.4</text:p>
          </table:table-cell>
          <table:table-cell table:formula="of:=ROUND([.J7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SDSS J125820.12+243331.4</text:p>
          </table:table-cell>
          <table:table-cell office:value-type="float" office:value="194.58384">
            <text:p>194.58384</text:p>
          </table:table-cell>
          <table:table-cell office:value-type="float" office:value="24.55874">
            <text:p>24.558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421">
            <text:p>8.421</text:p>
          </table:table-cell>
          <table:table-cell table:formula="of:=ROUND([.J7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DSS J125917.94+243001.2</text:p>
          </table:table-cell>
          <table:table-cell office:value-type="float" office:value="194.82478">
            <text:p>194.82478</text:p>
          </table:table-cell>
          <table:table-cell office:value-type="float" office:value="24.50034">
            <text:p>24.50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502">
            <text:p>7.502</text:p>
          </table:table-cell>
          <table:table-cell table:formula="of:=ROUND([.J7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SDSS J125851.37+242013.5</text:p>
          </table:table-cell>
          <table:table-cell office:value-type="float" office:value="194.71407">
            <text:p>194.71407</text:p>
          </table:table-cell>
          <table:table-cell office:value-type="float" office:value="24.33711">
            <text:p>24.33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504">
            <text:p>7.504</text:p>
          </table:table-cell>
          <table:table-cell table:formula="of:=ROUND([.J7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SDSS J125823.87+242211.0</text:p>
          </table:table-cell>
          <table:table-cell office:value-type="float" office:value="194.59948">
            <text:p>194.59948</text:p>
          </table:table-cell>
          <table:table-cell office:value-type="float" office:value="24.36974">
            <text:p>24.36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537">
            <text:p>7.537</text:p>
          </table:table-cell>
          <table:table-cell table:formula="of:=ROUND([.J7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SDSS J125822.41+242223.8</text:p>
          </table:table-cell>
          <table:table-cell office:value-type="float" office:value="194.59338">
            <text:p>194.59338</text:p>
          </table:table-cell>
          <table:table-cell office:value-type="float" office:value="24.3733">
            <text:p>24.3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21">
            <text:p>7.621</text:p>
          </table:table-cell>
          <table:table-cell table:formula="of:=ROUND([.J7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1">
            <text:p>661</text:p>
          </table:table-cell>
          <table:table-cell office:value-type="string">
            <text:p>SDSS J125918.21+243015.6</text:p>
          </table:table-cell>
          <table:table-cell office:value-type="float" office:value="194.8259">
            <text:p>194.8259</text:p>
          </table:table-cell>
          <table:table-cell office:value-type="float" office:value="24.50436">
            <text:p>24.50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39">
            <text:p>7.639</text:p>
          </table:table-cell>
          <table:table-cell table:formula="of:=ROUND([.J7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3">
            <text:p>683</text:p>
          </table:table-cell>
          <table:table-cell office:value-type="string">
            <text:p>SDSS J125847.88+241951.7</text:p>
          </table:table-cell>
          <table:table-cell office:value-type="float" office:value="194.69951">
            <text:p>194.69951</text:p>
          </table:table-cell>
          <table:table-cell office:value-type="float" office:value="24.33104">
            <text:p>24.331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796">
            <text:p>7.796</text:p>
          </table:table-cell>
          <table:table-cell table:formula="of:=ROUND([.J7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SDSS J125847.55+241941.2</text:p>
          </table:table-cell>
          <table:table-cell office:value-type="float" office:value="194.69813">
            <text:p>194.69813</text:p>
          </table:table-cell>
          <table:table-cell office:value-type="float" office:value="24.32812">
            <text:p>24.32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968">
            <text:p>7.968</text:p>
          </table:table-cell>
          <table:table-cell table:formula="of:=ROUND([.J7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SDSS J125920.80+243020.0</text:p>
          </table:table-cell>
          <table:table-cell office:value-type="float" office:value="194.83669">
            <text:p>194.83669</text:p>
          </table:table-cell>
          <table:table-cell office:value-type="float" office:value="24.50557">
            <text:p>24.50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219">
            <text:p>8.219</text:p>
          </table:table-cell>
          <table:table-cell table:formula="of:=ROUND([.J7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SDSS J125810.94+242941.4</text:p>
          </table:table-cell>
          <table:table-cell office:value-type="float" office:value="194.5456">
            <text:p>194.5456</text:p>
          </table:table-cell>
          <table:table-cell office:value-type="float" office:value="24.49484">
            <text:p>24.49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378">
            <text:p>8.378</text:p>
          </table:table-cell>
          <table:table-cell table:formula="of:=ROUND([.J7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SDSS J125920.16+242401.3</text:p>
          </table:table-cell>
          <table:table-cell office:value-type="float" office:value="194.83402">
            <text:p>194.83402</text:p>
          </table:table-cell>
          <table:table-cell office:value-type="float" office:value="24.40038">
            <text:p>24.40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46">
            <text:p>8.446</text:p>
          </table:table-cell>
          <table:table-cell table:formula="of:=ROUND([.J7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4">
            <text:p>804</text:p>
          </table:table-cell>
          <table:table-cell office:value-type="string">
            <text:p>SDSS J125809.85+242617.6</text:p>
          </table:table-cell>
          <table:table-cell office:value-type="float" office:value="194.54106">
            <text:p>194.54106</text:p>
          </table:table-cell>
          <table:table-cell office:value-type="float" office:value="24.43824">
            <text:p>24.43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86">
            <text:p>8.486</text:p>
          </table:table-cell>
          <table:table-cell table:formula="of:=ROUND([.J7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SDSS J125858.93+243439.6</text:p>
          </table:table-cell>
          <table:table-cell office:value-type="float" office:value="194.74556">
            <text:p>194.74556</text:p>
          </table:table-cell>
          <table:table-cell office:value-type="float" office:value="24.57767">
            <text:p>24.57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543">
            <text:p>7.543</text:p>
          </table:table-cell>
          <table:table-cell table:formula="of:=ROUND([.J7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SDSS J125852.31+243507.1</text:p>
          </table:table-cell>
          <table:table-cell office:value-type="float" office:value="194.718">
            <text:p>194.718</text:p>
          </table:table-cell>
          <table:table-cell office:value-type="float" office:value="24.58531">
            <text:p>24.585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576">
            <text:p>7.576</text:p>
          </table:table-cell>
          <table:table-cell table:formula="of:=ROUND([.J7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SDSS J125812.85+242703.4</text:p>
          </table:table-cell>
          <table:table-cell office:value-type="float" office:value="194.55355">
            <text:p>194.55355</text:p>
          </table:table-cell>
          <table:table-cell office:value-type="float" office:value="24.45095">
            <text:p>24.45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717">
            <text:p>7.717</text:p>
          </table:table-cell>
          <table:table-cell table:formula="of:=ROUND([.J7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SDSS J125852.44+243528.7</text:p>
          </table:table-cell>
          <table:table-cell office:value-type="float" office:value="194.71853">
            <text:p>194.71853</text:p>
          </table:table-cell>
          <table:table-cell office:value-type="float" office:value="24.59131">
            <text:p>24.59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36">
            <text:p>7.936</text:p>
          </table:table-cell>
          <table:table-cell table:formula="of:=ROUND([.J7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SDSS J125907.30+243407.3</text:p>
          </table:table-cell>
          <table:table-cell office:value-type="float" office:value="194.78042">
            <text:p>194.78042</text:p>
          </table:table-cell>
          <table:table-cell office:value-type="float" office:value="24.5687">
            <text:p>24.56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93">
            <text:p>7.993</text:p>
          </table:table-cell>
          <table:table-cell table:formula="of:=ROUND([.J7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1">
            <text:p>731</text:p>
          </table:table-cell>
          <table:table-cell office:value-type="string">
            <text:p>SDSS J125857.21+243523.7</text:p>
          </table:table-cell>
          <table:table-cell office:value-type="float" office:value="194.73841">
            <text:p>194.73841</text:p>
          </table:table-cell>
          <table:table-cell office:value-type="float" office:value="24.58992">
            <text:p>24.589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106">
            <text:p>8.106</text:p>
          </table:table-cell>
          <table:table-cell table:formula="of:=ROUND([.J7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SDSS J125843.93+241932.5</text:p>
          </table:table-cell>
          <table:table-cell office:value-type="float" office:value="194.68306">
            <text:p>194.68306</text:p>
          </table:table-cell>
          <table:table-cell office:value-type="float" office:value="24.32572">
            <text:p>24.32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134">
            <text:p>8.134</text:p>
          </table:table-cell>
          <table:table-cell table:formula="of:=ROUND([.J7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SDSS J125856.76+243537.8</text:p>
          </table:table-cell>
          <table:table-cell office:value-type="float" office:value="194.73654">
            <text:p>194.73654</text:p>
          </table:table-cell>
          <table:table-cell office:value-type="float" office:value="24.59386">
            <text:p>24.593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303">
            <text:p>8.303</text:p>
          </table:table-cell>
          <table:table-cell table:formula="of:=ROUND([.J7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SDSS J125821.64+242239.6</text:p>
          </table:table-cell>
          <table:table-cell office:value-type="float" office:value="194.5902">
            <text:p>194.5902</text:p>
          </table:table-cell>
          <table:table-cell office:value-type="float" office:value="24.37767">
            <text:p>24.37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573">
            <text:p>7.573</text:p>
          </table:table-cell>
          <table:table-cell table:formula="of:=ROUND([.J7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SDSS J125907.62+243343.7</text:p>
          </table:table-cell>
          <table:table-cell office:value-type="float" office:value="194.78176">
            <text:p>194.78176</text:p>
          </table:table-cell>
          <table:table-cell office:value-type="float" office:value="24.56215">
            <text:p>24.562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724">
            <text:p>7.724</text:p>
          </table:table-cell>
          <table:table-cell table:formula="of:=ROUND([.J7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SDSS J125851.52+241948.0</text:p>
          </table:table-cell>
          <table:table-cell office:value-type="float" office:value="194.71468">
            <text:p>194.71468</text:p>
          </table:table-cell>
          <table:table-cell office:value-type="float" office:value="24.33001">
            <text:p>24.33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93">
            <text:p>7.93</text:p>
          </table:table-cell>
          <table:table-cell table:formula="of:=ROUND([.J7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SDSS J125820.49+243257.3</text:p>
          </table:table-cell>
          <table:table-cell office:value-type="float" office:value="194.58541">
            <text:p>194.58541</text:p>
          </table:table-cell>
          <table:table-cell office:value-type="float" office:value="24.54927">
            <text:p>24.549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971">
            <text:p>7.971</text:p>
          </table:table-cell>
          <table:table-cell table:formula="of:=ROUND([.J7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SDSS J125910.18+242131.6</text:p>
          </table:table-cell>
          <table:table-cell office:value-type="float" office:value="194.79244">
            <text:p>194.79244</text:p>
          </table:table-cell>
          <table:table-cell office:value-type="float" office:value="24.35879">
            <text:p>24.358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137">
            <text:p>8.137</text:p>
          </table:table-cell>
          <table:table-cell table:formula="of:=ROUND([.J7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SDSS J125810.98+242822.7</text:p>
          </table:table-cell>
          <table:table-cell office:value-type="float" office:value="194.54577">
            <text:p>194.54577</text:p>
          </table:table-cell>
          <table:table-cell office:value-type="float" office:value="24.47299">
            <text:p>24.47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15">
            <text:p>8.15</text:p>
          </table:table-cell>
          <table:table-cell table:formula="of:=ROUND([.J7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SDSS J125920.85+242510.1</text:p>
          </table:table-cell>
          <table:table-cell office:value-type="float" office:value="194.83688">
            <text:p>194.83688</text:p>
          </table:table-cell>
          <table:table-cell office:value-type="float" office:value="24.4195">
            <text:p>24.41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169">
            <text:p>8.169</text:p>
          </table:table-cell>
          <table:table-cell table:formula="of:=ROUND([.J7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SDSS J125819.09+243256.2</text:p>
          </table:table-cell>
          <table:table-cell office:value-type="float" office:value="194.57956">
            <text:p>194.57956</text:p>
          </table:table-cell>
          <table:table-cell office:value-type="float" office:value="24.54896">
            <text:p>24.54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201">
            <text:p>8.201</text:p>
          </table:table-cell>
          <table:table-cell table:formula="of:=ROUND([.J7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SDSS J125813.53+242837.4</text:p>
          </table:table-cell>
          <table:table-cell office:value-type="float" office:value="194.55641">
            <text:p>194.55641</text:p>
          </table:table-cell>
          <table:table-cell office:value-type="float" office:value="24.47707">
            <text:p>24.477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599">
            <text:p>7.599</text:p>
          </table:table-cell>
          <table:table-cell table:formula="of:=ROUND([.J7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SDSS J125825.71+242126.6</text:p>
          </table:table-cell>
          <table:table-cell office:value-type="float" office:value="194.60713">
            <text:p>194.60713</text:p>
          </table:table-cell>
          <table:table-cell office:value-type="float" office:value="24.35739">
            <text:p>24.35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829">
            <text:p>7.829</text:p>
          </table:table-cell>
          <table:table-cell table:formula="of:=ROUND([.J7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SDSS J125820.19+242217.1</text:p>
          </table:table-cell>
          <table:table-cell office:value-type="float" office:value="194.58414">
            <text:p>194.58414</text:p>
          </table:table-cell>
          <table:table-cell office:value-type="float" office:value="24.37144">
            <text:p>24.37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068">
            <text:p>8.068</text:p>
          </table:table-cell>
          <table:table-cell table:formula="of:=ROUND([.J7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SDSS J125810.47+242701.5</text:p>
          </table:table-cell>
          <table:table-cell office:value-type="float" office:value="194.54363">
            <text:p>194.54363</text:p>
          </table:table-cell>
          <table:table-cell office:value-type="float" office:value="24.45043">
            <text:p>24.450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259">
            <text:p>8.259</text:p>
          </table:table-cell>
          <table:table-cell table:formula="of:=ROUND([.J7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SDSS J125831.50+243512.6</text:p>
          </table:table-cell>
          <table:table-cell office:value-type="float" office:value="194.63128">
            <text:p>194.63128</text:p>
          </table:table-cell>
          <table:table-cell office:value-type="float" office:value="24.58684">
            <text:p>24.586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306">
            <text:p>8.306</text:p>
          </table:table-cell>
          <table:table-cell table:formula="of:=ROUND([.J7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6">
            <text:p>806</text:p>
          </table:table-cell>
          <table:table-cell office:value-type="string">
            <text:p>SDSS J125859.80+241942.0</text:p>
          </table:table-cell>
          <table:table-cell office:value-type="float" office:value="194.74917">
            <text:p>194.74917</text:p>
          </table:table-cell>
          <table:table-cell office:value-type="float" office:value="24.32836">
            <text:p>24.32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496">
            <text:p>8.496</text:p>
          </table:table-cell>
          <table:table-cell table:formula="of:=ROUND([.J7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SDSS J125918.01+242503.4</text:p>
          </table:table-cell>
          <table:table-cell office:value-type="float" office:value="194.82505">
            <text:p>194.82505</text:p>
          </table:table-cell>
          <table:table-cell office:value-type="float" office:value="24.41762">
            <text:p>24.417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593">
            <text:p>7.593</text:p>
          </table:table-cell>
          <table:table-cell table:formula="of:=ROUND([.J7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SDSS J125858.85+242035.0</text:p>
          </table:table-cell>
          <table:table-cell office:value-type="float" office:value="194.74524">
            <text:p>194.74524</text:p>
          </table:table-cell>
          <table:table-cell office:value-type="float" office:value="24.34307">
            <text:p>24.34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595">
            <text:p>7.595</text:p>
          </table:table-cell>
          <table:table-cell table:formula="of:=ROUND([.J7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SDSS J125840.67+243518.2</text:p>
          </table:table-cell>
          <table:table-cell office:value-type="float" office:value="194.66949">
            <text:p>194.66949</text:p>
          </table:table-cell>
          <table:table-cell office:value-type="float" office:value="24.58839">
            <text:p>24.58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771">
            <text:p>7.771</text:p>
          </table:table-cell>
          <table:table-cell table:formula="of:=ROUND([.J7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SDSS J125856.65+243509.2</text:p>
          </table:table-cell>
          <table:table-cell office:value-type="float" office:value="194.73605">
            <text:p>194.73605</text:p>
          </table:table-cell>
          <table:table-cell office:value-type="float" office:value="24.58591">
            <text:p>24.58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839">
            <text:p>7.839</text:p>
          </table:table-cell>
          <table:table-cell table:formula="of:=ROUND([.J7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SDSS J125921.94+242536.7</text:p>
          </table:table-cell>
          <table:table-cell office:value-type="float" office:value="194.84143">
            <text:p>194.84143</text:p>
          </table:table-cell>
          <table:table-cell office:value-type="float" office:value="24.42688">
            <text:p>24.42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285">
            <text:p>8.285</text:p>
          </table:table-cell>
          <table:table-cell table:formula="of:=ROUND([.J7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SDSS J125855.78+243542.4</text:p>
          </table:table-cell>
          <table:table-cell office:value-type="float" office:value="194.73243">
            <text:p>194.73243</text:p>
          </table:table-cell>
          <table:table-cell office:value-type="float" office:value="24.59511">
            <text:p>24.59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317">
            <text:p>8.317</text:p>
          </table:table-cell>
          <table:table-cell table:formula="of:=ROUND([.J7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8">
            <text:p>668</text:p>
          </table:table-cell>
          <table:table-cell office:value-type="string">
            <text:p>SDSS J125824.46+243326.5</text:p>
          </table:table-cell>
          <table:table-cell office:value-type="float" office:value="194.60194">
            <text:p>194.60194</text:p>
          </table:table-cell>
          <table:table-cell office:value-type="float" office:value="24.55737">
            <text:p>24.55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681">
            <text:p>7.681</text:p>
          </table:table-cell>
          <table:table-cell table:formula="of:=ROUND([.J7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SDSS J125813.21+242847.8</text:p>
          </table:table-cell>
          <table:table-cell office:value-type="float" office:value="194.55504">
            <text:p>194.55504</text:p>
          </table:table-cell>
          <table:table-cell office:value-type="float" office:value="24.47997">
            <text:p>24.479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697">
            <text:p>7.697</text:p>
          </table:table-cell>
          <table:table-cell table:formula="of:=ROUND([.J7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SDSS J125814.08+243054.1</text:p>
          </table:table-cell>
          <table:table-cell office:value-type="float" office:value="194.55868">
            <text:p>194.55868</text:p>
          </table:table-cell>
          <table:table-cell office:value-type="float" office:value="24.51505">
            <text:p>24.51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093">
            <text:p>8.093</text:p>
          </table:table-cell>
          <table:table-cell table:formula="of:=ROUND([.J7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38">
            <text:p>738</text:p>
          </table:table-cell>
          <table:table-cell office:value-type="string">
            <text:p>SDSS J125815.06+243128.3</text:p>
          </table:table-cell>
          <table:table-cell office:value-type="float" office:value="194.56275">
            <text:p>194.56275</text:p>
          </table:table-cell>
          <table:table-cell office:value-type="float" office:value="24.52455">
            <text:p>24.524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141">
            <text:p>8.141</text:p>
          </table:table-cell>
          <table:table-cell table:formula="of:=ROUND([.J7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3">
            <text:p>773</text:p>
          </table:table-cell>
          <table:table-cell office:value-type="string">
            <text:p>SDSS J125817.48+243238.4</text:p>
          </table:table-cell>
          <table:table-cell office:value-type="float" office:value="194.57285">
            <text:p>194.57285</text:p>
          </table:table-cell>
          <table:table-cell office:value-type="float" office:value="24.54402">
            <text:p>24.544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303">
            <text:p>8.303</text:p>
          </table:table-cell>
          <table:table-cell table:formula="of:=ROUND([.J7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SDSS J125840.05+243550.0</text:p>
          </table:table-cell>
          <table:table-cell office:value-type="float" office:value="194.66689">
            <text:p>194.66689</text:p>
          </table:table-cell>
          <table:table-cell office:value-type="float" office:value="24.59724">
            <text:p>24.59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318">
            <text:p>8.318</text:p>
          </table:table-cell>
          <table:table-cell table:formula="of:=ROUND([.J7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SDSS J125814.48+242328.7</text:p>
          </table:table-cell>
          <table:table-cell office:value-type="float" office:value="194.56035">
            <text:p>194.56035</text:p>
          </table:table-cell>
          <table:table-cell office:value-type="float" office:value="24.39131">
            <text:p>24.39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43">
            <text:p>8.43</text:p>
          </table:table-cell>
          <table:table-cell table:formula="of:=ROUND([.J7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37">
            <text:p>637</text:p>
          </table:table-cell>
          <table:table-cell office:value-type="string">
            <text:p>SDSS J125915.63+242401.4</text:p>
          </table:table-cell>
          <table:table-cell office:value-type="float" office:value="194.81513">
            <text:p>194.81513</text:p>
          </table:table-cell>
          <table:table-cell office:value-type="float" office:value="24.40041">
            <text:p>24.40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527">
            <text:p>7.527</text:p>
          </table:table-cell>
          <table:table-cell table:formula="of:=ROUND([.J7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2">
            <text:p>742</text:p>
          </table:table-cell>
          <table:table-cell office:value-type="string">
            <text:p>SDSS J125814.39+242405.1</text:p>
          </table:table-cell>
          <table:table-cell office:value-type="float" office:value="194.56">
            <text:p>194.56</text:p>
          </table:table-cell>
          <table:table-cell office:value-type="float" office:value="24.40143">
            <text:p>24.401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164">
            <text:p>8.164</text:p>
          </table:table-cell>
          <table:table-cell table:formula="of:=ROUND([.J7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SDSS J125921.86+242456.4</text:p>
          </table:table-cell>
          <table:table-cell office:value-type="float" office:value="194.84111">
            <text:p>194.84111</text:p>
          </table:table-cell>
          <table:table-cell office:value-type="float" office:value="24.41569">
            <text:p>24.41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46">
            <text:p>8.46</text:p>
          </table:table-cell>
          <table:table-cell table:formula="of:=ROUND([.J7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SDSS J125828.66+242045.3</text:p>
          </table:table-cell>
          <table:table-cell office:value-type="float" office:value="194.61945">
            <text:p>194.61945</text:p>
          </table:table-cell>
          <table:table-cell office:value-type="float" office:value="24.34592">
            <text:p>24.34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023">
            <text:p>8.023</text:p>
          </table:table-cell>
          <table:table-cell table:formula="of:=ROUND([.J7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SDSS J125848.66+243549.0</text:p>
          </table:table-cell>
          <table:table-cell office:value-type="float" office:value="194.70278">
            <text:p>194.70278</text:p>
          </table:table-cell>
          <table:table-cell office:value-type="float" office:value="24.59696">
            <text:p>24.59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178">
            <text:p>8.178</text:p>
          </table:table-cell>
          <table:table-cell table:formula="of:=ROUND([.J7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SDSS J125920.32+242703.6</text:p>
          </table:table-cell>
          <table:table-cell office:value-type="float" office:value="194.83469">
            <text:p>194.83469</text:p>
          </table:table-cell>
          <table:table-cell office:value-type="float" office:value="24.451">
            <text:p>24.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684">
            <text:p>7.684</text:p>
          </table:table-cell>
          <table:table-cell table:formula="of:=ROUND([.J7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SDSS J125855.23+242008.3</text:p>
          </table:table-cell>
          <table:table-cell office:value-type="float" office:value="194.73014">
            <text:p>194.73014</text:p>
          </table:table-cell>
          <table:table-cell office:value-type="float" office:value="24.33565">
            <text:p>24.33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764">
            <text:p>7.764</text:p>
          </table:table-cell>
          <table:table-cell table:formula="of:=ROUND([.J7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SDSS J125840.15+243534.8</text:p>
          </table:table-cell>
          <table:table-cell office:value-type="float" office:value="194.6673">
            <text:p>194.6673</text:p>
          </table:table-cell>
          <table:table-cell office:value-type="float" office:value="24.59301">
            <text:p>24.593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065">
            <text:p>8.065</text:p>
          </table:table-cell>
          <table:table-cell table:formula="of:=ROUND([.J7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SDSS J125857.07+243535.2</text:p>
          </table:table-cell>
          <table:table-cell office:value-type="float" office:value="194.73782">
            <text:p>194.73782</text:p>
          </table:table-cell>
          <table:table-cell office:value-type="float" office:value="24.59313">
            <text:p>24.59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281">
            <text:p>8.281</text:p>
          </table:table-cell>
          <table:table-cell table:formula="of:=ROUND([.J7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SDSS J125824.79+242056.3</text:p>
          </table:table-cell>
          <table:table-cell office:value-type="float" office:value="194.60332">
            <text:p>194.60332</text:p>
          </table:table-cell>
          <table:table-cell office:value-type="float" office:value="24.34898">
            <text:p>24.348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358">
            <text:p>8.358</text:p>
          </table:table-cell>
          <table:table-cell table:formula="of:=ROUND([.J7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8">
            <text:p>698</text:p>
          </table:table-cell>
          <table:table-cell office:value-type="string">
            <text:p>SDSS J125830.45+243442.1</text:p>
          </table:table-cell>
          <table:table-cell office:value-type="float" office:value="194.6269">
            <text:p>194.6269</text:p>
          </table:table-cell>
          <table:table-cell office:value-type="float" office:value="24.57838">
            <text:p>24.57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955">
            <text:p>7.955</text:p>
          </table:table-cell>
          <table:table-cell table:formula="of:=ROUND([.J7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SDSS J125906.08+242101.3</text:p>
          </table:table-cell>
          <table:table-cell office:value-type="float" office:value="194.77535">
            <text:p>194.77535</text:p>
          </table:table-cell>
          <table:table-cell office:value-type="float" office:value="24.35037">
            <text:p>24.35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97">
            <text:p>7.97</text:p>
          </table:table-cell>
          <table:table-cell table:formula="of:=ROUND([.J7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SDSS J125813.61+242538.6</text:p>
          </table:table-cell>
          <table:table-cell office:value-type="float" office:value="194.55673">
            <text:p>194.55673</text:p>
          </table:table-cell>
          <table:table-cell office:value-type="float" office:value="24.4274">
            <text:p>24.42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784">
            <text:p>7.784</text:p>
          </table:table-cell>
          <table:table-cell table:formula="of:=ROUND([.J7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SDSS J125904.27+242058.5</text:p>
          </table:table-cell>
          <table:table-cell office:value-type="float" office:value="194.76779">
            <text:p>194.76779</text:p>
          </table:table-cell>
          <table:table-cell office:value-type="float" office:value="24.34959">
            <text:p>24.34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789">
            <text:p>7.789</text:p>
          </table:table-cell>
          <table:table-cell table:formula="of:=ROUND([.J7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SDSS J125814.73+242436.8</text:p>
          </table:table-cell>
          <table:table-cell office:value-type="float" office:value="194.56141">
            <text:p>194.56141</text:p>
          </table:table-cell>
          <table:table-cell office:value-type="float" office:value="24.41023">
            <text:p>24.410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7.876">
            <text:p>7.876</text:p>
          </table:table-cell>
          <table:table-cell table:formula="of:=ROUND([.J7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SDSS J125852.08+241934.1</text:p>
          </table:table-cell>
          <table:table-cell office:value-type="float" office:value="194.71703">
            <text:p>194.71703</text:p>
          </table:table-cell>
          <table:table-cell office:value-type="float" office:value="24.32615">
            <text:p>24.32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8.178">
            <text:p>8.178</text:p>
          </table:table-cell>
          <table:table-cell table:formula="of:=ROUND([.J8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SDSS J125820.77+242206.7</text:p>
          </table:table-cell>
          <table:table-cell office:value-type="float" office:value="194.58654">
            <text:p>194.58654</text:p>
          </table:table-cell>
          <table:table-cell office:value-type="float" office:value="24.36854">
            <text:p>24.36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089">
            <text:p>8.089</text:p>
          </table:table-cell>
          <table:table-cell table:formula="of:=ROUND([.J8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SDSS J125813.26+243053.8</text:p>
          </table:table-cell>
          <table:table-cell office:value-type="float" office:value="194.55528">
            <text:p>194.55528</text:p>
          </table:table-cell>
          <table:table-cell office:value-type="float" office:value="24.51495">
            <text:p>24.514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261">
            <text:p>8.261</text:p>
          </table:table-cell>
          <table:table-cell table:formula="of:=ROUND([.J8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SDSS J125829.55+242110.2</text:p>
          </table:table-cell>
          <table:table-cell office:value-type="float" office:value="194.62314">
            <text:p>194.62314</text:p>
          </table:table-cell>
          <table:table-cell office:value-type="float" office:value="24.35286">
            <text:p>24.35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7.562">
            <text:p>7.562</text:p>
          </table:table-cell>
          <table:table-cell table:formula="of:=ROUND([.J8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SDSS J125830.33+243418.4</text:p>
          </table:table-cell>
          <table:table-cell office:value-type="float" office:value="194.62639">
            <text:p>194.62639</text:p>
          </table:table-cell>
          <table:table-cell office:value-type="float" office:value="24.57179">
            <text:p>24.57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7.62">
            <text:p>7.62</text:p>
          </table:table-cell>
          <table:table-cell table:formula="of:=ROUND([.J8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726">
            <text:p>726</text:p>
          </table:table-cell>
          <table:table-cell office:value-type="string">
            <text:p>SDSS J125849.19+241935.2</text:p>
          </table:table-cell>
          <table:table-cell office:value-type="float" office:value="194.70499">
            <text:p>194.70499</text:p>
          </table:table-cell>
          <table:table-cell office:value-type="float" office:value="24.32645">
            <text:p>24.326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8.087">
            <text:p>8.087</text:p>
          </table:table-cell>
          <table:table-cell table:formula="of:=ROUND([.J8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SDSS J125916.68+242423.5</text:p>
          </table:table-cell>
          <table:table-cell office:value-type="float" office:value="194.81952">
            <text:p>194.81952</text:p>
          </table:table-cell>
          <table:table-cell office:value-type="float" office:value="24.40656">
            <text:p>24.40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7.572">
            <text:p>7.572</text:p>
          </table:table-cell>
          <table:table-cell table:formula="of:=ROUND([.J8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SDSS J125911.93+243237.5</text:p>
          </table:table-cell>
          <table:table-cell office:value-type="float" office:value="194.79975">
            <text:p>194.79975</text:p>
          </table:table-cell>
          <table:table-cell office:value-type="float" office:value="24.54377">
            <text:p>24.543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7.603">
            <text:p>7.603</text:p>
          </table:table-cell>
          <table:table-cell table:formula="of:=ROUND([.J8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SDSS J125828.45+242120.8</text:p>
          </table:table-cell>
          <table:table-cell office:value-type="float" office:value="194.61857">
            <text:p>194.61857</text:p>
          </table:table-cell>
          <table:table-cell office:value-type="float" office:value="24.35578">
            <text:p>24.355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4g</text:p>
          </table:table-cell>
          <table:table-cell office:value-type="float" office:value="7.546">
            <text:p>7.546</text:p>
          </table:table-cell>
          <table:table-cell table:formula="of:=ROUND([.J8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MAPS-NGP O_379_0211807</text:p>
          </table:table-cell>
          <table:table-cell office:value-type="float" office:value="194.59958">
            <text:p>194.59958</text:p>
          </table:table-cell>
          <table:table-cell office:value-type="float" office:value="24.57641">
            <text:p>24.57641</text:p>
          </table:table-cell>
          <table:table-cell office:value-type="string">
            <text:p>G</text:p>
          </table:table-cell>
          <table:table-cell office:value-type="float" office:value="-82">
            <text:p>-82</text:p>
          </table:table-cell>
          <table:table-cell office:value-type="float" office:value="-0.000274">
            <text:p>-0.000274</text:p>
          </table:table-cell>
          <table:table-cell office:value-type="string">
            <text:p><text:s text:c="4"/></text:p>
          </table:table-cell>
          <table:table-cell office:value-type="float" office:value="17.93">
            <text:p>17.93</text:p>
          </table:table-cell>
          <table:table-cell office:value-type="float" office:value="8.652">
            <text:p>8.652</text:p>
          </table:table-cell>
          <table:table-cell table:formula="of:=ROUND([.J809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float" office:value="948">
            <text:p>948</text:p>
          </table:table-cell>
          <table:table-cell office:value-type="string">
            <text:p>SDSS J125904.78+243557.0</text:p>
          </table:table-cell>
          <table:table-cell office:value-type="float" office:value="194.76994">
            <text:p>194.76994</text:p>
          </table:table-cell>
          <table:table-cell office:value-type="float" office:value="24.59919">
            <text:p>24.59919</text:p>
          </table:table-cell>
          <table:table-cell office:value-type="string">
            <text:p>G</text:p>
          </table:table-cell>
          <table:table-cell office:value-type="float" office:value="21639">
            <text:p>21639</text:p>
          </table:table-cell>
          <table:table-cell office:value-type="float" office:value="0.07218">
            <text:p>0.07218</text:p>
          </table:table-cell>
          <table:table-cell office:value-type="string">
            <text:p><text:s text:c="4"/></text:p>
          </table:table-cell>
          <table:table-cell office:value-type="float" office:value="18.95">
            <text:p>18.95</text:p>
          </table:table-cell>
          <table:table-cell office:value-type="float" office:value="9.266">
            <text:p>9.266</text:p>
          </table:table-cell>
          <table:table-cell table:formula="of:=ROUND([.J810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9">
            <text:p>989</text:p>
          </table:table-cell>
          <table:table-cell office:value-type="string">
            <text:p>NGP9 F379-0211832</text:p>
          </table:table-cell>
          <table:table-cell office:value-type="float" office:value="194.61065">
            <text:p>194.61065</text:p>
          </table:table-cell>
          <table:table-cell office:value-type="float" office:value="24.59932">
            <text:p>24.5993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38">
            <text:p>19.38</text:p>
          </table:table-cell>
          <table:table-cell office:value-type="float" office:value="9.482">
            <text:p>9.482</text:p>
          </table:table-cell>
          <table:table-cell table:formula="of:=ROUND([.J81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SDSS J125922.34+242339.6</text:p>
          </table:table-cell>
          <table:table-cell office:value-type="float" office:value="194.8431">
            <text:p>194.8431</text:p>
          </table:table-cell>
          <table:table-cell office:value-type="float" office:value="24.39435">
            <text:p>24.3943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9">
            <text:p>19.89</text:p>
          </table:table-cell>
          <table:table-cell office:value-type="float" office:value="9.051">
            <text:p>9.051</text:p>
          </table:table-cell>
          <table:table-cell table:formula="of:=ROUND([.J81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BD +25 2580</text:p>
          </table:table-cell>
          <table:table-cell office:value-type="float" office:value="194.55346">
            <text:p>194.55346</text:p>
          </table:table-cell>
          <table:table-cell office:value-type="float" office:value="24.52377">
            <text:p>24.52377</text:p>
          </table:table-cell>
          <table:table-cell office:value-type="string">
            <text:p>!*</text:p>
          </table:table-cell>
          <table:table-cell table:number-columns-repeated="3"/>
          <table:table-cell office:value-type="string">
            <text:p>13.5g</text:p>
          </table:table-cell>
          <table:table-cell office:value-type="float" office:value="8.572">
            <text:p>8.572</text:p>
          </table:table-cell>
          <table:table-cell table:formula="of:=ROUND([.J8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2MASX J12583752+2436057</text:p>
          </table:table-cell>
          <table:table-cell office:value-type="float" office:value="194.65662">
            <text:p>194.65662</text:p>
          </table:table-cell>
          <table:table-cell office:value-type="float" office:value="24.60154">
            <text:p>24.60154</text:p>
          </table:table-cell>
          <table:table-cell office:value-type="string">
            <text:p>G</text:p>
          </table:table-cell>
          <table:table-cell office:value-type="float" office:value="38339">
            <text:p>38339</text:p>
          </table:table-cell>
          <table:table-cell office:value-type="float" office:value="0.127886">
            <text:p>0.127886</text:p>
          </table:table-cell>
          <table:table-cell office:value-type="string">
            <text:p><text:s text:c="4"/></text:p>
          </table:table-cell>
          <table:table-cell office:value-type="string">
            <text:p>18.5g</text:p>
          </table:table-cell>
          <table:table-cell office:value-type="float" office:value="8.688">
            <text:p>8.688</text:p>
          </table:table-cell>
          <table:table-cell table:formula="of:=ROUND([.J814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DSS J125826.55+243558.5</text:p>
          </table:table-cell>
          <table:table-cell office:value-type="float" office:value="194.61064">
            <text:p>194.61064</text:p>
          </table:table-cell>
          <table:table-cell office:value-type="float" office:value="24.59961">
            <text:p>24.59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5g</text:p>
          </table:table-cell>
          <table:table-cell office:value-type="float" office:value="9.497">
            <text:p>9.497</text:p>
          </table:table-cell>
          <table:table-cell table:formula="of:=ROUND([.J8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SDSS J125811.77+243100.2</text:p>
          </table:table-cell>
          <table:table-cell office:value-type="float" office:value="194.54906">
            <text:p>194.54906</text:p>
          </table:table-cell>
          <table:table-cell office:value-type="float" office:value="24.51674">
            <text:p>24.516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8g</text:p>
          </table:table-cell>
          <table:table-cell office:value-type="float" office:value="8.615">
            <text:p>8.615</text:p>
          </table:table-cell>
          <table:table-cell table:formula="of:=ROUND([.J8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SDSS J125811.78+243206.8</text:p>
          </table:table-cell>
          <table:table-cell office:value-type="float" office:value="194.54911">
            <text:p>194.54911</text:p>
          </table:table-cell>
          <table:table-cell office:value-type="float" office:value="24.53524">
            <text:p>24.53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9.102">
            <text:p>9.102</text:p>
          </table:table-cell>
          <table:table-cell table:formula="of:=ROUND([.J8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0">
            <text:p>880</text:p>
          </table:table-cell>
          <table:table-cell office:value-type="string">
            <text:p>SDSS J125923.87+243035.1</text:p>
          </table:table-cell>
          <table:table-cell office:value-type="float" office:value="194.84947">
            <text:p>194.84947</text:p>
          </table:table-cell>
          <table:table-cell office:value-type="float" office:value="24.50976">
            <text:p>24.50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8.96">
            <text:p>8.96</text:p>
          </table:table-cell>
          <table:table-cell table:formula="of:=ROUND([.J8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SDSS J125817.41+242213.3</text:p>
          </table:table-cell>
          <table:table-cell office:value-type="float" office:value="194.57255">
            <text:p>194.57255</text:p>
          </table:table-cell>
          <table:table-cell office:value-type="float" office:value="24.37038">
            <text:p>24.37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8.592">
            <text:p>8.592</text:p>
          </table:table-cell>
          <table:table-cell table:formula="of:=ROUND([.J8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SDSS J125827.12+241954.8</text:p>
          </table:table-cell>
          <table:table-cell office:value-type="float" office:value="194.61303">
            <text:p>194.61303</text:p>
          </table:table-cell>
          <table:table-cell office:value-type="float" office:value="24.33189">
            <text:p>24.33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8.926">
            <text:p>8.926</text:p>
          </table:table-cell>
          <table:table-cell table:formula="of:=ROUND([.J8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7">
            <text:p>837</text:p>
          </table:table-cell>
          <table:table-cell office:value-type="string">
            <text:p>SDSS J125923.07+243014.6</text:p>
          </table:table-cell>
          <table:table-cell office:value-type="float" office:value="194.84615">
            <text:p>194.84615</text:p>
          </table:table-cell>
          <table:table-cell office:value-type="float" office:value="24.50406">
            <text:p>24.50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681">
            <text:p>8.681</text:p>
          </table:table-cell>
          <table:table-cell table:formula="of:=ROUND([.J8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SDSS J125848.22+241854.1</text:p>
          </table:table-cell>
          <table:table-cell office:value-type="float" office:value="194.70095">
            <text:p>194.70095</text:p>
          </table:table-cell>
          <table:table-cell office:value-type="float" office:value="24.31503">
            <text:p>24.31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758">
            <text:p>8.758</text:p>
          </table:table-cell>
          <table:table-cell table:formula="of:=ROUND([.J8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8">
            <text:p>968</text:p>
          </table:table-cell>
          <table:table-cell office:value-type="string">
            <text:p>SDSS J125927.81+242739.2</text:p>
          </table:table-cell>
          <table:table-cell office:value-type="float" office:value="194.8659">
            <text:p>194.8659</text:p>
          </table:table-cell>
          <table:table-cell office:value-type="float" office:value="24.46089">
            <text:p>24.460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366">
            <text:p>9.366</text:p>
          </table:table-cell>
          <table:table-cell table:formula="of:=ROUND([.J8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3">
            <text:p>993</text:p>
          </table:table-cell>
          <table:table-cell office:value-type="string">
            <text:p>SDSS J125901.02+243633.8</text:p>
          </table:table-cell>
          <table:table-cell office:value-type="float" office:value="194.75428">
            <text:p>194.75428</text:p>
          </table:table-cell>
          <table:table-cell office:value-type="float" office:value="24.6094">
            <text:p>24.6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491">
            <text:p>9.491</text:p>
          </table:table-cell>
          <table:table-cell table:formula="of:=ROUND([.J8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SDSS J125825.23+242031.4</text:p>
          </table:table-cell>
          <table:table-cell office:value-type="float" office:value="194.60516">
            <text:p>194.60516</text:p>
          </table:table-cell>
          <table:table-cell office:value-type="float" office:value="24.34206">
            <text:p>24.34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8.638">
            <text:p>8.638</text:p>
          </table:table-cell>
          <table:table-cell table:formula="of:=ROUND([.J8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SDSS J125819.82+243350.5</text:p>
          </table:table-cell>
          <table:table-cell office:value-type="float" office:value="194.58262">
            <text:p>194.58262</text:p>
          </table:table-cell>
          <table:table-cell office:value-type="float" office:value="24.56406">
            <text:p>24.56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8.693">
            <text:p>8.693</text:p>
          </table:table-cell>
          <table:table-cell table:formula="of:=ROUND([.J8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7">
            <text:p>967</text:p>
          </table:table-cell>
          <table:table-cell office:value-type="string">
            <text:p>SDSS J125815.01+243338.3</text:p>
          </table:table-cell>
          <table:table-cell office:value-type="float" office:value="194.56255">
            <text:p>194.56255</text:p>
          </table:table-cell>
          <table:table-cell office:value-type="float" office:value="24.56066">
            <text:p>24.560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363">
            <text:p>9.363</text:p>
          </table:table-cell>
          <table:table-cell table:formula="of:=ROUND([.J8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SDSS J125839.84+243638.4</text:p>
          </table:table-cell>
          <table:table-cell office:value-type="float" office:value="194.66602">
            <text:p>194.66602</text:p>
          </table:table-cell>
          <table:table-cell office:value-type="float" office:value="24.61068">
            <text:p>24.61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12">
            <text:p>9.12</text:p>
          </table:table-cell>
          <table:table-cell table:formula="of:=ROUND([.J8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7">
            <text:p>817</text:p>
          </table:table-cell>
          <table:table-cell office:value-type="string">
            <text:p>SDSS J125918.26+242302.1</text:p>
          </table:table-cell>
          <table:table-cell office:value-type="float" office:value="194.8261">
            <text:p>194.8261</text:p>
          </table:table-cell>
          <table:table-cell office:value-type="float" office:value="24.38394">
            <text:p>24.383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548">
            <text:p>8.548</text:p>
          </table:table-cell>
          <table:table-cell table:formula="of:=ROUND([.J8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SDSS J125817.81+243418.7</text:p>
          </table:table-cell>
          <table:table-cell office:value-type="float" office:value="194.57424">
            <text:p>194.57424</text:p>
          </table:table-cell>
          <table:table-cell office:value-type="float" office:value="24.57186">
            <text:p>24.571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348">
            <text:p>9.348</text:p>
          </table:table-cell>
          <table:table-cell table:formula="of:=ROUND([.J8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1">
            <text:p>891</text:p>
          </table:table-cell>
          <table:table-cell office:value-type="string">
            <text:p>SDSS J125859.76+241908.6</text:p>
          </table:table-cell>
          <table:table-cell office:value-type="float" office:value="194.74902">
            <text:p>194.74902</text:p>
          </table:table-cell>
          <table:table-cell office:value-type="float" office:value="24.31907">
            <text:p>24.319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017">
            <text:p>9.017</text:p>
          </table:table-cell>
          <table:table-cell table:formula="of:=ROUND([.J8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8">
            <text:p>958</text:p>
          </table:table-cell>
          <table:table-cell office:value-type="string">
            <text:p>SDSS J125859.34+241847.5</text:p>
          </table:table-cell>
          <table:table-cell office:value-type="float" office:value="194.74725">
            <text:p>194.74725</text:p>
          </table:table-cell>
          <table:table-cell office:value-type="float" office:value="24.3132">
            <text:p>24.31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32">
            <text:p>9.32</text:p>
          </table:table-cell>
          <table:table-cell table:formula="of:=ROUND([.J8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SDSS J125813.49+242307.7</text:p>
          </table:table-cell>
          <table:table-cell office:value-type="float" office:value="194.55621">
            <text:p>194.55621</text:p>
          </table:table-cell>
          <table:table-cell office:value-type="float" office:value="24.38549">
            <text:p>24.38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802">
            <text:p>8.802</text:p>
          </table:table-cell>
          <table:table-cell table:formula="of:=ROUND([.J8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SDSS J125831.74+243613.0</text:p>
          </table:table-cell>
          <table:table-cell office:value-type="float" office:value="194.63227">
            <text:p>194.63227</text:p>
          </table:table-cell>
          <table:table-cell office:value-type="float" office:value="24.60362">
            <text:p>24.603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211">
            <text:p>9.211</text:p>
          </table:table-cell>
          <table:table-cell table:formula="of:=ROUND([.J8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5">
            <text:p>945</text:p>
          </table:table-cell>
          <table:table-cell office:value-type="string">
            <text:p>SDSS J125848.57+243654.0</text:p>
          </table:table-cell>
          <table:table-cell office:value-type="float" office:value="194.70239">
            <text:p>194.70239</text:p>
          </table:table-cell>
          <table:table-cell office:value-type="float" office:value="24.61501">
            <text:p>24.61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258">
            <text:p>9.258</text:p>
          </table:table-cell>
          <table:table-cell table:formula="of:=ROUND([.J8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SDSS J125831.35+241859.7</text:p>
          </table:table-cell>
          <table:table-cell office:value-type="float" office:value="194.63064">
            <text:p>194.63064</text:p>
          </table:table-cell>
          <table:table-cell office:value-type="float" office:value="24.3166">
            <text:p>24.3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332">
            <text:p>9.332</text:p>
          </table:table-cell>
          <table:table-cell table:formula="of:=ROUND([.J8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9">
            <text:p>969</text:p>
          </table:table-cell>
          <table:table-cell office:value-type="string">
            <text:p>SDSS J125919.98+242208.9</text:p>
          </table:table-cell>
          <table:table-cell office:value-type="float" office:value="194.83327">
            <text:p>194.83327</text:p>
          </table:table-cell>
          <table:table-cell office:value-type="float" office:value="24.36916">
            <text:p>24.369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372">
            <text:p>9.372</text:p>
          </table:table-cell>
          <table:table-cell table:formula="of:=ROUND([.J8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1">
            <text:p>831</text:p>
          </table:table-cell>
          <table:table-cell office:value-type="string">
            <text:p>SDSS J125809.34+242910.6</text:p>
          </table:table-cell>
          <table:table-cell office:value-type="float" office:value="194.53892">
            <text:p>194.53892</text:p>
          </table:table-cell>
          <table:table-cell office:value-type="float" office:value="24.4863">
            <text:p>24.4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627">
            <text:p>8.627</text:p>
          </table:table-cell>
          <table:table-cell table:formula="of:=ROUND([.J8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9">
            <text:p>849</text:p>
          </table:table-cell>
          <table:table-cell office:value-type="string">
            <text:p>SDSS J125859.57+241925.6</text:p>
          </table:table-cell>
          <table:table-cell office:value-type="float" office:value="194.74824">
            <text:p>194.74824</text:p>
          </table:table-cell>
          <table:table-cell office:value-type="float" office:value="24.32378">
            <text:p>24.323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736">
            <text:p>8.736</text:p>
          </table:table-cell>
          <table:table-cell table:formula="of:=ROUND([.J8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7">
            <text:p>877</text:p>
          </table:table-cell>
          <table:table-cell office:value-type="string">
            <text:p>SDSS J125925.94+242758.3</text:p>
          </table:table-cell>
          <table:table-cell office:value-type="float" office:value="194.85811">
            <text:p>194.85811</text:p>
          </table:table-cell>
          <table:table-cell office:value-type="float" office:value="24.4662">
            <text:p>24.4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946">
            <text:p>8.946</text:p>
          </table:table-cell>
          <table:table-cell table:formula="of:=ROUND([.J8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SDSS J125904.69+241937.1</text:p>
          </table:table-cell>
          <table:table-cell office:value-type="float" office:value="194.76957">
            <text:p>194.76957</text:p>
          </table:table-cell>
          <table:table-cell office:value-type="float" office:value="24.32697">
            <text:p>24.326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023">
            <text:p>9.023</text:p>
          </table:table-cell>
          <table:table-cell table:formula="of:=ROUND([.J8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SDSS J125839.69+243602.7</text:p>
          </table:table-cell>
          <table:table-cell office:value-type="float" office:value="194.66539">
            <text:p>194.66539</text:p>
          </table:table-cell>
          <table:table-cell office:value-type="float" office:value="24.60076">
            <text:p>24.600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541">
            <text:p>8.541</text:p>
          </table:table-cell>
          <table:table-cell table:formula="of:=ROUND([.J8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SDSS J125915.00+242117.0</text:p>
          </table:table-cell>
          <table:table-cell office:value-type="float" office:value="194.81252">
            <text:p>194.81252</text:p>
          </table:table-cell>
          <table:table-cell office:value-type="float" office:value="24.35473">
            <text:p>24.35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067">
            <text:p>9.067</text:p>
          </table:table-cell>
          <table:table-cell table:formula="of:=ROUND([.J8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SDSS J125836.60+243626.0</text:p>
          </table:table-cell>
          <table:table-cell office:value-type="float" office:value="194.65253">
            <text:p>194.65253</text:p>
          </table:table-cell>
          <table:table-cell office:value-type="float" office:value="24.60725">
            <text:p>24.60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075">
            <text:p>9.075</text:p>
          </table:table-cell>
          <table:table-cell table:formula="of:=ROUND([.J8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SDSS J125813.86+243320.7</text:p>
          </table:table-cell>
          <table:table-cell office:value-type="float" office:value="194.55775">
            <text:p>194.55775</text:p>
          </table:table-cell>
          <table:table-cell office:value-type="float" office:value="24.55575">
            <text:p>24.555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384">
            <text:p>9.384</text:p>
          </table:table-cell>
          <table:table-cell table:formula="of:=ROUND([.J8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SDSS J125926.04+242659.3</text:p>
          </table:table-cell>
          <table:table-cell office:value-type="float" office:value="194.85853">
            <text:p>194.85853</text:p>
          </table:table-cell>
          <table:table-cell office:value-type="float" office:value="24.44983">
            <text:p>24.44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988">
            <text:p>8.988</text:p>
          </table:table-cell>
          <table:table-cell table:formula="of:=ROUND([.J8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SDSS J125923.12+243108.0</text:p>
          </table:table-cell>
          <table:table-cell office:value-type="float" office:value="194.84634">
            <text:p>194.84634</text:p>
          </table:table-cell>
          <table:table-cell office:value-type="float" office:value="24.5189">
            <text:p>24.5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996">
            <text:p>8.996</text:p>
          </table:table-cell>
          <table:table-cell table:formula="of:=ROUND([.J8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7">
            <text:p>987</text:p>
          </table:table-cell>
          <table:table-cell office:value-type="string">
            <text:p>SDSS J125913.89+243448.6</text:p>
          </table:table-cell>
          <table:table-cell office:value-type="float" office:value="194.80789">
            <text:p>194.80789</text:p>
          </table:table-cell>
          <table:table-cell office:value-type="float" office:value="24.58019">
            <text:p>24.580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466">
            <text:p>9.466</text:p>
          </table:table-cell>
          <table:table-cell table:formula="of:=ROUND([.J8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4">
            <text:p>844</text:p>
          </table:table-cell>
          <table:table-cell office:value-type="string">
            <text:p>SDSS J125814.86+242248.3</text:p>
          </table:table-cell>
          <table:table-cell office:value-type="float" office:value="194.56193">
            <text:p>194.56193</text:p>
          </table:table-cell>
          <table:table-cell office:value-type="float" office:value="24.3801">
            <text:p>24.3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711">
            <text:p>8.711</text:p>
          </table:table-cell>
          <table:table-cell table:formula="of:=ROUND([.J8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9">
            <text:p>939</text:p>
          </table:table-cell>
          <table:table-cell office:value-type="string">
            <text:p>SDSS J125838.82+241835.6</text:p>
          </table:table-cell>
          <table:table-cell office:value-type="float" office:value="194.66179">
            <text:p>194.66179</text:p>
          </table:table-cell>
          <table:table-cell office:value-type="float" office:value="24.3099">
            <text:p>24.3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233">
            <text:p>9.233</text:p>
          </table:table-cell>
          <table:table-cell table:formula="of:=ROUND([.J8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SDSS J125806.07+242852.9</text:p>
          </table:table-cell>
          <table:table-cell office:value-type="float" office:value="194.5253">
            <text:p>194.5253</text:p>
          </table:table-cell>
          <table:table-cell office:value-type="float" office:value="24.48137">
            <text:p>24.48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317">
            <text:p>9.317</text:p>
          </table:table-cell>
          <table:table-cell table:formula="of:=ROUND([.J8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SDSS J125849.41+241815.6</text:p>
          </table:table-cell>
          <table:table-cell office:value-type="float" office:value="194.70588">
            <text:p>194.70588</text:p>
          </table:table-cell>
          <table:table-cell office:value-type="float" office:value="24.30436">
            <text:p>24.30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412">
            <text:p>9.412</text:p>
          </table:table-cell>
          <table:table-cell table:formula="of:=ROUND([.J8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SDSS J125845.00+241836.9</text:p>
          </table:table-cell>
          <table:table-cell office:value-type="float" office:value="194.68751">
            <text:p>194.68751</text:p>
          </table:table-cell>
          <table:table-cell office:value-type="float" office:value="24.31027">
            <text:p>24.310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045">
            <text:p>9.045</text:p>
          </table:table-cell>
          <table:table-cell table:formula="of:=ROUND([.J8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SDSS J125917.04+242129.9</text:p>
          </table:table-cell>
          <table:table-cell office:value-type="float" office:value="194.82101">
            <text:p>194.82101</text:p>
          </table:table-cell>
          <table:table-cell office:value-type="float" office:value="24.35831">
            <text:p>24.358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258">
            <text:p>9.258</text:p>
          </table:table-cell>
          <table:table-cell table:formula="of:=ROUND([.J8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9">
            <text:p>949</text:p>
          </table:table-cell>
          <table:table-cell office:value-type="string">
            <text:p>SDSS J125807.51+242504.7</text:p>
          </table:table-cell>
          <table:table-cell office:value-type="float" office:value="194.53133">
            <text:p>194.53133</text:p>
          </table:table-cell>
          <table:table-cell office:value-type="float" office:value="24.418">
            <text:p>24.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272">
            <text:p>9.272</text:p>
          </table:table-cell>
          <table:table-cell table:formula="of:=ROUND([.J8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SDSS J125855.32+243643.2</text:p>
          </table:table-cell>
          <table:table-cell office:value-type="float" office:value="194.73052">
            <text:p>194.73052</text:p>
          </table:table-cell>
          <table:table-cell office:value-type="float" office:value="24.612">
            <text:p>24.6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279">
            <text:p>9.279</text:p>
          </table:table-cell>
          <table:table-cell table:formula="of:=ROUND([.J8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8">
            <text:p>988</text:p>
          </table:table-cell>
          <table:table-cell office:value-type="string">
            <text:p>SDSS J125851.50+241814.8</text:p>
          </table:table-cell>
          <table:table-cell office:value-type="float" office:value="194.71459">
            <text:p>194.71459</text:p>
          </table:table-cell>
          <table:table-cell office:value-type="float" office:value="24.30412">
            <text:p>24.30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47">
            <text:p>9.47</text:p>
          </table:table-cell>
          <table:table-cell table:formula="of:=ROUND([.J8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4">
            <text:p>814</text:p>
          </table:table-cell>
          <table:table-cell office:value-type="string">
            <text:p>SDSS J125903.47+242001.0</text:p>
          </table:table-cell>
          <table:table-cell office:value-type="float" office:value="194.76447">
            <text:p>194.76447</text:p>
          </table:table-cell>
          <table:table-cell office:value-type="float" office:value="24.33364">
            <text:p>24.333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541">
            <text:p>8.541</text:p>
          </table:table-cell>
          <table:table-cell table:formula="of:=ROUND([.J8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6">
            <text:p>816</text:p>
          </table:table-cell>
          <table:table-cell office:value-type="string">
            <text:p>SDSS J125837.19+243555.4</text:p>
          </table:table-cell>
          <table:table-cell office:value-type="float" office:value="194.65499">
            <text:p>194.65499</text:p>
          </table:table-cell>
          <table:table-cell office:value-type="float" office:value="24.59874">
            <text:p>24.598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546">
            <text:p>8.546</text:p>
          </table:table-cell>
          <table:table-cell table:formula="of:=ROUND([.J8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SDSS J125906.93+241945.7</text:p>
          </table:table-cell>
          <table:table-cell office:value-type="float" office:value="194.77888">
            <text:p>194.77888</text:p>
          </table:table-cell>
          <table:table-cell office:value-type="float" office:value="24.32938">
            <text:p>24.329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141">
            <text:p>9.141</text:p>
          </table:table-cell>
          <table:table-cell table:formula="of:=ROUND([.J8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0">
            <text:p>920</text:p>
          </table:table-cell>
          <table:table-cell office:value-type="string">
            <text:p>SDSS J125926.89+242746.8</text:p>
          </table:table-cell>
          <table:table-cell office:value-type="float" office:value="194.86208">
            <text:p>194.86208</text:p>
          </table:table-cell>
          <table:table-cell office:value-type="float" office:value="24.46301">
            <text:p>24.463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158">
            <text:p>9.158</text:p>
          </table:table-cell>
          <table:table-cell table:formula="of:=ROUND([.J8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4">
            <text:p>854</text:p>
          </table:table-cell>
          <table:table-cell office:value-type="string">
            <text:p>SDSS J125809.87+242501.9</text:p>
          </table:table-cell>
          <table:table-cell office:value-type="float" office:value="194.54114">
            <text:p>194.54114</text:p>
          </table:table-cell>
          <table:table-cell office:value-type="float" office:value="24.41721">
            <text:p>24.41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773">
            <text:p>8.773</text:p>
          </table:table-cell>
          <table:table-cell table:formula="of:=ROUND([.J8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SDSS J125846.48+241842.2</text:p>
          </table:table-cell>
          <table:table-cell office:value-type="float" office:value="194.69367">
            <text:p>194.69367</text:p>
          </table:table-cell>
          <table:table-cell office:value-type="float" office:value="24.31173">
            <text:p>24.31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949">
            <text:p>8.949</text:p>
          </table:table-cell>
          <table:table-cell table:formula="of:=ROUND([.J8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2">
            <text:p>892</text:p>
          </table:table-cell>
          <table:table-cell office:value-type="string">
            <text:p>SDSS J125827.61+241944.4</text:p>
          </table:table-cell>
          <table:table-cell office:value-type="float" office:value="194.61506">
            <text:p>194.61506</text:p>
          </table:table-cell>
          <table:table-cell office:value-type="float" office:value="24.32901">
            <text:p>24.329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023">
            <text:p>9.023</text:p>
          </table:table-cell>
          <table:table-cell table:formula="of:=ROUND([.J8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9">
            <text:p>919</text:p>
          </table:table-cell>
          <table:table-cell office:value-type="string">
            <text:p>SDSS J125907.39+241948.4</text:p>
          </table:table-cell>
          <table:table-cell office:value-type="float" office:value="194.78083">
            <text:p>194.78083</text:p>
          </table:table-cell>
          <table:table-cell office:value-type="float" office:value="24.33013">
            <text:p>24.33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157">
            <text:p>9.157</text:p>
          </table:table-cell>
          <table:table-cell table:formula="of:=ROUND([.J8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9">
            <text:p>959</text:p>
          </table:table-cell>
          <table:table-cell office:value-type="string">
            <text:p>SDSS J125927.38+242637.5</text:p>
          </table:table-cell>
          <table:table-cell office:value-type="float" office:value="194.86411">
            <text:p>194.86411</text:p>
          </table:table-cell>
          <table:table-cell office:value-type="float" office:value="24.44377">
            <text:p>24.443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325">
            <text:p>9.325</text:p>
          </table:table-cell>
          <table:table-cell table:formula="of:=ROUND([.J8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3">
            <text:p>983</text:p>
          </table:table-cell>
          <table:table-cell office:value-type="string">
            <text:p>SDSS J125922.49+242255.1</text:p>
          </table:table-cell>
          <table:table-cell office:value-type="float" office:value="194.84373">
            <text:p>194.84373</text:p>
          </table:table-cell>
          <table:table-cell office:value-type="float" office:value="24.38198">
            <text:p>24.381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432">
            <text:p>9.432</text:p>
          </table:table-cell>
          <table:table-cell table:formula="of:=ROUND([.J8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SDSS J125902.03+243525.7</text:p>
          </table:table-cell>
          <table:table-cell office:value-type="float" office:value="194.75847">
            <text:p>194.75847</text:p>
          </table:table-cell>
          <table:table-cell office:value-type="float" office:value="24.59049">
            <text:p>24.59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526">
            <text:p>8.526</text:p>
          </table:table-cell>
          <table:table-cell table:formula="of:=ROUND([.J8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3">
            <text:p>873</text:p>
          </table:table-cell>
          <table:table-cell office:value-type="string">
            <text:p>SDSS J125900.60+241919.1</text:p>
          </table:table-cell>
          <table:table-cell office:value-type="float" office:value="194.7525">
            <text:p>194.7525</text:p>
          </table:table-cell>
          <table:table-cell office:value-type="float" office:value="24.32197">
            <text:p>24.321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919">
            <text:p>8.919</text:p>
          </table:table-cell>
          <table:table-cell table:formula="of:=ROUND([.J8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SDSS J125834.37+241852.9</text:p>
          </table:table-cell>
          <table:table-cell office:value-type="float" office:value="194.64323">
            <text:p>194.64323</text:p>
          </table:table-cell>
          <table:table-cell office:value-type="float" office:value="24.3147">
            <text:p>24.3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206">
            <text:p>9.206</text:p>
          </table:table-cell>
          <table:table-cell table:formula="of:=ROUND([.J8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SDSS J125814.33+242148.7</text:p>
          </table:table-cell>
          <table:table-cell office:value-type="float" office:value="194.55974">
            <text:p>194.55974</text:p>
          </table:table-cell>
          <table:table-cell office:value-type="float" office:value="24.36355">
            <text:p>24.363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394">
            <text:p>9.394</text:p>
          </table:table-cell>
          <table:table-cell table:formula="of:=ROUND([.J8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SDSS J125810.51+242953.5</text:p>
          </table:table-cell>
          <table:table-cell office:value-type="float" office:value="194.54382">
            <text:p>194.54382</text:p>
          </table:table-cell>
          <table:table-cell office:value-type="float" office:value="24.49821">
            <text:p>24.498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523">
            <text:p>8.523</text:p>
          </table:table-cell>
          <table:table-cell table:formula="of:=ROUND([.J8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26">
            <text:p>826</text:p>
          </table:table-cell>
          <table:table-cell office:value-type="string">
            <text:p>SDSS J125903.88+241959.3</text:p>
          </table:table-cell>
          <table:table-cell office:value-type="float" office:value="194.7662">
            <text:p>194.7662</text:p>
          </table:table-cell>
          <table:table-cell office:value-type="float" office:value="24.33314">
            <text:p>24.33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61">
            <text:p>8.61</text:p>
          </table:table-cell>
          <table:table-cell table:formula="of:=ROUND([.J8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8">
            <text:p>928</text:p>
          </table:table-cell>
          <table:table-cell office:value-type="string">
            <text:p>SDSS J125837.33+241842.0</text:p>
          </table:table-cell>
          <table:table-cell office:value-type="float" office:value="194.65555">
            <text:p>194.65555</text:p>
          </table:table-cell>
          <table:table-cell office:value-type="float" office:value="24.31168">
            <text:p>24.311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201">
            <text:p>9.201</text:p>
          </table:table-cell>
          <table:table-cell table:formula="of:=ROUND([.J8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1">
            <text:p>981</text:p>
          </table:table-cell>
          <table:table-cell office:value-type="string">
            <text:p>SDSS J125910.48+243521.5</text:p>
          </table:table-cell>
          <table:table-cell office:value-type="float" office:value="194.79367">
            <text:p>194.79367</text:p>
          </table:table-cell>
          <table:table-cell office:value-type="float" office:value="24.58932">
            <text:p>24.589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42">
            <text:p>9.42</text:p>
          </table:table-cell>
          <table:table-cell table:formula="of:=ROUND([.J8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SDSS J125834.69+241834.0</text:p>
          </table:table-cell>
          <table:table-cell office:value-type="float" office:value="194.64456">
            <text:p>194.64456</text:p>
          </table:table-cell>
          <table:table-cell office:value-type="float" office:value="24.30946">
            <text:p>24.30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485">
            <text:p>9.485</text:p>
          </table:table-cell>
          <table:table-cell table:formula="of:=ROUND([.J8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SDSS J125812.80+243148.0</text:p>
          </table:table-cell>
          <table:table-cell office:value-type="float" office:value="194.55337">
            <text:p>194.55337</text:p>
          </table:table-cell>
          <table:table-cell office:value-type="float" office:value="24.53">
            <text:p>24.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747">
            <text:p>8.747</text:p>
          </table:table-cell>
          <table:table-cell table:formula="of:=ROUND([.J8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6">
            <text:p>866</text:p>
          </table:table-cell>
          <table:table-cell office:value-type="string">
            <text:p>SDSS J125815.75+243305.6</text:p>
          </table:table-cell>
          <table:table-cell office:value-type="float" office:value="194.56566">
            <text:p>194.56566</text:p>
          </table:table-cell>
          <table:table-cell office:value-type="float" office:value="24.55157">
            <text:p>24.55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889">
            <text:p>8.889</text:p>
          </table:table-cell>
          <table:table-cell table:formula="of:=ROUND([.J8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SDSS J125845.99+241844.5</text:p>
          </table:table-cell>
          <table:table-cell office:value-type="float" office:value="194.69164">
            <text:p>194.69164</text:p>
          </table:table-cell>
          <table:table-cell office:value-type="float" office:value="24.31236">
            <text:p>24.31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912">
            <text:p>8.912</text:p>
          </table:table-cell>
          <table:table-cell table:formula="of:=ROUND([.J8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SDSS J125914.91+243402.9</text:p>
          </table:table-cell>
          <table:table-cell office:value-type="float" office:value="194.81215">
            <text:p>194.81215</text:p>
          </table:table-cell>
          <table:table-cell office:value-type="float" office:value="24.56748">
            <text:p>24.56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067">
            <text:p>9.067</text:p>
          </table:table-cell>
          <table:table-cell table:formula="of:=ROUND([.J8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SDSS J125806.62+242647.9</text:p>
          </table:table-cell>
          <table:table-cell office:value-type="float" office:value="194.52762">
            <text:p>194.52762</text:p>
          </table:table-cell>
          <table:table-cell office:value-type="float" office:value="24.44664">
            <text:p>24.44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15">
            <text:p>9.15</text:p>
          </table:table-cell>
          <table:table-cell table:formula="of:=ROUND([.J8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SDSS J125821.17+242028.2</text:p>
          </table:table-cell>
          <table:table-cell office:value-type="float" office:value="194.58823">
            <text:p>194.58823</text:p>
          </table:table-cell>
          <table:table-cell office:value-type="float" office:value="24.34119">
            <text:p>24.34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233">
            <text:p>9.233</text:p>
          </table:table-cell>
          <table:table-cell table:formula="of:=ROUND([.J8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2">
            <text:p>942</text:p>
          </table:table-cell>
          <table:table-cell office:value-type="string">
            <text:p>SDSS J125815.90+243342.7</text:p>
          </table:table-cell>
          <table:table-cell office:value-type="float" office:value="194.56628">
            <text:p>194.56628</text:p>
          </table:table-cell>
          <table:table-cell office:value-type="float" office:value="24.56188">
            <text:p>24.56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255">
            <text:p>9.255</text:p>
          </table:table-cell>
          <table:table-cell table:formula="of:=ROUND([.J8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6">
            <text:p>836</text:p>
          </table:table-cell>
          <table:table-cell office:value-type="string">
            <text:p>SDSS J125916.25+242212.3</text:p>
          </table:table-cell>
          <table:table-cell office:value-type="float" office:value="194.81774">
            <text:p>194.81774</text:p>
          </table:table-cell>
          <table:table-cell office:value-type="float" office:value="24.37009">
            <text:p>24.370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664">
            <text:p>8.664</text:p>
          </table:table-cell>
          <table:table-cell table:formula="of:=ROUND([.J8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9">
            <text:p>839</text:p>
          </table:table-cell>
          <table:table-cell office:value-type="string">
            <text:p>SDSS J125916.97+243256.0</text:p>
          </table:table-cell>
          <table:table-cell office:value-type="float" office:value="194.82073">
            <text:p>194.82073</text:p>
          </table:table-cell>
          <table:table-cell office:value-type="float" office:value="24.54891">
            <text:p>24.54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686">
            <text:p>8.686</text:p>
          </table:table-cell>
          <table:table-cell table:formula="of:=ROUND([.J8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7">
            <text:p>847</text:p>
          </table:table-cell>
          <table:table-cell office:value-type="string">
            <text:p>SDSS J125849.30+243621.7</text:p>
          </table:table-cell>
          <table:table-cell office:value-type="float" office:value="194.70543">
            <text:p>194.70543</text:p>
          </table:table-cell>
          <table:table-cell office:value-type="float" office:value="24.60604">
            <text:p>24.606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3">
            <text:p>8.73</text:p>
          </table:table-cell>
          <table:table-cell table:formula="of:=ROUND([.J8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SDSS J125921.37+242349.5</text:p>
          </table:table-cell>
          <table:table-cell office:value-type="float" office:value="194.83907">
            <text:p>194.83907</text:p>
          </table:table-cell>
          <table:table-cell office:value-type="float" office:value="24.3971">
            <text:p>24.3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8">
            <text:p>8.78</text:p>
          </table:table-cell>
          <table:table-cell table:formula="of:=ROUND([.J8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9">
            <text:p>869</text:p>
          </table:table-cell>
          <table:table-cell office:value-type="string">
            <text:p>SDSS J125836.77+243616.7</text:p>
          </table:table-cell>
          <table:table-cell office:value-type="float" office:value="194.65322">
            <text:p>194.65322</text:p>
          </table:table-cell>
          <table:table-cell office:value-type="float" office:value="24.60465">
            <text:p>24.604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914">
            <text:p>8.914</text:p>
          </table:table-cell>
          <table:table-cell table:formula="of:=ROUND([.J8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SDSS J125926.41+242517.9</text:p>
          </table:table-cell>
          <table:table-cell office:value-type="float" office:value="194.86007">
            <text:p>194.86007</text:p>
          </table:table-cell>
          <table:table-cell office:value-type="float" office:value="24.42166">
            <text:p>24.42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349">
            <text:p>9.349</text:p>
          </table:table-cell>
          <table:table-cell table:formula="of:=ROUND([.J8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SDSS J125824.20+243428.8</text:p>
          </table:table-cell>
          <table:table-cell office:value-type="float" office:value="194.60085">
            <text:p>194.60085</text:p>
          </table:table-cell>
          <table:table-cell office:value-type="float" office:value="24.57469">
            <text:p>24.57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527">
            <text:p>8.527</text:p>
          </table:table-cell>
          <table:table-cell table:formula="of:=ROUND([.J8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SDSS J125828.62+242004.3</text:p>
          </table:table-cell>
          <table:table-cell office:value-type="float" office:value="194.61926">
            <text:p>194.61926</text:p>
          </table:table-cell>
          <table:table-cell office:value-type="float" office:value="24.33455">
            <text:p>24.334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621">
            <text:p>8.621</text:p>
          </table:table-cell>
          <table:table-cell table:formula="of:=ROUND([.J8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SDSS J125848.54+241858.7</text:p>
          </table:table-cell>
          <table:table-cell office:value-type="float" office:value="194.70226">
            <text:p>194.70226</text:p>
          </table:table-cell>
          <table:table-cell office:value-type="float" office:value="24.31632">
            <text:p>24.316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684">
            <text:p>8.684</text:p>
          </table:table-cell>
          <table:table-cell table:formula="of:=ROUND([.J8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5">
            <text:p>845</text:p>
          </table:table-cell>
          <table:table-cell office:value-type="string">
            <text:p>SDSS J125924.81+242830.5</text:p>
          </table:table-cell>
          <table:table-cell office:value-type="float" office:value="194.85341">
            <text:p>194.85341</text:p>
          </table:table-cell>
          <table:table-cell office:value-type="float" office:value="24.47514">
            <text:p>24.475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725">
            <text:p>8.725</text:p>
          </table:table-cell>
          <table:table-cell table:formula="of:=ROUND([.J8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SDSS J125902.18+243546.0</text:p>
          </table:table-cell>
          <table:table-cell office:value-type="float" office:value="194.75911">
            <text:p>194.75911</text:p>
          </table:table-cell>
          <table:table-cell office:value-type="float" office:value="24.59613">
            <text:p>24.59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5">
            <text:p>8.85</text:p>
          </table:table-cell>
          <table:table-cell table:formula="of:=ROUND([.J8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SDSS J125909.46+242001.4</text:p>
          </table:table-cell>
          <table:table-cell office:value-type="float" office:value="194.78944">
            <text:p>194.78944</text:p>
          </table:table-cell>
          <table:table-cell office:value-type="float" office:value="24.33373">
            <text:p>24.333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229">
            <text:p>9.229</text:p>
          </table:table-cell>
          <table:table-cell table:formula="of:=ROUND([.J8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SDSS J125854.86+243646.4</text:p>
          </table:table-cell>
          <table:table-cell office:value-type="float" office:value="194.7286">
            <text:p>194.7286</text:p>
          </table:table-cell>
          <table:table-cell office:value-type="float" office:value="24.61291">
            <text:p>24.61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311">
            <text:p>9.311</text:p>
          </table:table-cell>
          <table:table-cell table:formula="of:=ROUND([.J8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SDSS J125927.06+242929.2</text:p>
          </table:table-cell>
          <table:table-cell office:value-type="float" office:value="194.86275">
            <text:p>194.86275</text:p>
          </table:table-cell>
          <table:table-cell office:value-type="float" office:value="24.49146">
            <text:p>24.491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374">
            <text:p>9.374</text:p>
          </table:table-cell>
          <table:table-cell table:formula="of:=ROUND([.J8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SDSS J125911.39+242007.0</text:p>
          </table:table-cell>
          <table:table-cell office:value-type="float" office:value="194.7975">
            <text:p>194.7975</text:p>
          </table:table-cell>
          <table:table-cell office:value-type="float" office:value="24.33528">
            <text:p>24.33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08">
            <text:p>9.408</text:p>
          </table:table-cell>
          <table:table-cell table:formula="of:=ROUND([.J8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5">
            <text:p>985</text:p>
          </table:table-cell>
          <table:table-cell office:value-type="string">
            <text:p>SDSS J125914.52+242039.1</text:p>
          </table:table-cell>
          <table:table-cell office:value-type="float" office:value="194.81053">
            <text:p>194.81053</text:p>
          </table:table-cell>
          <table:table-cell office:value-type="float" office:value="24.34422">
            <text:p>24.344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447">
            <text:p>9.447</text:p>
          </table:table-cell>
          <table:table-cell table:formula="of:=ROUND([.J89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SDSS J125838.40+243605.6</text:p>
          </table:table-cell>
          <table:table-cell office:value-type="float" office:value="194.66004">
            <text:p>194.66004</text:p>
          </table:table-cell>
          <table:table-cell office:value-type="float" office:value="24.60157">
            <text:p>24.60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47">
            <text:p>8.647</text:p>
          </table:table-cell>
          <table:table-cell table:formula="of:=ROUND([.J90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2">
            <text:p>842</text:p>
          </table:table-cell>
          <table:table-cell office:value-type="string">
            <text:p>SDSS J125904.31+241956.4</text:p>
          </table:table-cell>
          <table:table-cell office:value-type="float" office:value="194.76798">
            <text:p>194.76798</text:p>
          </table:table-cell>
          <table:table-cell office:value-type="float" office:value="24.33235">
            <text:p>24.33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96">
            <text:p>8.696</text:p>
          </table:table-cell>
          <table:table-cell table:formula="of:=ROUND([.J9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SDSS J125924.36+242553.5</text:p>
          </table:table-cell>
          <table:table-cell office:value-type="float" office:value="194.85151">
            <text:p>194.85151</text:p>
          </table:table-cell>
          <table:table-cell office:value-type="float" office:value="24.43154">
            <text:p>24.43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759">
            <text:p>8.759</text:p>
          </table:table-cell>
          <table:table-cell table:formula="of:=ROUND([.J9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SDSS J125843.26+241850.8</text:p>
          </table:table-cell>
          <table:table-cell office:value-type="float" office:value="194.68026">
            <text:p>194.68026</text:p>
          </table:table-cell>
          <table:table-cell office:value-type="float" office:value="24.31412">
            <text:p>24.31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84">
            <text:p>8.84</text:p>
          </table:table-cell>
          <table:table-cell table:formula="of:=ROUND([.J90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2">
            <text:p>872</text:p>
          </table:table-cell>
          <table:table-cell office:value-type="string">
            <text:p>SDSS J125842.64+241846.8</text:p>
          </table:table-cell>
          <table:table-cell office:value-type="float" office:value="194.67768">
            <text:p>194.67768</text:p>
          </table:table-cell>
          <table:table-cell office:value-type="float" office:value="24.31302">
            <text:p>24.31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19">
            <text:p>8.919</text:p>
          </table:table-cell>
          <table:table-cell table:formula="of:=ROUND([.J90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SDSS J125904.27+243542.1</text:p>
          </table:table-cell>
          <table:table-cell office:value-type="float" office:value="194.76783">
            <text:p>194.76783</text:p>
          </table:table-cell>
          <table:table-cell office:value-type="float" office:value="24.59503">
            <text:p>24.59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91">
            <text:p>8.991</text:p>
          </table:table-cell>
          <table:table-cell table:formula="of:=ROUND([.J90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4">
            <text:p>894</text:p>
          </table:table-cell>
          <table:table-cell office:value-type="string">
            <text:p>SDSS J125907.06+241954.4</text:p>
          </table:table-cell>
          <table:table-cell office:value-type="float" office:value="194.77945">
            <text:p>194.77945</text:p>
          </table:table-cell>
          <table:table-cell office:value-type="float" office:value="24.3318">
            <text:p>24.33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032">
            <text:p>9.032</text:p>
          </table:table-cell>
          <table:table-cell table:formula="of:=ROUND([.J90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SDSS J125853.64+241841.4</text:p>
          </table:table-cell>
          <table:table-cell office:value-type="float" office:value="194.72352">
            <text:p>194.72352</text:p>
          </table:table-cell>
          <table:table-cell office:value-type="float" office:value="24.31152">
            <text:p>24.31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102">
            <text:p>9.102</text:p>
          </table:table-cell>
          <table:table-cell table:formula="of:=ROUND([.J9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SDSS J125846.70+241822.3</text:p>
          </table:table-cell>
          <table:table-cell office:value-type="float" office:value="194.69462">
            <text:p>194.69462</text:p>
          </table:table-cell>
          <table:table-cell office:value-type="float" office:value="24.3062">
            <text:p>24.30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281">
            <text:p>9.281</text:p>
          </table:table-cell>
          <table:table-cell table:formula="of:=ROUND([.J9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SDSS J125819.06+243446.8</text:p>
          </table:table-cell>
          <table:table-cell office:value-type="float" office:value="194.57942">
            <text:p>194.57942</text:p>
          </table:table-cell>
          <table:table-cell office:value-type="float" office:value="24.57967">
            <text:p>24.579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498">
            <text:p>9.498</text:p>
          </table:table-cell>
          <table:table-cell table:formula="of:=ROUND([.J90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8">
            <text:p>818</text:p>
          </table:table-cell>
          <table:table-cell office:value-type="string">
            <text:p>SDSS J125922.74+242515.5</text:p>
          </table:table-cell>
          <table:table-cell office:value-type="float" office:value="194.84479">
            <text:p>194.84479</text:p>
          </table:table-cell>
          <table:table-cell office:value-type="float" office:value="24.42097">
            <text:p>24.420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556">
            <text:p>8.556</text:p>
          </table:table-cell>
          <table:table-cell table:formula="of:=ROUND([.J9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8">
            <text:p>848</text:p>
          </table:table-cell>
          <table:table-cell office:value-type="string">
            <text:p>SDSS J125922.44+243049.2</text:p>
          </table:table-cell>
          <table:table-cell office:value-type="float" office:value="194.84352">
            <text:p>194.84352</text:p>
          </table:table-cell>
          <table:table-cell office:value-type="float" office:value="24.51368">
            <text:p>24.51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736">
            <text:p>8.736</text:p>
          </table:table-cell>
          <table:table-cell table:formula="of:=ROUND([.J9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SDSS J125916.28+242155.0</text:p>
          </table:table-cell>
          <table:table-cell office:value-type="float" office:value="194.81784">
            <text:p>194.81784</text:p>
          </table:table-cell>
          <table:table-cell office:value-type="float" office:value="24.3653">
            <text:p>24.3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852">
            <text:p>8.852</text:p>
          </table:table-cell>
          <table:table-cell table:formula="of:=ROUND([.J91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SDSS J125807.82+242849.8</text:p>
          </table:table-cell>
          <table:table-cell office:value-type="float" office:value="194.53261">
            <text:p>194.53261</text:p>
          </table:table-cell>
          <table:table-cell office:value-type="float" office:value="24.48052">
            <text:p>24.480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14">
            <text:p>8.914</text:p>
          </table:table-cell>
          <table:table-cell table:formula="of:=ROUND([.J9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4">
            <text:p>884</text:p>
          </table:table-cell>
          <table:table-cell office:value-type="string">
            <text:p>SDSS J125836.18+243619.3</text:p>
          </table:table-cell>
          <table:table-cell office:value-type="float" office:value="194.65077">
            <text:p>194.65077</text:p>
          </table:table-cell>
          <table:table-cell office:value-type="float" office:value="24.60538">
            <text:p>24.60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91">
            <text:p>8.991</text:p>
          </table:table-cell>
          <table:table-cell table:formula="of:=ROUND([.J9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SDSS J125806.74+242847.6</text:p>
          </table:table-cell>
          <table:table-cell office:value-type="float" office:value="194.52811">
            <text:p>194.52811</text:p>
          </table:table-cell>
          <table:table-cell office:value-type="float" office:value="24.47989">
            <text:p>24.47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53">
            <text:p>9.153</text:p>
          </table:table-cell>
          <table:table-cell table:formula="of:=ROUND([.J9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3">
            <text:p>943</text:p>
          </table:table-cell>
          <table:table-cell office:value-type="string">
            <text:p>SDSS J125810.20+243145.6</text:p>
          </table:table-cell>
          <table:table-cell office:value-type="float" office:value="194.54253">
            <text:p>194.54253</text:p>
          </table:table-cell>
          <table:table-cell office:value-type="float" office:value="24.52934">
            <text:p>24.52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255">
            <text:p>9.255</text:p>
          </table:table-cell>
          <table:table-cell table:formula="of:=ROUND([.J9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4">
            <text:p>994</text:p>
          </table:table-cell>
          <table:table-cell office:value-type="string">
            <text:p>SDSS J125907.79+243550.2</text:p>
          </table:table-cell>
          <table:table-cell office:value-type="float" office:value="194.7825">
            <text:p>194.7825</text:p>
          </table:table-cell>
          <table:table-cell office:value-type="float" office:value="24.5973">
            <text:p>24.59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492">
            <text:p>9.492</text:p>
          </table:table-cell>
          <table:table-cell table:formula="of:=ROUND([.J9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7">
            <text:p>997</text:p>
          </table:table-cell>
          <table:table-cell office:value-type="string">
            <text:p>SDSS J125856.20+241824.3</text:p>
          </table:table-cell>
          <table:table-cell office:value-type="float" office:value="194.7342">
            <text:p>194.7342</text:p>
          </table:table-cell>
          <table:table-cell office:value-type="float" office:value="24.30677">
            <text:p>24.306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499">
            <text:p>9.499</text:p>
          </table:table-cell>
          <table:table-cell table:formula="of:=ROUND([.J9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SDSS J125839.54+241853.0</text:p>
          </table:table-cell>
          <table:table-cell office:value-type="float" office:value="194.66476">
            <text:p>194.66476</text:p>
          </table:table-cell>
          <table:table-cell office:value-type="float" office:value="24.31473">
            <text:p>24.31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18">
            <text:p>8.918</text:p>
          </table:table-cell>
          <table:table-cell table:formula="of:=ROUND([.J9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SDSS J125807.27+242726.7</text:p>
          </table:table-cell>
          <table:table-cell office:value-type="float" office:value="194.5303">
            <text:p>194.5303</text:p>
          </table:table-cell>
          <table:table-cell office:value-type="float" office:value="24.45743">
            <text:p>24.45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65">
            <text:p>8.965</text:p>
          </table:table-cell>
          <table:table-cell table:formula="of:=ROUND([.J9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DSS J125807.69+242926.1</text:p>
          </table:table-cell>
          <table:table-cell office:value-type="float" office:value="194.53205">
            <text:p>194.53205</text:p>
          </table:table-cell>
          <table:table-cell office:value-type="float" office:value="24.49061">
            <text:p>24.49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044">
            <text:p>9.044</text:p>
          </table:table-cell>
          <table:table-cell table:formula="of:=ROUND([.J9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SDSS J125835.56+241846.7</text:p>
          </table:table-cell>
          <table:table-cell office:value-type="float" office:value="194.64821">
            <text:p>194.64821</text:p>
          </table:table-cell>
          <table:table-cell office:value-type="float" office:value="24.31298">
            <text:p>24.312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227">
            <text:p>9.227</text:p>
          </table:table-cell>
          <table:table-cell table:formula="of:=ROUND([.J9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SDSS J125841.68+241829.5</text:p>
          </table:table-cell>
          <table:table-cell office:value-type="float" office:value="194.6737">
            <text:p>194.6737</text:p>
          </table:table-cell>
          <table:table-cell office:value-type="float" office:value="24.3082">
            <text:p>24.30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231">
            <text:p>9.231</text:p>
          </table:table-cell>
          <table:table-cell table:formula="of:=ROUND([.J9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SDSS J125918.14+243346.3</text:p>
          </table:table-cell>
          <table:table-cell office:value-type="float" office:value="194.82559">
            <text:p>194.82559</text:p>
          </table:table-cell>
          <table:table-cell office:value-type="float" office:value="24.56287">
            <text:p>24.56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19">
            <text:p>9.419</text:p>
          </table:table-cell>
          <table:table-cell table:formula="of:=ROUND([.J9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SDSS J125853.50+243605.4</text:p>
          </table:table-cell>
          <table:table-cell office:value-type="float" office:value="194.72294">
            <text:p>194.72294</text:p>
          </table:table-cell>
          <table:table-cell office:value-type="float" office:value="24.60152">
            <text:p>24.601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58">
            <text:p>8.58</text:p>
          </table:table-cell>
          <table:table-cell table:formula="of:=ROUND([.J9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SDSS J125918.99+243206.8</text:p>
          </table:table-cell>
          <table:table-cell office:value-type="float" office:value="194.82916">
            <text:p>194.82916</text:p>
          </table:table-cell>
          <table:table-cell office:value-type="float" office:value="24.53524">
            <text:p>24.53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604">
            <text:p>8.604</text:p>
          </table:table-cell>
          <table:table-cell table:formula="of:=ROUND([.J9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SDSS J125847.43+241849.2</text:p>
          </table:table-cell>
          <table:table-cell office:value-type="float" office:value="194.69765">
            <text:p>194.69765</text:p>
          </table:table-cell>
          <table:table-cell office:value-type="float" office:value="24.31369">
            <text:p>24.31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833">
            <text:p>8.833</text:p>
          </table:table-cell>
          <table:table-cell table:formula="of:=ROUND([.J9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2">
            <text:p>922</text:p>
          </table:table-cell>
          <table:table-cell office:value-type="string">
            <text:p>SDSS J125856.24+241845.1</text:p>
          </table:table-cell>
          <table:table-cell office:value-type="float" office:value="194.73435">
            <text:p>194.73435</text:p>
          </table:table-cell>
          <table:table-cell office:value-type="float" office:value="24.31254">
            <text:p>24.312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164">
            <text:p>9.164</text:p>
          </table:table-cell>
          <table:table-cell table:formula="of:=ROUND([.J9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3">
            <text:p>953</text:p>
          </table:table-cell>
          <table:table-cell office:value-type="string">
            <text:p>SDSS J125836.91+243641.1</text:p>
          </table:table-cell>
          <table:table-cell office:value-type="float" office:value="194.65383">
            <text:p>194.65383</text:p>
          </table:table-cell>
          <table:table-cell office:value-type="float" office:value="24.61144">
            <text:p>24.61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301">
            <text:p>9.301</text:p>
          </table:table-cell>
          <table:table-cell table:formula="of:=ROUND([.J9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6">
            <text:p>986</text:p>
          </table:table-cell>
          <table:table-cell office:value-type="string">
            <text:p>SDSS J125852.91+241818.1</text:p>
          </table:table-cell>
          <table:table-cell office:value-type="float" office:value="194.72046">
            <text:p>194.72046</text:p>
          </table:table-cell>
          <table:table-cell office:value-type="float" office:value="24.30503">
            <text:p>24.30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459">
            <text:p>9.459</text:p>
          </table:table-cell>
          <table:table-cell table:formula="of:=ROUND([.J9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SDSS J125921.35+243058.4</text:p>
          </table:table-cell>
          <table:table-cell office:value-type="float" office:value="194.83898">
            <text:p>194.83898</text:p>
          </table:table-cell>
          <table:table-cell office:value-type="float" office:value="24.51625">
            <text:p>24.51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564">
            <text:p>8.564</text:p>
          </table:table-cell>
          <table:table-cell table:formula="of:=ROUND([.J9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SDSS J125849.17+241903.3</text:p>
          </table:table-cell>
          <table:table-cell office:value-type="float" office:value="194.70491">
            <text:p>194.70491</text:p>
          </table:table-cell>
          <table:table-cell office:value-type="float" office:value="24.31761">
            <text:p>24.317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616">
            <text:p>8.616</text:p>
          </table:table-cell>
          <table:table-cell table:formula="of:=ROUND([.J9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35">
            <text:p>835</text:p>
          </table:table-cell>
          <table:table-cell office:value-type="string">
            <text:p>SDSS J125808.70+242812.6</text:p>
          </table:table-cell>
          <table:table-cell office:value-type="float" office:value="194.53627">
            <text:p>194.53627</text:p>
          </table:table-cell>
          <table:table-cell office:value-type="float" office:value="24.47017">
            <text:p>24.47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655">
            <text:p>8.655</text:p>
          </table:table-cell>
          <table:table-cell table:formula="of:=ROUND([.J9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9">
            <text:p>899</text:p>
          </table:table-cell>
          <table:table-cell office:value-type="string">
            <text:p>SDSS J125857.83+243620.8</text:p>
          </table:table-cell>
          <table:table-cell office:value-type="float" office:value="194.74098">
            <text:p>194.74098</text:p>
          </table:table-cell>
          <table:table-cell office:value-type="float" office:value="24.60578">
            <text:p>24.605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058">
            <text:p>9.058</text:p>
          </table:table-cell>
          <table:table-cell table:formula="of:=ROUND([.J9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SDSS J125914.22+242100.0</text:p>
          </table:table-cell>
          <table:table-cell office:value-type="float" office:value="194.80925">
            <text:p>194.80925</text:p>
          </table:table-cell>
          <table:table-cell office:value-type="float" office:value="24.35">
            <text:p>24.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145">
            <text:p>9.145</text:p>
          </table:table-cell>
          <table:table-cell table:formula="of:=ROUND([.J9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SDSS J125916.93+242133.6</text:p>
          </table:table-cell>
          <table:table-cell office:value-type="float" office:value="194.82056">
            <text:p>194.82056</text:p>
          </table:table-cell>
          <table:table-cell office:value-type="float" office:value="24.35935">
            <text:p>24.35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198">
            <text:p>9.198</text:p>
          </table:table-cell>
          <table:table-cell table:formula="of:=ROUND([.J9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SDSS J125831.25+243610.0</text:p>
          </table:table-cell>
          <table:table-cell office:value-type="float" office:value="194.63024">
            <text:p>194.63024</text:p>
          </table:table-cell>
          <table:table-cell office:value-type="float" office:value="24.60278">
            <text:p>24.60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06">
            <text:p>9.206</text:p>
          </table:table-cell>
          <table:table-cell table:formula="of:=ROUND([.J9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SDSS J125855.94+243638.3</text:p>
          </table:table-cell>
          <table:table-cell office:value-type="float" office:value="194.73312">
            <text:p>194.73312</text:p>
          </table:table-cell>
          <table:table-cell office:value-type="float" office:value="24.61065">
            <text:p>24.61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31">
            <text:p>9.231</text:p>
          </table:table-cell>
          <table:table-cell table:formula="of:=ROUND([.J9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4">
            <text:p>944</text:p>
          </table:table-cell>
          <table:table-cell office:value-type="string">
            <text:p>SDSS J125836.14+241842.6</text:p>
          </table:table-cell>
          <table:table-cell office:value-type="float" office:value="194.65062">
            <text:p>194.65062</text:p>
          </table:table-cell>
          <table:table-cell office:value-type="float" office:value="24.31186">
            <text:p>24.311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56">
            <text:p>9.256</text:p>
          </table:table-cell>
          <table:table-cell table:formula="of:=ROUND([.J9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4">
            <text:p>984</text:p>
          </table:table-cell>
          <table:table-cell office:value-type="string">
            <text:p>SDSS J125924.36+242342.8</text:p>
          </table:table-cell>
          <table:table-cell office:value-type="float" office:value="194.85154">
            <text:p>194.85154</text:p>
          </table:table-cell>
          <table:table-cell office:value-type="float" office:value="24.39523">
            <text:p>24.39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444">
            <text:p>9.444</text:p>
          </table:table-cell>
          <table:table-cell table:formula="of:=ROUND([.J9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SDSS J125901.24+243534.6</text:p>
          </table:table-cell>
          <table:table-cell office:value-type="float" office:value="194.75517">
            <text:p>194.75517</text:p>
          </table:table-cell>
          <table:table-cell office:value-type="float" office:value="24.59295">
            <text:p>24.592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59">
            <text:p>8.59</text:p>
          </table:table-cell>
          <table:table-cell table:formula="of:=ROUND([.J9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3">
            <text:p>843</text:p>
          </table:table-cell>
          <table:table-cell office:value-type="string">
            <text:p>SDSS J125828.02+243515.6</text:p>
          </table:table-cell>
          <table:table-cell office:value-type="float" office:value="194.61677">
            <text:p>194.61677</text:p>
          </table:table-cell>
          <table:table-cell office:value-type="float" office:value="24.58769">
            <text:p>24.58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709">
            <text:p>8.709</text:p>
          </table:table-cell>
          <table:table-cell table:formula="of:=ROUND([.J9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8">
            <text:p>868</text:p>
          </table:table-cell>
          <table:table-cell office:value-type="string">
            <text:p>SDSS J125907.99+242010.8</text:p>
          </table:table-cell>
          <table:table-cell office:value-type="float" office:value="194.78329">
            <text:p>194.78329</text:p>
          </table:table-cell>
          <table:table-cell office:value-type="float" office:value="24.33633">
            <text:p>24.33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912">
            <text:p>8.912</text:p>
          </table:table-cell>
          <table:table-cell table:formula="of:=ROUND([.J9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8">
            <text:p>898</text:p>
          </table:table-cell>
          <table:table-cell office:value-type="string">
            <text:p>SDSS J125819.99+242056.2</text:p>
          </table:table-cell>
          <table:table-cell office:value-type="float" office:value="194.58331">
            <text:p>194.58331</text:p>
          </table:table-cell>
          <table:table-cell office:value-type="float" office:value="24.34897">
            <text:p>24.348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052">
            <text:p>9.052</text:p>
          </table:table-cell>
          <table:table-cell table:formula="of:=ROUND([.J9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SDSS J125838.50+241846.0</text:p>
          </table:table-cell>
          <table:table-cell office:value-type="float" office:value="194.66044">
            <text:p>194.66044</text:p>
          </table:table-cell>
          <table:table-cell office:value-type="float" office:value="24.31281">
            <text:p>24.312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077">
            <text:p>9.077</text:p>
          </table:table-cell>
          <table:table-cell table:formula="of:=ROUND([.J9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SDSS J125840.69+241834.8</text:p>
          </table:table-cell>
          <table:table-cell office:value-type="float" office:value="194.66958">
            <text:p>194.66958</text:p>
          </table:table-cell>
          <table:table-cell office:value-type="float" office:value="24.30969">
            <text:p>24.30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173">
            <text:p>9.173</text:p>
          </table:table-cell>
          <table:table-cell table:formula="of:=ROUND([.J9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SDSS J125840.23+241834.7</text:p>
          </table:table-cell>
          <table:table-cell office:value-type="float" office:value="194.66764">
            <text:p>194.66764</text:p>
          </table:table-cell>
          <table:table-cell office:value-type="float" office:value="24.30964">
            <text:p>24.30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192">
            <text:p>9.192</text:p>
          </table:table-cell>
          <table:table-cell table:formula="of:=ROUND([.J9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SDSS J125814.81+243324.4</text:p>
          </table:table-cell>
          <table:table-cell office:value-type="float" office:value="194.56171">
            <text:p>194.56171</text:p>
          </table:table-cell>
          <table:table-cell office:value-type="float" office:value="24.5568">
            <text:p>24.5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253">
            <text:p>9.253</text:p>
          </table:table-cell>
          <table:table-cell table:formula="of:=ROUND([.J9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SDSS J125829.14+241918.2</text:p>
          </table:table-cell>
          <table:table-cell office:value-type="float" office:value="194.62142">
            <text:p>194.62142</text:p>
          </table:table-cell>
          <table:table-cell office:value-type="float" office:value="24.32174">
            <text:p>24.321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253">
            <text:p>9.253</text:p>
          </table:table-cell>
          <table:table-cell table:formula="of:=ROUND([.J9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SDSS J125852.15+243657.2</text:p>
          </table:table-cell>
          <table:table-cell office:value-type="float" office:value="194.7173">
            <text:p>194.7173</text:p>
          </table:table-cell>
          <table:table-cell office:value-type="float" office:value="24.61591">
            <text:p>24.61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385">
            <text:p>9.385</text:p>
          </table:table-cell>
          <table:table-cell table:formula="of:=ROUND([.J9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7">
            <text:p>857</text:p>
          </table:table-cell>
          <table:table-cell office:value-type="string">
            <text:p>SDSS J125924.73+242917.4</text:p>
          </table:table-cell>
          <table:table-cell office:value-type="float" office:value="194.85306">
            <text:p>194.85306</text:p>
          </table:table-cell>
          <table:table-cell office:value-type="float" office:value="24.48819">
            <text:p>24.48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817">
            <text:p>8.817</text:p>
          </table:table-cell>
          <table:table-cell table:formula="of:=ROUND([.J9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SDSS J125913.80+242116.1</text:p>
          </table:table-cell>
          <table:table-cell office:value-type="float" office:value="194.80754">
            <text:p>194.80754</text:p>
          </table:table-cell>
          <table:table-cell office:value-type="float" office:value="24.35448">
            <text:p>24.35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886">
            <text:p>8.886</text:p>
          </table:table-cell>
          <table:table-cell table:formula="of:=ROUND([.J9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SDSS J125806.72+242912.0</text:p>
          </table:table-cell>
          <table:table-cell office:value-type="float" office:value="194.52803">
            <text:p>194.52803</text:p>
          </table:table-cell>
          <table:table-cell office:value-type="float" office:value="24.48669">
            <text:p>24.486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217">
            <text:p>9.217</text:p>
          </table:table-cell>
          <table:table-cell table:formula="of:=ROUND([.J9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SDSS J125810.86+242303.3</text:p>
          </table:table-cell>
          <table:table-cell office:value-type="float" office:value="194.54526">
            <text:p>194.54526</text:p>
          </table:table-cell>
          <table:table-cell office:value-type="float" office:value="24.38426">
            <text:p>24.38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356">
            <text:p>9.356</text:p>
          </table:table-cell>
          <table:table-cell table:formula="of:=ROUND([.J9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SDSS J125856.33+243647.7</text:p>
          </table:table-cell>
          <table:table-cell office:value-type="float" office:value="194.73473">
            <text:p>194.73473</text:p>
          </table:table-cell>
          <table:table-cell office:value-type="float" office:value="24.61325">
            <text:p>24.61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403">
            <text:p>9.403</text:p>
          </table:table-cell>
          <table:table-cell table:formula="of:=ROUND([.J9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9">
            <text:p>879</text:p>
          </table:table-cell>
          <table:table-cell office:value-type="string">
            <text:p>SDSS J125807.45+242822.5</text:p>
          </table:table-cell>
          <table:table-cell office:value-type="float" office:value="194.53108">
            <text:p>194.53108</text:p>
          </table:table-cell>
          <table:table-cell office:value-type="float" office:value="24.47294">
            <text:p>24.47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95">
            <text:p>8.95</text:p>
          </table:table-cell>
          <table:table-cell table:formula="of:=ROUND([.J9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SDSS J125909.07+242007.8</text:p>
          </table:table-cell>
          <table:table-cell office:value-type="float" office:value="194.78781">
            <text:p>194.78781</text:p>
          </table:table-cell>
          <table:table-cell office:value-type="float" office:value="24.33551">
            <text:p>24.33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09">
            <text:p>9.09</text:p>
          </table:table-cell>
          <table:table-cell table:formula="of:=ROUND([.J9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8">
            <text:p>918</text:p>
          </table:table-cell>
          <table:table-cell office:value-type="string">
            <text:p>SDSS J125806.98+242608.1</text:p>
          </table:table-cell>
          <table:table-cell office:value-type="float" office:value="194.52909">
            <text:p>194.52909</text:p>
          </table:table-cell>
          <table:table-cell office:value-type="float" office:value="24.4356">
            <text:p>24.4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157">
            <text:p>9.157</text:p>
          </table:table-cell>
          <table:table-cell table:formula="of:=ROUND([.J9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SDSS J125923.89+242343.4</text:p>
          </table:table-cell>
          <table:table-cell office:value-type="float" office:value="194.84958">
            <text:p>194.84958</text:p>
          </table:table-cell>
          <table:table-cell office:value-type="float" office:value="24.39539">
            <text:p>24.395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343">
            <text:p>9.343</text:p>
          </table:table-cell>
          <table:table-cell table:formula="of:=ROUND([.J9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SDSS J125915.03+243428.0</text:p>
          </table:table-cell>
          <table:table-cell office:value-type="float" office:value="194.81263">
            <text:p>194.81263</text:p>
          </table:table-cell>
          <table:table-cell office:value-type="float" office:value="24.57446">
            <text:p>24.57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385">
            <text:p>9.385</text:p>
          </table:table-cell>
          <table:table-cell table:formula="of:=ROUND([.J9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82">
            <text:p>982</text:p>
          </table:table-cell>
          <table:table-cell office:value-type="string">
            <text:p>SDSS J125820.25+242023.5</text:p>
          </table:table-cell>
          <table:table-cell office:value-type="float" office:value="194.58441">
            <text:p>194.58441</text:p>
          </table:table-cell>
          <table:table-cell office:value-type="float" office:value="24.33988">
            <text:p>24.33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426">
            <text:p>9.426</text:p>
          </table:table-cell>
          <table:table-cell table:formula="of:=ROUND([.J9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29">
            <text:p>829</text:p>
          </table:table-cell>
          <table:table-cell office:value-type="string">
            <text:p>SDSS J125823.18+242053.6</text:p>
          </table:table-cell>
          <table:table-cell office:value-type="float" office:value="194.59658">
            <text:p>194.59658</text:p>
          </table:table-cell>
          <table:table-cell office:value-type="float" office:value="24.34825">
            <text:p>24.34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617">
            <text:p>8.617</text:p>
          </table:table-cell>
          <table:table-cell table:formula="of:=ROUND([.J9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SDSS J125830.69+243543.4</text:p>
          </table:table-cell>
          <table:table-cell office:value-type="float" office:value="194.6279">
            <text:p>194.6279</text:p>
          </table:table-cell>
          <table:table-cell office:value-type="float" office:value="24.59541">
            <text:p>24.59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85">
            <text:p>8.85</text:p>
          </table:table-cell>
          <table:table-cell table:formula="of:=ROUND([.J9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SDSS J125821.19+243428.2</text:p>
          </table:table-cell>
          <table:table-cell office:value-type="float" office:value="194.58832">
            <text:p>194.58832</text:p>
          </table:table-cell>
          <table:table-cell office:value-type="float" office:value="24.57452">
            <text:p>24.574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946">
            <text:p>8.946</text:p>
          </table:table-cell>
          <table:table-cell table:formula="of:=ROUND([.J9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7">
            <text:p>887</text:p>
          </table:table-cell>
          <table:table-cell office:value-type="string">
            <text:p>SDSS J125908.74+242010.9</text:p>
          </table:table-cell>
          <table:table-cell office:value-type="float" office:value="194.78643">
            <text:p>194.78643</text:p>
          </table:table-cell>
          <table:table-cell office:value-type="float" office:value="24.33638">
            <text:p>24.33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004">
            <text:p>9.004</text:p>
          </table:table-cell>
          <table:table-cell table:formula="of:=ROUND([.J9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SDSS J125840.05+241842.4</text:p>
          </table:table-cell>
          <table:table-cell office:value-type="float" office:value="194.66689">
            <text:p>194.66689</text:p>
          </table:table-cell>
          <table:table-cell office:value-type="float" office:value="24.31178">
            <text:p>24.31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072">
            <text:p>9.072</text:p>
          </table:table-cell>
          <table:table-cell table:formula="of:=ROUND([.J9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SDSS J125914.44+242107.2</text:p>
          </table:table-cell>
          <table:table-cell office:value-type="float" office:value="194.8102">
            <text:p>194.8102</text:p>
          </table:table-cell>
          <table:table-cell office:value-type="float" office:value="24.352">
            <text:p>24.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094">
            <text:p>9.094</text:p>
          </table:table-cell>
          <table:table-cell table:formula="of:=ROUND([.J9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SDSS J125845.97+243646.4</text:p>
          </table:table-cell>
          <table:table-cell office:value-type="float" office:value="194.69158">
            <text:p>194.69158</text:p>
          </table:table-cell>
          <table:table-cell office:value-type="float" office:value="24.61291">
            <text:p>24.61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123">
            <text:p>9.123</text:p>
          </table:table-cell>
          <table:table-cell table:formula="of:=ROUND([.J9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SDSS J125816.60+243400.1</text:p>
          </table:table-cell>
          <table:table-cell office:value-type="float" office:value="194.56917">
            <text:p>194.56917</text:p>
          </table:table-cell>
          <table:table-cell office:value-type="float" office:value="24.56672">
            <text:p>24.56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331">
            <text:p>9.331</text:p>
          </table:table-cell>
          <table:table-cell table:formula="of:=ROUND([.J9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2">
            <text:p>992</text:p>
          </table:table-cell>
          <table:table-cell office:value-type="string">
            <text:p>SDSS J125824.16+241939.7</text:p>
          </table:table-cell>
          <table:table-cell office:value-type="float" office:value="194.6007">
            <text:p>194.6007</text:p>
          </table:table-cell>
          <table:table-cell office:value-type="float" office:value="24.32772">
            <text:p>24.32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49">
            <text:p>9.49</text:p>
          </table:table-cell>
          <table:table-cell table:formula="of:=ROUND([.J9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SDSS J125853.96+241859.0</text:p>
          </table:table-cell>
          <table:table-cell office:value-type="float" office:value="194.72485">
            <text:p>194.72485</text:p>
          </table:table-cell>
          <table:table-cell office:value-type="float" office:value="24.31642">
            <text:p>24.31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826">
            <text:p>8.826</text:p>
          </table:table-cell>
          <table:table-cell table:formula="of:=ROUND([.J9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SDSS J125857.09+241857.6</text:p>
          </table:table-cell>
          <table:table-cell office:value-type="float" office:value="194.73791">
            <text:p>194.73791</text:p>
          </table:table-cell>
          <table:table-cell office:value-type="float" office:value="24.31601">
            <text:p>24.316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012">
            <text:p>9.012</text:p>
          </table:table-cell>
          <table:table-cell table:formula="of:=ROUND([.J9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SDSS J125905.37+243544.4</text:p>
          </table:table-cell>
          <table:table-cell office:value-type="float" office:value="194.7724">
            <text:p>194.7724</text:p>
          </table:table-cell>
          <table:table-cell office:value-type="float" office:value="24.59568">
            <text:p>24.59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139">
            <text:p>9.139</text:p>
          </table:table-cell>
          <table:table-cell table:formula="of:=ROUND([.J9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SDSS J125904.49+241914.8</text:p>
          </table:table-cell>
          <table:table-cell office:value-type="float" office:value="194.76874">
            <text:p>194.76874</text:p>
          </table:table-cell>
          <table:table-cell office:value-type="float" office:value="24.32079">
            <text:p>24.32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336">
            <text:p>9.336</text:p>
          </table:table-cell>
          <table:table-cell table:formula="of:=ROUND([.J9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SDSS J125830.29+241900.9</text:p>
          </table:table-cell>
          <table:table-cell office:value-type="float" office:value="194.62621">
            <text:p>194.62621</text:p>
          </table:table-cell>
          <table:table-cell office:value-type="float" office:value="24.31692">
            <text:p>24.31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407">
            <text:p>9.407</text:p>
          </table:table-cell>
          <table:table-cell table:formula="of:=ROUND([.J9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SDSS J125841.96+241813.6</text:p>
          </table:table-cell>
          <table:table-cell office:value-type="float" office:value="194.67486">
            <text:p>194.67486</text:p>
          </table:table-cell>
          <table:table-cell office:value-type="float" office:value="24.30379">
            <text:p>24.303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486">
            <text:p>9.486</text:p>
          </table:table-cell>
          <table:table-cell table:formula="of:=ROUND([.J9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SDSS J125850.79+243611.1</text:p>
          </table:table-cell>
          <table:table-cell office:value-type="float" office:value="194.71166">
            <text:p>194.71166</text:p>
          </table:table-cell>
          <table:table-cell office:value-type="float" office:value="24.60309">
            <text:p>24.60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584">
            <text:p>8.584</text:p>
          </table:table-cell>
          <table:table-cell table:formula="of:=ROUND([.J9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SDSS J125917.80+242232.3</text:p>
          </table:table-cell>
          <table:table-cell office:value-type="float" office:value="194.8242">
            <text:p>194.8242</text:p>
          </table:table-cell>
          <table:table-cell office:value-type="float" office:value="24.37565">
            <text:p>24.37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742">
            <text:p>8.742</text:p>
          </table:table-cell>
          <table:table-cell table:formula="of:=ROUND([.J9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SDSS J125854.89+241858.2</text:p>
          </table:table-cell>
          <table:table-cell office:value-type="float" office:value="194.72871">
            <text:p>194.72871</text:p>
          </table:table-cell>
          <table:table-cell office:value-type="float" office:value="24.31619">
            <text:p>24.31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882">
            <text:p>8.882</text:p>
          </table:table-cell>
          <table:table-cell table:formula="of:=ROUND([.J9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SDSS J125839.53+241844.0</text:p>
          </table:table-cell>
          <table:table-cell office:value-type="float" office:value="194.66474">
            <text:p>194.66474</text:p>
          </table:table-cell>
          <table:table-cell office:value-type="float" office:value="24.31223">
            <text:p>24.31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065">
            <text:p>9.065</text:p>
          </table:table-cell>
          <table:table-cell table:formula="of:=ROUND([.J9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SDSS J125905.32+243548.7</text:p>
          </table:table-cell>
          <table:table-cell office:value-type="float" office:value="194.77221">
            <text:p>194.77221</text:p>
          </table:table-cell>
          <table:table-cell office:value-type="float" office:value="24.59687">
            <text:p>24.596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198">
            <text:p>9.198</text:p>
          </table:table-cell>
          <table:table-cell table:formula="of:=ROUND([.J9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SDSS J125809.86+243139.6</text:p>
          </table:table-cell>
          <table:table-cell office:value-type="float" office:value="194.54111">
            <text:p>194.54111</text:p>
          </table:table-cell>
          <table:table-cell office:value-type="float" office:value="24.52768">
            <text:p>24.527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281">
            <text:p>9.281</text:p>
          </table:table-cell>
          <table:table-cell table:formula="of:=ROUND([.J9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7">
            <text:p>957</text:p>
          </table:table-cell>
          <table:table-cell office:value-type="string">
            <text:p>SDSS J125820.74+242026.5</text:p>
          </table:table-cell>
          <table:table-cell office:value-type="float" office:value="194.58643">
            <text:p>194.58643</text:p>
          </table:table-cell>
          <table:table-cell office:value-type="float" office:value="24.3407">
            <text:p>24.3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317">
            <text:p>9.317</text:p>
          </table:table-cell>
          <table:table-cell table:formula="of:=ROUND([.J9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09">
            <text:p>809</text:p>
          </table:table-cell>
          <table:table-cell office:value-type="string">
            <text:p>SDSS J125847.61+243609.5</text:p>
          </table:table-cell>
          <table:table-cell office:value-type="float" office:value="194.6984">
            <text:p>194.6984</text:p>
          </table:table-cell>
          <table:table-cell office:value-type="float" office:value="24.60265">
            <text:p>24.602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509">
            <text:p>8.509</text:p>
          </table:table-cell>
          <table:table-cell table:formula="of:=ROUND([.J9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SDSS J125823.25+243449.2</text:p>
          </table:table-cell>
          <table:table-cell office:value-type="float" office:value="194.59692">
            <text:p>194.59692</text:p>
          </table:table-cell>
          <table:table-cell office:value-type="float" office:value="24.58034">
            <text:p>24.58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927">
            <text:p>8.927</text:p>
          </table:table-cell>
          <table:table-cell table:formula="of:=ROUND([.J9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SDSS J125906.18+242021.4</text:p>
          </table:table-cell>
          <table:table-cell office:value-type="float" office:value="194.77577">
            <text:p>194.77577</text:p>
          </table:table-cell>
          <table:table-cell office:value-type="float" office:value="24.33929">
            <text:p>24.339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8.543">
            <text:p>8.543</text:p>
          </table:table-cell>
          <table:table-cell table:formula="of:=ROUND([.J9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SDSS J125906.12+241948.5</text:p>
          </table:table-cell>
          <table:table-cell office:value-type="float" office:value="194.77553">
            <text:p>194.77553</text:p>
          </table:table-cell>
          <table:table-cell office:value-type="float" office:value="24.33016">
            <text:p>24.33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009">
            <text:p>9.009</text:p>
          </table:table-cell>
          <table:table-cell table:formula="of:=ROUND([.J9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SDSS J125923.64+242406.8</text:p>
          </table:table-cell>
          <table:table-cell office:value-type="float" office:value="194.84852">
            <text:p>194.84852</text:p>
          </table:table-cell>
          <table:table-cell office:value-type="float" office:value="24.4019">
            <text:p>24.40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132">
            <text:p>9.132</text:p>
          </table:table-cell>
          <table:table-cell table:formula="of:=ROUND([.J9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SDSS J125908.94+243505.7</text:p>
          </table:table-cell>
          <table:table-cell office:value-type="float" office:value="194.78728">
            <text:p>194.78728</text:p>
          </table:table-cell>
          <table:table-cell office:value-type="float" office:value="24.58493">
            <text:p>24.58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005">
            <text:p>9.005</text:p>
          </table:table-cell>
          <table:table-cell table:formula="of:=ROUND([.J9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81">
            <text:p>881</text:p>
          </table:table-cell>
          <table:table-cell office:value-type="string">
            <text:p>SDSS J125913.32+242103.5</text:p>
          </table:table-cell>
          <table:table-cell office:value-type="float" office:value="194.80553">
            <text:p>194.80553</text:p>
          </table:table-cell>
          <table:table-cell office:value-type="float" office:value="24.35098">
            <text:p>24.35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963">
            <text:p>8.963</text:p>
          </table:table-cell>
          <table:table-cell table:formula="of:=ROUND([.J9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1">
            <text:p>921</text:p>
          </table:table-cell>
          <table:table-cell office:value-type="string">
            <text:p>SDSS J125852.84+241836.0</text:p>
          </table:table-cell>
          <table:table-cell office:value-type="float" office:value="194.72018">
            <text:p>194.72018</text:p>
          </table:table-cell>
          <table:table-cell office:value-type="float" office:value="24.31002">
            <text:p>24.31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9.161">
            <text:p>9.161</text:p>
          </table:table-cell>
          <table:table-cell table:formula="of:=ROUND([.J9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846">
            <text:p>846</text:p>
          </table:table-cell>
          <table:table-cell office:value-type="string">
            <text:p>SDSS J125841.66+241900.0</text:p>
          </table:table-cell>
          <table:table-cell office:value-type="float" office:value="194.67359">
            <text:p>194.67359</text:p>
          </table:table-cell>
          <table:table-cell office:value-type="float" office:value="24.31668">
            <text:p>24.316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727">
            <text:p>8.727</text:p>
          </table:table-cell>
          <table:table-cell table:formula="of:=ROUND([.J9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47">
            <text:p>947</text:p>
          </table:table-cell>
          <table:table-cell office:value-type="string">
            <text:p>SDSS J125923.05+242330.6</text:p>
          </table:table-cell>
          <table:table-cell office:value-type="float" office:value="194.84606">
            <text:p>194.84606</text:p>
          </table:table-cell>
          <table:table-cell office:value-type="float" office:value="24.39184">
            <text:p>24.391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262">
            <text:p>9.262</text:p>
          </table:table-cell>
          <table:table-cell table:formula="of:=ROUND([.J9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SDSS J125807.42+242447.1</text:p>
          </table:table-cell>
          <table:table-cell office:value-type="float" office:value="194.53095">
            <text:p>194.53095</text:p>
          </table:table-cell>
          <table:table-cell office:value-type="float" office:value="24.41308">
            <text:p>24.413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379">
            <text:p>9.379</text:p>
          </table:table-cell>
          <table:table-cell table:formula="of:=ROUND([.J9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SDSS J125905.95+241927.2</text:p>
          </table:table-cell>
          <table:table-cell office:value-type="float" office:value="194.7748">
            <text:p>194.7748</text:p>
          </table:table-cell>
          <table:table-cell office:value-type="float" office:value="24.32423">
            <text:p>24.324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9.302">
            <text:p>9.302</text:p>
          </table:table-cell>
          <table:table-cell table:formula="of:=ROUND([.J9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24">
            <text:p>924</text:p>
          </table:table-cell>
          <table:table-cell office:value-type="string">
            <text:p>SDSS J125847.13+241828.2</text:p>
          </table:table-cell>
          <table:table-cell office:value-type="float" office:value="194.69641">
            <text:p>194.69641</text:p>
          </table:table-cell>
          <table:table-cell office:value-type="float" office:value="24.30784">
            <text:p>24.307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9.183">
            <text:p>9.183</text:p>
          </table:table-cell>
          <table:table-cell table:formula="of:=ROUND([.J9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SDSS J125832.00+241902.8</text:p>
          </table:table-cell>
          <table:table-cell office:value-type="float" office:value="194.63334">
            <text:p>194.63334</text:p>
          </table:table-cell>
          <table:table-cell office:value-type="float" office:value="24.31747">
            <text:p>24.31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0g</text:p>
          </table:table-cell>
          <table:table-cell office:value-type="float" office:value="9.229">
            <text:p>9.229</text:p>
          </table:table-cell>
          <table:table-cell table:formula="of:=ROUND([.J9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2">
            <text:p>1022</text:p>
          </table:table-cell>
          <table:table-cell office:value-type="string">
            <text:p>SDSS J125904.70+243621.7</text:p>
          </table:table-cell>
          <table:table-cell office:value-type="float" office:value="194.76961">
            <text:p>194.76961</text:p>
          </table:table-cell>
          <table:table-cell office:value-type="float" office:value="24.60603">
            <text:p>24.6060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38">
            <text:p>19.38</text:p>
          </table:table-cell>
          <table:table-cell office:value-type="float" office:value="9.628">
            <text:p>9.628</text:p>
          </table:table-cell>
          <table:table-cell table:formula="of:=ROUND([.J99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9">
            <text:p>1029</text:p>
          </table:table-cell>
          <table:table-cell office:value-type="string">
            <text:p>SDSS J125920.68+243324.6</text:p>
          </table:table-cell>
          <table:table-cell office:value-type="float" office:value="194.8362">
            <text:p>194.8362</text:p>
          </table:table-cell>
          <table:table-cell office:value-type="float" office:value="24.55684">
            <text:p>24.556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9.647">
            <text:p>9.647</text:p>
          </table:table-cell>
          <table:table-cell table:formula="of:=ROUND([.J99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SDSS J125859.86+241814.5</text:p>
          </table:table-cell>
          <table:table-cell office:value-type="float" office:value="194.74944">
            <text:p>194.74944</text:p>
          </table:table-cell>
          <table:table-cell office:value-type="float" office:value="24.30403">
            <text:p>24.30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9.88">
            <text:p>9.88</text:p>
          </table:table-cell>
          <table:table-cell table:formula="of:=ROUND([.J100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SDSS J125927.15+242352.8</text:p>
          </table:table-cell>
          <table:table-cell office:value-type="float" office:value="194.86314">
            <text:p>194.86314</text:p>
          </table:table-cell>
          <table:table-cell office:value-type="float" office:value="24.39803">
            <text:p>24.39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9.959">
            <text:p>9.959</text:p>
          </table:table-cell>
          <table:table-cell table:formula="of:=ROUND([.J100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9">
            <text:p>1009</text:p>
          </table:table-cell>
          <table:table-cell office:value-type="string">
            <text:p>SDSS J125835.84+243652.2</text:p>
          </table:table-cell>
          <table:table-cell office:value-type="float" office:value="194.64936">
            <text:p>194.64936</text:p>
          </table:table-cell>
          <table:table-cell office:value-type="float" office:value="24.61451">
            <text:p>24.61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9.54">
            <text:p>9.54</text:p>
          </table:table-cell>
          <table:table-cell table:formula="of:=ROUND([.J100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1">
            <text:p>1011</text:p>
          </table:table-cell>
          <table:table-cell office:value-type="string">
            <text:p>SDSS J125846.53+241806.1</text:p>
          </table:table-cell>
          <table:table-cell office:value-type="float" office:value="194.6939">
            <text:p>194.6939</text:p>
          </table:table-cell>
          <table:table-cell office:value-type="float" office:value="24.3017">
            <text:p>24.3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9.551">
            <text:p>9.551</text:p>
          </table:table-cell>
          <table:table-cell table:formula="of:=ROUND([.J100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SDSS J125927.92+242531.9</text:p>
          </table:table-cell>
          <table:table-cell office:value-type="float" office:value="194.86636">
            <text:p>194.86636</text:p>
          </table:table-cell>
          <table:table-cell office:value-type="float" office:value="24.42554">
            <text:p>24.425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628">
            <text:p>9.628</text:p>
          </table:table-cell>
          <table:table-cell table:formula="of:=ROUND([.J100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9">
            <text:p>1069</text:p>
          </table:table-cell>
          <table:table-cell office:value-type="string">
            <text:p>SDSS J125920.50+243349.2</text:p>
          </table:table-cell>
          <table:table-cell office:value-type="float" office:value="194.83543">
            <text:p>194.83543</text:p>
          </table:table-cell>
          <table:table-cell office:value-type="float" office:value="24.56367">
            <text:p>24.56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864">
            <text:p>9.864</text:p>
          </table:table-cell>
          <table:table-cell table:formula="of:=ROUND([.J100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8">
            <text:p>1028</text:p>
          </table:table-cell>
          <table:table-cell office:value-type="string">
            <text:p>SDSS J125819.68+243505.9</text:p>
          </table:table-cell>
          <table:table-cell office:value-type="float" office:value="194.58203">
            <text:p>194.58203</text:p>
          </table:table-cell>
          <table:table-cell office:value-type="float" office:value="24.58498">
            <text:p>24.584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647">
            <text:p>9.647</text:p>
          </table:table-cell>
          <table:table-cell table:formula="of:=ROUND([.J100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4">
            <text:p>1064</text:p>
          </table:table-cell>
          <table:table-cell office:value-type="string">
            <text:p>SDSS J125915.68+242023.2</text:p>
          </table:table-cell>
          <table:table-cell office:value-type="float" office:value="194.81533">
            <text:p>194.81533</text:p>
          </table:table-cell>
          <table:table-cell office:value-type="float" office:value="24.33979">
            <text:p>24.33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9.821">
            <text:p>9.821</text:p>
          </table:table-cell>
          <table:table-cell table:formula="of:=ROUND([.J100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7">
            <text:p>1047</text:p>
          </table:table-cell>
          <table:table-cell office:value-type="string">
            <text:p>SDSS J125809.84+242242.9</text:p>
          </table:table-cell>
          <table:table-cell office:value-type="float" office:value="194.54101">
            <text:p>194.54101</text:p>
          </table:table-cell>
          <table:table-cell office:value-type="float" office:value="24.3786">
            <text:p>24.37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727">
            <text:p>9.727</text:p>
          </table:table-cell>
          <table:table-cell table:formula="of:=ROUND([.J100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5">
            <text:p>1015</text:p>
          </table:table-cell>
          <table:table-cell office:value-type="string">
            <text:p>SDSS J125846.39+241804.3</text:p>
          </table:table-cell>
          <table:table-cell office:value-type="float" office:value="194.6933">
            <text:p>194.6933</text:p>
          </table:table-cell>
          <table:table-cell office:value-type="float" office:value="24.3012">
            <text:p>24.3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581">
            <text:p>9.581</text:p>
          </table:table-cell>
          <table:table-cell table:formula="of:=ROUND([.J10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3">
            <text:p>1043</text:p>
          </table:table-cell>
          <table:table-cell office:value-type="string">
            <text:p>SDSS J125846.40+243721.9</text:p>
          </table:table-cell>
          <table:table-cell office:value-type="float" office:value="194.69334">
            <text:p>194.69334</text:p>
          </table:table-cell>
          <table:table-cell office:value-type="float" office:value="24.62275">
            <text:p>24.622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712">
            <text:p>9.712</text:p>
          </table:table-cell>
          <table:table-cell table:formula="of:=ROUND([.J101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SDSS J125807.80+242304.1</text:p>
          </table:table-cell>
          <table:table-cell office:value-type="float" office:value="194.5325">
            <text:p>194.5325</text:p>
          </table:table-cell>
          <table:table-cell office:value-type="float" office:value="24.38449">
            <text:p>24.38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963">
            <text:p>9.963</text:p>
          </table:table-cell>
          <table:table-cell table:formula="of:=ROUND([.J101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SDSS J125835.57+241810.0</text:p>
          </table:table-cell>
          <table:table-cell office:value-type="float" office:value="194.64825">
            <text:p>194.64825</text:p>
          </table:table-cell>
          <table:table-cell office:value-type="float" office:value="24.30279">
            <text:p>24.302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816">
            <text:p>9.816</text:p>
          </table:table-cell>
          <table:table-cell table:formula="of:=ROUND([.J101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SDSS J125845.93+241759.7</text:p>
          </table:table-cell>
          <table:table-cell office:value-type="float" office:value="194.69139">
            <text:p>194.69139</text:p>
          </table:table-cell>
          <table:table-cell office:value-type="float" office:value="24.29994">
            <text:p>24.29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658">
            <text:p>9.658</text:p>
          </table:table-cell>
          <table:table-cell table:formula="of:=ROUND([.J101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6">
            <text:p>1046</text:p>
          </table:table-cell>
          <table:table-cell office:value-type="string">
            <text:p>SDSS J125812.77+243335.0</text:p>
          </table:table-cell>
          <table:table-cell office:value-type="float" office:value="194.55324">
            <text:p>194.55324</text:p>
          </table:table-cell>
          <table:table-cell office:value-type="float" office:value="24.55974">
            <text:p>24.55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725">
            <text:p>9.725</text:p>
          </table:table-cell>
          <table:table-cell table:formula="of:=ROUND([.J101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9">
            <text:p>1019</text:p>
          </table:table-cell>
          <table:table-cell office:value-type="string">
            <text:p>SDSS J125805.80+243003.8</text:p>
          </table:table-cell>
          <table:table-cell office:value-type="float" office:value="194.5242">
            <text:p>194.5242</text:p>
          </table:table-cell>
          <table:table-cell office:value-type="float" office:value="24.50106">
            <text:p>24.50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602">
            <text:p>9.602</text:p>
          </table:table-cell>
          <table:table-cell table:formula="of:=ROUND([.J101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SDSS J125803.17+242814.1</text:p>
          </table:table-cell>
          <table:table-cell office:value-type="float" office:value="194.51325">
            <text:p>194.51325</text:p>
          </table:table-cell>
          <table:table-cell office:value-type="float" office:value="24.4706">
            <text:p>24.47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911">
            <text:p>9.911</text:p>
          </table:table-cell>
          <table:table-cell table:formula="of:=ROUND([.J101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SDSS J125844.40+241807.6</text:p>
          </table:table-cell>
          <table:table-cell office:value-type="float" office:value="194.68501">
            <text:p>194.68501</text:p>
          </table:table-cell>
          <table:table-cell office:value-type="float" office:value="24.30213">
            <text:p>24.30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539">
            <text:p>9.539</text:p>
          </table:table-cell>
          <table:table-cell table:formula="of:=ROUND([.J101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float" office:value="1095">
            <text:p>1095</text:p>
          </table:table-cell>
          <table:table-cell office:value-type="string">
            <text:p>SDSS J125803.18+242638.9</text:p>
          </table:table-cell>
          <table:table-cell office:value-type="float" office:value="194.51326">
            <text:p>194.51326</text:p>
          </table:table-cell>
          <table:table-cell office:value-type="float" office:value="24.44415">
            <text:p>24.44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945">
            <text:p>9.945</text:p>
          </table:table-cell>
          <table:table-cell table:formula="of:=ROUND([.J101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SDSS J125928.44+242742.0</text:p>
          </table:table-cell>
          <table:table-cell office:value-type="float" office:value="194.86852">
            <text:p>194.86852</text:p>
          </table:table-cell>
          <table:table-cell office:value-type="float" office:value="24.46167">
            <text:p>24.46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509">
            <text:p>9.509</text:p>
          </table:table-cell>
          <table:table-cell table:formula="of:=ROUND([.J101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9">
            <text:p>1039</text:p>
          </table:table-cell>
          <table:table-cell office:value-type="string">
            <text:p>SDSS J125929.21+242804.7</text:p>
          </table:table-cell>
          <table:table-cell office:value-type="float" office:value="194.87174">
            <text:p>194.87174</text:p>
          </table:table-cell>
          <table:table-cell office:value-type="float" office:value="24.46798">
            <text:p>24.467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693">
            <text:p>9.693</text:p>
          </table:table-cell>
          <table:table-cell table:formula="of:=ROUND([.J102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SDSS J125834.88+241802.2</text:p>
          </table:table-cell>
          <table:table-cell office:value-type="float" office:value="194.64534">
            <text:p>194.64534</text:p>
          </table:table-cell>
          <table:table-cell office:value-type="float" office:value="24.30062">
            <text:p>24.300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983">
            <text:p>9.983</text:p>
          </table:table-cell>
          <table:table-cell table:formula="of:=ROUND([.J102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SDSS J125852.34+241813.2</text:p>
          </table:table-cell>
          <table:table-cell office:value-type="float" office:value="194.71812">
            <text:p>194.71812</text:p>
          </table:table-cell>
          <table:table-cell office:value-type="float" office:value="24.30367">
            <text:p>24.30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521">
            <text:p>9.521</text:p>
          </table:table-cell>
          <table:table-cell table:formula="of:=ROUND([.J102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4">
            <text:p>1014</text:p>
          </table:table-cell>
          <table:table-cell office:value-type="string">
            <text:p>SDSS J125858.64+243649.2</text:p>
          </table:table-cell>
          <table:table-cell office:value-type="float" office:value="194.74435">
            <text:p>194.74435</text:p>
          </table:table-cell>
          <table:table-cell office:value-type="float" office:value="24.61368">
            <text:p>24.61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565">
            <text:p>9.565</text:p>
          </table:table-cell>
          <table:table-cell table:formula="of:=ROUND([.J102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0">
            <text:p>1050</text:p>
          </table:table-cell>
          <table:table-cell office:value-type="string">
            <text:p>SDSS J125847.22+241754.4</text:p>
          </table:table-cell>
          <table:table-cell office:value-type="float" office:value="194.69675">
            <text:p>194.69675</text:p>
          </table:table-cell>
          <table:table-cell office:value-type="float" office:value="24.29845">
            <text:p>24.29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747">
            <text:p>9.747</text:p>
          </table:table-cell>
          <table:table-cell table:formula="of:=ROUND([.J102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1">
            <text:p>1051</text:p>
          </table:table-cell>
          <table:table-cell office:value-type="string">
            <text:p>SDSS J125846.11+241754.2</text:p>
          </table:table-cell>
          <table:table-cell office:value-type="float" office:value="194.69216">
            <text:p>194.69216</text:p>
          </table:table-cell>
          <table:table-cell office:value-type="float" office:value="24.2984">
            <text:p>24.29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75">
            <text:p>9.75</text:p>
          </table:table-cell>
          <table:table-cell table:formula="of:=ROUND([.J102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SDSS J125921.06+243332.6</text:p>
          </table:table-cell>
          <table:table-cell office:value-type="float" office:value="194.83776">
            <text:p>194.83776</text:p>
          </table:table-cell>
          <table:table-cell office:value-type="float" office:value="24.55906">
            <text:p>24.55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795">
            <text:p>9.795</text:p>
          </table:table-cell>
          <table:table-cell table:formula="of:=ROUND([.J102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2">
            <text:p>1062</text:p>
          </table:table-cell>
          <table:table-cell office:value-type="string">
            <text:p>SDSS J125829.17+243637.8</text:p>
          </table:table-cell>
          <table:table-cell office:value-type="float" office:value="194.62154">
            <text:p>194.62154</text:p>
          </table:table-cell>
          <table:table-cell office:value-type="float" office:value="24.61052">
            <text:p>24.610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82">
            <text:p>9.82</text:p>
          </table:table-cell>
          <table:table-cell table:formula="of:=ROUND([.J102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6">
            <text:p>1066</text:p>
          </table:table-cell>
          <table:table-cell office:value-type="string">
            <text:p>SDSS J125929.84+242706.3</text:p>
          </table:table-cell>
          <table:table-cell office:value-type="float" office:value="194.87436">
            <text:p>194.87436</text:p>
          </table:table-cell>
          <table:table-cell office:value-type="float" office:value="24.45176">
            <text:p>24.45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843">
            <text:p>9.843</text:p>
          </table:table-cell>
          <table:table-cell table:formula="of:=ROUND([.J102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SDSS J125912.65+241941.3</text:p>
          </table:table-cell>
          <table:table-cell office:value-type="float" office:value="194.80273">
            <text:p>194.80273</text:p>
          </table:table-cell>
          <table:table-cell office:value-type="float" office:value="24.32815">
            <text:p>24.328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923">
            <text:p>9.923</text:p>
          </table:table-cell>
          <table:table-cell table:formula="of:=ROUND([.J102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SDSS J125816.99+242022.7</text:p>
          </table:table-cell>
          <table:table-cell office:value-type="float" office:value="194.5708">
            <text:p>194.5708</text:p>
          </table:table-cell>
          <table:table-cell office:value-type="float" office:value="24.33964">
            <text:p>24.33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927">
            <text:p>9.927</text:p>
          </table:table-cell>
          <table:table-cell table:formula="of:=ROUND([.J103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SDSS J125805.26+243049.9</text:p>
          </table:table-cell>
          <table:table-cell office:value-type="float" office:value="194.52193">
            <text:p>194.52193</text:p>
          </table:table-cell>
          <table:table-cell office:value-type="float" office:value="24.51388">
            <text:p>24.513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941">
            <text:p>9.941</text:p>
          </table:table-cell>
          <table:table-cell table:formula="of:=ROUND([.J103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SDSS J125929.83+242554.4</text:p>
          </table:table-cell>
          <table:table-cell office:value-type="float" office:value="194.87433">
            <text:p>194.87433</text:p>
          </table:table-cell>
          <table:table-cell office:value-type="float" office:value="24.43179">
            <text:p>24.43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981">
            <text:p>9.981</text:p>
          </table:table-cell>
          <table:table-cell table:formula="of:=ROUND([.J103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3">
            <text:p>1063</text:p>
          </table:table-cell>
          <table:table-cell office:value-type="string">
            <text:p>SDSS J125833.99+241815.9</text:p>
          </table:table-cell>
          <table:table-cell office:value-type="float" office:value="194.64164">
            <text:p>194.64164</text:p>
          </table:table-cell>
          <table:table-cell office:value-type="float" office:value="24.30442">
            <text:p>24.304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821">
            <text:p>9.821</text:p>
          </table:table-cell>
          <table:table-cell table:formula="of:=ROUND([.J103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5">
            <text:p>1085</text:p>
          </table:table-cell>
          <table:table-cell office:value-type="string">
            <text:p>SDSS J125816.51+242029.8</text:p>
          </table:table-cell>
          <table:table-cell office:value-type="float" office:value="194.56883">
            <text:p>194.56883</text:p>
          </table:table-cell>
          <table:table-cell office:value-type="float" office:value="24.34162">
            <text:p>24.341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914">
            <text:p>9.914</text:p>
          </table:table-cell>
          <table:table-cell table:formula="of:=ROUND([.J103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8">
            <text:p>1048</text:p>
          </table:table-cell>
          <table:table-cell office:value-type="string">
            <text:p>SDSS J125845.78+243723.3</text:p>
          </table:table-cell>
          <table:table-cell office:value-type="float" office:value="194.69076">
            <text:p>194.69076</text:p>
          </table:table-cell>
          <table:table-cell office:value-type="float" office:value="24.62314">
            <text:p>24.62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738">
            <text:p>9.738</text:p>
          </table:table-cell>
          <table:table-cell table:formula="of:=ROUND([.J103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SDSS J125840.70+243731.7</text:p>
          </table:table-cell>
          <table:table-cell office:value-type="float" office:value="194.66961">
            <text:p>194.66961</text:p>
          </table:table-cell>
          <table:table-cell office:value-type="float" office:value="24.62548">
            <text:p>24.625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968">
            <text:p>9.968</text:p>
          </table:table-cell>
          <table:table-cell table:formula="of:=ROUND([.J103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3">
            <text:p>1053</text:p>
          </table:table-cell>
          <table:table-cell office:value-type="string">
            <text:p>SDSS J125847.81+241753.8</text:p>
          </table:table-cell>
          <table:table-cell office:value-type="float" office:value="194.69922">
            <text:p>194.69922</text:p>
          </table:table-cell>
          <table:table-cell office:value-type="float" office:value="24.2983">
            <text:p>24.2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758">
            <text:p>9.758</text:p>
          </table:table-cell>
          <table:table-cell table:formula="of:=ROUND([.J103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6">
            <text:p>1056</text:p>
          </table:table-cell>
          <table:table-cell office:value-type="string">
            <text:p>SDSS J125841.89+241755.8</text:p>
          </table:table-cell>
          <table:table-cell office:value-type="float" office:value="194.67454">
            <text:p>194.67454</text:p>
          </table:table-cell>
          <table:table-cell office:value-type="float" office:value="24.29884">
            <text:p>24.298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783">
            <text:p>9.783</text:p>
          </table:table-cell>
          <table:table-cell table:formula="of:=ROUND([.J103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SDSS J125827.21+243629.7</text:p>
          </table:table-cell>
          <table:table-cell office:value-type="float" office:value="194.6134">
            <text:p>194.6134</text:p>
          </table:table-cell>
          <table:table-cell office:value-type="float" office:value="24.60826">
            <text:p>24.608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887">
            <text:p>9.887</text:p>
          </table:table-cell>
          <table:table-cell table:formula="of:=ROUND([.J103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SDSS J125916.18+242016.9</text:p>
          </table:table-cell>
          <table:table-cell office:value-type="float" office:value="194.81744">
            <text:p>194.81744</text:p>
          </table:table-cell>
          <table:table-cell office:value-type="float" office:value="24.33803">
            <text:p>24.33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976">
            <text:p>9.976</text:p>
          </table:table-cell>
          <table:table-cell table:formula="of:=ROUND([.J104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12">
            <text:p>1112</text:p>
          </table:table-cell>
          <table:table-cell office:value-type="string">
            <text:p>SDSS J125853.61+243731.1</text:p>
          </table:table-cell>
          <table:table-cell office:value-type="float" office:value="194.72341">
            <text:p>194.72341</text:p>
          </table:table-cell>
          <table:table-cell office:value-type="float" office:value="24.62532">
            <text:p>24.625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993">
            <text:p>9.993</text:p>
          </table:table-cell>
          <table:table-cell table:formula="of:=ROUND([.J104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7">
            <text:p>1027</text:p>
          </table:table-cell>
          <table:table-cell office:value-type="string">
            <text:p>SDSS J125858.97+241825.7</text:p>
          </table:table-cell>
          <table:table-cell office:value-type="float" office:value="194.74572">
            <text:p>194.74572</text:p>
          </table:table-cell>
          <table:table-cell office:value-type="float" office:value="24.30716">
            <text:p>24.30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64">
            <text:p>9.64</text:p>
          </table:table-cell>
          <table:table-cell table:formula="of:=ROUND([.J104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6">
            <text:p>1036</text:p>
          </table:table-cell>
          <table:table-cell office:value-type="string">
            <text:p>SDSS J125915.63+243445.0</text:p>
          </table:table-cell>
          <table:table-cell office:value-type="float" office:value="194.81514">
            <text:p>194.81514</text:p>
          </table:table-cell>
          <table:table-cell office:value-type="float" office:value="24.57919">
            <text:p>24.57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686">
            <text:p>9.686</text:p>
          </table:table-cell>
          <table:table-cell table:formula="of:=ROUND([.J104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4">
            <text:p>1054</text:p>
          </table:table-cell>
          <table:table-cell office:value-type="string">
            <text:p>SDSS J125903.82+241841.9</text:p>
          </table:table-cell>
          <table:table-cell office:value-type="float" office:value="194.76592">
            <text:p>194.76592</text:p>
          </table:table-cell>
          <table:table-cell office:value-type="float" office:value="24.31166">
            <text:p>24.31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769">
            <text:p>9.769</text:p>
          </table:table-cell>
          <table:table-cell table:formula="of:=ROUND([.J104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0">
            <text:p>1090</text:p>
          </table:table-cell>
          <table:table-cell office:value-type="string">
            <text:p>SDSS J125849.96+241745.2</text:p>
          </table:table-cell>
          <table:table-cell office:value-type="float" office:value="194.70817">
            <text:p>194.70817</text:p>
          </table:table-cell>
          <table:table-cell office:value-type="float" office:value="24.29589">
            <text:p>24.295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928">
            <text:p>9.928</text:p>
          </table:table-cell>
          <table:table-cell table:formula="of:=ROUND([.J104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SDSS J125819.48+241952.8</text:p>
          </table:table-cell>
          <table:table-cell office:value-type="float" office:value="194.58117">
            <text:p>194.58117</text:p>
          </table:table-cell>
          <table:table-cell office:value-type="float" office:value="24.33136">
            <text:p>24.331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934">
            <text:p>9.934</text:p>
          </table:table-cell>
          <table:table-cell table:formula="of:=ROUND([.J104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5">
            <text:p>1025</text:p>
          </table:table-cell>
          <table:table-cell office:value-type="string">
            <text:p>SDSS J125841.35+241805.6</text:p>
          </table:table-cell>
          <table:table-cell office:value-type="float" office:value="194.67231">
            <text:p>194.67231</text:p>
          </table:table-cell>
          <table:table-cell office:value-type="float" office:value="24.30157">
            <text:p>24.30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635">
            <text:p>9.635</text:p>
          </table:table-cell>
          <table:table-cell table:formula="of:=ROUND([.J104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SDSS J125833.48+243650.7</text:p>
          </table:table-cell>
          <table:table-cell office:value-type="float" office:value="194.63953">
            <text:p>194.63953</text:p>
          </table:table-cell>
          <table:table-cell office:value-type="float" office:value="24.61409">
            <text:p>24.61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668">
            <text:p>9.668</text:p>
          </table:table-cell>
          <table:table-cell table:formula="of:=ROUND([.J104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5">
            <text:p>1035</text:p>
          </table:table-cell>
          <table:table-cell office:value-type="string">
            <text:p>SDSS J125916.79+242049.0</text:p>
          </table:table-cell>
          <table:table-cell office:value-type="float" office:value="194.81997">
            <text:p>194.81997</text:p>
          </table:table-cell>
          <table:table-cell office:value-type="float" office:value="24.34697">
            <text:p>24.346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684">
            <text:p>9.684</text:p>
          </table:table-cell>
          <table:table-cell table:formula="of:=ROUND([.J104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1">
            <text:p>1041</text:p>
          </table:table-cell>
          <table:table-cell office:value-type="string">
            <text:p>SDSS J125900.36+243650.2</text:p>
          </table:table-cell>
          <table:table-cell office:value-type="float" office:value="194.75151">
            <text:p>194.75151</text:p>
          </table:table-cell>
          <table:table-cell office:value-type="float" office:value="24.61396">
            <text:p>24.61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699">
            <text:p>9.699</text:p>
          </table:table-cell>
          <table:table-cell table:formula="of:=ROUND([.J105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1">
            <text:p>1081</text:p>
          </table:table-cell>
          <table:table-cell office:value-type="string">
            <text:p>SDSS J125830.54+243651.3</text:p>
          </table:table-cell>
          <table:table-cell office:value-type="float" office:value="194.62728">
            <text:p>194.62728</text:p>
          </table:table-cell>
          <table:table-cell office:value-type="float" office:value="24.61426">
            <text:p>24.61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906">
            <text:p>9.906</text:p>
          </table:table-cell>
          <table:table-cell table:formula="of:=ROUND([.J105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6">
            <text:p>1016</text:p>
          </table:table-cell>
          <table:table-cell office:value-type="string">
            <text:p>SDSS J125842.39+243711.1</text:p>
          </table:table-cell>
          <table:table-cell office:value-type="float" office:value="194.67663">
            <text:p>194.67663</text:p>
          </table:table-cell>
          <table:table-cell office:value-type="float" office:value="24.61976">
            <text:p>24.61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82">
            <text:p>9.582</text:p>
          </table:table-cell>
          <table:table-cell table:formula="of:=ROUND([.J105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9">
            <text:p>1079</text:p>
          </table:table-cell>
          <table:table-cell office:value-type="string">
            <text:p>SDSS J125916.56+242027.7</text:p>
          </table:table-cell>
          <table:table-cell office:value-type="float" office:value="194.81903">
            <text:p>194.81903</text:p>
          </table:table-cell>
          <table:table-cell office:value-type="float" office:value="24.34105">
            <text:p>24.341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903">
            <text:p>9.903</text:p>
          </table:table-cell>
          <table:table-cell table:formula="of:=ROUND([.J105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7">
            <text:p>1087</text:p>
          </table:table-cell>
          <table:table-cell office:value-type="string">
            <text:p>SDSS J125851.04+241746.8</text:p>
          </table:table-cell>
          <table:table-cell office:value-type="float" office:value="194.71271">
            <text:p>194.71271</text:p>
          </table:table-cell>
          <table:table-cell office:value-type="float" office:value="24.29633">
            <text:p>24.29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923">
            <text:p>9.923</text:p>
          </table:table-cell>
          <table:table-cell table:formula="of:=ROUND([.J105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7">
            <text:p>1097</text:p>
          </table:table-cell>
          <table:table-cell office:value-type="string">
            <text:p>SDSS J125848.23+241742.0</text:p>
          </table:table-cell>
          <table:table-cell office:value-type="float" office:value="194.70097">
            <text:p>194.70097</text:p>
          </table:table-cell>
          <table:table-cell office:value-type="float" office:value="24.29501">
            <text:p>24.29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959">
            <text:p>9.959</text:p>
          </table:table-cell>
          <table:table-cell table:formula="of:=ROUND([.J105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SDSS J125804.85+242815.9</text:p>
          </table:table-cell>
          <table:table-cell office:value-type="float" office:value="194.52023">
            <text:p>194.52023</text:p>
          </table:table-cell>
          <table:table-cell office:value-type="float" office:value="24.47109">
            <text:p>24.47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533">
            <text:p>9.533</text:p>
          </table:table-cell>
          <table:table-cell table:formula="of:=ROUND([.J105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6">
            <text:p>1096</text:p>
          </table:table-cell>
          <table:table-cell office:value-type="string">
            <text:p>SDSS J125918.37+242048.3</text:p>
          </table:table-cell>
          <table:table-cell office:value-type="float" office:value="194.82656">
            <text:p>194.82656</text:p>
          </table:table-cell>
          <table:table-cell office:value-type="float" office:value="24.34675">
            <text:p>24.346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51">
            <text:p>9.951</text:p>
          </table:table-cell>
          <table:table-cell table:formula="of:=ROUND([.J105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SDSS J125854.41+241750.4</text:p>
          </table:table-cell>
          <table:table-cell office:value-type="float" office:value="194.72671">
            <text:p>194.72671</text:p>
          </table:table-cell>
          <table:table-cell office:value-type="float" office:value="24.29734">
            <text:p>24.297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7">
            <text:p>9.97</text:p>
          </table:table-cell>
          <table:table-cell table:formula="of:=ROUND([.J105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10">
            <text:p>1110</text:p>
          </table:table-cell>
          <table:table-cell office:value-type="string">
            <text:p>SDSS J125901.65+243702.5</text:p>
          </table:table-cell>
          <table:table-cell office:value-type="float" office:value="194.75691">
            <text:p>194.75691</text:p>
          </table:table-cell>
          <table:table-cell office:value-type="float" office:value="24.61738">
            <text:p>24.617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9">
            <text:p>9.99</text:p>
          </table:table-cell>
          <table:table-cell table:formula="of:=ROUND([.J105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SDSS J125808.82+243142.6</text:p>
          </table:table-cell>
          <table:table-cell office:value-type="float" office:value="194.53678">
            <text:p>194.53678</text:p>
          </table:table-cell>
          <table:table-cell office:value-type="float" office:value="24.52852">
            <text:p>24.528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516">
            <text:p>9.516</text:p>
          </table:table-cell>
          <table:table-cell table:formula="of:=ROUND([.J106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SDSS J125818.67+243452.7</text:p>
          </table:table-cell>
          <table:table-cell office:value-type="float" office:value="194.57783">
            <text:p>194.57783</text:p>
          </table:table-cell>
          <table:table-cell office:value-type="float" office:value="24.58131">
            <text:p>24.58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29">
            <text:p>9.629</text:p>
          </table:table-cell>
          <table:table-cell table:formula="of:=ROUND([.J106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SDSS J125845.67+241749.3</text:p>
          </table:table-cell>
          <table:table-cell office:value-type="float" office:value="194.69032">
            <text:p>194.69032</text:p>
          </table:table-cell>
          <table:table-cell office:value-type="float" office:value="24.29705">
            <text:p>24.29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833">
            <text:p>9.833</text:p>
          </table:table-cell>
          <table:table-cell table:formula="of:=ROUND([.J106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SDSS J125804.51+242516.5</text:p>
          </table:table-cell>
          <table:table-cell office:value-type="float" office:value="194.5188">
            <text:p>194.5188</text:p>
          </table:table-cell>
          <table:table-cell office:value-type="float" office:value="24.42125">
            <text:p>24.421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883">
            <text:p>9.883</text:p>
          </table:table-cell>
          <table:table-cell table:formula="of:=ROUND([.J106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SDSS J125816.54+242103.8</text:p>
          </table:table-cell>
          <table:table-cell office:value-type="float" office:value="194.56892">
            <text:p>194.56892</text:p>
          </table:table-cell>
          <table:table-cell office:value-type="float" office:value="24.35106">
            <text:p>24.35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51">
            <text:p>9.51</text:p>
          </table:table-cell>
          <table:table-cell table:formula="of:=ROUND([.J106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1">
            <text:p>1031</text:p>
          </table:table-cell>
          <table:table-cell office:value-type="string">
            <text:p>SDSS J125912.19+243522.7</text:p>
          </table:table-cell>
          <table:table-cell office:value-type="float" office:value="194.80082">
            <text:p>194.80082</text:p>
          </table:table-cell>
          <table:table-cell office:value-type="float" office:value="24.58966">
            <text:p>24.58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666">
            <text:p>9.666</text:p>
          </table:table-cell>
          <table:table-cell table:formula="of:=ROUND([.J106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SDSS J125912.51+241957.4</text:p>
          </table:table-cell>
          <table:table-cell office:value-type="float" office:value="194.80213">
            <text:p>194.80213</text:p>
          </table:table-cell>
          <table:table-cell office:value-type="float" office:value="24.33262">
            <text:p>24.332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688">
            <text:p>9.688</text:p>
          </table:table-cell>
          <table:table-cell table:formula="of:=ROUND([.J106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2">
            <text:p>1042</text:p>
          </table:table-cell>
          <table:table-cell office:value-type="string">
            <text:p>SDSS J125851.70+241801.1</text:p>
          </table:table-cell>
          <table:table-cell office:value-type="float" office:value="194.71544">
            <text:p>194.71544</text:p>
          </table:table-cell>
          <table:table-cell office:value-type="float" office:value="24.30032">
            <text:p>24.300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702">
            <text:p>9.702</text:p>
          </table:table-cell>
          <table:table-cell table:formula="of:=ROUND([.J106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2">
            <text:p>1072</text:p>
          </table:table-cell>
          <table:table-cell office:value-type="string">
            <text:p>SDSS J125917.36+243437.9</text:p>
          </table:table-cell>
          <table:table-cell office:value-type="float" office:value="194.82235">
            <text:p>194.82235</text:p>
          </table:table-cell>
          <table:table-cell office:value-type="float" office:value="24.57722">
            <text:p>24.577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74">
            <text:p>9.874</text:p>
          </table:table-cell>
          <table:table-cell table:formula="of:=ROUND([.J106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SDSS J125916.79+243421.2</text:p>
          </table:table-cell>
          <table:table-cell office:value-type="float" office:value="194.81999">
            <text:p>194.81999</text:p>
          </table:table-cell>
          <table:table-cell office:value-type="float" office:value="24.57258">
            <text:p>24.572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587">
            <text:p>9.587</text:p>
          </table:table-cell>
          <table:table-cell table:formula="of:=ROUND([.J106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8">
            <text:p>1018</text:p>
          </table:table-cell>
          <table:table-cell office:value-type="string">
            <text:p>SDSS J125830.77+241846.0</text:p>
          </table:table-cell>
          <table:table-cell office:value-type="float" office:value="194.62821">
            <text:p>194.62821</text:p>
          </table:table-cell>
          <table:table-cell office:value-type="float" office:value="24.3128">
            <text:p>24.31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593">
            <text:p>9.593</text:p>
          </table:table-cell>
          <table:table-cell table:formula="of:=ROUND([.J107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0">
            <text:p>1040</text:p>
          </table:table-cell>
          <table:table-cell office:value-type="string">
            <text:p>SDSS J125907.87+241914.5</text:p>
          </table:table-cell>
          <table:table-cell office:value-type="float" office:value="194.7828">
            <text:p>194.7828</text:p>
          </table:table-cell>
          <table:table-cell office:value-type="float" office:value="24.32071">
            <text:p>24.320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698">
            <text:p>9.698</text:p>
          </table:table-cell>
          <table:table-cell table:formula="of:=ROUND([.J107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SDSS J125821.89+241930.6</text:p>
          </table:table-cell>
          <table:table-cell office:value-type="float" office:value="194.59122">
            <text:p>194.59122</text:p>
          </table:table-cell>
          <table:table-cell office:value-type="float" office:value="24.32518">
            <text:p>24.32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904">
            <text:p>9.904</text:p>
          </table:table-cell>
          <table:table-cell table:formula="of:=ROUND([.J107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SDSS J125928.45+242820.0</text:p>
          </table:table-cell>
          <table:table-cell office:value-type="float" office:value="194.86858">
            <text:p>194.86858</text:p>
          </table:table-cell>
          <table:table-cell office:value-type="float" office:value="24.47223">
            <text:p>24.47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536">
            <text:p>9.536</text:p>
          </table:table-cell>
          <table:table-cell table:formula="of:=ROUND([.J107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0">
            <text:p>1010</text:p>
          </table:table-cell>
          <table:table-cell office:value-type="string">
            <text:p>SDSS J125909.92+243536.1</text:p>
          </table:table-cell>
          <table:table-cell office:value-type="float" office:value="194.79136">
            <text:p>194.79136</text:p>
          </table:table-cell>
          <table:table-cell office:value-type="float" office:value="24.59336">
            <text:p>24.59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549">
            <text:p>9.549</text:p>
          </table:table-cell>
          <table:table-cell table:formula="of:=ROUND([.J107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0">
            <text:p>1020</text:p>
          </table:table-cell>
          <table:table-cell office:value-type="string">
            <text:p>SDSS J125916.43+242050.6</text:p>
          </table:table-cell>
          <table:table-cell office:value-type="float" office:value="194.81849">
            <text:p>194.81849</text:p>
          </table:table-cell>
          <table:table-cell office:value-type="float" office:value="24.34741">
            <text:p>24.347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08">
            <text:p>9.608</text:p>
          </table:table-cell>
          <table:table-cell table:formula="of:=ROUND([.J107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4">
            <text:p>1034</text:p>
          </table:table-cell>
          <table:table-cell office:value-type="string">
            <text:p>SDSS J125808.12+242332.9</text:p>
          </table:table-cell>
          <table:table-cell office:value-type="float" office:value="194.53385">
            <text:p>194.53385</text:p>
          </table:table-cell>
          <table:table-cell office:value-type="float" office:value="24.39248">
            <text:p>24.39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84">
            <text:p>9.684</text:p>
          </table:table-cell>
          <table:table-cell table:formula="of:=ROUND([.J107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SDSS J125831.02+241830.3</text:p>
          </table:table-cell>
          <table:table-cell office:value-type="float" office:value="194.62928">
            <text:p>194.62928</text:p>
          </table:table-cell>
          <table:table-cell office:value-type="float" office:value="24.30844">
            <text:p>24.308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815">
            <text:p>9.815</text:p>
          </table:table-cell>
          <table:table-cell table:formula="of:=ROUND([.J107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SDSS J125928.85+242459.5</text:p>
          </table:table-cell>
          <table:table-cell office:value-type="float" office:value="194.87024">
            <text:p>194.87024</text:p>
          </table:table-cell>
          <table:table-cell office:value-type="float" office:value="24.41653">
            <text:p>24.41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966">
            <text:p>9.966</text:p>
          </table:table-cell>
          <table:table-cell table:formula="of:=ROUND([.J107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1">
            <text:p>1021</text:p>
          </table:table-cell>
          <table:table-cell office:value-type="string">
            <text:p>SDSS J125914.59+242026.5</text:p>
          </table:table-cell>
          <table:table-cell office:value-type="float" office:value="194.81083">
            <text:p>194.81083</text:p>
          </table:table-cell>
          <table:table-cell office:value-type="float" office:value="24.34072">
            <text:p>24.34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15">
            <text:p>9.615</text:p>
          </table:table-cell>
          <table:table-cell table:formula="of:=ROUND([.J107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7">
            <text:p>1037</text:p>
          </table:table-cell>
          <table:table-cell office:value-type="string">
            <text:p>SDSS J125832.20+241832.4</text:p>
          </table:table-cell>
          <table:table-cell office:value-type="float" office:value="194.63419">
            <text:p>194.63419</text:p>
          </table:table-cell>
          <table:table-cell office:value-type="float" office:value="24.30902">
            <text:p>24.309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88">
            <text:p>9.688</text:p>
          </table:table-cell>
          <table:table-cell table:formula="of:=ROUND([.J108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0">
            <text:p>1070</text:p>
          </table:table-cell>
          <table:table-cell office:value-type="string">
            <text:p>SDSS J125900.86+241820.0</text:p>
          </table:table-cell>
          <table:table-cell office:value-type="float" office:value="194.75362">
            <text:p>194.75362</text:p>
          </table:table-cell>
          <table:table-cell office:value-type="float" office:value="24.30558">
            <text:p>24.30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864">
            <text:p>9.864</text:p>
          </table:table-cell>
          <table:table-cell table:formula="of:=ROUND([.J108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6">
            <text:p>1086</text:p>
          </table:table-cell>
          <table:table-cell office:value-type="string">
            <text:p>SDSS J125804.59+242504.1</text:p>
          </table:table-cell>
          <table:table-cell office:value-type="float" office:value="194.51914">
            <text:p>194.51914</text:p>
          </table:table-cell>
          <table:table-cell office:value-type="float" office:value="24.41781">
            <text:p>24.41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917">
            <text:p>9.917</text:p>
          </table:table-cell>
          <table:table-cell table:formula="of:=ROUND([.J108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SDSS J125930.44+242713.1</text:p>
          </table:table-cell>
          <table:table-cell office:value-type="float" office:value="194.87687">
            <text:p>194.87687</text:p>
          </table:table-cell>
          <table:table-cell office:value-type="float" office:value="24.45364">
            <text:p>24.453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975">
            <text:p>9.975</text:p>
          </table:table-cell>
          <table:table-cell table:formula="of:=ROUND([.J108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SDSS J125852.88+243703.0</text:p>
          </table:table-cell>
          <table:table-cell office:value-type="float" office:value="194.72036">
            <text:p>194.72036</text:p>
          </table:table-cell>
          <table:table-cell office:value-type="float" office:value="24.6175">
            <text:p>24.6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503">
            <text:p>9.503</text:p>
          </table:table-cell>
          <table:table-cell table:formula="of:=ROUND([.J108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SDSS J125846.92+241808.2</text:p>
          </table:table-cell>
          <table:table-cell office:value-type="float" office:value="194.69551">
            <text:p>194.69551</text:p>
          </table:table-cell>
          <table:table-cell office:value-type="float" office:value="24.30228">
            <text:p>24.30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516">
            <text:p>9.516</text:p>
          </table:table-cell>
          <table:table-cell table:formula="of:=ROUND([.J108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SDSS J125813.97+242142.3</text:p>
          </table:table-cell>
          <table:table-cell office:value-type="float" office:value="194.55821">
            <text:p>194.55821</text:p>
          </table:table-cell>
          <table:table-cell office:value-type="float" office:value="24.36176">
            <text:p>24.36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526">
            <text:p>9.526</text:p>
          </table:table-cell>
          <table:table-cell table:formula="of:=ROUND([.J108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SDSS J125914.48+243503.2</text:p>
          </table:table-cell>
          <table:table-cell office:value-type="float" office:value="194.81035">
            <text:p>194.81035</text:p>
          </table:table-cell>
          <table:table-cell office:value-type="float" office:value="24.58425">
            <text:p>24.58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739">
            <text:p>9.739</text:p>
          </table:table-cell>
          <table:table-cell table:formula="of:=ROUND([.J10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SDSS J125843.25+241748.3</text:p>
          </table:table-cell>
          <table:table-cell office:value-type="float" office:value="194.68021">
            <text:p>194.68021</text:p>
          </table:table-cell>
          <table:table-cell office:value-type="float" office:value="24.29678">
            <text:p>24.29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877">
            <text:p>9.877</text:p>
          </table:table-cell>
          <table:table-cell table:formula="of:=ROUND([.J108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9">
            <text:p>1099</text:p>
          </table:table-cell>
          <table:table-cell office:value-type="string">
            <text:p>SDSS J125921.98+242146.4</text:p>
          </table:table-cell>
          <table:table-cell office:value-type="float" office:value="194.84159">
            <text:p>194.84159</text:p>
          </table:table-cell>
          <table:table-cell office:value-type="float" office:value="24.3629">
            <text:p>24.36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961">
            <text:p>9.961</text:p>
          </table:table-cell>
          <table:table-cell table:formula="of:=ROUND([.J108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11">
            <text:p>1111</text:p>
          </table:table-cell>
          <table:table-cell office:value-type="string">
            <text:p>SDSS J125804.94+243046.8</text:p>
          </table:table-cell>
          <table:table-cell office:value-type="float" office:value="194.52062">
            <text:p>194.52062</text:p>
          </table:table-cell>
          <table:table-cell office:value-type="float" office:value="24.51303">
            <text:p>24.51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992">
            <text:p>9.992</text:p>
          </table:table-cell>
          <table:table-cell table:formula="of:=ROUND([.J109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SDSS J125820.68+243506.9</text:p>
          </table:table-cell>
          <table:table-cell office:value-type="float" office:value="194.58618">
            <text:p>194.58618</text:p>
          </table:table-cell>
          <table:table-cell office:value-type="float" office:value="24.58527">
            <text:p>24.58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519">
            <text:p>9.519</text:p>
          </table:table-cell>
          <table:table-cell table:formula="of:=ROUND([.J109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3">
            <text:p>1013</text:p>
          </table:table-cell>
          <table:table-cell office:value-type="string">
            <text:p>SDSS J125900.15+243642.4</text:p>
          </table:table-cell>
          <table:table-cell office:value-type="float" office:value="194.75065">
            <text:p>194.75065</text:p>
          </table:table-cell>
          <table:table-cell office:value-type="float" office:value="24.6118">
            <text:p>24.6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561">
            <text:p>9.561</text:p>
          </table:table-cell>
          <table:table-cell table:formula="of:=ROUND([.J109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SDSS J125804.31+242730.2</text:p>
          </table:table-cell>
          <table:table-cell office:value-type="float" office:value="194.51797">
            <text:p>194.51797</text:p>
          </table:table-cell>
          <table:table-cell office:value-type="float" office:value="24.45839">
            <text:p>24.45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638">
            <text:p>9.638</text:p>
          </table:table-cell>
          <table:table-cell table:formula="of:=ROUND([.J109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2">
            <text:p>1052</text:p>
          </table:table-cell>
          <table:table-cell office:value-type="string">
            <text:p>SDSS J125806.04+243047.3</text:p>
          </table:table-cell>
          <table:table-cell office:value-type="float" office:value="194.5252">
            <text:p>194.5252</text:p>
          </table:table-cell>
          <table:table-cell office:value-type="float" office:value="24.51317">
            <text:p>24.51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758">
            <text:p>9.758</text:p>
          </table:table-cell>
          <table:table-cell table:formula="of:=ROUND([.J109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5">
            <text:p>1045</text:p>
          </table:table-cell>
          <table:table-cell office:value-type="string">
            <text:p>SDSS J125829.24+243631.7</text:p>
          </table:table-cell>
          <table:table-cell office:value-type="float" office:value="194.62186">
            <text:p>194.62186</text:p>
          </table:table-cell>
          <table:table-cell office:value-type="float" office:value="24.60883">
            <text:p>24.60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72">
            <text:p>9.72</text:p>
          </table:table-cell>
          <table:table-cell table:formula="of:=ROUND([.J109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SDSS J125913.76+241958.7</text:p>
          </table:table-cell>
          <table:table-cell office:value-type="float" office:value="194.80734">
            <text:p>194.80734</text:p>
          </table:table-cell>
          <table:table-cell office:value-type="float" office:value="24.33299">
            <text:p>24.33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847">
            <text:p>9.847</text:p>
          </table:table-cell>
          <table:table-cell table:formula="of:=ROUND([.J109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SDSS J125929.48+242601.0</text:p>
          </table:table-cell>
          <table:table-cell office:value-type="float" office:value="194.87285">
            <text:p>194.87285</text:p>
          </table:table-cell>
          <table:table-cell office:value-type="float" office:value="24.43363">
            <text:p>24.433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883">
            <text:p>9.883</text:p>
          </table:table-cell>
          <table:table-cell table:formula="of:=ROUND([.J109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SDSS J125925.49+242310.4</text:p>
          </table:table-cell>
          <table:table-cell office:value-type="float" office:value="194.85622">
            <text:p>194.85622</text:p>
          </table:table-cell>
          <table:table-cell office:value-type="float" office:value="24.38625">
            <text:p>24.38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909">
            <text:p>9.909</text:p>
          </table:table-cell>
          <table:table-cell table:formula="of:=ROUND([.J109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SDSS J125855.48+243721.6</text:p>
          </table:table-cell>
          <table:table-cell office:value-type="float" office:value="194.73119">
            <text:p>194.73119</text:p>
          </table:table-cell>
          <table:table-cell office:value-type="float" office:value="24.62268">
            <text:p>24.62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913">
            <text:p>9.913</text:p>
          </table:table-cell>
          <table:table-cell table:formula="of:=ROUND([.J109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SDSS J125902.17+243659.5</text:p>
          </table:table-cell>
          <table:table-cell office:value-type="float" office:value="194.75906">
            <text:p>194.75906</text:p>
          </table:table-cell>
          <table:table-cell office:value-type="float" office:value="24.61653">
            <text:p>24.61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983">
            <text:p>9.983</text:p>
          </table:table-cell>
          <table:table-cell table:formula="of:=ROUND([.J110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68">
            <text:p>1068</text:p>
          </table:table-cell>
          <table:table-cell office:value-type="string">
            <text:p>SDSS J125838.56+241758.5</text:p>
          </table:table-cell>
          <table:table-cell office:value-type="float" office:value="194.6607">
            <text:p>194.6607</text:p>
          </table:table-cell>
          <table:table-cell office:value-type="float" office:value="24.29959">
            <text:p>24.29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852">
            <text:p>9.852</text:p>
          </table:table-cell>
          <table:table-cell table:formula="of:=ROUND([.J110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33">
            <text:p>1033</text:p>
          </table:table-cell>
          <table:table-cell office:value-type="string">
            <text:p>SDSS J125846.24+241758.3</text:p>
          </table:table-cell>
          <table:table-cell office:value-type="float" office:value="194.69269">
            <text:p>194.69269</text:p>
          </table:table-cell>
          <table:table-cell office:value-type="float" office:value="24.29955">
            <text:p>24.299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681">
            <text:p>9.681</text:p>
          </table:table-cell>
          <table:table-cell table:formula="of:=ROUND([.J110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5">
            <text:p>1055</text:p>
          </table:table-cell>
          <table:table-cell office:value-type="string">
            <text:p>SDSS J125841.63+241756.7</text:p>
          </table:table-cell>
          <table:table-cell office:value-type="float" office:value="194.67347">
            <text:p>194.67347</text:p>
          </table:table-cell>
          <table:table-cell office:value-type="float" office:value="24.29909">
            <text:p>24.29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775">
            <text:p>9.775</text:p>
          </table:table-cell>
          <table:table-cell table:formula="of:=ROUND([.J110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1">
            <text:p>1091</text:p>
          </table:table-cell>
          <table:table-cell office:value-type="string">
            <text:p>SDSS J125839.70+243727.2</text:p>
          </table:table-cell>
          <table:table-cell office:value-type="float" office:value="194.66542">
            <text:p>194.66542</text:p>
          </table:table-cell>
          <table:table-cell office:value-type="float" office:value="24.62425">
            <text:p>24.62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929">
            <text:p>9.929</text:p>
          </table:table-cell>
          <table:table-cell table:formula="of:=ROUND([.J110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1">
            <text:p>1071</text:p>
          </table:table-cell>
          <table:table-cell office:value-type="string">
            <text:p>SDSS J125845.93+241747.1</text:p>
          </table:table-cell>
          <table:table-cell office:value-type="float" office:value="194.69141">
            <text:p>194.69141</text:p>
          </table:table-cell>
          <table:table-cell office:value-type="float" office:value="24.29644">
            <text:p>24.296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868">
            <text:p>9.868</text:p>
          </table:table-cell>
          <table:table-cell table:formula="of:=ROUND([.J110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13">
            <text:p>1113</text:p>
          </table:table-cell>
          <table:table-cell office:value-type="string">
            <text:p>SDSS J125918.48+242045.8</text:p>
          </table:table-cell>
          <table:table-cell office:value-type="float" office:value="194.82703">
            <text:p>194.82703</text:p>
          </table:table-cell>
          <table:table-cell office:value-type="float" office:value="24.34606">
            <text:p>24.34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998">
            <text:p>9.998</text:p>
          </table:table-cell>
          <table:table-cell table:formula="of:=ROUND([.J110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44">
            <text:p>1044</text:p>
          </table:table-cell>
          <table:table-cell office:value-type="string">
            <text:p>SDSS J125813.74+242127.8</text:p>
          </table:table-cell>
          <table:table-cell office:value-type="float" office:value="194.55727">
            <text:p>194.55727</text:p>
          </table:table-cell>
          <table:table-cell office:value-type="float" office:value="24.35774">
            <text:p>24.357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9.718">
            <text:p>9.718</text:p>
          </table:table-cell>
          <table:table-cell table:formula="of:=ROUND([.J110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SDSS J125817.33+242015.1</text:p>
          </table:table-cell>
          <table:table-cell office:value-type="float" office:value="194.57224">
            <text:p>194.57224</text:p>
          </table:table-cell>
          <table:table-cell office:value-type="float" office:value="24.33753">
            <text:p>24.33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9.967">
            <text:p>9.967</text:p>
          </table:table-cell>
          <table:table-cell table:formula="of:=ROUND([.J110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12">
            <text:p>1012</text:p>
          </table:table-cell>
          <table:table-cell office:value-type="string">
            <text:p>SDSS J125919.38+242140.2</text:p>
          </table:table-cell>
          <table:table-cell office:value-type="float" office:value="194.83078">
            <text:p>194.83078</text:p>
          </table:table-cell>
          <table:table-cell office:value-type="float" office:value="24.36118">
            <text:p>24.36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555">
            <text:p>9.555</text:p>
          </table:table-cell>
          <table:table-cell table:formula="of:=ROUND([.J11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8">
            <text:p>1058</text:p>
          </table:table-cell>
          <table:table-cell office:value-type="string">
            <text:p>SDSS J125901.93+241830.1</text:p>
          </table:table-cell>
          <table:table-cell office:value-type="float" office:value="194.75806">
            <text:p>194.75806</text:p>
          </table:table-cell>
          <table:table-cell office:value-type="float" office:value="24.30839">
            <text:p>24.30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789">
            <text:p>9.789</text:p>
          </table:table-cell>
          <table:table-cell table:formula="of:=ROUND([.J111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94">
            <text:p>1094</text:p>
          </table:table-cell>
          <table:table-cell office:value-type="string">
            <text:p>SDSS J125921.39+242137.4</text:p>
          </table:table-cell>
          <table:table-cell office:value-type="float" office:value="194.83915">
            <text:p>194.83915</text:p>
          </table:table-cell>
          <table:table-cell office:value-type="float" office:value="24.3604">
            <text:p>24.36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944">
            <text:p>9.944</text:p>
          </table:table-cell>
          <table:table-cell table:formula="of:=ROUND([.J111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SDSS J125926.34+242353.1</text:p>
          </table:table-cell>
          <table:table-cell office:value-type="float" office:value="194.85975">
            <text:p>194.85975</text:p>
          </table:table-cell>
          <table:table-cell office:value-type="float" office:value="24.39811">
            <text:p>24.398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9.786">
            <text:p>9.786</text:p>
          </table:table-cell>
          <table:table-cell table:formula="of:=ROUND([.J111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1078">
            <text:p>1078</text:p>
          </table:table-cell>
          <table:table-cell office:value-type="string">
            <text:p>SDSS J125913.62+241953.6</text:p>
          </table:table-cell>
          <table:table-cell office:value-type="float" office:value="194.80676">
            <text:p>194.80676</text:p>
          </table:table-cell>
          <table:table-cell office:value-type="float" office:value="24.33157">
            <text:p>24.33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7.4g</text:p>
          </table:table-cell>
          <table:table-cell office:value-type="float" office:value="9.894">
            <text:p>9.894</text:p>
          </table:table-cell>
          <table:table-cell table:formula="of:=ROUND([.J111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4">
          <table:table-cell office:value-type="string">
            <text:p>No.</text:p>
          </table:table-cell>
          <table:table-cell office:value-type="string">
            <text:p>Object Name</text:p>
          </table:table-cell>
          <table:table-cell office:value-type="string">
            <text:p>RA(deg)</text:p>
          </table:table-cell>
          <table:table-cell office:value-type="string">
            <text:p>DEC(deg)</text:p>
          </table:table-cell>
          <table:table-cell office:value-type="string">
            <text:p>Type</text:p>
          </table:table-cell>
          <table:table-cell office:value-type="string">
            <text:p>Velocity</text:p>
          </table:table-cell>
          <table:table-cell office:value-type="string">
            <text:p>Redshift</text:p>
          </table:table-cell>
          <table:table-cell office:value-type="string">
            <text:p>Redshift Flag</text:p>
          </table:table-cell>
          <table:table-cell office:value-type="string">
            <text:p>Magnitude and Filter</text:p>
          </table:table-cell>
          <table:table-cell office:value-type="string">
            <text:p>Distance (arcmin)</text:p>
          </table:table-cell>
          <table:table-cell/>
          <table:table-cell office:value-type="string">
            <text:p>References</text:p>
          </table:table-cell>
          <table:table-cell office:value-type="string">
            <text:p>Notes</text:p>
          </table:table-cell>
          <table:table-cell office:value-type="string">
            <text:p>Photometry Points</text:p>
          </table:table-cell>
          <table:table-cell office:value-type="string">
            <text:p>Positions</text:p>
          </table:table-cell>
          <table:table-cell office:value-type="string">
            <text:p>Redshift Points</text:p>
          </table:table-cell>
          <table:table-cell office:value-type="string">
            <text:p>Diameter Points</text:p>
          </table:table-cell>
          <table:table-cell office:value-type="string">
            <text:p>Associations</text:p>
          </table:table-cell>
          <table:table-cell table:number-columns-repeated="1006"/>
        </table:table-row>
        <table:table-row table:style-name="ro2" table:number-rows-repeated="1047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1:32:52</meta:creation-date>
    <dc:date>2014-04-10T16:58:31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16736" meta:object-count="0"/>
  </office:meta>
</office:document-meta>
</file>